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84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sults_controll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s_pdc</text:p>
          </table:table-cell>
          <table:table-cell office:value-type="string" calcext:value-type="string">
            <text:p>min_ts</text:p>
          </table:table-cell>
          <table:table-cell office:value-type="string" calcext:value-type="string">
            <text:p>ts_send</text:p>
          </table:table-cell>
          <table:table-cell office:value-type="string" calcext:value-type="string">
            <text:p>ts_patch</text:p>
          </table:table-cell>
          <table:table-cell table:number-columns-repeated="4"/>
          <table:table-cell office:value-type="string" calcext:value-type="string">
            <text:p>ts_pdc</text:p>
          </table:table-cell>
          <table:table-cell office:value-type="string" calcext:value-type="string">
            <text:p>ts_execute</text:p>
          </table:table-cell>
        </table:table-row>
        <table:table-row table:style-name="ro1">
          <table:table-cell office:value-type="float" office:value="1592987657306" calcext:value-type="float">
            <text:p>1592987657306</text:p>
          </table:table-cell>
          <table:table-cell office:value-type="float" office:value="1592987657185" calcext:value-type="float">
            <text:p>1592987657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92987657568" calcext:value-type="float">
            <text:p>1592987657568</text:p>
          </table:table-cell>
        </table:table-row>
        <table:table-row table:style-name="ro1">
          <table:table-cell office:value-type="float" office:value="1592987657364" calcext:value-type="float">
            <text:p>1592987657364</text:p>
          </table:table-cell>
          <table:table-cell office:value-type="float" office:value="1592987657229" calcext:value-type="float">
            <text:p>1592987657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657397" calcext:value-type="float">
            <text:p>1592987657397</text:p>
          </table:table-cell>
          <table:table-cell office:value-type="float" office:value="1592987659121" calcext:value-type="float">
            <text:p>1592987659121</text:p>
          </table:table-cell>
        </table:table-row>
        <table:table-row table:style-name="ro1">
          <table:table-cell office:value-type="float" office:value="1592987657397" calcext:value-type="float">
            <text:p>1592987657397</text:p>
          </table:table-cell>
          <table:table-cell office:value-type="float" office:value="1592987657275" calcext:value-type="float">
            <text:p>1592987657275</text:p>
          </table:table-cell>
          <table:table-cell office:value-type="float" office:value="1592987657416" calcext:value-type="float">
            <text:p>1592987657416</text:p>
          </table:table-cell>
          <table:table-cell office:value-type="float" office:value="1592987658847.9" calcext:value-type="float">
            <text:p>1592987658847.9</text:p>
          </table:table-cell>
          <table:table-cell table:number-columns-repeated="4"/>
          <table:table-cell office:value-type="float" office:value="1592987658841" calcext:value-type="float">
            <text:p>1592987658841</text:p>
          </table:table-cell>
          <table:table-cell office:value-type="float" office:value="1592987660333" calcext:value-type="float">
            <text:p>1592987660333</text:p>
          </table:table-cell>
        </table:table-row>
        <table:table-row table:style-name="ro1">
          <table:table-cell office:value-type="float" office:value="1592987658841" calcext:value-type="float">
            <text:p>1592987658841</text:p>
          </table:table-cell>
          <table:table-cell office:value-type="float" office:value="1592987658764" calcext:value-type="float">
            <text:p>1592987658764</text:p>
          </table:table-cell>
          <table:table-cell office:value-type="float" office:value="1592987658862" calcext:value-type="float">
            <text:p>1592987658862</text:p>
          </table:table-cell>
          <table:table-cell office:value-type="float" office:value="1592987660208.16" calcext:value-type="float">
            <text:p>1592987660208.16</text:p>
          </table:table-cell>
          <table:table-cell table:number-columns-repeated="4"/>
          <table:table-cell office:value-type="float" office:value="1592987660202" calcext:value-type="float">
            <text:p>1592987660202</text:p>
          </table:table-cell>
          <table:table-cell office:value-type="float" office:value="1592987661045" calcext:value-type="float">
            <text:p>1592987661045</text:p>
          </table:table-cell>
        </table:table-row>
        <table:table-row table:style-name="ro1">
          <table:table-cell office:value-type="float" office:value="1592987660202" calcext:value-type="float">
            <text:p>1592987660202</text:p>
          </table:table-cell>
          <table:table-cell office:value-type="float" office:value="1592987660133" calcext:value-type="float">
            <text:p>1592987660133</text:p>
          </table:table-cell>
          <table:table-cell office:value-type="float" office:value="1592987660222" calcext:value-type="float">
            <text:p>1592987660222</text:p>
          </table:table-cell>
          <table:table-cell office:value-type="float" office:value="1592987660832.47" calcext:value-type="float">
            <text:p>1592987660832.47</text:p>
          </table:table-cell>
          <table:table-cell/>
          <table:table-cell office:value-type="string" calcext:value-type="string">
            <text:p>rtds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592987660891" calcext:value-type="float">
            <text:p>1592987660891</text:p>
          </table:table-cell>
          <table:table-cell office:value-type="float" office:value="1592987661747" calcext:value-type="float">
            <text:p>1592987661747</text:p>
          </table:table-cell>
        </table:table-row>
        <table:table-row table:style-name="ro1">
          <table:table-cell office:value-type="float" office:value="1592987660826" calcext:value-type="float">
            <text:p>1592987660826</text:p>
          </table:table-cell>
          <table:table-cell office:value-type="float" office:value="1592987660764" calcext:value-type="float">
            <text:p>15929876607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mu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592987661629" calcext:value-type="float">
            <text:p>1592987661629</text:p>
          </table:table-cell>
          <table:table-cell office:value-type="float" office:value="1592987662455" calcext:value-type="float">
            <text:p>1592987662455</text:p>
          </table:table-cell>
        </table:table-row>
        <table:table-row table:style-name="ro1">
          <table:table-cell office:value-type="float" office:value="1592987660845" calcext:value-type="float">
            <text:p>1592987660845</text:p>
          </table:table-cell>
          <table:table-cell office:value-type="float" office:value="1592987660764" calcext:value-type="float">
            <text:p>1592987660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662233" calcext:value-type="float">
            <text:p>1592987662233</text:p>
          </table:table-cell>
          <table:table-cell office:value-type="float" office:value="1592987663346" calcext:value-type="float">
            <text:p>1592987663346</text:p>
          </table:table-cell>
        </table:table-row>
        <table:table-row table:style-name="ro1">
          <table:table-cell office:value-type="float" office:value="1592987660867" calcext:value-type="float">
            <text:p>1592987660867</text:p>
          </table:table-cell>
          <table:table-cell office:value-type="float" office:value="1592987660764" calcext:value-type="float">
            <text:p>1592987660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 PDC</text:p>
          </table:table-cell>
          <table:table-cell/>
          <table:table-cell office:value-type="float" office:value="1592987663220" calcext:value-type="float">
            <text:p>1592987663220</text:p>
          </table:table-cell>
          <table:table-cell office:value-type="float" office:value="1592987664257" calcext:value-type="float">
            <text:p>1592987664257</text:p>
          </table:table-cell>
        </table:table-row>
        <table:table-row table:style-name="ro1">
          <table:table-cell office:value-type="float" office:value="1592987660891" calcext:value-type="float">
            <text:p>1592987660891</text:p>
          </table:table-cell>
          <table:table-cell office:value-type="float" office:value="1592987660810" calcext:value-type="float">
            <text:p>1592987660810</text:p>
          </table:table-cell>
          <table:table-cell office:value-type="float" office:value="1592987660903" calcext:value-type="float">
            <text:p>1592987660903</text:p>
          </table:table-cell>
          <table:table-cell office:value-type="float" office:value="1592987661633.17" calcext:value-type="float">
            <text:p>1592987661633.17</text:p>
          </table:table-cell>
          <table:table-cell table:number-columns-repeated="2"/>
          <table:table-cell table:style-name="ce1" office:value-type="string" calcext:value-type="string">
            <text:p>mem_size = 5 <text:s/># sizes of df_rtds/pmu processed in PDC</text:p>
          </table:table-cell>
          <table:table-cell/>
          <table:table-cell office:value-type="float" office:value="1592987664042" calcext:value-type="float">
            <text:p>1592987664042</text:p>
          </table:table-cell>
          <table:table-cell office:value-type="float" office:value="1592987665946" calcext:value-type="float">
            <text:p>1592987665946</text:p>
          </table:table-cell>
        </table:table-row>
        <table:table-row table:style-name="ro1">
          <table:table-cell office:value-type="float" office:value="1592987661629" calcext:value-type="float">
            <text:p>1592987661629</text:p>
          </table:table-cell>
          <table:table-cell office:value-type="float" office:value="1592987661564" calcext:value-type="float">
            <text:p>1592987661564</text:p>
          </table:table-cell>
          <table:table-cell office:value-type="float" office:value="1592987661647" calcext:value-type="float">
            <text:p>1592987661647</text:p>
          </table:table-cell>
          <table:table-cell office:value-type="float" office:value="1592987662236.26" calcext:value-type="float">
            <text:p>1592987662236.26</text:p>
          </table:table-cell>
          <table:table-cell table:number-columns-repeated="2"/>
          <table:table-cell table:style-name="ce1" office:value-type="string" calcext:value-type="string">
            <text:p>squence_ms = 200 <text:s/># <text:s/>1000 <text:s/># that often the whole sequence of synchronization run, what define a granularity of calculations</text:p>
          </table:table-cell>
          <table:table-cell/>
          <table:table-cell office:value-type="float" office:value="1592987665694" calcext:value-type="float">
            <text:p>1592987665694</text:p>
          </table:table-cell>
          <table:table-cell office:value-type="float" office:value="1592987668930" calcext:value-type="float">
            <text:p>1592987668930</text:p>
          </table:table-cell>
        </table:table-row>
        <table:table-row table:style-name="ro1">
          <table:table-cell office:value-type="float" office:value="1592987662233" calcext:value-type="float">
            <text:p>1592987662233</text:p>
          </table:table-cell>
          <table:table-cell office:value-type="float" office:value="1592987662161" calcext:value-type="float">
            <text:p>1592987662161</text:p>
          </table:table-cell>
          <table:table-cell office:value-type="float" office:value="1592987662251" calcext:value-type="float">
            <text:p>1592987662251</text:p>
          </table:table-cell>
          <table:table-cell office:value-type="float" office:value="1592987663232.84" calcext:value-type="float">
            <text:p>1592987663232.84</text:p>
          </table:table-cell>
          <table:table-cell table:number-columns-repeated="2"/>
          <table:table-cell table:style-name="ce1" office:value-type="string" calcext:value-type="string">
            <text:p>delay_ms = 100 <text:s/># 200 <text:s/># that much delay can each sequence allow. After they are either approximated or copied.</text:p>
          </table:table-cell>
          <table:table-cell/>
          <table:table-cell office:value-type="float" office:value="1592987668652" calcext:value-type="float">
            <text:p>1592987668652</text:p>
          </table:table-cell>
          <table:table-cell office:value-type="float" office:value="1592987671746" calcext:value-type="float">
            <text:p>1592987671746</text:p>
          </table:table-cell>
        </table:table-row>
        <table:table-row table:style-name="ro1">
          <table:table-cell office:value-type="float" office:value="1592987663220" calcext:value-type="float">
            <text:p>1592987663220</text:p>
          </table:table-cell>
          <table:table-cell office:value-type="float" office:value="1592987663140" calcext:value-type="float">
            <text:p>1592987663140</text:p>
          </table:table-cell>
          <table:table-cell office:value-type="float" office:value="1592987663246" calcext:value-type="float">
            <text:p>1592987663246</text:p>
          </table:table-cell>
          <table:table-cell office:value-type="float" office:value="1592987664040.48" calcext:value-type="float">
            <text:p>1592987664040.48</text:p>
          </table:table-cell>
          <table:table-cell table:number-columns-repeated="2"/>
          <table:table-cell table:style-name="ce1" office:value-type="string" calcext:value-type="string">
            <text:p>pdc_init_sleep = 0.3</text:p>
          </table:table-cell>
          <table:table-cell/>
          <table:table-cell office:value-type="float" office:value="1592987671499" calcext:value-type="float">
            <text:p>1592987671499</text:p>
          </table:table-cell>
          <table:table-cell office:value-type="float" office:value="1592987672835" calcext:value-type="float">
            <text:p>1592987672835</text:p>
          </table:table-cell>
        </table:table-row>
        <table:table-row table:style-name="ro1">
          <table:table-cell office:value-type="float" office:value="1592987664042" calcext:value-type="float">
            <text:p>1592987664042</text:p>
          </table:table-cell>
          <table:table-cell office:value-type="float" office:value="1592987663959" calcext:value-type="float">
            <text:p>1592987663959</text:p>
          </table:table-cell>
          <table:table-cell office:value-type="float" office:value="1592987664057" calcext:value-type="float">
            <text:p>1592987664057</text:p>
          </table:table-cell>
          <table:table-cell office:value-type="float" office:value="1592987665647.97" calcext:value-type="float">
            <text:p>1592987665647.97</text:p>
          </table:table-cell>
          <table:table-cell table:number-columns-repeated="2"/>
          <table:table-cell table:style-name="ce1" office:value-type="string" calcext:value-type="string">
            <text:p>pdc_loop_sleep = 0.01 <text:s/># 0.05s/20 Hz minus some for processing (?)</text:p>
          </table:table-cell>
          <table:table-cell/>
          <table:table-cell office:value-type="float" office:value="1592987672606" calcext:value-type="float">
            <text:p>1592987672606</text:p>
          </table:table-cell>
          <table:table-cell office:value-type="float" office:value="1592987675034" calcext:value-type="float">
            <text:p>1592987675034</text:p>
          </table:table-cell>
        </table:table-row>
        <table:table-row table:style-name="ro1">
          <table:table-cell office:value-type="float" office:value="1592987665650" calcext:value-type="float">
            <text:p>1592987665650</text:p>
          </table:table-cell>
          <table:table-cell office:value-type="float" office:value="1592987665545" calcext:value-type="float">
            <text:p>1592987665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/>
          <table:table-cell/>
          <table:table-cell office:value-type="float" office:value="1592987674823" calcext:value-type="float">
            <text:p>1592987674823</text:p>
          </table:table-cell>
          <table:table-cell office:value-type="float" office:value="1592987677313" calcext:value-type="float">
            <text:p>1592987677313</text:p>
          </table:table-cell>
        </table:table-row>
        <table:table-row table:style-name="ro1">
          <table:table-cell office:value-type="float" office:value="1592987665650" calcext:value-type="float">
            <text:p>1592987665650</text:p>
          </table:table-cell>
          <table:table-cell office:value-type="float" office:value="1592987665564" calcext:value-type="float">
            <text:p>1592987665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 Shedding detector</text:p>
          </table:table-cell>
          <table:table-cell/>
          <table:table-cell office:value-type="float" office:value="1592987677043" calcext:value-type="float">
            <text:p>1592987677043</text:p>
          </table:table-cell>
          <table:table-cell office:value-type="float" office:value="1592987679253" calcext:value-type="float">
            <text:p>1592987679253</text:p>
          </table:table-cell>
        </table:table-row>
        <table:table-row table:style-name="ro1">
          <table:table-cell office:value-type="float" office:value="1592987665671" calcext:value-type="float">
            <text:p>1592987665671</text:p>
          </table:table-cell>
          <table:table-cell office:value-type="float" office:value="1592987665564" calcext:value-type="float">
            <text:p>1592987665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d_loop_sleep = 0.01 <text:s/># 0.05s/20 Hz</text:p>
          </table:table-cell>
          <table:table-cell/>
          <table:table-cell office:value-type="float" office:value="1592987678806" calcext:value-type="float">
            <text:p>1592987678806</text:p>
          </table:table-cell>
          <table:table-cell office:value-type="float" office:value="1592987682726" calcext:value-type="float">
            <text:p>1592987682726</text:p>
          </table:table-cell>
        </table:table-row>
        <table:table-row table:style-name="ro1">
          <table:table-cell office:value-type="float" office:value="1592987665694" calcext:value-type="float">
            <text:p>1592987665694</text:p>
          </table:table-cell>
          <table:table-cell office:value-type="float" office:value="1592987665593" calcext:value-type="float">
            <text:p>1592987665593</text:p>
          </table:table-cell>
          <table:table-cell office:value-type="float" office:value="1592987665707" calcext:value-type="float">
            <text:p>1592987665707</text:p>
          </table:table-cell>
          <table:table-cell office:value-type="float" office:value="1592987668656.2" calcext:value-type="float">
            <text:p>1592987668656.2</text:p>
          </table:table-cell>
          <table:table-cell table:number-columns-repeated="4"/>
          <table:table-cell office:value-type="float" office:value="1592987682444" calcext:value-type="float">
            <text:p>1592987682444</text:p>
          </table:table-cell>
          <table:table-cell office:value-type="float" office:value="1592987684858" calcext:value-type="float">
            <text:p>1592987684858</text:p>
          </table:table-cell>
        </table:table-row>
        <table:table-row table:style-name="ro1">
          <table:table-cell office:value-type="float" office:value="1592987668652" calcext:value-type="float">
            <text:p>1592987668652</text:p>
          </table:table-cell>
          <table:table-cell office:value-type="float" office:value="1592987668564" calcext:value-type="float">
            <text:p>1592987668564</text:p>
          </table:table-cell>
          <table:table-cell office:value-type="float" office:value="1592987668670" calcext:value-type="float">
            <text:p>1592987668670</text:p>
          </table:table-cell>
          <table:table-cell office:value-type="float" office:value="1592987671519.94" calcext:value-type="float">
            <text:p>1592987671519.94</text:p>
          </table:table-cell>
          <table:table-cell table:number-columns-repeated="4"/>
          <table:table-cell office:value-type="float" office:value="1592987684699" calcext:value-type="float">
            <text:p>1592987684699</text:p>
          </table:table-cell>
          <table:table-cell office:value-type="float" office:value="1592987686046" calcext:value-type="float">
            <text:p>1592987686046</text:p>
          </table:table-cell>
        </table:table-row>
        <table:table-row table:style-name="ro1">
          <table:table-cell office:value-type="float" office:value="1592987671499" calcext:value-type="float">
            <text:p>1592987671499</text:p>
          </table:table-cell>
          <table:table-cell office:value-type="float" office:value="1592987671407" calcext:value-type="float">
            <text:p>1592987671407</text:p>
          </table:table-cell>
          <table:table-cell office:value-type="float" office:value="1592987671534" calcext:value-type="float">
            <text:p>1592987671534</text:p>
          </table:table-cell>
          <table:table-cell office:value-type="float" office:value="1592987672608.19" calcext:value-type="float">
            <text:p>1592987672608.19</text:p>
          </table:table-cell>
          <table:table-cell table:number-columns-repeated="4"/>
          <table:table-cell office:value-type="float" office:value="1592987685901" calcext:value-type="float">
            <text:p>1592987685901</text:p>
          </table:table-cell>
          <table:table-cell office:value-type="float" office:value="1592987686982" calcext:value-type="float">
            <text:p>1592987686982</text:p>
          </table:table-cell>
        </table:table-row>
        <table:table-row table:style-name="ro1">
          <table:table-cell office:value-type="float" office:value="1592987672606" calcext:value-type="float">
            <text:p>1592987672606</text:p>
          </table:table-cell>
          <table:table-cell office:value-type="float" office:value="1592987672488" calcext:value-type="float">
            <text:p>1592987672488</text:p>
          </table:table-cell>
          <table:table-cell office:value-type="float" office:value="1592987672623" calcext:value-type="float">
            <text:p>1592987672623</text:p>
          </table:table-cell>
          <table:table-cell office:value-type="float" office:value="1592987674724.01" calcext:value-type="float">
            <text:p>1592987674724.01</text:p>
          </table:table-cell>
          <table:table-cell table:number-columns-repeated="4"/>
          <table:table-cell office:value-type="float" office:value="1592987686895" calcext:value-type="float">
            <text:p>1592987686895</text:p>
          </table:table-cell>
          <table:table-cell office:value-type="float" office:value="1592987688324" calcext:value-type="float">
            <text:p>1592987688324</text:p>
          </table:table-cell>
        </table:table-row>
        <table:table-row table:style-name="ro1">
          <table:table-cell office:value-type="float" office:value="1592987674714" calcext:value-type="float">
            <text:p>1592987674714</text:p>
          </table:table-cell>
          <table:table-cell office:value-type="float" office:value="1592987674644" calcext:value-type="float">
            <text:p>1592987674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688047" calcext:value-type="float">
            <text:p>1592987688047</text:p>
          </table:table-cell>
          <table:table-cell office:value-type="float" office:value="1592987689447" calcext:value-type="float">
            <text:p>1592987689447</text:p>
          </table:table-cell>
        </table:table-row>
        <table:table-row table:style-name="ro1">
          <table:table-cell office:value-type="float" office:value="1592987674731" calcext:value-type="float">
            <text:p>1592987674731</text:p>
          </table:table-cell>
          <table:table-cell office:value-type="float" office:value="1592987674644" calcext:value-type="float">
            <text:p>1592987674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689152" calcext:value-type="float">
            <text:p>1592987689152</text:p>
          </table:table-cell>
          <table:table-cell office:value-type="float" office:value="1592987690141" calcext:value-type="float">
            <text:p>1592987690141</text:p>
          </table:table-cell>
        </table:table-row>
        <table:table-row table:style-name="ro1">
          <table:table-cell office:value-type="float" office:value="1592987674782" calcext:value-type="float">
            <text:p>1592987674782</text:p>
          </table:table-cell>
          <table:table-cell office:value-type="float" office:value="1592987674664" calcext:value-type="float">
            <text:p>1592987674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689912" calcext:value-type="float">
            <text:p>1592987689912</text:p>
          </table:table-cell>
          <table:table-cell office:value-type="float" office:value="1592987694836" calcext:value-type="float">
            <text:p>1592987694836</text:p>
          </table:table-cell>
        </table:table-row>
        <table:table-row table:style-name="ro1">
          <table:table-cell office:value-type="float" office:value="1592987674823" calcext:value-type="float">
            <text:p>1592987674823</text:p>
          </table:table-cell>
          <table:table-cell office:value-type="float" office:value="1592987674734" calcext:value-type="float">
            <text:p>1592987674734</text:p>
          </table:table-cell>
          <table:table-cell office:value-type="float" office:value="1592987674838" calcext:value-type="float">
            <text:p>1592987674838</text:p>
          </table:table-cell>
          <table:table-cell office:value-type="float" office:value="1592987677062.18" calcext:value-type="float">
            <text:p>1592987677062.18</text:p>
          </table:table-cell>
          <table:table-cell table:number-columns-repeated="4"/>
          <table:table-cell office:value-type="float" office:value="1592987694484" calcext:value-type="float">
            <text:p>1592987694484</text:p>
          </table:table-cell>
          <table:table-cell office:value-type="float" office:value="1592987696875" calcext:value-type="float">
            <text:p>1592987696875</text:p>
          </table:table-cell>
        </table:table-row>
        <table:table-row table:style-name="ro1">
          <table:table-cell office:value-type="float" office:value="1592987677043" calcext:value-type="float">
            <text:p>1592987677043</text:p>
          </table:table-cell>
          <table:table-cell office:value-type="float" office:value="1592987676964" calcext:value-type="float">
            <text:p>1592987676964</text:p>
          </table:table-cell>
          <table:table-cell office:value-type="float" office:value="1592987677076" calcext:value-type="float">
            <text:p>1592987677076</text:p>
          </table:table-cell>
          <table:table-cell office:value-type="float" office:value="1592987678603.9" calcext:value-type="float">
            <text:p>1592987678603.9</text:p>
          </table:table-cell>
          <table:table-cell table:number-columns-repeated="4"/>
          <table:table-cell office:value-type="float" office:value="1592987696590" calcext:value-type="float">
            <text:p>1592987696590</text:p>
          </table:table-cell>
          <table:table-cell office:value-type="float" office:value="1592987698783" calcext:value-type="float">
            <text:p>1592987698783</text:p>
          </table:table-cell>
        </table:table-row>
        <table:table-row table:style-name="ro1">
          <table:table-cell office:value-type="float" office:value="1592987678600" calcext:value-type="float">
            <text:p>1592987678600</text:p>
          </table:table-cell>
          <table:table-cell office:value-type="float" office:value="1592987678509" calcext:value-type="float">
            <text:p>15929876785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698592" calcext:value-type="float">
            <text:p>1592987698592</text:p>
          </table:table-cell>
          <table:table-cell office:value-type="float" office:value="1592987700668" calcext:value-type="float">
            <text:p>1592987700668</text:p>
          </table:table-cell>
        </table:table-row>
        <table:table-row table:style-name="ro1">
          <table:table-cell office:value-type="float" office:value="1592987678622" calcext:value-type="float">
            <text:p>1592987678622</text:p>
          </table:table-cell>
          <table:table-cell office:value-type="float" office:value="1592987678554" calcext:value-type="float">
            <text:p>1592987678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00395" calcext:value-type="float">
            <text:p>1592987700395</text:p>
          </table:table-cell>
          <table:table-cell office:value-type="float" office:value="1592987703496" calcext:value-type="float">
            <text:p>1592987703496</text:p>
          </table:table-cell>
        </table:table-row>
        <table:table-row table:style-name="ro1">
          <table:table-cell office:value-type="float" office:value="1592987678642" calcext:value-type="float">
            <text:p>1592987678642</text:p>
          </table:table-cell>
          <table:table-cell office:value-type="float" office:value="1592987678554" calcext:value-type="float">
            <text:p>1592987678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02700" calcext:value-type="float">
            <text:p>1592987702700</text:p>
          </table:table-cell>
          <table:table-cell office:value-type="float" office:value="1592987708024" calcext:value-type="float">
            <text:p>1592987708024</text:p>
          </table:table-cell>
        </table:table-row>
        <table:table-row table:style-name="ro1">
          <table:table-cell office:value-type="float" office:value="1592987678666" calcext:value-type="float">
            <text:p>1592987678666</text:p>
          </table:table-cell>
          <table:table-cell office:value-type="float" office:value="1592987678554" calcext:value-type="float">
            <text:p>1592987678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07777" calcext:value-type="float">
            <text:p>1592987707777</text:p>
          </table:table-cell>
          <table:table-cell office:value-type="float" office:value="1592987709350" calcext:value-type="float">
            <text:p>1592987709350</text:p>
          </table:table-cell>
        </table:table-row>
        <table:table-row table:style-name="ro1">
          <table:table-cell office:value-type="float" office:value="1592987678689" calcext:value-type="float">
            <text:p>1592987678689</text:p>
          </table:table-cell>
          <table:table-cell office:value-type="float" office:value="1592987678564" calcext:value-type="float">
            <text:p>1592987678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09200" calcext:value-type="float">
            <text:p>1592987709200</text:p>
          </table:table-cell>
          <table:table-cell office:value-type="float" office:value="1592987710751" calcext:value-type="float">
            <text:p>1592987710751</text:p>
          </table:table-cell>
        </table:table-row>
        <table:table-row table:style-name="ro1">
          <table:table-cell office:value-type="float" office:value="1592987678712" calcext:value-type="float">
            <text:p>1592987678712</text:p>
          </table:table-cell>
          <table:table-cell office:value-type="float" office:value="1592987678599" calcext:value-type="float">
            <text:p>1592987678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10431" calcext:value-type="float">
            <text:p>1592987710431</text:p>
          </table:table-cell>
          <table:table-cell office:value-type="float" office:value="1592987711988" calcext:value-type="float">
            <text:p>1592987711988</text:p>
          </table:table-cell>
        </table:table-row>
        <table:table-row table:style-name="ro1">
          <table:table-cell office:value-type="float" office:value="1592987678737" calcext:value-type="float">
            <text:p>1592987678737</text:p>
          </table:table-cell>
          <table:table-cell office:value-type="float" office:value="1592987678643" calcext:value-type="float">
            <text:p>1592987678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11889" calcext:value-type="float">
            <text:p>1592987711889</text:p>
          </table:table-cell>
          <table:table-cell office:value-type="float" office:value="1592987713535" calcext:value-type="float">
            <text:p>1592987713535</text:p>
          </table:table-cell>
        </table:table-row>
        <table:table-row table:style-name="ro1">
          <table:table-cell office:value-type="float" office:value="1592987678760" calcext:value-type="float">
            <text:p>1592987678760</text:p>
          </table:table-cell>
          <table:table-cell office:value-type="float" office:value="1592987678643" calcext:value-type="float">
            <text:p>1592987678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13308" calcext:value-type="float">
            <text:p>1592987713308</text:p>
          </table:table-cell>
          <table:table-cell office:value-type="float" office:value="1592987714768" calcext:value-type="float">
            <text:p>1592987714768</text:p>
          </table:table-cell>
        </table:table-row>
        <table:table-row table:style-name="ro1">
          <table:table-cell office:value-type="float" office:value="1592987678786" calcext:value-type="float">
            <text:p>1592987678786</text:p>
          </table:table-cell>
          <table:table-cell office:value-type="float" office:value="1592987678664" calcext:value-type="float">
            <text:p>1592987678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14598" calcext:value-type="float">
            <text:p>1592987714598</text:p>
          </table:table-cell>
          <table:table-cell office:value-type="float" office:value="1592987716048" calcext:value-type="float">
            <text:p>1592987716048</text:p>
          </table:table-cell>
        </table:table-row>
        <table:table-row table:style-name="ro1">
          <table:table-cell office:value-type="float" office:value="1592987678806" calcext:value-type="float">
            <text:p>1592987678806</text:p>
          </table:table-cell>
          <table:table-cell office:value-type="float" office:value="1592987678733" calcext:value-type="float">
            <text:p>1592987678733</text:p>
          </table:table-cell>
          <table:table-cell office:value-type="float" office:value="1592987678821" calcext:value-type="float">
            <text:p>1592987678821</text:p>
          </table:table-cell>
          <table:table-cell office:value-type="float" office:value="1592987682455.9" calcext:value-type="float">
            <text:p>1592987682455.9</text:p>
          </table:table-cell>
          <table:table-cell table:number-columns-repeated="4"/>
          <table:table-cell office:value-type="float" office:value="1592987715959" calcext:value-type="float">
            <text:p>1592987715959</text:p>
          </table:table-cell>
          <table:table-cell office:value-type="float" office:value="1592987716899" calcext:value-type="float">
            <text:p>1592987716899</text:p>
          </table:table-cell>
        </table:table-row>
        <table:table-row table:style-name="ro1">
          <table:table-cell office:value-type="float" office:value="1592987682444" calcext:value-type="float">
            <text:p>1592987682444</text:p>
          </table:table-cell>
          <table:table-cell office:value-type="float" office:value="1592987682364" calcext:value-type="float">
            <text:p>1592987682364</text:p>
          </table:table-cell>
          <table:table-cell office:value-type="float" office:value="1592987682471" calcext:value-type="float">
            <text:p>1592987682471</text:p>
          </table:table-cell>
          <table:table-cell office:value-type="float" office:value="1592987684714" calcext:value-type="float">
            <text:p>1592987684714</text:p>
          </table:table-cell>
          <table:table-cell table:number-columns-repeated="4"/>
          <table:table-cell office:value-type="float" office:value="1592987716819" calcext:value-type="float">
            <text:p>1592987716819</text:p>
          </table:table-cell>
          <table:table-cell office:value-type="float" office:value="1592987717610" calcext:value-type="float">
            <text:p>1592987717610</text:p>
          </table:table-cell>
        </table:table-row>
        <table:table-row table:style-name="ro1">
          <table:table-cell office:value-type="float" office:value="1592987684699" calcext:value-type="float">
            <text:p>1592987684699</text:p>
          </table:table-cell>
          <table:table-cell office:value-type="float" office:value="1592987684643" calcext:value-type="float">
            <text:p>1592987684643</text:p>
          </table:table-cell>
          <table:table-cell office:value-type="float" office:value="1592987684729" calcext:value-type="float">
            <text:p>1592987684729</text:p>
          </table:table-cell>
          <table:table-cell office:value-type="float" office:value="1592987685796.54" calcext:value-type="float">
            <text:p>1592987685796.54</text:p>
          </table:table-cell>
          <table:table-cell table:number-columns-repeated="4"/>
          <table:table-cell office:value-type="float" office:value="1592987717504" calcext:value-type="float">
            <text:p>1592987717504</text:p>
          </table:table-cell>
          <table:table-cell office:value-type="float" office:value="1592987718534" calcext:value-type="float">
            <text:p>1592987718534</text:p>
          </table:table-cell>
        </table:table-row>
        <table:table-row table:style-name="ro1">
          <table:table-cell office:value-type="float" office:value="1592987685782" calcext:value-type="float">
            <text:p>1592987685782</text:p>
          </table:table-cell>
          <table:table-cell office:value-type="float" office:value="1592987685722" calcext:value-type="float">
            <text:p>1592987685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18391" calcext:value-type="float">
            <text:p>1592987718391</text:p>
          </table:table-cell>
          <table:table-cell office:value-type="float" office:value="1592987719171" calcext:value-type="float">
            <text:p>1592987719171</text:p>
          </table:table-cell>
        </table:table-row>
        <table:table-row table:style-name="ro1">
          <table:table-cell office:value-type="float" office:value="1592987685804" calcext:value-type="float">
            <text:p>1592987685804</text:p>
          </table:table-cell>
          <table:table-cell office:value-type="float" office:value="1592987685722" calcext:value-type="float">
            <text:p>1592987685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19026" calcext:value-type="float">
            <text:p>1592987719026</text:p>
          </table:table-cell>
          <table:table-cell office:value-type="float" office:value="1592987720140" calcext:value-type="float">
            <text:p>1592987720140</text:p>
          </table:table-cell>
        </table:table-row>
        <table:table-row table:style-name="ro1">
          <table:table-cell office:value-type="float" office:value="1592987685835" calcext:value-type="float">
            <text:p>1592987685835</text:p>
          </table:table-cell>
          <table:table-cell office:value-type="float" office:value="1592987685764" calcext:value-type="float">
            <text:p>1592987685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19995" calcext:value-type="float">
            <text:p>1592987719995</text:p>
          </table:table-cell>
          <table:table-cell office:value-type="float" office:value="1592987720782" calcext:value-type="float">
            <text:p>1592987720782</text:p>
          </table:table-cell>
        </table:table-row>
        <table:table-row table:style-name="ro1">
          <table:table-cell office:value-type="float" office:value="1592987685856" calcext:value-type="float">
            <text:p>1592987685856</text:p>
          </table:table-cell>
          <table:table-cell office:value-type="float" office:value="1592987685764" calcext:value-type="float">
            <text:p>1592987685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20659" calcext:value-type="float">
            <text:p>1592987720659</text:p>
          </table:table-cell>
          <table:table-cell office:value-type="float" office:value="1592987721448" calcext:value-type="float">
            <text:p>1592987721448</text:p>
          </table:table-cell>
        </table:table-row>
        <table:table-row table:style-name="ro1">
          <table:table-cell office:value-type="float" office:value="1592987685879" calcext:value-type="float">
            <text:p>1592987685879</text:p>
          </table:table-cell>
          <table:table-cell office:value-type="float" office:value="1592987685764" calcext:value-type="float">
            <text:p>1592987685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21297" calcext:value-type="float">
            <text:p>1592987721297</text:p>
          </table:table-cell>
          <table:table-cell office:value-type="float" office:value="1592987722314" calcext:value-type="float">
            <text:p>1592987722314</text:p>
          </table:table-cell>
        </table:table-row>
        <table:table-row table:style-name="ro1">
          <table:table-cell office:value-type="float" office:value="1592987685901" calcext:value-type="float">
            <text:p>1592987685901</text:p>
          </table:table-cell>
          <table:table-cell office:value-type="float" office:value="1592987685812" calcext:value-type="float">
            <text:p>1592987685812</text:p>
          </table:table-cell>
          <table:table-cell office:value-type="float" office:value="1592987685915" calcext:value-type="float">
            <text:p>1592987685915</text:p>
          </table:table-cell>
          <table:table-cell office:value-type="float" office:value="1592987686900.87" calcext:value-type="float">
            <text:p>1592987686900.87</text:p>
          </table:table-cell>
          <table:table-cell table:number-columns-repeated="4"/>
          <table:table-cell office:value-type="float" office:value="1592987722115" calcext:value-type="float">
            <text:p>1592987722115</text:p>
          </table:table-cell>
          <table:table-cell office:value-type="float" office:value="1592987722942" calcext:value-type="float">
            <text:p>1592987722942</text:p>
          </table:table-cell>
        </table:table-row>
        <table:table-row table:style-name="ro1">
          <table:table-cell office:value-type="float" office:value="1592987686895" calcext:value-type="float">
            <text:p>1592987686895</text:p>
          </table:table-cell>
          <table:table-cell office:value-type="float" office:value="1592987686808" calcext:value-type="float">
            <text:p>1592987686808</text:p>
          </table:table-cell>
          <table:table-cell office:value-type="float" office:value="1592987686914" calcext:value-type="float">
            <text:p>1592987686914</text:p>
          </table:table-cell>
          <table:table-cell office:value-type="float" office:value="1592987688061.67" calcext:value-type="float">
            <text:p>1592987688061.67</text:p>
          </table:table-cell>
          <table:table-cell table:number-columns-repeated="4"/>
          <table:table-cell office:value-type="float" office:value="1592987722813" calcext:value-type="float">
            <text:p>1592987722813</text:p>
          </table:table-cell>
          <table:table-cell office:value-type="float" office:value="1592987724234" calcext:value-type="float">
            <text:p>1592987724234</text:p>
          </table:table-cell>
        </table:table-row>
        <table:table-row table:style-name="ro1">
          <table:table-cell office:value-type="float" office:value="1592987688047" calcext:value-type="float">
            <text:p>1592987688047</text:p>
          </table:table-cell>
          <table:table-cell office:value-type="float" office:value="1592987687932" calcext:value-type="float">
            <text:p>1592987687932</text:p>
          </table:table-cell>
          <table:table-cell office:value-type="float" office:value="1592987688077" calcext:value-type="float">
            <text:p>1592987688077</text:p>
          </table:table-cell>
          <table:table-cell office:value-type="float" office:value="1592987689158.63" calcext:value-type="float">
            <text:p>1592987689158.63</text:p>
          </table:table-cell>
          <table:table-cell table:number-columns-repeated="4"/>
          <table:table-cell office:value-type="float" office:value="1592987723651" calcext:value-type="float">
            <text:p>1592987723651</text:p>
          </table:table-cell>
          <table:table-cell office:value-type="float" office:value="1592987727626" calcext:value-type="float">
            <text:p>1592987727626</text:p>
          </table:table-cell>
        </table:table-row>
        <table:table-row table:style-name="ro1">
          <table:table-cell office:value-type="float" office:value="1592987689152" calcext:value-type="float">
            <text:p>1592987689152</text:p>
          </table:table-cell>
          <table:table-cell office:value-type="float" office:value="1592987689063" calcext:value-type="float">
            <text:p>1592987689063</text:p>
          </table:table-cell>
          <table:table-cell office:value-type="float" office:value="1592987689173" calcext:value-type="float">
            <text:p>1592987689173</text:p>
          </table:table-cell>
          <table:table-cell office:value-type="float" office:value="1592987689920.1" calcext:value-type="float">
            <text:p>1592987689920.1</text:p>
          </table:table-cell>
          <table:table-cell table:number-columns-repeated="4"/>
          <table:table-cell office:value-type="float" office:value="1592987727438" calcext:value-type="float">
            <text:p>1592987727438</text:p>
          </table:table-cell>
          <table:table-cell office:value-type="float" office:value="1592987728568" calcext:value-type="float">
            <text:p>1592987728568</text:p>
          </table:table-cell>
        </table:table-row>
        <table:table-row table:style-name="ro1">
          <table:table-cell office:value-type="float" office:value="1592987689912" calcext:value-type="float">
            <text:p>1592987689912</text:p>
          </table:table-cell>
          <table:table-cell office:value-type="float" office:value="1592987689820" calcext:value-type="float">
            <text:p>1592987689820</text:p>
          </table:table-cell>
          <table:table-cell office:value-type="float" office:value="1592987689935" calcext:value-type="float">
            <text:p>1592987689935</text:p>
          </table:table-cell>
          <table:table-cell office:value-type="float" office:value="1592987694493.54" calcext:value-type="float">
            <text:p>1592987694493.54</text:p>
          </table:table-cell>
          <table:table-cell table:number-columns-repeated="4"/>
          <table:table-cell office:value-type="float" office:value="1592987728405" calcext:value-type="float">
            <text:p>1592987728405</text:p>
          </table:table-cell>
          <table:table-cell office:value-type="float" office:value="1592987730896" calcext:value-type="float">
            <text:p>1592987730896</text:p>
          </table:table-cell>
        </table:table-row>
        <table:table-row table:style-name="ro1">
          <table:table-cell office:value-type="float" office:value="1592987694484" calcext:value-type="float">
            <text:p>1592987694484</text:p>
          </table:table-cell>
          <table:table-cell office:value-type="float" office:value="1592987694420" calcext:value-type="float">
            <text:p>1592987694420</text:p>
          </table:table-cell>
          <table:table-cell office:value-type="float" office:value="1592987694508" calcext:value-type="float">
            <text:p>1592987694508</text:p>
          </table:table-cell>
          <table:table-cell office:value-type="float" office:value="1592987696601.07" calcext:value-type="float">
            <text:p>1592987696601.07</text:p>
          </table:table-cell>
          <table:table-cell table:number-columns-repeated="4"/>
          <table:table-cell office:value-type="float" office:value="1592987730687" calcext:value-type="float">
            <text:p>1592987730687</text:p>
          </table:table-cell>
          <table:table-cell office:value-type="float" office:value="1592987733549" calcext:value-type="float">
            <text:p>1592987733549</text:p>
          </table:table-cell>
        </table:table-row>
        <table:table-row table:style-name="ro1">
          <table:table-cell office:value-type="float" office:value="1592987696590" calcext:value-type="float">
            <text:p>1592987696590</text:p>
          </table:table-cell>
          <table:table-cell office:value-type="float" office:value="1592987696484" calcext:value-type="float">
            <text:p>1592987696484</text:p>
          </table:table-cell>
          <table:table-cell office:value-type="float" office:value="1592987696615" calcext:value-type="float">
            <text:p>1592987696615</text:p>
          </table:table-cell>
          <table:table-cell office:value-type="float" office:value="1592987698508.34" calcext:value-type="float">
            <text:p>1592987698508.34</text:p>
          </table:table-cell>
          <table:table-cell table:number-columns-repeated="4"/>
          <table:table-cell office:value-type="float" office:value="1592987732936" calcext:value-type="float">
            <text:p>1592987732936</text:p>
          </table:table-cell>
          <table:table-cell office:value-type="float" office:value="1592987737468" calcext:value-type="float">
            <text:p>1592987737468</text:p>
          </table:table-cell>
        </table:table-row>
        <table:table-row table:style-name="ro1">
          <table:table-cell office:value-type="float" office:value="1592987698476" calcext:value-type="float">
            <text:p>1592987698476</text:p>
          </table:table-cell>
          <table:table-cell office:value-type="float" office:value="1592987698363" calcext:value-type="float">
            <text:p>1592987698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37187" calcext:value-type="float">
            <text:p>1592987737187</text:p>
          </table:table-cell>
          <table:table-cell office:value-type="float" office:value="1592987739234" calcext:value-type="float">
            <text:p>1592987739234</text:p>
          </table:table-cell>
        </table:table-row>
        <table:table-row table:style-name="ro1">
          <table:table-cell office:value-type="float" office:value="1592987698505" calcext:value-type="float">
            <text:p>1592987698505</text:p>
          </table:table-cell>
          <table:table-cell office:value-type="float" office:value="1592987698434" calcext:value-type="float">
            <text:p>1592987698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39025" calcext:value-type="float">
            <text:p>1592987739025</text:p>
          </table:table-cell>
          <table:table-cell office:value-type="float" office:value="1592987741411" calcext:value-type="float">
            <text:p>1592987741411</text:p>
          </table:table-cell>
        </table:table-row>
        <table:table-row table:style-name="ro1">
          <table:table-cell office:value-type="float" office:value="1592987698545" calcext:value-type="float">
            <text:p>1592987698545</text:p>
          </table:table-cell>
          <table:table-cell office:value-type="float" office:value="1592987698463" calcext:value-type="float">
            <text:p>1592987698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41204" calcext:value-type="float">
            <text:p>1592987741204</text:p>
          </table:table-cell>
          <table:table-cell office:value-type="float" office:value="1592987743099" calcext:value-type="float">
            <text:p>1592987743099</text:p>
          </table:table-cell>
        </table:table-row>
        <table:table-row table:style-name="ro1">
          <table:table-cell office:value-type="float" office:value="1592987698567" calcext:value-type="float">
            <text:p>1592987698567</text:p>
          </table:table-cell>
          <table:table-cell office:value-type="float" office:value="1592987698463" calcext:value-type="float">
            <text:p>1592987698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42720" calcext:value-type="float">
            <text:p>1592987742720</text:p>
          </table:table-cell>
          <table:table-cell office:value-type="float" office:value="1592987746514" calcext:value-type="float">
            <text:p>1592987746514</text:p>
          </table:table-cell>
        </table:table-row>
        <table:table-row table:style-name="ro1">
          <table:table-cell office:value-type="float" office:value="1592987698592" calcext:value-type="float">
            <text:p>1592987698592</text:p>
          </table:table-cell>
          <table:table-cell office:value-type="float" office:value="1592987698524" calcext:value-type="float">
            <text:p>1592987698524</text:p>
          </table:table-cell>
          <table:table-cell office:value-type="float" office:value="1592987698614" calcext:value-type="float">
            <text:p>1592987698614</text:p>
          </table:table-cell>
          <table:table-cell office:value-type="float" office:value="1592987700307.99" calcext:value-type="float">
            <text:p>1592987700307.99</text:p>
          </table:table-cell>
          <table:table-cell table:number-columns-repeated="4"/>
          <table:table-cell office:value-type="float" office:value="1592987745807" calcext:value-type="float">
            <text:p>1592987745807</text:p>
          </table:table-cell>
          <table:table-cell office:value-type="float" office:value="1592987752069" calcext:value-type="float">
            <text:p>1592987752069</text:p>
          </table:table-cell>
        </table:table-row>
        <table:table-row table:style-name="ro1">
          <table:table-cell office:value-type="float" office:value="1592987700308" calcext:value-type="float">
            <text:p>1592987700308</text:p>
          </table:table-cell>
          <table:table-cell office:value-type="float" office:value="1592987700235" calcext:value-type="float">
            <text:p>1592987700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51505" calcext:value-type="float">
            <text:p>1592987751505</text:p>
          </table:table-cell>
          <table:table-cell office:value-type="float" office:value="1592987754891" calcext:value-type="float">
            <text:p>1592987754891</text:p>
          </table:table-cell>
        </table:table-row>
        <table:table-row table:style-name="ro1">
          <table:table-cell office:value-type="float" office:value="1592987700329" calcext:value-type="float">
            <text:p>1592987700329</text:p>
          </table:table-cell>
          <table:table-cell office:value-type="float" office:value="1592987700235" calcext:value-type="float">
            <text:p>1592987700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54646" calcext:value-type="float">
            <text:p>1592987754646</text:p>
          </table:table-cell>
          <table:table-cell office:value-type="float" office:value="1592987756442" calcext:value-type="float">
            <text:p>1592987756442</text:p>
          </table:table-cell>
        </table:table-row>
        <table:table-row table:style-name="ro1">
          <table:table-cell office:value-type="float" office:value="1592987700373" calcext:value-type="float">
            <text:p>1592987700373</text:p>
          </table:table-cell>
          <table:table-cell office:value-type="float" office:value="1592987700263" calcext:value-type="float">
            <text:p>1592987700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56277" calcext:value-type="float">
            <text:p>1592987756277</text:p>
          </table:table-cell>
          <table:table-cell office:value-type="float" office:value="1592987758067" calcext:value-type="float">
            <text:p>1592987758067</text:p>
          </table:table-cell>
        </table:table-row>
        <table:table-row table:style-name="ro1">
          <table:table-cell office:value-type="float" office:value="1592987700395" calcext:value-type="float">
            <text:p>1592987700395</text:p>
          </table:table-cell>
          <table:table-cell office:value-type="float" office:value="1592987700324" calcext:value-type="float">
            <text:p>1592987700324</text:p>
          </table:table-cell>
          <table:table-cell office:value-type="float" office:value="1592987700408" calcext:value-type="float">
            <text:p>1592987700408</text:p>
          </table:table-cell>
          <table:table-cell office:value-type="float" office:value="1592987702616.37" calcext:value-type="float">
            <text:p>1592987702616.37</text:p>
          </table:table-cell>
          <table:table-cell table:number-columns-repeated="4"/>
          <table:table-cell office:value-type="float" office:value="1592987757871" calcext:value-type="float">
            <text:p>1592987757871</text:p>
          </table:table-cell>
          <table:table-cell office:value-type="float" office:value="1592987758937" calcext:value-type="float">
            <text:p>1592987758937</text:p>
          </table:table-cell>
        </table:table-row>
        <table:table-row table:style-name="ro1">
          <table:table-cell office:value-type="float" office:value="1592987702619" calcext:value-type="float">
            <text:p>1592987702619</text:p>
          </table:table-cell>
          <table:table-cell office:value-type="float" office:value="1592987702547" calcext:value-type="float">
            <text:p>1592987702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58820" calcext:value-type="float">
            <text:p>1592987758820</text:p>
          </table:table-cell>
          <table:table-cell office:value-type="float" office:value="1592987759893" calcext:value-type="float">
            <text:p>1592987759893</text:p>
          </table:table-cell>
        </table:table-row>
        <table:table-row table:style-name="ro1">
          <table:table-cell office:value-type="float" office:value="1592987702637" calcext:value-type="float">
            <text:p>1592987702637</text:p>
          </table:table-cell>
          <table:table-cell office:value-type="float" office:value="1592987702547" calcext:value-type="float">
            <text:p>1592987702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59711" calcext:value-type="float">
            <text:p>1592987759711</text:p>
          </table:table-cell>
          <table:table-cell office:value-type="float" office:value="1592987761009" calcext:value-type="float">
            <text:p>1592987761009</text:p>
          </table:table-cell>
        </table:table-row>
        <table:table-row table:style-name="ro1">
          <table:table-cell office:value-type="float" office:value="1592987702660" calcext:value-type="float">
            <text:p>1592987702660</text:p>
          </table:table-cell>
          <table:table-cell office:value-type="float" office:value="1592987702547" calcext:value-type="float">
            <text:p>1592987702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60764" calcext:value-type="float">
            <text:p>1592987760764</text:p>
          </table:table-cell>
          <table:table-cell office:value-type="float" office:value="1592987761927" calcext:value-type="float">
            <text:p>1592987761927</text:p>
          </table:table-cell>
        </table:table-row>
        <table:table-row table:style-name="ro1">
          <table:table-cell office:value-type="float" office:value="1592987702700" calcext:value-type="float">
            <text:p>1592987702700</text:p>
          </table:table-cell>
          <table:table-cell office:value-type="float" office:value="1592987702593" calcext:value-type="float">
            <text:p>1592987702593</text:p>
          </table:table-cell>
          <table:table-cell office:value-type="float" office:value="1592987702715" calcext:value-type="float">
            <text:p>1592987702715</text:p>
          </table:table-cell>
          <table:table-cell office:value-type="float" office:value="1592987707789.6" calcext:value-type="float">
            <text:p>1592987707789.6</text:p>
          </table:table-cell>
          <table:table-cell table:number-columns-repeated="4"/>
          <table:table-cell office:value-type="float" office:value="1592987761812" calcext:value-type="float">
            <text:p>1592987761812</text:p>
          </table:table-cell>
          <table:table-cell office:value-type="float" office:value="1592987762775" calcext:value-type="float">
            <text:p>1592987762775</text:p>
          </table:table-cell>
        </table:table-row>
        <table:table-row table:style-name="ro1">
          <table:table-cell office:value-type="float" office:value="1592987707777" calcext:value-type="float">
            <text:p>1592987707777</text:p>
          </table:table-cell>
          <table:table-cell office:value-type="float" office:value="1592987707663" calcext:value-type="float">
            <text:p>1592987707663</text:p>
          </table:table-cell>
          <table:table-cell office:value-type="float" office:value="1592987707817" calcext:value-type="float">
            <text:p>1592987707817</text:p>
          </table:table-cell>
          <table:table-cell office:value-type="float" office:value="1592987709155.92" calcext:value-type="float">
            <text:p>1592987709155.92</text:p>
          </table:table-cell>
          <table:table-cell table:number-columns-repeated="4"/>
          <table:table-cell office:value-type="float" office:value="1592987762698" calcext:value-type="float">
            <text:p>1592987762698</text:p>
          </table:table-cell>
          <table:table-cell office:value-type="float" office:value="1592987763838" calcext:value-type="float">
            <text:p>1592987763838</text:p>
          </table:table-cell>
        </table:table-row>
        <table:table-row table:style-name="ro1">
          <table:table-cell office:value-type="float" office:value="1592987709158" calcext:value-type="float">
            <text:p>1592987709158</text:p>
          </table:table-cell>
          <table:table-cell office:value-type="float" office:value="1592987709040" calcext:value-type="float">
            <text:p>1592987709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63734" calcext:value-type="float">
            <text:p>1592987763734</text:p>
          </table:table-cell>
          <table:table-cell office:value-type="float" office:value="1592987765334" calcext:value-type="float">
            <text:p>1592987765334</text:p>
          </table:table-cell>
        </table:table-row>
        <table:table-row table:style-name="ro1">
          <table:table-cell office:value-type="float" office:value="1592987709158" calcext:value-type="float">
            <text:p>1592987709158</text:p>
          </table:table-cell>
          <table:table-cell office:value-type="float" office:value="1592987709040" calcext:value-type="float">
            <text:p>1592987709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65205" calcext:value-type="float">
            <text:p>1592987765205</text:p>
          </table:table-cell>
          <table:table-cell office:value-type="float" office:value="1592987766340" calcext:value-type="float">
            <text:p>1592987766340</text:p>
          </table:table-cell>
        </table:table-row>
        <table:table-row table:style-name="ro1">
          <table:table-cell office:value-type="float" office:value="1592987709179" calcext:value-type="float">
            <text:p>1592987709179</text:p>
          </table:table-cell>
          <table:table-cell office:value-type="float" office:value="1592987709040" calcext:value-type="float">
            <text:p>1592987709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66202" calcext:value-type="float">
            <text:p>1592987766202</text:p>
          </table:table-cell>
          <table:table-cell office:value-type="float" office:value="1592987768930" calcext:value-type="float">
            <text:p>1592987768930</text:p>
          </table:table-cell>
        </table:table-row>
        <table:table-row table:style-name="ro1">
          <table:table-cell office:value-type="float" office:value="1592987709200" calcext:value-type="float">
            <text:p>1592987709200</text:p>
          </table:table-cell>
          <table:table-cell office:value-type="float" office:value="1592987709084" calcext:value-type="float">
            <text:p>1592987709084</text:p>
          </table:table-cell>
          <table:table-cell office:value-type="float" office:value="1592987709214" calcext:value-type="float">
            <text:p>1592987709214</text:p>
          </table:table-cell>
          <table:table-cell office:value-type="float" office:value="1592987710459.16" calcext:value-type="float">
            <text:p>1592987710459.16</text:p>
          </table:table-cell>
          <table:table-cell table:number-columns-repeated="4"/>
          <table:table-cell office:value-type="float" office:value="1592987768508" calcext:value-type="float">
            <text:p>1592987768508</text:p>
          </table:table-cell>
          <table:table-cell office:value-type="float" office:value="1592987771926" calcext:value-type="float">
            <text:p>1592987771926</text:p>
          </table:table-cell>
        </table:table-row>
        <table:table-row table:style-name="ro1">
          <table:table-cell office:value-type="float" office:value="1592987710431" calcext:value-type="float">
            <text:p>1592987710431</text:p>
          </table:table-cell>
          <table:table-cell office:value-type="float" office:value="1592987710361" calcext:value-type="float">
            <text:p>1592987710361</text:p>
          </table:table-cell>
          <table:table-cell office:value-type="float" office:value="1592987710473" calcext:value-type="float">
            <text:p>1592987710473</text:p>
          </table:table-cell>
          <table:table-cell office:value-type="float" office:value="1592987711881.74" calcext:value-type="float">
            <text:p>1592987711881.74</text:p>
          </table:table-cell>
          <table:table-cell table:number-columns-repeated="4"/>
          <table:table-cell office:value-type="float" office:value="1592987771652" calcext:value-type="float">
            <text:p>1592987771652</text:p>
          </table:table-cell>
          <table:table-cell office:value-type="float" office:value="1592987772887" calcext:value-type="float">
            <text:p>1592987772887</text:p>
          </table:table-cell>
        </table:table-row>
        <table:table-row table:style-name="ro1">
          <table:table-cell office:value-type="float" office:value="1592987711871" calcext:value-type="float">
            <text:p>1592987711871</text:p>
          </table:table-cell>
          <table:table-cell office:value-type="float" office:value="1592987711763" calcext:value-type="float">
            <text:p>159298771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72694" calcext:value-type="float">
            <text:p>1592987772694</text:p>
          </table:table-cell>
          <table:table-cell office:value-type="float" office:value="1592987774243" calcext:value-type="float">
            <text:p>1592987774243</text:p>
          </table:table-cell>
        </table:table-row>
        <table:table-row table:style-name="ro1">
          <table:table-cell office:value-type="float" office:value="1592987711889" calcext:value-type="float">
            <text:p>1592987711889</text:p>
          </table:table-cell>
          <table:table-cell office:value-type="float" office:value="1592987711821" calcext:value-type="float">
            <text:p>1592987711821</text:p>
          </table:table-cell>
          <table:table-cell office:value-type="float" office:value="1592987711910" calcext:value-type="float">
            <text:p>1592987711910</text:p>
          </table:table-cell>
          <table:table-cell office:value-type="float" office:value="1592987713160.51" calcext:value-type="float">
            <text:p>1592987713160.51</text:p>
          </table:table-cell>
          <table:table-cell table:number-columns-repeated="4"/>
          <table:table-cell office:value-type="float" office:value="1592987774006" calcext:value-type="float">
            <text:p>1592987774006</text:p>
          </table:table-cell>
          <table:table-cell office:value-type="float" office:value="1592987776134" calcext:value-type="float">
            <text:p>1592987776134</text:p>
          </table:table-cell>
        </table:table-row>
        <table:table-row table:style-name="ro1">
          <table:table-cell office:value-type="float" office:value="1592987713150" calcext:value-type="float">
            <text:p>1592987713150</text:p>
          </table:table-cell>
          <table:table-cell office:value-type="float" office:value="1592987713063" calcext:value-type="float">
            <text:p>1592987713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75897" calcext:value-type="float">
            <text:p>1592987775897</text:p>
          </table:table-cell>
          <table:table-cell office:value-type="float" office:value="1592987778839" calcext:value-type="float">
            <text:p>1592987778839</text:p>
          </table:table-cell>
        </table:table-row>
        <table:table-row table:style-name="ro1">
          <table:table-cell office:value-type="float" office:value="1592987713167" calcext:value-type="float">
            <text:p>1592987713167</text:p>
          </table:table-cell>
          <table:table-cell office:value-type="float" office:value="1592987713063" calcext:value-type="float">
            <text:p>1592987713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78505" calcext:value-type="float">
            <text:p>1592987778505</text:p>
          </table:table-cell>
          <table:table-cell office:value-type="float" office:value="1592987781167" calcext:value-type="float">
            <text:p>1592987781167</text:p>
          </table:table-cell>
        </table:table-row>
        <table:table-row table:style-name="ro1">
          <table:table-cell office:value-type="float" office:value="1592987713191" calcext:value-type="float">
            <text:p>1592987713191</text:p>
          </table:table-cell>
          <table:table-cell office:value-type="float" office:value="1592987713063" calcext:value-type="float">
            <text:p>1592987713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80848" calcext:value-type="float">
            <text:p>1592987780848</text:p>
          </table:table-cell>
          <table:table-cell office:value-type="float" office:value="1592987782442" calcext:value-type="float">
            <text:p>1592987782442</text:p>
          </table:table-cell>
        </table:table-row>
        <table:table-row table:style-name="ro1">
          <table:table-cell office:value-type="float" office:value="1592987713217" calcext:value-type="float">
            <text:p>1592987713217</text:p>
          </table:table-cell>
          <table:table-cell office:value-type="float" office:value="1592987713142" calcext:value-type="float">
            <text:p>1592987713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82225" calcext:value-type="float">
            <text:p>1592987782225</text:p>
          </table:table-cell>
          <table:table-cell office:value-type="float" office:value="1592987783534" calcext:value-type="float">
            <text:p>1592987783534</text:p>
          </table:table-cell>
        </table:table-row>
        <table:table-row table:style-name="ro1">
          <table:table-cell office:value-type="float" office:value="1592987713240" calcext:value-type="float">
            <text:p>1592987713240</text:p>
          </table:table-cell>
          <table:table-cell office:value-type="float" office:value="1592987713142" calcext:value-type="float">
            <text:p>1592987713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83402" calcext:value-type="float">
            <text:p>1592987783402</text:p>
          </table:table-cell>
          <table:table-cell office:value-type="float" office:value="1592987784846" calcext:value-type="float">
            <text:p>1592987784846</text:p>
          </table:table-cell>
        </table:table-row>
        <table:table-row table:style-name="ro1">
          <table:table-cell office:value-type="float" office:value="1592987713262" calcext:value-type="float">
            <text:p>1592987713262</text:p>
          </table:table-cell>
          <table:table-cell office:value-type="float" office:value="1592987713142" calcext:value-type="float">
            <text:p>1592987713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84615" calcext:value-type="float">
            <text:p>1592987784615</text:p>
          </table:table-cell>
          <table:table-cell office:value-type="float" office:value="1592987785663" calcext:value-type="float">
            <text:p>1592987785663</text:p>
          </table:table-cell>
        </table:table-row>
        <table:table-row table:style-name="ro1">
          <table:table-cell office:value-type="float" office:value="1592987713308" calcext:value-type="float">
            <text:p>1592987713308</text:p>
          </table:table-cell>
          <table:table-cell office:value-type="float" office:value="1592987713234" calcext:value-type="float">
            <text:p>1592987713234</text:p>
          </table:table-cell>
          <table:table-cell office:value-type="float" office:value="1592987713345" calcext:value-type="float">
            <text:p>1592987713345</text:p>
          </table:table-cell>
          <table:table-cell office:value-type="float" office:value="1592987714578.78" calcext:value-type="float">
            <text:p>1592987714578.78</text:p>
          </table:table-cell>
          <table:table-cell table:number-columns-repeated="4"/>
          <table:table-cell office:value-type="float" office:value="1592987785555" calcext:value-type="float">
            <text:p>1592987785555</text:p>
          </table:table-cell>
          <table:table-cell office:value-type="float" office:value="1592987786380" calcext:value-type="float">
            <text:p>1592987786380</text:p>
          </table:table-cell>
        </table:table-row>
        <table:table-row table:style-name="ro1">
          <table:table-cell office:value-type="float" office:value="1592987714582" calcext:value-type="float">
            <text:p>1592987714582</text:p>
          </table:table-cell>
          <table:table-cell office:value-type="float" office:value="1592987714463" calcext:value-type="float">
            <text:p>1592987714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86296" calcext:value-type="float">
            <text:p>1592987786296</text:p>
          </table:table-cell>
          <table:table-cell office:value-type="float" office:value="1592987787146" calcext:value-type="float">
            <text:p>1592987787146</text:p>
          </table:table-cell>
        </table:table-row>
        <table:table-row table:style-name="ro1">
          <table:table-cell office:value-type="float" office:value="1592987714598" calcext:value-type="float">
            <text:p>1592987714598</text:p>
          </table:table-cell>
          <table:table-cell office:value-type="float" office:value="1592987714511" calcext:value-type="float">
            <text:p>1592987714511</text:p>
          </table:table-cell>
          <table:table-cell office:value-type="float" office:value="1592987714608" calcext:value-type="float">
            <text:p>1592987714608</text:p>
          </table:table-cell>
          <table:table-cell office:value-type="float" office:value="1592987715959.8" calcext:value-type="float">
            <text:p>1592987715959.8</text:p>
          </table:table-cell>
          <table:table-cell table:number-columns-repeated="4"/>
          <table:table-cell office:value-type="float" office:value="1592987787041" calcext:value-type="float">
            <text:p>1592987787041</text:p>
          </table:table-cell>
          <table:table-cell office:value-type="float" office:value="1592987787954" calcext:value-type="float">
            <text:p>1592987787954</text:p>
          </table:table-cell>
        </table:table-row>
        <table:table-row table:style-name="ro1">
          <table:table-cell office:value-type="float" office:value="1592987715959" calcext:value-type="float">
            <text:p>1592987715959</text:p>
          </table:table-cell>
          <table:table-cell office:value-type="float" office:value="1592987715863" calcext:value-type="float">
            <text:p>1592987715863</text:p>
          </table:table-cell>
          <table:table-cell office:value-type="float" office:value="1592987715973" calcext:value-type="float">
            <text:p>1592987715973</text:p>
          </table:table-cell>
          <table:table-cell office:value-type="float" office:value="1592987716739.89" calcext:value-type="float">
            <text:p>1592987716739.89</text:p>
          </table:table-cell>
          <table:table-cell table:number-columns-repeated="4"/>
          <table:table-cell office:value-type="float" office:value="1592987787805" calcext:value-type="float">
            <text:p>1592987787805</text:p>
          </table:table-cell>
          <table:table-cell office:value-type="float" office:value="1592987789905" calcext:value-type="float">
            <text:p>1592987789905</text:p>
          </table:table-cell>
        </table:table-row>
        <table:table-row table:style-name="ro1">
          <table:table-cell office:value-type="float" office:value="1592987716748" calcext:value-type="float">
            <text:p>1592987716748</text:p>
          </table:table-cell>
          <table:table-cell office:value-type="float" office:value="1592987716663" calcext:value-type="float">
            <text:p>1592987716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89635" calcext:value-type="float">
            <text:p>1592987789635</text:p>
          </table:table-cell>
          <table:table-cell office:value-type="float" office:value="1592987792043" calcext:value-type="float">
            <text:p>1592987792043</text:p>
          </table:table-cell>
        </table:table-row>
        <table:table-row table:style-name="ro1">
          <table:table-cell office:value-type="float" office:value="1592987716748" calcext:value-type="float">
            <text:p>1592987716748</text:p>
          </table:table-cell>
          <table:table-cell office:value-type="float" office:value="1592987716663" calcext:value-type="float">
            <text:p>1592987716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91704" calcext:value-type="float">
            <text:p>1592987791704</text:p>
          </table:table-cell>
          <table:table-cell office:value-type="float" office:value="1592987794430" calcext:value-type="float">
            <text:p>1592987794430</text:p>
          </table:table-cell>
        </table:table-row>
        <table:table-row table:style-name="ro1">
          <table:table-cell office:value-type="float" office:value="1592987716766" calcext:value-type="float">
            <text:p>1592987716766</text:p>
          </table:table-cell>
          <table:table-cell office:value-type="float" office:value="1592987716663" calcext:value-type="float">
            <text:p>1592987716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93520" calcext:value-type="float">
            <text:p>1592987793520</text:p>
          </table:table-cell>
          <table:table-cell office:value-type="float" office:value="1592987799830" calcext:value-type="float">
            <text:p>1592987799830</text:p>
          </table:table-cell>
        </table:table-row>
        <table:table-row table:style-name="ro1">
          <table:table-cell office:value-type="float" office:value="1592987716792" calcext:value-type="float">
            <text:p>1592987716792</text:p>
          </table:table-cell>
          <table:table-cell office:value-type="float" office:value="1592987716663" calcext:value-type="float">
            <text:p>1592987716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799413" calcext:value-type="float">
            <text:p>1592987799413</text:p>
          </table:table-cell>
          <table:table-cell office:value-type="float" office:value="1592987802848" calcext:value-type="float">
            <text:p>1592987802848</text:p>
          </table:table-cell>
        </table:table-row>
        <table:table-row table:style-name="ro1">
          <table:table-cell office:value-type="float" office:value="1592987716819" calcext:value-type="float">
            <text:p>1592987716819</text:p>
          </table:table-cell>
          <table:table-cell office:value-type="float" office:value="1592987716669" calcext:value-type="float">
            <text:p>1592987716669</text:p>
          </table:table-cell>
          <table:table-cell office:value-type="float" office:value="1592987716835" calcext:value-type="float">
            <text:p>1592987716835</text:p>
          </table:table-cell>
          <table:table-cell office:value-type="float" office:value="1592987717515.95" calcext:value-type="float">
            <text:p>1592987717515.95</text:p>
          </table:table-cell>
          <table:table-cell table:number-columns-repeated="4"/>
          <table:table-cell office:value-type="float" office:value="1592987802659" calcext:value-type="float">
            <text:p>1592987802659</text:p>
          </table:table-cell>
          <table:table-cell office:value-type="float" office:value="1592987804266" calcext:value-type="float">
            <text:p>1592987804266</text:p>
          </table:table-cell>
        </table:table-row>
        <table:table-row table:style-name="ro1">
          <table:table-cell office:value-type="float" office:value="1592987717504" calcext:value-type="float">
            <text:p>1592987717504</text:p>
          </table:table-cell>
          <table:table-cell office:value-type="float" office:value="1592987717449" calcext:value-type="float">
            <text:p>1592987717449</text:p>
          </table:table-cell>
          <table:table-cell office:value-type="float" office:value="1592987717529" calcext:value-type="float">
            <text:p>1592987717529</text:p>
          </table:table-cell>
          <table:table-cell office:value-type="float" office:value="1592987718305.91" calcext:value-type="float">
            <text:p>1592987718305.91</text:p>
          </table:table-cell>
          <table:table-cell table:number-columns-repeated="4"/>
          <table:table-cell office:value-type="float" office:value="1592987804197" calcext:value-type="float">
            <text:p>1592987804197</text:p>
          </table:table-cell>
          <table:table-cell office:value-type="float" office:value="1592987805309" calcext:value-type="float">
            <text:p>1592987805309</text:p>
          </table:table-cell>
        </table:table-row>
        <table:table-row table:style-name="ro1">
          <table:table-cell office:value-type="float" office:value="1592987718294" calcext:value-type="float">
            <text:p>1592987718294</text:p>
          </table:table-cell>
          <table:table-cell office:value-type="float" office:value="1592987718182" calcext:value-type="float">
            <text:p>1592987718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05087" calcext:value-type="float">
            <text:p>1592987805087</text:p>
          </table:table-cell>
          <table:table-cell office:value-type="float" office:value="1592987806039" calcext:value-type="float">
            <text:p>1592987806039</text:p>
          </table:table-cell>
        </table:table-row>
        <table:table-row table:style-name="ro1">
          <table:table-cell office:value-type="float" office:value="1592987718311" calcext:value-type="float">
            <text:p>1592987718311</text:p>
          </table:table-cell>
          <table:table-cell office:value-type="float" office:value="1592987718182" calcext:value-type="float">
            <text:p>1592987718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05835" calcext:value-type="float">
            <text:p>1592987805835</text:p>
          </table:table-cell>
          <table:table-cell office:value-type="float" office:value="1592987806945" calcext:value-type="float">
            <text:p>1592987806945</text:p>
          </table:table-cell>
        </table:table-row>
        <table:table-row table:style-name="ro1">
          <table:table-cell office:value-type="float" office:value="1592987718334" calcext:value-type="float">
            <text:p>1592987718334</text:p>
          </table:table-cell>
          <table:table-cell office:value-type="float" office:value="1592987718182" calcext:value-type="float">
            <text:p>1592987718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06719" calcext:value-type="float">
            <text:p>1592987806719</text:p>
          </table:table-cell>
          <table:table-cell office:value-type="float" office:value="1592987807850" calcext:value-type="float">
            <text:p>1592987807850</text:p>
          </table:table-cell>
        </table:table-row>
        <table:table-row table:style-name="ro1">
          <table:table-cell office:value-type="float" office:value="1592987718358" calcext:value-type="float">
            <text:p>1592987718358</text:p>
          </table:table-cell>
          <table:table-cell office:value-type="float" office:value="1592987718263" calcext:value-type="float">
            <text:p>1592987718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07682" calcext:value-type="float">
            <text:p>1592987807682</text:p>
          </table:table-cell>
          <table:table-cell office:value-type="float" office:value="1592987808613" calcext:value-type="float">
            <text:p>1592987808613</text:p>
          </table:table-cell>
        </table:table-row>
        <table:table-row table:style-name="ro1">
          <table:table-cell office:value-type="float" office:value="1592987718391" calcext:value-type="float">
            <text:p>1592987718391</text:p>
          </table:table-cell>
          <table:table-cell office:value-type="float" office:value="1592987718321" calcext:value-type="float">
            <text:p>1592987718321</text:p>
          </table:table-cell>
          <table:table-cell office:value-type="float" office:value="1592987718407" calcext:value-type="float">
            <text:p>1592987718407</text:p>
          </table:table-cell>
          <table:table-cell office:value-type="float" office:value="1592987719028.17" calcext:value-type="float">
            <text:p>1592987719028.17</text:p>
          </table:table-cell>
          <table:table-cell table:number-columns-repeated="4"/>
          <table:table-cell office:value-type="float" office:value="1592987808430" calcext:value-type="float">
            <text:p>1592987808430</text:p>
          </table:table-cell>
          <table:table-cell office:value-type="float" office:value="1592987809210" calcext:value-type="float">
            <text:p>1592987809210</text:p>
          </table:table-cell>
        </table:table-row>
        <table:table-row table:style-name="ro1">
          <table:table-cell office:value-type="float" office:value="1592987719026" calcext:value-type="float">
            <text:p>1592987719026</text:p>
          </table:table-cell>
          <table:table-cell office:value-type="float" office:value="1592987718922" calcext:value-type="float">
            <text:p>1592987718922</text:p>
          </table:table-cell>
          <table:table-cell office:value-type="float" office:value="1592987719044" calcext:value-type="float">
            <text:p>1592987719044</text:p>
          </table:table-cell>
          <table:table-cell office:value-type="float" office:value="1592987720008.8" calcext:value-type="float">
            <text:p>1592987720008.8</text:p>
          </table:table-cell>
          <table:table-cell table:number-columns-repeated="4"/>
          <table:table-cell office:value-type="float" office:value="1592987809109" calcext:value-type="float">
            <text:p>1592987809109</text:p>
          </table:table-cell>
          <table:table-cell office:value-type="float" office:value="1592987810304" calcext:value-type="float">
            <text:p>1592987810304</text:p>
          </table:table-cell>
        </table:table-row>
        <table:table-row table:style-name="ro1">
          <table:table-cell office:value-type="float" office:value="1592987719995" calcext:value-type="float">
            <text:p>1592987719995</text:p>
          </table:table-cell>
          <table:table-cell office:value-type="float" office:value="1592987719927" calcext:value-type="float">
            <text:p>1592987719927</text:p>
          </table:table-cell>
          <table:table-cell office:value-type="float" office:value="1592987720024" calcext:value-type="float">
            <text:p>1592987720024</text:p>
          </table:table-cell>
          <table:table-cell office:value-type="float" office:value="1592987720659.99" calcext:value-type="float">
            <text:p>1592987720659.99</text:p>
          </table:table-cell>
          <table:table-cell table:number-columns-repeated="4"/>
          <table:table-cell office:value-type="float" office:value="1592987810161" calcext:value-type="float">
            <text:p>1592987810161</text:p>
          </table:table-cell>
          <table:table-cell office:value-type="float" office:value="1592987812019" calcext:value-type="float">
            <text:p>1592987812019</text:p>
          </table:table-cell>
        </table:table-row>
        <table:table-row table:style-name="ro1">
          <table:table-cell office:value-type="float" office:value="1592987720659" calcext:value-type="float">
            <text:p>1592987720659</text:p>
          </table:table-cell>
          <table:table-cell office:value-type="float" office:value="1592987720563" calcext:value-type="float">
            <text:p>1592987720563</text:p>
          </table:table-cell>
          <table:table-cell office:value-type="float" office:value="1592987720674" calcext:value-type="float">
            <text:p>1592987720674</text:p>
          </table:table-cell>
          <table:table-cell office:value-type="float" office:value="1592987721304.94" calcext:value-type="float">
            <text:p>1592987721304.94</text:p>
          </table:table-cell>
          <table:table-cell table:number-columns-repeated="4"/>
          <table:table-cell office:value-type="float" office:value="1592987811588" calcext:value-type="float">
            <text:p>1592987811588</text:p>
          </table:table-cell>
          <table:table-cell office:value-type="float" office:value="1592987813606" calcext:value-type="float">
            <text:p>1592987813606</text:p>
          </table:table-cell>
        </table:table-row>
        <table:table-row table:style-name="ro1">
          <table:table-cell office:value-type="float" office:value="1592987721297" calcext:value-type="float">
            <text:p>1592987721297</text:p>
          </table:table-cell>
          <table:table-cell office:value-type="float" office:value="1592987721204" calcext:value-type="float">
            <text:p>1592987721204</text:p>
          </table:table-cell>
          <table:table-cell office:value-type="float" office:value="1592987721319" calcext:value-type="float">
            <text:p>1592987721319</text:p>
          </table:table-cell>
          <table:table-cell office:value-type="float" office:value="1592987722131.79" calcext:value-type="float">
            <text:p>1592987722131.79</text:p>
          </table:table-cell>
          <table:table-cell table:number-columns-repeated="4"/>
          <table:table-cell office:value-type="float" office:value="1592987813328" calcext:value-type="float">
            <text:p>1592987813328</text:p>
          </table:table-cell>
          <table:table-cell office:value-type="float" office:value="1592987814688" calcext:value-type="float">
            <text:p>1592987814688</text:p>
          </table:table-cell>
        </table:table-row>
        <table:table-row table:style-name="ro1">
          <table:table-cell office:value-type="float" office:value="1592987722115" calcext:value-type="float">
            <text:p>1592987722115</text:p>
          </table:table-cell>
          <table:table-cell office:value-type="float" office:value="1592987722063" calcext:value-type="float">
            <text:p>1592987722063</text:p>
          </table:table-cell>
          <table:table-cell office:value-type="float" office:value="1592987722146" calcext:value-type="float">
            <text:p>1592987722146</text:p>
          </table:table-cell>
          <table:table-cell office:value-type="float" office:value="1592987722815.58" calcext:value-type="float">
            <text:p>1592987722815.58</text:p>
          </table:table-cell>
          <table:table-cell table:number-columns-repeated="4"/>
          <table:table-cell office:value-type="float" office:value="1592987814527" calcext:value-type="float">
            <text:p>1592987814527</text:p>
          </table:table-cell>
          <table:table-cell office:value-type="float" office:value="1592987815796" calcext:value-type="float">
            <text:p>1592987815796</text:p>
          </table:table-cell>
        </table:table-row>
        <table:table-row table:style-name="ro1">
          <table:table-cell office:value-type="float" office:value="1592987722813" calcext:value-type="float">
            <text:p>1592987722813</text:p>
          </table:table-cell>
          <table:table-cell office:value-type="float" office:value="1592987722700" calcext:value-type="float">
            <text:p>1592987722700</text:p>
          </table:table-cell>
          <table:table-cell office:value-type="float" office:value="1592987722830" calcext:value-type="float">
            <text:p>1592987722830</text:p>
          </table:table-cell>
          <table:table-cell office:value-type="float" office:value="1592987723659.15" calcext:value-type="float">
            <text:p>1592987723659.15</text:p>
          </table:table-cell>
          <table:table-cell table:number-columns-repeated="4"/>
          <table:table-cell office:value-type="float" office:value="1592987815589" calcext:value-type="float">
            <text:p>1592987815589</text:p>
          </table:table-cell>
          <table:table-cell office:value-type="float" office:value="1592987816537" calcext:value-type="float">
            <text:p>1592987816537</text:p>
          </table:table-cell>
        </table:table-row>
        <table:table-row table:style-name="ro1">
          <table:table-cell office:value-type="float" office:value="1592987723651" calcext:value-type="float">
            <text:p>1592987723651</text:p>
          </table:table-cell>
          <table:table-cell office:value-type="float" office:value="1592987723555" calcext:value-type="float">
            <text:p>1592987723555</text:p>
          </table:table-cell>
          <table:table-cell office:value-type="float" office:value="1592987723676" calcext:value-type="float">
            <text:p>1592987723676</text:p>
          </table:table-cell>
          <table:table-cell office:value-type="float" office:value="1592987727440.24" calcext:value-type="float">
            <text:p>1592987727440.24</text:p>
          </table:table-cell>
          <table:table-cell table:number-columns-repeated="4"/>
          <table:table-cell office:value-type="float" office:value="1592987816353" calcext:value-type="float">
            <text:p>1592987816353</text:p>
          </table:table-cell>
          <table:table-cell office:value-type="float" office:value="1592987817934" calcext:value-type="float">
            <text:p>1592987817934</text:p>
          </table:table-cell>
        </table:table-row>
        <table:table-row table:style-name="ro1">
          <table:table-cell office:value-type="float" office:value="1592987727438" calcext:value-type="float">
            <text:p>1592987727438</text:p>
          </table:table-cell>
          <table:table-cell office:value-type="float" office:value="1592987727363" calcext:value-type="float">
            <text:p>1592987727363</text:p>
          </table:table-cell>
          <table:table-cell office:value-type="float" office:value="1592987727456" calcext:value-type="float">
            <text:p>1592987727456</text:p>
          </table:table-cell>
          <table:table-cell office:value-type="float" office:value="1592987728421.74" calcext:value-type="float">
            <text:p>1592987728421.74</text:p>
          </table:table-cell>
          <table:table-cell table:number-columns-repeated="4"/>
          <table:table-cell office:value-type="float" office:value="1592987817783" calcext:value-type="float">
            <text:p>1592987817783</text:p>
          </table:table-cell>
          <table:table-cell office:value-type="float" office:value="1592987822398" calcext:value-type="float">
            <text:p>1592987822398</text:p>
          </table:table-cell>
        </table:table-row>
        <table:table-row table:style-name="ro1">
          <table:table-cell office:value-type="float" office:value="1592987728405" calcext:value-type="float">
            <text:p>1592987728405</text:p>
          </table:table-cell>
          <table:table-cell office:value-type="float" office:value="1592987728328" calcext:value-type="float">
            <text:p>1592987728328</text:p>
          </table:table-cell>
          <table:table-cell office:value-type="float" office:value="1592987728436" calcext:value-type="float">
            <text:p>1592987728436</text:p>
          </table:table-cell>
          <table:table-cell office:value-type="float" office:value="1592987730519.93" calcext:value-type="float">
            <text:p>1592987730519.93</text:p>
          </table:table-cell>
          <table:table-cell table:number-columns-repeated="4"/>
          <table:table-cell office:value-type="float" office:value="1592987822099" calcext:value-type="float">
            <text:p>1592987822099</text:p>
          </table:table-cell>
          <table:table-cell office:value-type="float" office:value="1592987825368" calcext:value-type="float">
            <text:p>1592987825368</text:p>
          </table:table-cell>
        </table:table-row>
        <table:table-row table:style-name="ro1">
          <table:table-cell office:value-type="float" office:value="1592987730512" calcext:value-type="float">
            <text:p>1592987730512</text:p>
          </table:table-cell>
          <table:table-cell office:value-type="float" office:value="1592987730409" calcext:value-type="float">
            <text:p>1592987730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24996" calcext:value-type="float">
            <text:p>1592987824996</text:p>
          </table:table-cell>
          <table:table-cell office:value-type="float" office:value="1592987828205" calcext:value-type="float">
            <text:p>1592987828205</text:p>
          </table:table-cell>
        </table:table-row>
        <table:table-row table:style-name="ro1">
          <table:table-cell office:value-type="float" office:value="1592987730529" calcext:value-type="float">
            <text:p>1592987730529</text:p>
          </table:table-cell>
          <table:table-cell office:value-type="float" office:value="1592987730453" calcext:value-type="float">
            <text:p>1592987730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27883" calcext:value-type="float">
            <text:p>1592987827883</text:p>
          </table:table-cell>
          <table:table-cell office:value-type="float" office:value="1592987831958" calcext:value-type="float">
            <text:p>1592987831958</text:p>
          </table:table-cell>
        </table:table-row>
        <table:table-row table:style-name="ro1">
          <table:table-cell office:value-type="float" office:value="1592987730553" calcext:value-type="float">
            <text:p>1592987730553</text:p>
          </table:table-cell>
          <table:table-cell office:value-type="float" office:value="1592987730453" calcext:value-type="float">
            <text:p>1592987730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31716" calcext:value-type="float">
            <text:p>1592987831716</text:p>
          </table:table-cell>
          <table:table-cell office:value-type="float" office:value="1592987833046" calcext:value-type="float">
            <text:p>1592987833046</text:p>
          </table:table-cell>
        </table:table-row>
        <table:table-row table:style-name="ro1">
          <table:table-cell office:value-type="float" office:value="1592987730572" calcext:value-type="float">
            <text:p>1592987730572</text:p>
          </table:table-cell>
          <table:table-cell office:value-type="float" office:value="1592987730463" calcext:value-type="float">
            <text:p>1592987730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32896" calcext:value-type="float">
            <text:p>1592987832896</text:p>
          </table:table-cell>
          <table:table-cell office:value-type="float" office:value="1592987834326" calcext:value-type="float">
            <text:p>1592987834326</text:p>
          </table:table-cell>
        </table:table-row>
        <table:table-row table:style-name="ro1">
          <table:table-cell office:value-type="float" office:value="1592987730635" calcext:value-type="float">
            <text:p>1592987730635</text:p>
          </table:table-cell>
          <table:table-cell office:value-type="float" office:value="1592987730542" calcext:value-type="float">
            <text:p>15929877305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34030" calcext:value-type="float">
            <text:p>1592987834030</text:p>
          </table:table-cell>
          <table:table-cell office:value-type="float" office:value="1592987837265" calcext:value-type="float">
            <text:p>1592987837265</text:p>
          </table:table-cell>
        </table:table-row>
        <table:table-row table:style-name="ro1">
          <table:table-cell office:value-type="float" office:value="1592987730661" calcext:value-type="float">
            <text:p>1592987730661</text:p>
          </table:table-cell>
          <table:table-cell office:value-type="float" office:value="1592987730563" calcext:value-type="float">
            <text:p>15929877305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37002" calcext:value-type="float">
            <text:p>1592987837002</text:p>
          </table:table-cell>
          <table:table-cell office:value-type="float" office:value="1592987838359" calcext:value-type="float">
            <text:p>1592987838359</text:p>
          </table:table-cell>
        </table:table-row>
        <table:table-row table:style-name="ro1">
          <table:table-cell office:value-type="float" office:value="1592987730687" calcext:value-type="float">
            <text:p>1592987730687</text:p>
          </table:table-cell>
          <table:table-cell office:value-type="float" office:value="1592987730635" calcext:value-type="float">
            <text:p>1592987730635</text:p>
          </table:table-cell>
          <table:table-cell office:value-type="float" office:value="1592987730705" calcext:value-type="float">
            <text:p>1592987730705</text:p>
          </table:table-cell>
          <table:table-cell office:value-type="float" office:value="1592987732939.09" calcext:value-type="float">
            <text:p>1592987732939.09</text:p>
          </table:table-cell>
          <table:table-cell table:number-columns-repeated="4"/>
          <table:table-cell office:value-type="float" office:value="1592987838203" calcext:value-type="float">
            <text:p>1592987838203</text:p>
          </table:table-cell>
          <table:table-cell office:value-type="float" office:value="1592987839142" calcext:value-type="float">
            <text:p>1592987839142</text:p>
          </table:table-cell>
        </table:table-row>
        <table:table-row table:style-name="ro1">
          <table:table-cell office:value-type="float" office:value="1592987732936" calcext:value-type="float">
            <text:p>1592987732936</text:p>
          </table:table-cell>
          <table:table-cell office:value-type="float" office:value="1592987732844" calcext:value-type="float">
            <text:p>1592987732844</text:p>
          </table:table-cell>
          <table:table-cell office:value-type="float" office:value="1592987732954" calcext:value-type="float">
            <text:p>1592987732954</text:p>
          </table:table-cell>
          <table:table-cell office:value-type="float" office:value="1592987737177.88" calcext:value-type="float">
            <text:p>1592987737177.88</text:p>
          </table:table-cell>
          <table:table-cell table:number-columns-repeated="4"/>
          <table:table-cell office:value-type="float" office:value="1592987839021" calcext:value-type="float">
            <text:p>1592987839021</text:p>
          </table:table-cell>
          <table:table-cell office:value-type="float" office:value="1592987841923" calcext:value-type="float">
            <text:p>1592987841923</text:p>
          </table:table-cell>
        </table:table-row>
        <table:table-row table:style-name="ro1">
          <table:table-cell office:value-type="float" office:value="1592987737169" calcext:value-type="float">
            <text:p>1592987737169</text:p>
          </table:table-cell>
          <table:table-cell office:value-type="float" office:value="1592987737063" calcext:value-type="float">
            <text:p>1592987737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41729" calcext:value-type="float">
            <text:p>1592987841729</text:p>
          </table:table-cell>
          <table:table-cell office:value-type="float" office:value="1592987843706" calcext:value-type="float">
            <text:p>1592987843706</text:p>
          </table:table-cell>
        </table:table-row>
        <table:table-row table:style-name="ro1">
          <table:table-cell office:value-type="float" office:value="1592987737187" calcext:value-type="float">
            <text:p>1592987737187</text:p>
          </table:table-cell>
          <table:table-cell office:value-type="float" office:value="1592987737087" calcext:value-type="float">
            <text:p>1592987737087</text:p>
          </table:table-cell>
          <table:table-cell office:value-type="float" office:value="1592987737204" calcext:value-type="float">
            <text:p>1592987737204</text:p>
          </table:table-cell>
          <table:table-cell office:value-type="float" office:value="1592987739036.41" calcext:value-type="float">
            <text:p>1592987739036.41</text:p>
          </table:table-cell>
          <table:table-cell table:number-columns-repeated="4"/>
          <table:table-cell office:value-type="float" office:value="1592987843352" calcext:value-type="float">
            <text:p>1592987843352</text:p>
          </table:table-cell>
          <table:table-cell office:value-type="float" office:value="1592987846015" calcext:value-type="float">
            <text:p>1592987846015</text:p>
          </table:table-cell>
        </table:table-row>
        <table:table-row table:style-name="ro1">
          <table:table-cell office:value-type="float" office:value="1592987739025" calcext:value-type="float">
            <text:p>1592987739025</text:p>
          </table:table-cell>
          <table:table-cell office:value-type="float" office:value="1592987738963" calcext:value-type="float">
            <text:p>1592987738963</text:p>
          </table:table-cell>
          <table:table-cell office:value-type="float" office:value="1592987739050" calcext:value-type="float">
            <text:p>1592987739050</text:p>
          </table:table-cell>
          <table:table-cell office:value-type="float" office:value="1592987741213.13" calcext:value-type="float">
            <text:p>1592987741213.13</text:p>
          </table:table-cell>
          <table:table-cell table:number-columns-repeated="4"/>
          <table:table-cell office:value-type="float" office:value="1592987845820" calcext:value-type="float">
            <text:p>1592987845820</text:p>
          </table:table-cell>
          <table:table-cell office:value-type="float" office:value="1592987846988" calcext:value-type="float">
            <text:p>1592987846988</text:p>
          </table:table-cell>
        </table:table-row>
        <table:table-row table:style-name="ro1">
          <table:table-cell office:value-type="float" office:value="1592987741204" calcext:value-type="float">
            <text:p>1592987741204</text:p>
          </table:table-cell>
          <table:table-cell office:value-type="float" office:value="1592987741101" calcext:value-type="float">
            <text:p>1592987741101</text:p>
          </table:table-cell>
          <table:table-cell office:value-type="float" office:value="1592987741227" calcext:value-type="float">
            <text:p>1592987741227</text:p>
          </table:table-cell>
          <table:table-cell office:value-type="float" office:value="1592987742724.97" calcext:value-type="float">
            <text:p>1592987742724.97</text:p>
          </table:table-cell>
          <table:table-cell table:number-columns-repeated="4"/>
          <table:table-cell office:value-type="float" office:value="1592987846820" calcext:value-type="float">
            <text:p>1592987846820</text:p>
          </table:table-cell>
          <table:table-cell office:value-type="float" office:value="1592987848140" calcext:value-type="float">
            <text:p>1592987848140</text:p>
          </table:table-cell>
        </table:table-row>
        <table:table-row table:style-name="ro1">
          <table:table-cell office:value-type="float" office:value="1592987742720" calcext:value-type="float">
            <text:p>1592987742720</text:p>
          </table:table-cell>
          <table:table-cell office:value-type="float" office:value="1592987742655" calcext:value-type="float">
            <text:p>1592987742655</text:p>
          </table:table-cell>
          <table:table-cell office:value-type="float" office:value="1592987742738" calcext:value-type="float">
            <text:p>1592987742738</text:p>
          </table:table-cell>
          <table:table-cell office:value-type="float" office:value="1592987745696.95" calcext:value-type="float">
            <text:p>1592987745696.95</text:p>
          </table:table-cell>
          <table:table-cell table:number-columns-repeated="4"/>
          <table:table-cell office:value-type="float" office:value="1592987847995" calcext:value-type="float">
            <text:p>1592987847995</text:p>
          </table:table-cell>
          <table:table-cell office:value-type="float" office:value="1592987849050" calcext:value-type="float">
            <text:p>1592987849050</text:p>
          </table:table-cell>
        </table:table-row>
        <table:table-row table:style-name="ro1">
          <table:table-cell office:value-type="float" office:value="1592987745687" calcext:value-type="float">
            <text:p>1592987745687</text:p>
          </table:table-cell>
          <table:table-cell office:value-type="float" office:value="1592987745575" calcext:value-type="float">
            <text:p>1592987745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48941" calcext:value-type="float">
            <text:p>1592987848941</text:p>
          </table:table-cell>
          <table:table-cell office:value-type="float" office:value="1592987851452" calcext:value-type="float">
            <text:p>1592987851452</text:p>
          </table:table-cell>
        </table:table-row>
        <table:table-row table:style-name="ro1">
          <table:table-cell office:value-type="float" office:value="1592987745704" calcext:value-type="float">
            <text:p>1592987745704</text:p>
          </table:table-cell>
          <table:table-cell office:value-type="float" office:value="1592987745622" calcext:value-type="float">
            <text:p>1592987745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51286" calcext:value-type="float">
            <text:p>1592987851286</text:p>
          </table:table-cell>
          <table:table-cell office:value-type="float" office:value="1592987852536" calcext:value-type="float">
            <text:p>1592987852536</text:p>
          </table:table-cell>
        </table:table-row>
        <table:table-row table:style-name="ro1">
          <table:table-cell office:value-type="float" office:value="1592987745724" calcext:value-type="float">
            <text:p>1592987745724</text:p>
          </table:table-cell>
          <table:table-cell office:value-type="float" office:value="1592987745622" calcext:value-type="float">
            <text:p>1592987745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52338" calcext:value-type="float">
            <text:p>1592987852338</text:p>
          </table:table-cell>
          <table:table-cell office:value-type="float" office:value="1592987853502" calcext:value-type="float">
            <text:p>1592987853502</text:p>
          </table:table-cell>
        </table:table-row>
        <table:table-row table:style-name="ro1">
          <table:table-cell office:value-type="float" office:value="1592987745744" calcext:value-type="float">
            <text:p>1592987745744</text:p>
          </table:table-cell>
          <table:table-cell office:value-type="float" office:value="1592987745663" calcext:value-type="float">
            <text:p>1592987745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53302" calcext:value-type="float">
            <text:p>1592987853302</text:p>
          </table:table-cell>
          <table:table-cell office:value-type="float" office:value="1592987855806" calcext:value-type="float">
            <text:p>1592987855806</text:p>
          </table:table-cell>
        </table:table-row>
        <table:table-row table:style-name="ro1">
          <table:table-cell office:value-type="float" office:value="1592987745763" calcext:value-type="float">
            <text:p>1592987745763</text:p>
          </table:table-cell>
          <table:table-cell office:value-type="float" office:value="1592987745663" calcext:value-type="float">
            <text:p>1592987745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55428" calcext:value-type="float">
            <text:p>1592987855428</text:p>
          </table:table-cell>
          <table:table-cell office:value-type="float" office:value="1592987857857" calcext:value-type="float">
            <text:p>1592987857857</text:p>
          </table:table-cell>
        </table:table-row>
        <table:table-row table:style-name="ro1">
          <table:table-cell office:value-type="float" office:value="1592987745785" calcext:value-type="float">
            <text:p>1592987745785</text:p>
          </table:table-cell>
          <table:table-cell office:value-type="float" office:value="1592987745663" calcext:value-type="float">
            <text:p>1592987745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57647" calcext:value-type="float">
            <text:p>1592987857647</text:p>
          </table:table-cell>
          <table:table-cell office:value-type="float" office:value="1592987858817" calcext:value-type="float">
            <text:p>1592987858817</text:p>
          </table:table-cell>
        </table:table-row>
        <table:table-row table:style-name="ro1">
          <table:table-cell office:value-type="float" office:value="1592987745807" calcext:value-type="float">
            <text:p>1592987745807</text:p>
          </table:table-cell>
          <table:table-cell office:value-type="float" office:value="1592987745713" calcext:value-type="float">
            <text:p>1592987745713</text:p>
          </table:table-cell>
          <table:table-cell office:value-type="float" office:value="1592987745824" calcext:value-type="float">
            <text:p>1592987745824</text:p>
          </table:table-cell>
          <table:table-cell office:value-type="float" office:value="1592987751508.34" calcext:value-type="float">
            <text:p>1592987751508.34</text:p>
          </table:table-cell>
          <table:table-cell table:number-columns-repeated="4"/>
          <table:table-cell office:value-type="float" office:value="1592987858695" calcext:value-type="float">
            <text:p>1592987858695</text:p>
          </table:table-cell>
          <table:table-cell office:value-type="float" office:value="1592987859906" calcext:value-type="float">
            <text:p>1592987859906</text:p>
          </table:table-cell>
        </table:table-row>
        <table:table-row table:style-name="ro1">
          <table:table-cell office:value-type="float" office:value="1592987751505" calcext:value-type="float">
            <text:p>1592987751505</text:p>
          </table:table-cell>
          <table:table-cell office:value-type="float" office:value="1592987751448" calcext:value-type="float">
            <text:p>1592987751448</text:p>
          </table:table-cell>
          <table:table-cell office:value-type="float" office:value="1592987751522" calcext:value-type="float">
            <text:p>1592987751522</text:p>
          </table:table-cell>
          <table:table-cell office:value-type="float" office:value="1592987754659.91" calcext:value-type="float">
            <text:p>1592987754659.91</text:p>
          </table:table-cell>
          <table:table-cell table:number-columns-repeated="4"/>
          <table:table-cell office:value-type="float" office:value="1592987859807" calcext:value-type="float">
            <text:p>1592987859807</text:p>
          </table:table-cell>
          <table:table-cell office:value-type="float" office:value="1592987860739" calcext:value-type="float">
            <text:p>1592987860739</text:p>
          </table:table-cell>
        </table:table-row>
        <table:table-row table:style-name="ro1">
          <table:table-cell office:value-type="float" office:value="1592987754646" calcext:value-type="float">
            <text:p>1592987754646</text:p>
          </table:table-cell>
          <table:table-cell office:value-type="float" office:value="1592987754563" calcext:value-type="float">
            <text:p>1592987754563</text:p>
          </table:table-cell>
          <table:table-cell office:value-type="float" office:value="1592987754675" calcext:value-type="float">
            <text:p>1592987754675</text:p>
          </table:table-cell>
          <table:table-cell office:value-type="float" office:value="1592987756279.75" calcext:value-type="float">
            <text:p>1592987756279.75</text:p>
          </table:table-cell>
          <table:table-cell table:number-columns-repeated="4"/>
          <table:table-cell office:value-type="float" office:value="1592987860632" calcext:value-type="float">
            <text:p>1592987860632</text:p>
          </table:table-cell>
          <table:table-cell office:value-type="float" office:value="1592987861516" calcext:value-type="float">
            <text:p>1592987861516</text:p>
          </table:table-cell>
        </table:table-row>
        <table:table-row table:style-name="ro1">
          <table:table-cell office:value-type="float" office:value="1592987756277" calcext:value-type="float">
            <text:p>1592987756277</text:p>
          </table:table-cell>
          <table:table-cell office:value-type="float" office:value="1592987756204" calcext:value-type="float">
            <text:p>1592987756204</text:p>
          </table:table-cell>
          <table:table-cell office:value-type="float" office:value="1592987756295" calcext:value-type="float">
            <text:p>1592987756295</text:p>
          </table:table-cell>
          <table:table-cell office:value-type="float" office:value="1592987757881.05" calcext:value-type="float">
            <text:p>1592987757881.05</text:p>
          </table:table-cell>
          <table:table-cell table:number-columns-repeated="4"/>
          <table:table-cell office:value-type="float" office:value="1592987861378" calcext:value-type="float">
            <text:p>1592987861378</text:p>
          </table:table-cell>
          <table:table-cell office:value-type="float" office:value="1592987862075" calcext:value-type="float">
            <text:p>1592987862075</text:p>
          </table:table-cell>
        </table:table-row>
        <table:table-row table:style-name="ro1">
          <table:table-cell office:value-type="float" office:value="1592987757871" calcext:value-type="float">
            <text:p>1592987757871</text:p>
          </table:table-cell>
          <table:table-cell office:value-type="float" office:value="1592987757762" calcext:value-type="float">
            <text:p>1592987757762</text:p>
          </table:table-cell>
          <table:table-cell office:value-type="float" office:value="1592987757897" calcext:value-type="float">
            <text:p>1592987757897</text:p>
          </table:table-cell>
          <table:table-cell office:value-type="float" office:value="1592987758830.05" calcext:value-type="float">
            <text:p>1592987758830.05</text:p>
          </table:table-cell>
          <table:table-cell table:number-columns-repeated="4"/>
          <table:table-cell office:value-type="float" office:value="1592987862002" calcext:value-type="float">
            <text:p>1592987862002</text:p>
          </table:table-cell>
          <table:table-cell office:value-type="float" office:value="1592987862807" calcext:value-type="float">
            <text:p>1592987862807</text:p>
          </table:table-cell>
        </table:table-row>
        <table:table-row table:style-name="ro1">
          <table:table-cell office:value-type="float" office:value="1592987758820" calcext:value-type="float">
            <text:p>1592987758820</text:p>
          </table:table-cell>
          <table:table-cell office:value-type="float" office:value="1592987758727" calcext:value-type="float">
            <text:p>1592987758727</text:p>
          </table:table-cell>
          <table:table-cell office:value-type="float" office:value="1592987758844" calcext:value-type="float">
            <text:p>1592987758844</text:p>
          </table:table-cell>
          <table:table-cell office:value-type="float" office:value="1592987759708.25" calcext:value-type="float">
            <text:p>1592987759708.25</text:p>
          </table:table-cell>
          <table:table-cell table:number-columns-repeated="4"/>
          <table:table-cell office:value-type="float" office:value="1592987862699" calcext:value-type="float">
            <text:p>1592987862699</text:p>
          </table:table-cell>
          <table:table-cell office:value-type="float" office:value="1592987863451" calcext:value-type="float">
            <text:p>1592987863451</text:p>
          </table:table-cell>
        </table:table-row>
        <table:table-row table:style-name="ro1">
          <table:table-cell office:value-type="float" office:value="1592987759711" calcext:value-type="float">
            <text:p>1592987759711</text:p>
          </table:table-cell>
          <table:table-cell office:value-type="float" office:value="1592987759643" calcext:value-type="float">
            <text:p>1592987759643</text:p>
          </table:table-cell>
          <table:table-cell office:value-type="float" office:value="1592987759723" calcext:value-type="float">
            <text:p>1592987759723</text:p>
          </table:table-cell>
          <table:table-cell office:value-type="float" office:value="1592987760781.14" calcext:value-type="float">
            <text:p>1592987760781.14</text:p>
          </table:table-cell>
          <table:table-cell table:number-columns-repeated="4"/>
          <table:table-cell office:value-type="float" office:value="1592987863304" calcext:value-type="float">
            <text:p>1592987863304</text:p>
          </table:table-cell>
          <table:table-cell office:value-type="float" office:value="1592987864207" calcext:value-type="float">
            <text:p>1592987864207</text:p>
          </table:table-cell>
        </table:table-row>
        <table:table-row table:style-name="ro1">
          <table:table-cell office:value-type="float" office:value="1592987760764" calcext:value-type="float">
            <text:p>1592987760764</text:p>
          </table:table-cell>
          <table:table-cell office:value-type="float" office:value="1592987760662" calcext:value-type="float">
            <text:p>1592987760662</text:p>
          </table:table-cell>
          <table:table-cell office:value-type="float" office:value="1592987760794" calcext:value-type="float">
            <text:p>1592987760794</text:p>
          </table:table-cell>
          <table:table-cell office:value-type="float" office:value="1592987761699.09" calcext:value-type="float">
            <text:p>1592987761699.09</text:p>
          </table:table-cell>
          <table:table-cell table:number-columns-repeated="4"/>
          <table:table-cell office:value-type="float" office:value="1592987864085" calcext:value-type="float">
            <text:p>1592987864085</text:p>
          </table:table-cell>
          <table:table-cell office:value-type="float" office:value="1592987865145" calcext:value-type="float">
            <text:p>1592987865145</text:p>
          </table:table-cell>
        </table:table-row>
        <table:table-row table:style-name="ro1">
          <table:table-cell office:value-type="float" office:value="1592987761693" calcext:value-type="float">
            <text:p>1592987761693</text:p>
          </table:table-cell>
          <table:table-cell office:value-type="float" office:value="1592987761593" calcext:value-type="float">
            <text:p>15929877615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64887" calcext:value-type="float">
            <text:p>1592987864887</text:p>
          </table:table-cell>
          <table:table-cell office:value-type="float" office:value="1592987866134" calcext:value-type="float">
            <text:p>1592987866134</text:p>
          </table:table-cell>
        </table:table-row>
        <table:table-row table:style-name="ro1">
          <table:table-cell office:value-type="float" office:value="1592987761712" calcext:value-type="float">
            <text:p>1592987761712</text:p>
          </table:table-cell>
          <table:table-cell office:value-type="float" office:value="1592987761593" calcext:value-type="float">
            <text:p>15929877615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65929" calcext:value-type="float">
            <text:p>1592987865929</text:p>
          </table:table-cell>
          <table:table-cell office:value-type="float" office:value="1592987868143" calcext:value-type="float">
            <text:p>1592987868143</text:p>
          </table:table-cell>
        </table:table-row>
        <table:table-row table:style-name="ro1">
          <table:table-cell office:value-type="float" office:value="1592987761736" calcext:value-type="float">
            <text:p>1592987761736</text:p>
          </table:table-cell>
          <table:table-cell office:value-type="float" office:value="1592987761593" calcext:value-type="float">
            <text:p>15929877615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67841" calcext:value-type="float">
            <text:p>1592987867841</text:p>
          </table:table-cell>
          <table:table-cell office:value-type="float" office:value="1592987870155" calcext:value-type="float">
            <text:p>1592987870155</text:p>
          </table:table-cell>
        </table:table-row>
        <table:table-row table:style-name="ro1">
          <table:table-cell office:value-type="float" office:value="1592987761758" calcext:value-type="float">
            <text:p>1592987761758</text:p>
          </table:table-cell>
          <table:table-cell office:value-type="float" office:value="1592987761638" calcext:value-type="float">
            <text:p>1592987761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69907" calcext:value-type="float">
            <text:p>1592987869907</text:p>
          </table:table-cell>
          <table:table-cell office:value-type="float" office:value="1592987871579" calcext:value-type="float">
            <text:p>1592987871579</text:p>
          </table:table-cell>
        </table:table-row>
        <table:table-row table:style-name="ro1">
          <table:table-cell office:value-type="float" office:value="1592987761788" calcext:value-type="float">
            <text:p>1592987761788</text:p>
          </table:table-cell>
          <table:table-cell office:value-type="float" office:value="1592987761662" calcext:value-type="float">
            <text:p>15929877616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71482" calcext:value-type="float">
            <text:p>1592987871482</text:p>
          </table:table-cell>
          <table:table-cell office:value-type="float" office:value="1592987872614" calcext:value-type="float">
            <text:p>1592987872614</text:p>
          </table:table-cell>
        </table:table-row>
        <table:table-row table:style-name="ro1">
          <table:table-cell office:value-type="float" office:value="1592987761812" calcext:value-type="float">
            <text:p>1592987761812</text:p>
          </table:table-cell>
          <table:table-cell office:value-type="float" office:value="1592987761728" calcext:value-type="float">
            <text:p>1592987761728</text:p>
          </table:table-cell>
          <table:table-cell office:value-type="float" office:value="1592987761828" calcext:value-type="float">
            <text:p>1592987761828</text:p>
          </table:table-cell>
          <table:table-cell office:value-type="float" office:value="1592987762604.91" calcext:value-type="float">
            <text:p>1592987762604.91</text:p>
          </table:table-cell>
          <table:table-cell table:number-columns-repeated="4"/>
          <table:table-cell office:value-type="float" office:value="1592987872412" calcext:value-type="float">
            <text:p>1592987872412</text:p>
          </table:table-cell>
          <table:table-cell office:value-type="float" office:value="1592987874781" calcext:value-type="float">
            <text:p>1592987874781</text:p>
          </table:table-cell>
        </table:table-row>
        <table:table-row table:style-name="ro1">
          <table:table-cell office:value-type="float" office:value="1592987762596" calcext:value-type="float">
            <text:p>1592987762596</text:p>
          </table:table-cell>
          <table:table-cell office:value-type="float" office:value="1592987762503" calcext:value-type="float">
            <text:p>1592987762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74609" calcext:value-type="float">
            <text:p>1592987874609</text:p>
          </table:table-cell>
          <table:table-cell office:value-type="float" office:value="1592987876169" calcext:value-type="float">
            <text:p>1592987876169</text:p>
          </table:table-cell>
        </table:table-row>
        <table:table-row table:style-name="ro1">
          <table:table-cell office:value-type="float" office:value="1592987762614" calcext:value-type="float">
            <text:p>1592987762614</text:p>
          </table:table-cell>
          <table:table-cell office:value-type="float" office:value="1592987762548" calcext:value-type="float">
            <text:p>1592987762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76028" calcext:value-type="float">
            <text:p>1592987876028</text:p>
          </table:table-cell>
          <table:table-cell office:value-type="float" office:value="1592987879046" calcext:value-type="float">
            <text:p>1592987879046</text:p>
          </table:table-cell>
        </table:table-row>
        <table:table-row table:style-name="ro1">
          <table:table-cell office:value-type="float" office:value="1592987762634" calcext:value-type="float">
            <text:p>1592987762634</text:p>
          </table:table-cell>
          <table:table-cell office:value-type="float" office:value="1592987762548" calcext:value-type="float">
            <text:p>1592987762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78802" calcext:value-type="float">
            <text:p>1592987878802</text:p>
          </table:table-cell>
          <table:table-cell office:value-type="float" office:value="1592987881718" calcext:value-type="float">
            <text:p>1592987881718</text:p>
          </table:table-cell>
        </table:table-row>
        <table:table-row table:style-name="ro1">
          <table:table-cell office:value-type="float" office:value="1592987762662" calcext:value-type="float">
            <text:p>1592987762662</text:p>
          </table:table-cell>
          <table:table-cell office:value-type="float" office:value="1592987762562" calcext:value-type="float">
            <text:p>1592987762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81503" calcext:value-type="float">
            <text:p>1592987881503</text:p>
          </table:table-cell>
          <table:table-cell office:value-type="float" office:value="1592987884457" calcext:value-type="float">
            <text:p>1592987884457</text:p>
          </table:table-cell>
        </table:table-row>
        <table:table-row table:style-name="ro1">
          <table:table-cell office:value-type="float" office:value="1592987762682" calcext:value-type="float">
            <text:p>1592987762682</text:p>
          </table:table-cell>
          <table:table-cell office:value-type="float" office:value="1592987762562" calcext:value-type="float">
            <text:p>1592987762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84287" calcext:value-type="float">
            <text:p>1592987884287</text:p>
          </table:table-cell>
          <table:table-cell office:value-type="float" office:value="1592987886330" calcext:value-type="float">
            <text:p>1592987886330</text:p>
          </table:table-cell>
        </table:table-row>
        <table:table-row table:style-name="ro1">
          <table:table-cell office:value-type="float" office:value="1592987762698" calcext:value-type="float">
            <text:p>1592987762698</text:p>
          </table:table-cell>
          <table:table-cell office:value-type="float" office:value="1592987762592" calcext:value-type="float">
            <text:p>1592987762592</text:p>
          </table:table-cell>
          <table:table-cell office:value-type="float" office:value="1592987762710" calcext:value-type="float">
            <text:p>1592987762710</text:p>
          </table:table-cell>
          <table:table-cell office:value-type="float" office:value="1592987763745.53" calcext:value-type="float">
            <text:p>1592987763745.53</text:p>
          </table:table-cell>
          <table:table-cell table:number-columns-repeated="4"/>
          <table:table-cell office:value-type="float" office:value="1592987886094" calcext:value-type="float">
            <text:p>1592987886094</text:p>
          </table:table-cell>
          <table:table-cell office:value-type="float" office:value="1592987890976" calcext:value-type="float">
            <text:p>1592987890976</text:p>
          </table:table-cell>
        </table:table-row>
        <table:table-row table:style-name="ro1">
          <table:table-cell office:value-type="float" office:value="1592987763734" calcext:value-type="float">
            <text:p>1592987763734</text:p>
          </table:table-cell>
          <table:table-cell office:value-type="float" office:value="1592987763662" calcext:value-type="float">
            <text:p>1592987763662</text:p>
          </table:table-cell>
          <table:table-cell office:value-type="float" office:value="1592987763762" calcext:value-type="float">
            <text:p>1592987763762</text:p>
          </table:table-cell>
          <table:table-cell office:value-type="float" office:value="1592987765135.88" calcext:value-type="float">
            <text:p>1592987765135.88</text:p>
          </table:table-cell>
          <table:table-cell table:number-columns-repeated="4"/>
          <table:table-cell office:value-type="float" office:value="1592987890687" calcext:value-type="float">
            <text:p>1592987890687</text:p>
          </table:table-cell>
          <table:table-cell office:value-type="float" office:value="1592987892197" calcext:value-type="float">
            <text:p>1592987892197</text:p>
          </table:table-cell>
        </table:table-row>
        <table:table-row table:style-name="ro1">
          <table:table-cell office:value-type="float" office:value="1592987765132" calcext:value-type="float">
            <text:p>1592987765132</text:p>
          </table:table-cell>
          <table:table-cell office:value-type="float" office:value="1592987765043" calcext:value-type="float">
            <text:p>1592987765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92044" calcext:value-type="float">
            <text:p>1592987892044</text:p>
          </table:table-cell>
          <table:table-cell office:value-type="float" office:value="1592987893167" calcext:value-type="float">
            <text:p>1592987893167</text:p>
          </table:table-cell>
        </table:table-row>
        <table:table-row table:style-name="ro1">
          <table:table-cell office:value-type="float" office:value="1592987765150" calcext:value-type="float">
            <text:p>1592987765150</text:p>
          </table:table-cell>
          <table:table-cell office:value-type="float" office:value="1592987765043" calcext:value-type="float">
            <text:p>1592987765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92950" calcext:value-type="float">
            <text:p>1592987892950</text:p>
          </table:table-cell>
          <table:table-cell office:value-type="float" office:value="1592987894226" calcext:value-type="float">
            <text:p>1592987894226</text:p>
          </table:table-cell>
        </table:table-row>
        <table:table-row table:style-name="ro1">
          <table:table-cell office:value-type="float" office:value="1592987765170" calcext:value-type="float">
            <text:p>1592987765170</text:p>
          </table:table-cell>
          <table:table-cell office:value-type="float" office:value="1592987765062" calcext:value-type="float">
            <text:p>1592987765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93991" calcext:value-type="float">
            <text:p>1592987893991</text:p>
          </table:table-cell>
          <table:table-cell office:value-type="float" office:value="1592987894866" calcext:value-type="float">
            <text:p>1592987894866</text:p>
          </table:table-cell>
        </table:table-row>
        <table:table-row table:style-name="ro1">
          <table:table-cell office:value-type="float" office:value="1592987765205" calcext:value-type="float">
            <text:p>1592987765205</text:p>
          </table:table-cell>
          <table:table-cell office:value-type="float" office:value="1592987765088" calcext:value-type="float">
            <text:p>1592987765088</text:p>
          </table:table-cell>
          <table:table-cell office:value-type="float" office:value="1592987765223" calcext:value-type="float">
            <text:p>1592987765223</text:p>
          </table:table-cell>
          <table:table-cell office:value-type="float" office:value="1592987766046.59" calcext:value-type="float">
            <text:p>1592987766046.59</text:p>
          </table:table-cell>
          <table:table-cell table:number-columns-repeated="4"/>
          <table:table-cell office:value-type="float" office:value="1592987894713" calcext:value-type="float">
            <text:p>1592987894713</text:p>
          </table:table-cell>
          <table:table-cell office:value-type="float" office:value="1592987895611" calcext:value-type="float">
            <text:p>1592987895611</text:p>
          </table:table-cell>
        </table:table-row>
        <table:table-row table:style-name="ro1">
          <table:table-cell office:value-type="float" office:value="1592987766037" calcext:value-type="float">
            <text:p>1592987766037</text:p>
          </table:table-cell>
          <table:table-cell office:value-type="float" office:value="1592987765947" calcext:value-type="float">
            <text:p>15929877659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95506" calcext:value-type="float">
            <text:p>1592987895506</text:p>
          </table:table-cell>
          <table:table-cell office:value-type="float" office:value="1592987897216" calcext:value-type="float">
            <text:p>1592987897216</text:p>
          </table:table-cell>
        </table:table-row>
        <table:table-row table:style-name="ro1">
          <table:table-cell office:value-type="float" office:value="1592987766058" calcext:value-type="float">
            <text:p>1592987766058</text:p>
          </table:table-cell>
          <table:table-cell office:value-type="float" office:value="1592987765947" calcext:value-type="float">
            <text:p>15929877659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97096" calcext:value-type="float">
            <text:p>1592987897096</text:p>
          </table:table-cell>
          <table:table-cell office:value-type="float" office:value="1592987897834" calcext:value-type="float">
            <text:p>1592987897834</text:p>
          </table:table-cell>
        </table:table-row>
        <table:table-row table:style-name="ro1">
          <table:table-cell office:value-type="float" office:value="1592987766082" calcext:value-type="float">
            <text:p>1592987766082</text:p>
          </table:table-cell>
          <table:table-cell office:value-type="float" office:value="1592987765947" calcext:value-type="float">
            <text:p>15929877659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97704" calcext:value-type="float">
            <text:p>1592987897704</text:p>
          </table:table-cell>
          <table:table-cell office:value-type="float" office:value="1592987898910" calcext:value-type="float">
            <text:p>1592987898910</text:p>
          </table:table-cell>
        </table:table-row>
        <table:table-row table:style-name="ro1">
          <table:table-cell office:value-type="float" office:value="1592987766101" calcext:value-type="float">
            <text:p>1592987766101</text:p>
          </table:table-cell>
          <table:table-cell office:value-type="float" office:value="1592987765992" calcext:value-type="float">
            <text:p>1592987765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98813" calcext:value-type="float">
            <text:p>1592987898813</text:p>
          </table:table-cell>
          <table:table-cell office:value-type="float" office:value="1592987899566" calcext:value-type="float">
            <text:p>1592987899566</text:p>
          </table:table-cell>
        </table:table-row>
        <table:table-row table:style-name="ro1">
          <table:table-cell office:value-type="float" office:value="1592987766123" calcext:value-type="float">
            <text:p>1592987766123</text:p>
          </table:table-cell>
          <table:table-cell office:value-type="float" office:value="1592987766038" calcext:value-type="float">
            <text:p>1592987766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899421" calcext:value-type="float">
            <text:p>1592987899421</text:p>
          </table:table-cell>
          <table:table-cell office:value-type="float" office:value="1592987900807" calcext:value-type="float">
            <text:p>1592987900807</text:p>
          </table:table-cell>
        </table:table-row>
        <table:table-row table:style-name="ro1">
          <table:table-cell office:value-type="float" office:value="1592987766142" calcext:value-type="float">
            <text:p>1592987766142</text:p>
          </table:table-cell>
          <table:table-cell office:value-type="float" office:value="1592987766038" calcext:value-type="float">
            <text:p>1592987766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00585" calcext:value-type="float">
            <text:p>1592987900585</text:p>
          </table:table-cell>
          <table:table-cell office:value-type="float" office:value="1592987902635" calcext:value-type="float">
            <text:p>1592987902635</text:p>
          </table:table-cell>
        </table:table-row>
        <table:table-row table:style-name="ro1">
          <table:table-cell office:value-type="float" office:value="1592987766162" calcext:value-type="float">
            <text:p>1592987766162</text:p>
          </table:table-cell>
          <table:table-cell office:value-type="float" office:value="1592987766038" calcext:value-type="float">
            <text:p>1592987766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02398" calcext:value-type="float">
            <text:p>1592987902398</text:p>
          </table:table-cell>
          <table:table-cell office:value-type="float" office:value="1592987903772" calcext:value-type="float">
            <text:p>1592987903772</text:p>
          </table:table-cell>
        </table:table-row>
        <table:table-row table:style-name="ro1">
          <table:table-cell office:value-type="float" office:value="1592987766183" calcext:value-type="float">
            <text:p>1592987766183</text:p>
          </table:table-cell>
          <table:table-cell office:value-type="float" office:value="1592987766038" calcext:value-type="float">
            <text:p>1592987766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03596" calcext:value-type="float">
            <text:p>1592987903596</text:p>
          </table:table-cell>
          <table:table-cell office:value-type="float" office:value="1592987904606" calcext:value-type="float">
            <text:p>1592987904606</text:p>
          </table:table-cell>
        </table:table-row>
        <table:table-row table:style-name="ro1">
          <table:table-cell office:value-type="float" office:value="1592987766202" calcext:value-type="float">
            <text:p>1592987766202</text:p>
          </table:table-cell>
          <table:table-cell office:value-type="float" office:value="1592987766082" calcext:value-type="float">
            <text:p>1592987766082</text:p>
          </table:table-cell>
          <table:table-cell office:value-type="float" office:value="1592987766217" calcext:value-type="float">
            <text:p>1592987766217</text:p>
          </table:table-cell>
          <table:table-cell office:value-type="float" office:value="1592987768520.95" calcext:value-type="float">
            <text:p>1592987768520.95</text:p>
          </table:table-cell>
          <table:table-cell table:number-columns-repeated="4"/>
          <table:table-cell office:value-type="float" office:value="1592987904509" calcext:value-type="float">
            <text:p>1592987904509</text:p>
          </table:table-cell>
          <table:table-cell office:value-type="float" office:value="1592987907347" calcext:value-type="float">
            <text:p>1592987907347</text:p>
          </table:table-cell>
        </table:table-row>
        <table:table-row table:style-name="ro1">
          <table:table-cell office:value-type="float" office:value="1592987768508" calcext:value-type="float">
            <text:p>1592987768508</text:p>
          </table:table-cell>
          <table:table-cell office:value-type="float" office:value="1592987768447" calcext:value-type="float">
            <text:p>1592987768447</text:p>
          </table:table-cell>
          <table:table-cell office:value-type="float" office:value="1592987768536" calcext:value-type="float">
            <text:p>1592987768536</text:p>
          </table:table-cell>
          <table:table-cell office:value-type="float" office:value="1592987771665.14" calcext:value-type="float">
            <text:p>1592987771665.14</text:p>
          </table:table-cell>
          <table:table-cell table:number-columns-repeated="4"/>
          <table:table-cell office:value-type="float" office:value="1592987907190" calcext:value-type="float">
            <text:p>1592987907190</text:p>
          </table:table-cell>
          <table:table-cell office:value-type="float" office:value="1592987908345" calcext:value-type="float">
            <text:p>1592987908345</text:p>
          </table:table-cell>
        </table:table-row>
        <table:table-row table:style-name="ro1">
          <table:table-cell office:value-type="float" office:value="1592987771652" calcext:value-type="float">
            <text:p>1592987771652</text:p>
          </table:table-cell>
          <table:table-cell office:value-type="float" office:value="1592987771533" calcext:value-type="float">
            <text:p>1592987771533</text:p>
          </table:table-cell>
          <table:table-cell office:value-type="float" office:value="1592987771679" calcext:value-type="float">
            <text:p>1592987771679</text:p>
          </table:table-cell>
          <table:table-cell office:value-type="float" office:value="1592987772699.8" calcext:value-type="float">
            <text:p>1592987772699.8</text:p>
          </table:table-cell>
          <table:table-cell table:number-columns-repeated="4"/>
          <table:table-cell office:value-type="float" office:value="1592987908195" calcext:value-type="float">
            <text:p>1592987908195</text:p>
          </table:table-cell>
          <table:table-cell office:value-type="float" office:value="1592987909698" calcext:value-type="float">
            <text:p>1592987909698</text:p>
          </table:table-cell>
        </table:table-row>
        <table:table-row table:style-name="ro1">
          <table:table-cell office:value-type="float" office:value="1592987772694" calcext:value-type="float">
            <text:p>1592987772694</text:p>
          </table:table-cell>
          <table:table-cell office:value-type="float" office:value="1592987772614" calcext:value-type="float">
            <text:p>1592987772614</text:p>
          </table:table-cell>
          <table:table-cell office:value-type="float" office:value="1592987772714" calcext:value-type="float">
            <text:p>1592987772714</text:p>
          </table:table-cell>
          <table:table-cell office:value-type="float" office:value="1592987774008.13" calcext:value-type="float">
            <text:p>1592987774008.13</text:p>
          </table:table-cell>
          <table:table-cell table:number-columns-repeated="4"/>
          <table:table-cell office:value-type="float" office:value="1592987909496" calcext:value-type="float">
            <text:p>1592987909496</text:p>
          </table:table-cell>
          <table:table-cell office:value-type="float" office:value="1592987910940" calcext:value-type="float">
            <text:p>1592987910940</text:p>
          </table:table-cell>
        </table:table-row>
        <table:table-row table:style-name="ro1">
          <table:table-cell office:value-type="float" office:value="1592987774006" calcext:value-type="float">
            <text:p>1592987774006</text:p>
          </table:table-cell>
          <table:table-cell office:value-type="float" office:value="1592987773933" calcext:value-type="float">
            <text:p>1592987773933</text:p>
          </table:table-cell>
          <table:table-cell office:value-type="float" office:value="1592987774021" calcext:value-type="float">
            <text:p>1592987774021</text:p>
          </table:table-cell>
          <table:table-cell office:value-type="float" office:value="1592987775836.1" calcext:value-type="float">
            <text:p>1592987775836.1</text:p>
          </table:table-cell>
          <table:table-cell table:number-columns-repeated="4"/>
          <table:table-cell office:value-type="float" office:value="1592987910672" calcext:value-type="float">
            <text:p>1592987910672</text:p>
          </table:table-cell>
          <table:table-cell office:value-type="float" office:value="1592987912310" calcext:value-type="float">
            <text:p>1592987912310</text:p>
          </table:table-cell>
        </table:table-row>
        <table:table-row table:style-name="ro1">
          <table:table-cell office:value-type="float" office:value="1592987775831" calcext:value-type="float">
            <text:p>1592987775831</text:p>
          </table:table-cell>
          <table:table-cell office:value-type="float" office:value="1592987775722" calcext:value-type="float">
            <text:p>1592987775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12029" calcext:value-type="float">
            <text:p>1592987912029</text:p>
          </table:table-cell>
          <table:table-cell office:value-type="float" office:value="1592987913207" calcext:value-type="float">
            <text:p>1592987913207</text:p>
          </table:table-cell>
        </table:table-row>
        <table:table-row table:style-name="ro1">
          <table:table-cell office:value-type="float" office:value="1592987775852" calcext:value-type="float">
            <text:p>1592987775852</text:p>
          </table:table-cell>
          <table:table-cell office:value-type="float" office:value="1592987775722" calcext:value-type="float">
            <text:p>1592987775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13021" calcext:value-type="float">
            <text:p>1592987913021</text:p>
          </table:table-cell>
          <table:table-cell office:value-type="float" office:value="1592987915468" calcext:value-type="float">
            <text:p>1592987915468</text:p>
          </table:table-cell>
        </table:table-row>
        <table:table-row table:style-name="ro1">
          <table:table-cell office:value-type="float" office:value="1592987775874" calcext:value-type="float">
            <text:p>1592987775874</text:p>
          </table:table-cell>
          <table:table-cell office:value-type="float" office:value="1592987775762" calcext:value-type="float">
            <text:p>1592987775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15155" calcext:value-type="float">
            <text:p>1592987915155</text:p>
          </table:table-cell>
          <table:table-cell office:value-type="float" office:value="1592987918127" calcext:value-type="float">
            <text:p>1592987918127</text:p>
          </table:table-cell>
        </table:table-row>
        <table:table-row table:style-name="ro1">
          <table:table-cell office:value-type="float" office:value="1592987775897" calcext:value-type="float">
            <text:p>1592987775897</text:p>
          </table:table-cell>
          <table:table-cell office:value-type="float" office:value="1592987775811" calcext:value-type="float">
            <text:p>1592987775811</text:p>
          </table:table-cell>
          <table:table-cell office:value-type="float" office:value="1592987775912" calcext:value-type="float">
            <text:p>1592987775912</text:p>
          </table:table-cell>
          <table:table-cell office:value-type="float" office:value="1592987778522.04" calcext:value-type="float">
            <text:p>1592987778522.04</text:p>
          </table:table-cell>
          <table:table-cell table:number-columns-repeated="4"/>
          <table:table-cell office:value-type="float" office:value="1592987917382" calcext:value-type="float">
            <text:p>1592987917382</text:p>
          </table:table-cell>
          <table:table-cell office:value-type="float" office:value="1592987921434" calcext:value-type="float">
            <text:p>1592987921434</text:p>
          </table:table-cell>
        </table:table-row>
        <table:table-row table:style-name="ro1">
          <table:table-cell office:value-type="float" office:value="1592987778505" calcext:value-type="float">
            <text:p>1592987778505</text:p>
          </table:table-cell>
          <table:table-cell office:value-type="float" office:value="1592987778445" calcext:value-type="float">
            <text:p>1592987778445</text:p>
          </table:table-cell>
          <table:table-cell office:value-type="float" office:value="1592987778544" calcext:value-type="float">
            <text:p>1592987778544</text:p>
          </table:table-cell>
          <table:table-cell office:value-type="float" office:value="1592987780854.52" calcext:value-type="float">
            <text:p>1592987780854.52</text:p>
          </table:table-cell>
          <table:table-cell table:number-columns-repeated="4"/>
          <table:table-cell office:value-type="float" office:value="1592987921224" calcext:value-type="float">
            <text:p>1592987921224</text:p>
          </table:table-cell>
          <table:table-cell office:value-type="float" office:value="1592987922753" calcext:value-type="float">
            <text:p>1592987922753</text:p>
          </table:table-cell>
        </table:table-row>
        <table:table-row table:style-name="ro1">
          <table:table-cell office:value-type="float" office:value="1592987780848" calcext:value-type="float">
            <text:p>1592987780848</text:p>
          </table:table-cell>
          <table:table-cell office:value-type="float" office:value="1592987780762" calcext:value-type="float">
            <text:p>1592987780762</text:p>
          </table:table-cell>
          <table:table-cell office:value-type="float" office:value="1592987780868" calcext:value-type="float">
            <text:p>1592987780868</text:p>
          </table:table-cell>
          <table:table-cell office:value-type="float" office:value="1592987782234.07" calcext:value-type="float">
            <text:p>1592987782234.07</text:p>
          </table:table-cell>
          <table:table-cell table:number-columns-repeated="4"/>
          <table:table-cell office:value-type="float" office:value="1592987922590" calcext:value-type="float">
            <text:p>1592987922590</text:p>
          </table:table-cell>
          <table:table-cell office:value-type="float" office:value="1592987924358" calcext:value-type="float">
            <text:p>1592987924358</text:p>
          </table:table-cell>
        </table:table-row>
        <table:table-row table:style-name="ro1">
          <table:table-cell office:value-type="float" office:value="1592987782225" calcext:value-type="float">
            <text:p>1592987782225</text:p>
          </table:table-cell>
          <table:table-cell office:value-type="float" office:value="1592987782141" calcext:value-type="float">
            <text:p>1592987782141</text:p>
          </table:table-cell>
          <table:table-cell office:value-type="float" office:value="1592987782249" calcext:value-type="float">
            <text:p>1592987782249</text:p>
          </table:table-cell>
          <table:table-cell office:value-type="float" office:value="1592987783303.99" calcext:value-type="float">
            <text:p>1592987783303.99</text:p>
          </table:table-cell>
          <table:table-cell table:number-columns-repeated="4"/>
          <table:table-cell office:value-type="float" office:value="1592987924248" calcext:value-type="float">
            <text:p>1592987924248</text:p>
          </table:table-cell>
          <table:table-cell office:value-type="float" office:value="1592987925618" calcext:value-type="float">
            <text:p>1592987925618</text:p>
          </table:table-cell>
        </table:table-row>
        <table:table-row table:style-name="ro1">
          <table:table-cell office:value-type="float" office:value="1592987783303" calcext:value-type="float">
            <text:p>1592987783303</text:p>
          </table:table-cell>
          <table:table-cell office:value-type="float" office:value="1592987783236" calcext:value-type="float">
            <text:p>1592987783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25483" calcext:value-type="float">
            <text:p>1592987925483</text:p>
          </table:table-cell>
          <table:table-cell office:value-type="float" office:value="1592987927514" calcext:value-type="float">
            <text:p>1592987927514</text:p>
          </table:table-cell>
        </table:table-row>
        <table:table-row table:style-name="ro1">
          <table:table-cell office:value-type="float" office:value="1592987783324" calcext:value-type="float">
            <text:p>1592987783324</text:p>
          </table:table-cell>
          <table:table-cell office:value-type="float" office:value="1592987783236" calcext:value-type="float">
            <text:p>1592987783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27206" calcext:value-type="float">
            <text:p>1592987927206</text:p>
          </table:table-cell>
          <table:table-cell office:value-type="float" office:value="1592987929888" calcext:value-type="float">
            <text:p>1592987929888</text:p>
          </table:table-cell>
        </table:table-row>
        <table:table-row table:style-name="ro1">
          <table:table-cell office:value-type="float" office:value="1592987783343" calcext:value-type="float">
            <text:p>1592987783343</text:p>
          </table:table-cell>
          <table:table-cell office:value-type="float" office:value="1592987783236" calcext:value-type="float">
            <text:p>1592987783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29604" calcext:value-type="float">
            <text:p>1592987929604</text:p>
          </table:table-cell>
          <table:table-cell office:value-type="float" office:value="1592987932185" calcext:value-type="float">
            <text:p>1592987932185</text:p>
          </table:table-cell>
        </table:table-row>
        <table:table-row table:style-name="ro1">
          <table:table-cell office:value-type="float" office:value="1592987783362" calcext:value-type="float">
            <text:p>1592987783362</text:p>
          </table:table-cell>
          <table:table-cell office:value-type="float" office:value="1592987783262" calcext:value-type="float">
            <text:p>15929877832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32041" calcext:value-type="float">
            <text:p>1592987932041</text:p>
          </table:table-cell>
          <table:table-cell office:value-type="float" office:value="1592987933847" calcext:value-type="float">
            <text:p>1592987933847</text:p>
          </table:table-cell>
        </table:table-row>
        <table:table-row table:style-name="ro1">
          <table:table-cell office:value-type="float" office:value="1592987783382" calcext:value-type="float">
            <text:p>1592987783382</text:p>
          </table:table-cell>
          <table:table-cell office:value-type="float" office:value="1592987783262" calcext:value-type="float">
            <text:p>15929877832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33617" calcext:value-type="float">
            <text:p>1592987933617</text:p>
          </table:table-cell>
          <table:table-cell office:value-type="float" office:value="1592987935913" calcext:value-type="float">
            <text:p>1592987935913</text:p>
          </table:table-cell>
        </table:table-row>
        <table:table-row table:style-name="ro1">
          <table:table-cell office:value-type="float" office:value="1592987783402" calcext:value-type="float">
            <text:p>1592987783402</text:p>
          </table:table-cell>
          <table:table-cell office:value-type="float" office:value="1592987783327" calcext:value-type="float">
            <text:p>1592987783327</text:p>
          </table:table-cell>
          <table:table-cell office:value-type="float" office:value="1592987783415" calcext:value-type="float">
            <text:p>1592987783415</text:p>
          </table:table-cell>
          <table:table-cell office:value-type="float" office:value="1592987784528.81" calcext:value-type="float">
            <text:p>1592987784528.81</text:p>
          </table:table-cell>
          <table:table-cell table:number-columns-repeated="4"/>
          <table:table-cell office:value-type="float" office:value="1592987935713" calcext:value-type="float">
            <text:p>1592987935713</text:p>
          </table:table-cell>
          <table:table-cell office:value-type="float" office:value="1592987936814" calcext:value-type="float">
            <text:p>1592987936814</text:p>
          </table:table-cell>
        </table:table-row>
        <table:table-row table:style-name="ro1">
          <table:table-cell office:value-type="float" office:value="1592987784529" calcext:value-type="float">
            <text:p>1592987784529</text:p>
          </table:table-cell>
          <table:table-cell office:value-type="float" office:value="1592987784414" calcext:value-type="float">
            <text:p>1592987784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36719" calcext:value-type="float">
            <text:p>1592987936719</text:p>
          </table:table-cell>
          <table:table-cell office:value-type="float" office:value="1592987938122" calcext:value-type="float">
            <text:p>1592987938122</text:p>
          </table:table-cell>
        </table:table-row>
        <table:table-row table:style-name="ro1">
          <table:table-cell office:value-type="float" office:value="1592987784529" calcext:value-type="float">
            <text:p>1592987784529</text:p>
          </table:table-cell>
          <table:table-cell office:value-type="float" office:value="1592987784414" calcext:value-type="float">
            <text:p>1592987784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37918" calcext:value-type="float">
            <text:p>1592987937918</text:p>
          </table:table-cell>
          <table:table-cell office:value-type="float" office:value="1592987940785" calcext:value-type="float">
            <text:p>1592987940785</text:p>
          </table:table-cell>
        </table:table-row>
        <table:table-row table:style-name="ro1">
          <table:table-cell office:value-type="float" office:value="1592987784552" calcext:value-type="float">
            <text:p>1592987784552</text:p>
          </table:table-cell>
          <table:table-cell office:value-type="float" office:value="1592987784414" calcext:value-type="float">
            <text:p>1592987784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40590" calcext:value-type="float">
            <text:p>1592987940590</text:p>
          </table:table-cell>
          <table:table-cell office:value-type="float" office:value="1592987943593" calcext:value-type="float">
            <text:p>1592987943593</text:p>
          </table:table-cell>
        </table:table-row>
        <table:table-row table:style-name="ro1">
          <table:table-cell office:value-type="float" office:value="1592987784573" calcext:value-type="float">
            <text:p>1592987784573</text:p>
          </table:table-cell>
          <table:table-cell office:value-type="float" office:value="1592987784459" calcext:value-type="float">
            <text:p>15929877844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43214" calcext:value-type="float">
            <text:p>1592987943214</text:p>
          </table:table-cell>
          <table:table-cell office:value-type="float" office:value="1592987944821" calcext:value-type="float">
            <text:p>1592987944821</text:p>
          </table:table-cell>
        </table:table-row>
        <table:table-row table:style-name="ro1">
          <table:table-cell office:value-type="float" office:value="1592987784593" calcext:value-type="float">
            <text:p>1592987784593</text:p>
          </table:table-cell>
          <table:table-cell office:value-type="float" office:value="1592987784459" calcext:value-type="float">
            <text:p>15929877844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44645" calcext:value-type="float">
            <text:p>1592987944645</text:p>
          </table:table-cell>
          <table:table-cell office:value-type="float" office:value="1592987945630" calcext:value-type="float">
            <text:p>1592987945630</text:p>
          </table:table-cell>
        </table:table-row>
        <table:table-row table:style-name="ro1">
          <table:table-cell office:value-type="float" office:value="1592987784615" calcext:value-type="float">
            <text:p>1592987784615</text:p>
          </table:table-cell>
          <table:table-cell office:value-type="float" office:value="1592987784459" calcext:value-type="float">
            <text:p>1592987784459</text:p>
          </table:table-cell>
          <table:table-cell office:value-type="float" office:value="1592987784633" calcext:value-type="float">
            <text:p>1592987784633</text:p>
          </table:table-cell>
          <table:table-cell office:value-type="float" office:value="1592987785565.79" calcext:value-type="float">
            <text:p>1592987785565.79</text:p>
          </table:table-cell>
          <table:table-cell table:number-columns-repeated="4"/>
          <table:table-cell office:value-type="float" office:value="1592987945473" calcext:value-type="float">
            <text:p>1592987945473</text:p>
          </table:table-cell>
          <table:table-cell office:value-type="float" office:value="1592987946903" calcext:value-type="float">
            <text:p>1592987946903</text:p>
          </table:table-cell>
        </table:table-row>
        <table:table-row table:style-name="ro1">
          <table:table-cell office:value-type="float" office:value="1592987785555" calcext:value-type="float">
            <text:p>1592987785555</text:p>
          </table:table-cell>
          <table:table-cell office:value-type="float" office:value="1592987785407" calcext:value-type="float">
            <text:p>1592987785407</text:p>
          </table:table-cell>
          <table:table-cell office:value-type="float" office:value="1592987785580" calcext:value-type="float">
            <text:p>1592987785580</text:p>
          </table:table-cell>
          <table:table-cell office:value-type="float" office:value="1592987786266.57" calcext:value-type="float">
            <text:p>1592987786266.57</text:p>
          </table:table-cell>
          <table:table-cell table:number-columns-repeated="4"/>
          <table:table-cell office:value-type="float" office:value="1592987946788" calcext:value-type="float">
            <text:p>1592987946788</text:p>
          </table:table-cell>
          <table:table-cell office:value-type="float" office:value="1592987948039" calcext:value-type="float">
            <text:p>1592987948039</text:p>
          </table:table-cell>
        </table:table-row>
        <table:table-row table:style-name="ro1">
          <table:table-cell office:value-type="float" office:value="1592987786258" calcext:value-type="float">
            <text:p>1592987786258</text:p>
          </table:table-cell>
          <table:table-cell office:value-type="float" office:value="1592987786162" calcext:value-type="float">
            <text:p>1592987786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47906" calcext:value-type="float">
            <text:p>1592987947906</text:p>
          </table:table-cell>
          <table:table-cell office:value-type="float" office:value="1592987949053" calcext:value-type="float">
            <text:p>1592987949053</text:p>
          </table:table-cell>
        </table:table-row>
        <table:table-row table:style-name="ro1">
          <table:table-cell office:value-type="float" office:value="1592987786275" calcext:value-type="float">
            <text:p>1592987786275</text:p>
          </table:table-cell>
          <table:table-cell office:value-type="float" office:value="1592987786162" calcext:value-type="float">
            <text:p>1592987786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48799" calcext:value-type="float">
            <text:p>1592987948799</text:p>
          </table:table-cell>
          <table:table-cell office:value-type="float" office:value="1592987951426" calcext:value-type="float">
            <text:p>1592987951426</text:p>
          </table:table-cell>
        </table:table-row>
        <table:table-row table:style-name="ro1">
          <table:table-cell office:value-type="float" office:value="1592987786296" calcext:value-type="float">
            <text:p>1592987786296</text:p>
          </table:table-cell>
          <table:table-cell office:value-type="float" office:value="1592987786220" calcext:value-type="float">
            <text:p>1592987786220</text:p>
          </table:table-cell>
          <table:table-cell office:value-type="float" office:value="1592987786313" calcext:value-type="float">
            <text:p>1592987786313</text:p>
          </table:table-cell>
          <table:table-cell office:value-type="float" office:value="1592987787055.86" calcext:value-type="float">
            <text:p>1592987787055.86</text:p>
          </table:table-cell>
          <table:table-cell table:number-columns-repeated="4"/>
          <table:table-cell office:value-type="float" office:value="1592987951093" calcext:value-type="float">
            <text:p>1592987951093</text:p>
          </table:table-cell>
          <table:table-cell office:value-type="float" office:value="1592987953726" calcext:value-type="float">
            <text:p>1592987953726</text:p>
          </table:table-cell>
        </table:table-row>
        <table:table-row table:style-name="ro1">
          <table:table-cell office:value-type="float" office:value="1592987787041" calcext:value-type="float">
            <text:p>1592987787041</text:p>
          </table:table-cell>
          <table:table-cell office:value-type="float" office:value="1592987786941" calcext:value-type="float">
            <text:p>1592987786941</text:p>
          </table:table-cell>
          <table:table-cell office:value-type="float" office:value="1592987787071" calcext:value-type="float">
            <text:p>1592987787071</text:p>
          </table:table-cell>
          <table:table-cell office:value-type="float" office:value="1592987787816.21" calcext:value-type="float">
            <text:p>1592987787816.21</text:p>
          </table:table-cell>
          <table:table-cell table:number-columns-repeated="4"/>
          <table:table-cell office:value-type="float" office:value="1592987953301" calcext:value-type="float">
            <text:p>1592987953301</text:p>
          </table:table-cell>
          <table:table-cell office:value-type="float" office:value="1592987957572" calcext:value-type="float">
            <text:p>1592987957572</text:p>
          </table:table-cell>
        </table:table-row>
        <table:table-row table:style-name="ro1">
          <table:table-cell office:value-type="float" office:value="1592987787805" calcext:value-type="float">
            <text:p>1592987787805</text:p>
          </table:table-cell>
          <table:table-cell office:value-type="float" office:value="1592987787708" calcext:value-type="float">
            <text:p>1592987787708</text:p>
          </table:table-cell>
          <table:table-cell office:value-type="float" office:value="1592987787831" calcext:value-type="float">
            <text:p>1592987787831</text:p>
          </table:table-cell>
          <table:table-cell office:value-type="float" office:value="1592987789649.5" calcext:value-type="float">
            <text:p>1592987789649.5</text:p>
          </table:table-cell>
          <table:table-cell table:number-columns-repeated="4"/>
          <table:table-cell office:value-type="float" office:value="1592987957150" calcext:value-type="float">
            <text:p>1592987957150</text:p>
          </table:table-cell>
          <table:table-cell office:value-type="float" office:value="1592987959938" calcext:value-type="float">
            <text:p>1592987959938</text:p>
          </table:table-cell>
        </table:table-row>
        <table:table-row table:style-name="ro1">
          <table:table-cell office:value-type="float" office:value="1592987789635" calcext:value-type="float">
            <text:p>1592987789635</text:p>
          </table:table-cell>
          <table:table-cell office:value-type="float" office:value="1592987789527" calcext:value-type="float">
            <text:p>1592987789527</text:p>
          </table:table-cell>
          <table:table-cell office:value-type="float" office:value="1592987789666" calcext:value-type="float">
            <text:p>1592987789666</text:p>
          </table:table-cell>
          <table:table-cell office:value-type="float" office:value="1592987791720.01" calcext:value-type="float">
            <text:p>1592987791720.01</text:p>
          </table:table-cell>
          <table:table-cell table:number-columns-repeated="4"/>
          <table:table-cell office:value-type="float" office:value="1592987959646" calcext:value-type="float">
            <text:p>1592987959646</text:p>
          </table:table-cell>
          <table:table-cell office:value-type="float" office:value="1592987960751" calcext:value-type="float">
            <text:p>1592987960751</text:p>
          </table:table-cell>
        </table:table-row>
        <table:table-row table:style-name="ro1">
          <table:table-cell office:value-type="float" office:value="1592987791704" calcext:value-type="float">
            <text:p>1592987791704</text:p>
          </table:table-cell>
          <table:table-cell office:value-type="float" office:value="1592987791609" calcext:value-type="float">
            <text:p>1592987791609</text:p>
          </table:table-cell>
          <table:table-cell office:value-type="float" office:value="1592987791734" calcext:value-type="float">
            <text:p>1592987791734</text:p>
          </table:table-cell>
          <table:table-cell office:value-type="float" office:value="1592987793530.92" calcext:value-type="float">
            <text:p>1592987793530.92</text:p>
          </table:table-cell>
          <table:table-cell table:number-columns-repeated="4"/>
          <table:table-cell office:value-type="float" office:value="1592987960620" calcext:value-type="float">
            <text:p>1592987960620</text:p>
          </table:table-cell>
          <table:table-cell office:value-type="float" office:value="1592987961702" calcext:value-type="float">
            <text:p>1592987961702</text:p>
          </table:table-cell>
        </table:table-row>
        <table:table-row table:style-name="ro1">
          <table:table-cell office:value-type="float" office:value="1592987793520" calcext:value-type="float">
            <text:p>1592987793520</text:p>
          </table:table-cell>
          <table:table-cell office:value-type="float" office:value="1592987793460" calcext:value-type="float">
            <text:p>1592987793460</text:p>
          </table:table-cell>
          <table:table-cell office:value-type="float" office:value="1592987793545" calcext:value-type="float">
            <text:p>1592987793545</text:p>
          </table:table-cell>
          <table:table-cell office:value-type="float" office:value="1592987799419.89" calcext:value-type="float">
            <text:p>1592987799419.89</text:p>
          </table:table-cell>
          <table:table-cell table:number-columns-repeated="4"/>
          <table:table-cell office:value-type="float" office:value="1592987961452" calcext:value-type="float">
            <text:p>1592987961452</text:p>
          </table:table-cell>
          <table:table-cell office:value-type="float" office:value="1592987962323" calcext:value-type="float">
            <text:p>1592987962323</text:p>
          </table:table-cell>
        </table:table-row>
        <table:table-row table:style-name="ro1">
          <table:table-cell office:value-type="float" office:value="1592987799413" calcext:value-type="float">
            <text:p>1592987799413</text:p>
          </table:table-cell>
          <table:table-cell office:value-type="float" office:value="1592987799350" calcext:value-type="float">
            <text:p>1592987799350</text:p>
          </table:table-cell>
          <table:table-cell office:value-type="float" office:value="1592987799435" calcext:value-type="float">
            <text:p>1592987799435</text:p>
          </table:table-cell>
          <table:table-cell office:value-type="float" office:value="1592987802663.25" calcext:value-type="float">
            <text:p>1592987802663.25</text:p>
          </table:table-cell>
          <table:table-cell table:number-columns-repeated="4"/>
          <table:table-cell office:value-type="float" office:value="1592987962183" calcext:value-type="float">
            <text:p>1592987962183</text:p>
          </table:table-cell>
          <table:table-cell office:value-type="float" office:value="1592987963137" calcext:value-type="float">
            <text:p>1592987963137</text:p>
          </table:table-cell>
        </table:table-row>
        <table:table-row table:style-name="ro1">
          <table:table-cell office:value-type="float" office:value="1592987802659" calcext:value-type="float">
            <text:p>1592987802659</text:p>
          </table:table-cell>
          <table:table-cell office:value-type="float" office:value="1592987802561" calcext:value-type="float">
            <text:p>1592987802561</text:p>
          </table:table-cell>
          <table:table-cell office:value-type="float" office:value="1592987802676" calcext:value-type="float">
            <text:p>1592987802676</text:p>
          </table:table-cell>
          <table:table-cell office:value-type="float" office:value="1592987804131.71" calcext:value-type="float">
            <text:p>1592987804131.71</text:p>
          </table:table-cell>
          <table:table-cell table:number-columns-repeated="4"/>
          <table:table-cell office:value-type="float" office:value="1592987962946" calcext:value-type="float">
            <text:p>1592987962946</text:p>
          </table:table-cell>
          <table:table-cell office:value-type="float" office:value="1592987964260" calcext:value-type="float">
            <text:p>1592987964260</text:p>
          </table:table-cell>
        </table:table-row>
        <table:table-row table:style-name="ro1">
          <table:table-cell office:value-type="float" office:value="1592987804131" calcext:value-type="float">
            <text:p>1592987804131</text:p>
          </table:table-cell>
          <table:table-cell office:value-type="float" office:value="1592987804061" calcext:value-type="float">
            <text:p>1592987804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63827" calcext:value-type="float">
            <text:p>1592987963827</text:p>
          </table:table-cell>
          <table:table-cell office:value-type="float" office:value="1592987966537" calcext:value-type="float">
            <text:p>1592987966537</text:p>
          </table:table-cell>
        </table:table-row>
        <table:table-row table:style-name="ro1">
          <table:table-cell office:value-type="float" office:value="1592987804150" calcext:value-type="float">
            <text:p>1592987804150</text:p>
          </table:table-cell>
          <table:table-cell office:value-type="float" office:value="1592987804061" calcext:value-type="float">
            <text:p>1592987804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66292" calcext:value-type="float">
            <text:p>1592987966292</text:p>
          </table:table-cell>
          <table:table-cell office:value-type="float" office:value="1592987968938" calcext:value-type="float">
            <text:p>1592987968938</text:p>
          </table:table-cell>
        </table:table-row>
        <table:table-row table:style-name="ro1">
          <table:table-cell office:value-type="float" office:value="1592987804173" calcext:value-type="float">
            <text:p>1592987804173</text:p>
          </table:table-cell>
          <table:table-cell office:value-type="float" office:value="1592987804061" calcext:value-type="float">
            <text:p>1592987804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68620" calcext:value-type="float">
            <text:p>1592987968620</text:p>
          </table:table-cell>
          <table:table-cell office:value-type="float" office:value="1592987970863" calcext:value-type="float">
            <text:p>1592987970863</text:p>
          </table:table-cell>
        </table:table-row>
        <table:table-row table:style-name="ro1">
          <table:table-cell office:value-type="float" office:value="1592987804197" calcext:value-type="float">
            <text:p>1592987804197</text:p>
          </table:table-cell>
          <table:table-cell office:value-type="float" office:value="1592987804110" calcext:value-type="float">
            <text:p>1592987804110</text:p>
          </table:table-cell>
          <table:table-cell office:value-type="float" office:value="1592987804211" calcext:value-type="float">
            <text:p>1592987804211</text:p>
          </table:table-cell>
          <table:table-cell office:value-type="float" office:value="1592987805042.83" calcext:value-type="float">
            <text:p>1592987805042.83</text:p>
          </table:table-cell>
          <table:table-cell table:number-columns-repeated="4"/>
          <table:table-cell office:value-type="float" office:value="1592987970725" calcext:value-type="float">
            <text:p>1592987970725</text:p>
          </table:table-cell>
          <table:table-cell office:value-type="float" office:value="1592987972135" calcext:value-type="float">
            <text:p>1592987972135</text:p>
          </table:table-cell>
        </table:table-row>
        <table:table-row table:style-name="ro1">
          <table:table-cell office:value-type="float" office:value="1592987805046" calcext:value-type="float">
            <text:p>1592987805046</text:p>
          </table:table-cell>
          <table:table-cell office:value-type="float" office:value="1592987804961" calcext:value-type="float">
            <text:p>1592987804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71900" calcext:value-type="float">
            <text:p>1592987971900</text:p>
          </table:table-cell>
          <table:table-cell office:value-type="float" office:value="1592987973572" calcext:value-type="float">
            <text:p>1592987973572</text:p>
          </table:table-cell>
        </table:table-row>
        <table:table-row table:style-name="ro1">
          <table:table-cell office:value-type="float" office:value="1592987805046" calcext:value-type="float">
            <text:p>1592987805046</text:p>
          </table:table-cell>
          <table:table-cell office:value-type="float" office:value="1592987804961" calcext:value-type="float">
            <text:p>1592987804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73300" calcext:value-type="float">
            <text:p>1592987973300</text:p>
          </table:table-cell>
          <table:table-cell office:value-type="float" office:value="1592987975104" calcext:value-type="float">
            <text:p>1592987975104</text:p>
          </table:table-cell>
        </table:table-row>
        <table:table-row table:style-name="ro1">
          <table:table-cell office:value-type="float" office:value="1592987805065" calcext:value-type="float">
            <text:p>1592987805065</text:p>
          </table:table-cell>
          <table:table-cell office:value-type="float" office:value="1592987804961" calcext:value-type="float">
            <text:p>1592987804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74872" calcext:value-type="float">
            <text:p>1592987974872</text:p>
          </table:table-cell>
          <table:table-cell office:value-type="float" office:value="1592987977514" calcext:value-type="float">
            <text:p>1592987977514</text:p>
          </table:table-cell>
        </table:table-row>
        <table:table-row table:style-name="ro1">
          <table:table-cell office:value-type="float" office:value="1592987805087" calcext:value-type="float">
            <text:p>1592987805087</text:p>
          </table:table-cell>
          <table:table-cell office:value-type="float" office:value="1592987804974" calcext:value-type="float">
            <text:p>1592987804974</text:p>
          </table:table-cell>
          <table:table-cell office:value-type="float" office:value="1592987805098" calcext:value-type="float">
            <text:p>1592987805098</text:p>
          </table:table-cell>
          <table:table-cell office:value-type="float" office:value="1592987805843.24" calcext:value-type="float">
            <text:p>1592987805843.24</text:p>
          </table:table-cell>
          <table:table-cell table:number-columns-repeated="4"/>
          <table:table-cell office:value-type="float" office:value="1592987977128" calcext:value-type="float">
            <text:p>1592987977128</text:p>
          </table:table-cell>
          <table:table-cell office:value-type="float" office:value="1592987978845" calcext:value-type="float">
            <text:p>1592987978845</text:p>
          </table:table-cell>
        </table:table-row>
        <table:table-row table:style-name="ro1">
          <table:table-cell office:value-type="float" office:value="1592987805835" calcext:value-type="float">
            <text:p>1592987805835</text:p>
          </table:table-cell>
          <table:table-cell office:value-type="float" office:value="1592987805761" calcext:value-type="float">
            <text:p>1592987805761</text:p>
          </table:table-cell>
          <table:table-cell office:value-type="float" office:value="1592987805856" calcext:value-type="float">
            <text:p>1592987805856</text:p>
          </table:table-cell>
          <table:table-cell office:value-type="float" office:value="1592987806718.39" calcext:value-type="float">
            <text:p>1592987806718.39</text:p>
          </table:table-cell>
          <table:table-cell table:number-columns-repeated="4"/>
          <table:table-cell office:value-type="float" office:value="1592987978542" calcext:value-type="float">
            <text:p>1592987978542</text:p>
          </table:table-cell>
          <table:table-cell office:value-type="float" office:value="1592987981516" calcext:value-type="float">
            <text:p>1592987981516</text:p>
          </table:table-cell>
        </table:table-row>
        <table:table-row table:style-name="ro1">
          <table:table-cell office:value-type="float" office:value="1592987806719" calcext:value-type="float">
            <text:p>1592987806719</text:p>
          </table:table-cell>
          <table:table-cell office:value-type="float" office:value="1592987806648" calcext:value-type="float">
            <text:p>1592987806648</text:p>
          </table:table-cell>
          <table:table-cell office:value-type="float" office:value="1592987806732" calcext:value-type="float">
            <text:p>1592987806732</text:p>
          </table:table-cell>
          <table:table-cell office:value-type="float" office:value="1592987807697.13" calcext:value-type="float">
            <text:p>1592987807697.13</text:p>
          </table:table-cell>
          <table:table-cell table:number-columns-repeated="4"/>
          <table:table-cell office:value-type="float" office:value="1592987981291" calcext:value-type="float">
            <text:p>1592987981291</text:p>
          </table:table-cell>
          <table:table-cell office:value-type="float" office:value="1592987982744" calcext:value-type="float">
            <text:p>1592987982744</text:p>
          </table:table-cell>
        </table:table-row>
        <table:table-row table:style-name="ro1">
          <table:table-cell office:value-type="float" office:value="1592987807682" calcext:value-type="float">
            <text:p>1592987807682</text:p>
          </table:table-cell>
          <table:table-cell office:value-type="float" office:value="1592987807596" calcext:value-type="float">
            <text:p>1592987807596</text:p>
          </table:table-cell>
          <table:table-cell office:value-type="float" office:value="1592987807710" calcext:value-type="float">
            <text:p>1592987807710</text:p>
          </table:table-cell>
          <table:table-cell office:value-type="float" office:value="1592987808431.71" calcext:value-type="float">
            <text:p>1592987808431.71</text:p>
          </table:table-cell>
          <table:table-cell table:number-columns-repeated="4"/>
          <table:table-cell office:value-type="float" office:value="1592987982528" calcext:value-type="float">
            <text:p>1592987982528</text:p>
          </table:table-cell>
          <table:table-cell office:value-type="float" office:value="1592987984714" calcext:value-type="float">
            <text:p>1592987984714</text:p>
          </table:table-cell>
        </table:table-row>
        <table:table-row table:style-name="ro1">
          <table:table-cell office:value-type="float" office:value="1592987808430" calcext:value-type="float">
            <text:p>1592987808430</text:p>
          </table:table-cell>
          <table:table-cell office:value-type="float" office:value="1592987808361" calcext:value-type="float">
            <text:p>1592987808361</text:p>
          </table:table-cell>
          <table:table-cell office:value-type="float" office:value="1592987808446" calcext:value-type="float">
            <text:p>1592987808446</text:p>
          </table:table-cell>
          <table:table-cell office:value-type="float" office:value="1592987809115.82" calcext:value-type="float">
            <text:p>1592987809115.82</text:p>
          </table:table-cell>
          <table:table-cell table:number-columns-repeated="4"/>
          <table:table-cell office:value-type="float" office:value="1592987984485" calcext:value-type="float">
            <text:p>1592987984485</text:p>
          </table:table-cell>
          <table:table-cell office:value-type="float" office:value="1592987986174" calcext:value-type="float">
            <text:p>1592987986174</text:p>
          </table:table-cell>
        </table:table-row>
        <table:table-row table:style-name="ro1">
          <table:table-cell office:value-type="float" office:value="1592987809109" calcext:value-type="float">
            <text:p>1592987809109</text:p>
          </table:table-cell>
          <table:table-cell office:value-type="float" office:value="1592987809044" calcext:value-type="float">
            <text:p>1592987809044</text:p>
          </table:table-cell>
          <table:table-cell office:value-type="float" office:value="1592987809131" calcext:value-type="float">
            <text:p>1592987809131</text:p>
          </table:table-cell>
          <table:table-cell office:value-type="float" office:value="1592987810159.79" calcext:value-type="float">
            <text:p>1592987810159.79</text:p>
          </table:table-cell>
          <table:table-cell table:number-columns-repeated="4"/>
          <table:table-cell office:value-type="float" office:value="1592987986001" calcext:value-type="float">
            <text:p>1592987986001</text:p>
          </table:table-cell>
          <table:table-cell office:value-type="float" office:value="1592987987261" calcext:value-type="float">
            <text:p>1592987987261</text:p>
          </table:table-cell>
        </table:table-row>
        <table:table-row table:style-name="ro1">
          <table:table-cell office:value-type="float" office:value="1592987810161" calcext:value-type="float">
            <text:p>1592987810161</text:p>
          </table:table-cell>
          <table:table-cell office:value-type="float" office:value="1592987810061" calcext:value-type="float">
            <text:p>1592987810061</text:p>
          </table:table-cell>
          <table:table-cell office:value-type="float" office:value="1592987810175" calcext:value-type="float">
            <text:p>1592987810175</text:p>
          </table:table-cell>
          <table:table-cell office:value-type="float" office:value="1592987811505.03" calcext:value-type="float">
            <text:p>1592987811505.03</text:p>
          </table:table-cell>
          <table:table-cell table:number-columns-repeated="4"/>
          <table:table-cell office:value-type="float" office:value="1592987987020" calcext:value-type="float">
            <text:p>1592987987020</text:p>
          </table:table-cell>
          <table:table-cell office:value-type="float" office:value="1592987988408" calcext:value-type="float">
            <text:p>1592987988408</text:p>
          </table:table-cell>
        </table:table-row>
        <table:table-row table:style-name="ro1">
          <table:table-cell office:value-type="float" office:value="1592987811497" calcext:value-type="float">
            <text:p>1592987811497</text:p>
          </table:table-cell>
          <table:table-cell office:value-type="float" office:value="1592987811405" calcext:value-type="float">
            <text:p>1592987811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88199" calcext:value-type="float">
            <text:p>1592987988199</text:p>
          </table:table-cell>
          <table:table-cell office:value-type="float" office:value="1592987989642" calcext:value-type="float">
            <text:p>1592987989642</text:p>
          </table:table-cell>
        </table:table-row>
        <table:table-row table:style-name="ro1">
          <table:table-cell office:value-type="float" office:value="1592987811516" calcext:value-type="float">
            <text:p>1592987811516</text:p>
          </table:table-cell>
          <table:table-cell office:value-type="float" office:value="1592987811450" calcext:value-type="float">
            <text:p>1592987811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89444" calcext:value-type="float">
            <text:p>1592987989444</text:p>
          </table:table-cell>
          <table:table-cell office:value-type="float" office:value="1592987991647" calcext:value-type="float">
            <text:p>1592987991647</text:p>
          </table:table-cell>
        </table:table-row>
        <table:table-row table:style-name="ro1">
          <table:table-cell office:value-type="float" office:value="1592987811539" calcext:value-type="float">
            <text:p>1592987811539</text:p>
          </table:table-cell>
          <table:table-cell office:value-type="float" office:value="1592987811450" calcext:value-type="float">
            <text:p>1592987811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91510" calcext:value-type="float">
            <text:p>1592987991510</text:p>
          </table:table-cell>
          <table:table-cell office:value-type="float" office:value="1592987993157" calcext:value-type="float">
            <text:p>1592987993157</text:p>
          </table:table-cell>
        </table:table-row>
        <table:table-row table:style-name="ro1">
          <table:table-cell office:value-type="float" office:value="1592987811563" calcext:value-type="float">
            <text:p>1592987811563</text:p>
          </table:table-cell>
          <table:table-cell office:value-type="float" office:value="1592987811450" calcext:value-type="float">
            <text:p>1592987811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7992925" calcext:value-type="float">
            <text:p>1592987992925</text:p>
          </table:table-cell>
          <table:table-cell office:value-type="float" office:value="1592987994710" calcext:value-type="float">
            <text:p>1592987994710</text:p>
          </table:table-cell>
        </table:table-row>
        <table:table-row table:style-name="ro1">
          <table:table-cell office:value-type="float" office:value="1592987811588" calcext:value-type="float">
            <text:p>1592987811588</text:p>
          </table:table-cell>
          <table:table-cell office:value-type="float" office:value="1592987811496" calcext:value-type="float">
            <text:p>1592987811496</text:p>
          </table:table-cell>
          <table:table-cell office:value-type="float" office:value="1592987811606" calcext:value-type="float">
            <text:p>1592987811606</text:p>
          </table:table-cell>
          <table:table-cell office:value-type="float" office:value="1592987813337.48" calcext:value-type="float">
            <text:p>1592987813337.48</text:p>
          </table:table-cell>
          <table:table-cell table:number-columns-repeated="4"/>
          <table:table-cell office:value-type="float" office:value="1592987994519" calcext:value-type="float">
            <text:p>1592987994519</text:p>
          </table:table-cell>
          <table:table-cell office:value-type="float" office:value="1592987996841" calcext:value-type="float">
            <text:p>1592987996841</text:p>
          </table:table-cell>
        </table:table-row>
        <table:table-row table:style-name="ro1">
          <table:table-cell office:value-type="float" office:value="1592987813328" calcext:value-type="float">
            <text:p>1592987813328</text:p>
          </table:table-cell>
          <table:table-cell office:value-type="float" office:value="1592987813257" calcext:value-type="float">
            <text:p>1592987813257</text:p>
          </table:table-cell>
          <table:table-cell office:value-type="float" office:value="1592987813354" calcext:value-type="float">
            <text:p>1592987813354</text:p>
          </table:table-cell>
          <table:table-cell office:value-type="float" office:value="1592987814534.69" calcext:value-type="float">
            <text:p>1592987814534.69</text:p>
          </table:table-cell>
          <table:table-cell table:number-columns-repeated="4"/>
          <table:table-cell office:value-type="float" office:value="1592987996599" calcext:value-type="float">
            <text:p>1592987996599</text:p>
          </table:table-cell>
          <table:table-cell office:value-type="float" office:value="1592987998585" calcext:value-type="float">
            <text:p>1592987998585</text:p>
          </table:table-cell>
        </table:table-row>
        <table:table-row table:style-name="ro1">
          <table:table-cell office:value-type="float" office:value="1592987814527" calcext:value-type="float">
            <text:p>1592987814527</text:p>
          </table:table-cell>
          <table:table-cell office:value-type="float" office:value="1592987814431" calcext:value-type="float">
            <text:p>1592987814431</text:p>
          </table:table-cell>
          <table:table-cell office:value-type="float" office:value="1592987814548" calcext:value-type="float">
            <text:p>1592987814548</text:p>
          </table:table-cell>
          <table:table-cell office:value-type="float" office:value="1592987815609.36" calcext:value-type="float">
            <text:p>1592987815609.36</text:p>
          </table:table-cell>
          <table:table-cell table:number-columns-repeated="4"/>
          <table:table-cell office:value-type="float" office:value="1592987998370" calcext:value-type="float">
            <text:p>1592987998370</text:p>
          </table:table-cell>
          <table:table-cell office:value-type="float" office:value="1592987999695" calcext:value-type="float">
            <text:p>1592987999695</text:p>
          </table:table-cell>
        </table:table-row>
        <table:table-row table:style-name="ro1">
          <table:table-cell office:value-type="float" office:value="1592987815589" calcext:value-type="float">
            <text:p>1592987815589</text:p>
          </table:table-cell>
          <table:table-cell office:value-type="float" office:value="1592987815489" calcext:value-type="float">
            <text:p>1592987815489</text:p>
          </table:table-cell>
          <table:table-cell office:value-type="float" office:value="1592987815624" calcext:value-type="float">
            <text:p>1592987815624</text:p>
          </table:table-cell>
          <table:table-cell office:value-type="float" office:value="1592987816363.91" calcext:value-type="float">
            <text:p>1592987816363.91</text:p>
          </table:table-cell>
          <table:table-cell table:number-columns-repeated="4"/>
          <table:table-cell office:value-type="float" office:value="1592987999512" calcext:value-type="float">
            <text:p>1592987999512</text:p>
          </table:table-cell>
          <table:table-cell office:value-type="float" office:value="1592988001556" calcext:value-type="float">
            <text:p>1592988001556</text:p>
          </table:table-cell>
        </table:table-row>
        <table:table-row table:style-name="ro1">
          <table:table-cell office:value-type="float" office:value="1592987816353" calcext:value-type="float">
            <text:p>1592987816353</text:p>
          </table:table-cell>
          <table:table-cell office:value-type="float" office:value="1592987816254" calcext:value-type="float">
            <text:p>1592987816254</text:p>
          </table:table-cell>
          <table:table-cell office:value-type="float" office:value="1592987816377" calcext:value-type="float">
            <text:p>1592987816377</text:p>
          </table:table-cell>
          <table:table-cell office:value-type="float" office:value="1592987817729.7" calcext:value-type="float">
            <text:p>1592987817729.7</text:p>
          </table:table-cell>
          <table:table-cell table:number-columns-repeated="4"/>
          <table:table-cell office:value-type="float" office:value="1592988001316" calcext:value-type="float">
            <text:p>1592988001316</text:p>
          </table:table-cell>
          <table:table-cell office:value-type="float" office:value="1592988006153" calcext:value-type="float">
            <text:p>1592988006153</text:p>
          </table:table-cell>
        </table:table-row>
        <table:table-row table:style-name="ro1">
          <table:table-cell office:value-type="float" office:value="1592987817718" calcext:value-type="float">
            <text:p>1592987817718</text:p>
          </table:table-cell>
          <table:table-cell office:value-type="float" office:value="1592987817638" calcext:value-type="float">
            <text:p>1592987817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05531" calcext:value-type="float">
            <text:p>1592988005531</text:p>
          </table:table-cell>
          <table:table-cell office:value-type="float" office:value="1592988011102" calcext:value-type="float">
            <text:p>1592988011102</text:p>
          </table:table-cell>
        </table:table-row>
        <table:table-row table:style-name="ro1">
          <table:table-cell office:value-type="float" office:value="1592987817735" calcext:value-type="float">
            <text:p>1592987817735</text:p>
          </table:table-cell>
          <table:table-cell office:value-type="float" office:value="1592987817638" calcext:value-type="float">
            <text:p>1592987817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10788" calcext:value-type="float">
            <text:p>1592988010788</text:p>
          </table:table-cell>
          <table:table-cell office:value-type="float" office:value="1592988013610" calcext:value-type="float">
            <text:p>1592988013610</text:p>
          </table:table-cell>
        </table:table-row>
        <table:table-row table:style-name="ro1">
          <table:table-cell office:value-type="float" office:value="1592987817755" calcext:value-type="float">
            <text:p>1592987817755</text:p>
          </table:table-cell>
          <table:table-cell office:value-type="float" office:value="1592987817661" calcext:value-type="float">
            <text:p>15929878176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13322" calcext:value-type="float">
            <text:p>1592988013322</text:p>
          </table:table-cell>
          <table:table-cell office:value-type="float" office:value="1592988018240" calcext:value-type="float">
            <text:p>1592988018240</text:p>
          </table:table-cell>
        </table:table-row>
        <table:table-row table:style-name="ro1">
          <table:table-cell office:value-type="float" office:value="1592987817783" calcext:value-type="float">
            <text:p>1592987817783</text:p>
          </table:table-cell>
          <table:table-cell office:value-type="float" office:value="1592987817683" calcext:value-type="float">
            <text:p>1592987817683</text:p>
          </table:table-cell>
          <table:table-cell office:value-type="float" office:value="1592987817796" calcext:value-type="float">
            <text:p>1592987817796</text:p>
          </table:table-cell>
          <table:table-cell office:value-type="float" office:value="1592987821992.13" calcext:value-type="float">
            <text:p>1592987821992.13</text:p>
          </table:table-cell>
          <table:table-cell table:number-columns-repeated="4"/>
          <table:table-cell office:value-type="float" office:value="1592988017694" calcext:value-type="float">
            <text:p>1592988017694</text:p>
          </table:table-cell>
          <table:table-cell office:value-type="float" office:value="1592988022645" calcext:value-type="float">
            <text:p>1592988022645</text:p>
          </table:table-cell>
        </table:table-row>
        <table:table-row table:style-name="ro1">
          <table:table-cell office:value-type="float" office:value="1592987821992" calcext:value-type="float">
            <text:p>1592987821992</text:p>
          </table:table-cell>
          <table:table-cell office:value-type="float" office:value="1592987821898" calcext:value-type="float">
            <text:p>159298782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22288" calcext:value-type="float">
            <text:p>1592988022288</text:p>
          </table:table-cell>
          <table:table-cell office:value-type="float" office:value="1592988025334" calcext:value-type="float">
            <text:p>1592988025334</text:p>
          </table:table-cell>
        </table:table-row>
        <table:table-row table:style-name="ro1">
          <table:table-cell office:value-type="float" office:value="1592987822010" calcext:value-type="float">
            <text:p>1592987822010</text:p>
          </table:table-cell>
          <table:table-cell office:value-type="float" office:value="1592987821898" calcext:value-type="float">
            <text:p>159298782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24938" calcext:value-type="float">
            <text:p>1592988024938</text:p>
          </table:table-cell>
          <table:table-cell office:value-type="float" office:value="1592988028536" calcext:value-type="float">
            <text:p>1592988028536</text:p>
          </table:table-cell>
        </table:table-row>
        <table:table-row table:style-name="ro1">
          <table:table-cell office:value-type="float" office:value="1592987822034" calcext:value-type="float">
            <text:p>1592987822034</text:p>
          </table:table-cell>
          <table:table-cell office:value-type="float" office:value="1592987821898" calcext:value-type="float">
            <text:p>159298782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28235" calcext:value-type="float">
            <text:p>1592988028235</text:p>
          </table:table-cell>
          <table:table-cell office:value-type="float" office:value="1592988031075" calcext:value-type="float">
            <text:p>1592988031075</text:p>
          </table:table-cell>
        </table:table-row>
        <table:table-row table:style-name="ro1">
          <table:table-cell office:value-type="float" office:value="1592987822057" calcext:value-type="float">
            <text:p>1592987822057</text:p>
          </table:table-cell>
          <table:table-cell office:value-type="float" office:value="1592987821944" calcext:value-type="float">
            <text:p>1592987821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30788" calcext:value-type="float">
            <text:p>1592988030788</text:p>
          </table:table-cell>
          <table:table-cell office:value-type="float" office:value="1592988032435" calcext:value-type="float">
            <text:p>1592988032435</text:p>
          </table:table-cell>
        </table:table-row>
        <table:table-row table:style-name="ro1">
          <table:table-cell office:value-type="float" office:value="1592987822080" calcext:value-type="float">
            <text:p>1592987822080</text:p>
          </table:table-cell>
          <table:table-cell office:value-type="float" office:value="1592987821944" calcext:value-type="float">
            <text:p>1592987821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32282" calcext:value-type="float">
            <text:p>1592988032282</text:p>
          </table:table-cell>
          <table:table-cell office:value-type="float" office:value="1592988034279" calcext:value-type="float">
            <text:p>1592988034279</text:p>
          </table:table-cell>
        </table:table-row>
        <table:table-row table:style-name="ro1">
          <table:table-cell office:value-type="float" office:value="1592987822099" calcext:value-type="float">
            <text:p>1592987822099</text:p>
          </table:table-cell>
          <table:table-cell office:value-type="float" office:value="1592987821989" calcext:value-type="float">
            <text:p>1592987821989</text:p>
          </table:table-cell>
          <table:table-cell office:value-type="float" office:value="1592987822111" calcext:value-type="float">
            <text:p>1592987822111</text:p>
          </table:table-cell>
          <table:table-cell office:value-type="float" office:value="1592987824993.05" calcext:value-type="float">
            <text:p>1592987824993.05</text:p>
          </table:table-cell>
          <table:table-cell table:number-columns-repeated="4"/>
          <table:table-cell office:value-type="float" office:value="1592988034111" calcext:value-type="float">
            <text:p>1592988034111</text:p>
          </table:table-cell>
          <table:table-cell office:value-type="float" office:value="1592988035741" calcext:value-type="float">
            <text:p>1592988035741</text:p>
          </table:table-cell>
        </table:table-row>
        <table:table-row table:style-name="ro1">
          <table:table-cell office:value-type="float" office:value="1592987824996" calcext:value-type="float">
            <text:p>1592987824996</text:p>
          </table:table-cell>
          <table:table-cell office:value-type="float" office:value="1592987824923" calcext:value-type="float">
            <text:p>1592987824923</text:p>
          </table:table-cell>
          <table:table-cell office:value-type="float" office:value="1592987825007" calcext:value-type="float">
            <text:p>1592987825007</text:p>
          </table:table-cell>
          <table:table-cell office:value-type="float" office:value="1592987827882.69" calcext:value-type="float">
            <text:p>1592987827882.69</text:p>
          </table:table-cell>
          <table:table-cell table:number-columns-repeated="4"/>
          <table:table-cell office:value-type="float" office:value="1592988035525" calcext:value-type="float">
            <text:p>1592988035525</text:p>
          </table:table-cell>
          <table:table-cell office:value-type="float" office:value="1592988036423" calcext:value-type="float">
            <text:p>1592988036423</text:p>
          </table:table-cell>
        </table:table-row>
        <table:table-row table:style-name="ro1">
          <table:table-cell office:value-type="float" office:value="1592987827883" calcext:value-type="float">
            <text:p>1592987827883</text:p>
          </table:table-cell>
          <table:table-cell office:value-type="float" office:value="1592987827808" calcext:value-type="float">
            <text:p>1592987827808</text:p>
          </table:table-cell>
          <table:table-cell office:value-type="float" office:value="1592987827898" calcext:value-type="float">
            <text:p>1592987827898</text:p>
          </table:table-cell>
          <table:table-cell office:value-type="float" office:value="1592987831733.42" calcext:value-type="float">
            <text:p>1592987831733.42</text:p>
          </table:table-cell>
          <table:table-cell table:number-columns-repeated="4"/>
          <table:table-cell office:value-type="float" office:value="1592988036277" calcext:value-type="float">
            <text:p>1592988036277</text:p>
          </table:table-cell>
          <table:table-cell office:value-type="float" office:value="1592988038638" calcext:value-type="float">
            <text:p>1592988038638</text:p>
          </table:table-cell>
        </table:table-row>
        <table:table-row table:style-name="ro1">
          <table:table-cell office:value-type="float" office:value="1592987831716" calcext:value-type="float">
            <text:p>1592987831716</text:p>
          </table:table-cell>
          <table:table-cell office:value-type="float" office:value="1592987831644" calcext:value-type="float">
            <text:p>1592987831644</text:p>
          </table:table-cell>
          <table:table-cell office:value-type="float" office:value="1592987831747" calcext:value-type="float">
            <text:p>1592987831747</text:p>
          </table:table-cell>
          <table:table-cell office:value-type="float" office:value="1592987832811.95" calcext:value-type="float">
            <text:p>1592987832811.95</text:p>
          </table:table-cell>
          <table:table-cell table:number-columns-repeated="4"/>
          <table:table-cell office:value-type="float" office:value="1592988038001" calcext:value-type="float">
            <text:p>1592988038001</text:p>
          </table:table-cell>
          <table:table-cell office:value-type="float" office:value="1592988040726" calcext:value-type="float">
            <text:p>1592988040726</text:p>
          </table:table-cell>
        </table:table-row>
        <table:table-row table:style-name="ro1">
          <table:table-cell office:value-type="float" office:value="1592987832812" calcext:value-type="float">
            <text:p>1592987832812</text:p>
          </table:table-cell>
          <table:table-cell office:value-type="float" office:value="1592987832742" calcext:value-type="float">
            <text:p>1592987832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40503" calcext:value-type="float">
            <text:p>1592988040503</text:p>
          </table:table-cell>
          <table:table-cell office:value-type="float" office:value="1592988041441" calcext:value-type="float">
            <text:p>1592988041441</text:p>
          </table:table-cell>
        </table:table-row>
        <table:table-row table:style-name="ro1">
          <table:table-cell office:value-type="float" office:value="1592987832830" calcext:value-type="float">
            <text:p>1592987832830</text:p>
          </table:table-cell>
          <table:table-cell office:value-type="float" office:value="1592987832742" calcext:value-type="float">
            <text:p>1592987832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41258" calcext:value-type="float">
            <text:p>1592988041258</text:p>
          </table:table-cell>
          <table:table-cell office:value-type="float" office:value="1592988041947" calcext:value-type="float">
            <text:p>1592988041947</text:p>
          </table:table-cell>
        </table:table-row>
        <table:table-row table:style-name="ro1">
          <table:table-cell office:value-type="float" office:value="1592987832851" calcext:value-type="float">
            <text:p>1592987832851</text:p>
          </table:table-cell>
          <table:table-cell office:value-type="float" office:value="1592987832742" calcext:value-type="float">
            <text:p>1592987832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41801" calcext:value-type="float">
            <text:p>1592988041801</text:p>
          </table:table-cell>
          <table:table-cell office:value-type="float" office:value="1592988042626" calcext:value-type="float">
            <text:p>1592988042626</text:p>
          </table:table-cell>
        </table:table-row>
        <table:table-row table:style-name="ro1">
          <table:table-cell office:value-type="float" office:value="1592987832873" calcext:value-type="float">
            <text:p>1592987832873</text:p>
          </table:table-cell>
          <table:table-cell office:value-type="float" office:value="1592987832761" calcext:value-type="float">
            <text:p>1592987832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42484" calcext:value-type="float">
            <text:p>1592988042484</text:p>
          </table:table-cell>
          <table:table-cell office:value-type="float" office:value="1592988043359" calcext:value-type="float">
            <text:p>1592988043359</text:p>
          </table:table-cell>
        </table:table-row>
        <table:table-row table:style-name="ro1">
          <table:table-cell office:value-type="float" office:value="1592987832896" calcext:value-type="float">
            <text:p>1592987832896</text:p>
          </table:table-cell>
          <table:table-cell office:value-type="float" office:value="1592987832835" calcext:value-type="float">
            <text:p>1592987832835</text:p>
          </table:table-cell>
          <table:table-cell office:value-type="float" office:value="1592987832907" calcext:value-type="float">
            <text:p>1592987832907</text:p>
          </table:table-cell>
          <table:table-cell office:value-type="float" office:value="1592987834039.84" calcext:value-type="float">
            <text:p>1592987834039.84</text:p>
          </table:table-cell>
          <table:table-cell table:number-columns-repeated="4"/>
          <table:table-cell office:value-type="float" office:value="1592988043298" calcext:value-type="float">
            <text:p>1592988043298</text:p>
          </table:table-cell>
          <table:table-cell office:value-type="float" office:value="1592988044123" calcext:value-type="float">
            <text:p>1592988044123</text:p>
          </table:table-cell>
        </table:table-row>
        <table:table-row table:style-name="ro1">
          <table:table-cell office:value-type="float" office:value="1592987834030" calcext:value-type="float">
            <text:p>1592987834030</text:p>
          </table:table-cell>
          <table:table-cell office:value-type="float" office:value="1592987833936" calcext:value-type="float">
            <text:p>1592987833936</text:p>
          </table:table-cell>
          <table:table-cell office:value-type="float" office:value="1592987834053" calcext:value-type="float">
            <text:p>1592987834053</text:p>
          </table:table-cell>
          <table:table-cell office:value-type="float" office:value="1592987836941.21" calcext:value-type="float">
            <text:p>1592987836941.21</text:p>
          </table:table-cell>
          <table:table-cell table:number-columns-repeated="4"/>
          <table:table-cell office:value-type="float" office:value="1592988043985" calcext:value-type="float">
            <text:p>1592988043985</text:p>
          </table:table-cell>
          <table:table-cell office:value-type="float" office:value="1592988044930" calcext:value-type="float">
            <text:p>1592988044930</text:p>
          </table:table-cell>
        </table:table-row>
        <table:table-row table:style-name="ro1">
          <table:table-cell office:value-type="float" office:value="1592987836938" calcext:value-type="float">
            <text:p>1592987836938</text:p>
          </table:table-cell>
          <table:table-cell office:value-type="float" office:value="1592987836861" calcext:value-type="float">
            <text:p>1592987836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44735" calcext:value-type="float">
            <text:p>1592988044735</text:p>
          </table:table-cell>
          <table:table-cell office:value-type="float" office:value="1592988045703" calcext:value-type="float">
            <text:p>1592988045703</text:p>
          </table:table-cell>
        </table:table-row>
        <table:table-row table:style-name="ro1">
          <table:table-cell office:value-type="float" office:value="1592987836956" calcext:value-type="float">
            <text:p>1592987836956</text:p>
          </table:table-cell>
          <table:table-cell office:value-type="float" office:value="1592987836861" calcext:value-type="float">
            <text:p>1592987836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45605" calcext:value-type="float">
            <text:p>1592988045605</text:p>
          </table:table-cell>
          <table:table-cell office:value-type="float" office:value="1592988046833" calcext:value-type="float">
            <text:p>1592988046833</text:p>
          </table:table-cell>
        </table:table-row>
        <table:table-row table:style-name="ro1">
          <table:table-cell office:value-type="float" office:value="1592987836978" calcext:value-type="float">
            <text:p>1592987836978</text:p>
          </table:table-cell>
          <table:table-cell office:value-type="float" office:value="1592987836861" calcext:value-type="float">
            <text:p>1592987836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46697" calcext:value-type="float">
            <text:p>1592988046697</text:p>
          </table:table-cell>
          <table:table-cell office:value-type="float" office:value="1592988047458" calcext:value-type="float">
            <text:p>1592988047458</text:p>
          </table:table-cell>
        </table:table-row>
        <table:table-row table:style-name="ro1">
          <table:table-cell office:value-type="float" office:value="1592987837002" calcext:value-type="float">
            <text:p>1592987837002</text:p>
          </table:table-cell>
          <table:table-cell office:value-type="float" office:value="1592987836911" calcext:value-type="float">
            <text:p>1592987836911</text:p>
          </table:table-cell>
          <table:table-cell office:value-type="float" office:value="1592987837016" calcext:value-type="float">
            <text:p>1592987837016</text:p>
          </table:table-cell>
          <table:table-cell office:value-type="float" office:value="1592987838215.79" calcext:value-type="float">
            <text:p>1592987838215.79</text:p>
          </table:table-cell>
          <table:table-cell table:number-columns-repeated="4"/>
          <table:table-cell office:value-type="float" office:value="1592988047326" calcext:value-type="float">
            <text:p>1592988047326</text:p>
          </table:table-cell>
          <table:table-cell office:value-type="float" office:value="1592988048160" calcext:value-type="float">
            <text:p>1592988048160</text:p>
          </table:table-cell>
        </table:table-row>
        <table:table-row table:style-name="ro1">
          <table:table-cell office:value-type="float" office:value="1592987838203" calcext:value-type="float">
            <text:p>1592987838203</text:p>
          </table:table-cell>
          <table:table-cell office:value-type="float" office:value="1592987838107" calcext:value-type="float">
            <text:p>1592987838107</text:p>
          </table:table-cell>
          <table:table-cell office:value-type="float" office:value="1592987838230" calcext:value-type="float">
            <text:p>1592987838230</text:p>
          </table:table-cell>
          <table:table-cell office:value-type="float" office:value="1592987839040.28" calcext:value-type="float">
            <text:p>1592987839040.28</text:p>
          </table:table-cell>
          <table:table-cell table:number-columns-repeated="4"/>
          <table:table-cell office:value-type="float" office:value="1592988047903" calcext:value-type="float">
            <text:p>1592988047903</text:p>
          </table:table-cell>
          <table:table-cell office:value-type="float" office:value="1592988049608" calcext:value-type="float">
            <text:p>1592988049608</text:p>
          </table:table-cell>
        </table:table-row>
        <table:table-row table:style-name="ro1">
          <table:table-cell office:value-type="float" office:value="1592987839021" calcext:value-type="float">
            <text:p>1592987839021</text:p>
          </table:table-cell>
          <table:table-cell office:value-type="float" office:value="1592987838935" calcext:value-type="float">
            <text:p>1592987838935</text:p>
          </table:table-cell>
          <table:table-cell office:value-type="float" office:value="1592987839055" calcext:value-type="float">
            <text:p>1592987839055</text:p>
          </table:table-cell>
          <table:table-cell office:value-type="float" office:value="1592987841736.32" calcext:value-type="float">
            <text:p>1592987841736.32</text:p>
          </table:table-cell>
          <table:table-cell table:number-columns-repeated="4"/>
          <table:table-cell office:value-type="float" office:value="1592988049392" calcext:value-type="float">
            <text:p>1592988049392</text:p>
          </table:table-cell>
          <table:table-cell office:value-type="float" office:value="1592988051122" calcext:value-type="float">
            <text:p>1592988051122</text:p>
          </table:table-cell>
        </table:table-row>
        <table:table-row table:style-name="ro1">
          <table:table-cell office:value-type="float" office:value="1592987841729" calcext:value-type="float">
            <text:p>1592987841729</text:p>
          </table:table-cell>
          <table:table-cell office:value-type="float" office:value="1592987841652" calcext:value-type="float">
            <text:p>1592987841652</text:p>
          </table:table-cell>
          <table:table-cell office:value-type="float" office:value="1592987841750" calcext:value-type="float">
            <text:p>1592987841750</text:p>
          </table:table-cell>
          <table:table-cell office:value-type="float" office:value="1592987843359.36" calcext:value-type="float">
            <text:p>1592987843359.36</text:p>
          </table:table-cell>
          <table:table-cell table:number-columns-repeated="4"/>
          <table:table-cell office:value-type="float" office:value="1592988050946" calcext:value-type="float">
            <text:p>1592988050946</text:p>
          </table:table-cell>
          <table:table-cell office:value-type="float" office:value="1592988053314" calcext:value-type="float">
            <text:p>1592988053314</text:p>
          </table:table-cell>
        </table:table-row>
        <table:table-row table:style-name="ro1">
          <table:table-cell office:value-type="float" office:value="1592987843352" calcext:value-type="float">
            <text:p>1592987843352</text:p>
          </table:table-cell>
          <table:table-cell office:value-type="float" office:value="1592987843261" calcext:value-type="float">
            <text:p>1592987843261</text:p>
          </table:table-cell>
          <table:table-cell office:value-type="float" office:value="1592987843374" calcext:value-type="float">
            <text:p>1592987843374</text:p>
          </table:table-cell>
          <table:table-cell office:value-type="float" office:value="1592987845823.95" calcext:value-type="float">
            <text:p>1592987845823.95</text:p>
          </table:table-cell>
          <table:table-cell table:number-columns-repeated="4"/>
          <table:table-cell office:value-type="float" office:value="1592988052921" calcext:value-type="float">
            <text:p>1592988052921</text:p>
          </table:table-cell>
          <table:table-cell office:value-type="float" office:value="1592988056806" calcext:value-type="float">
            <text:p>1592988056806</text:p>
          </table:table-cell>
        </table:table-row>
        <table:table-row table:style-name="ro1">
          <table:table-cell office:value-type="float" office:value="1592987845820" calcext:value-type="float">
            <text:p>1592987845820</text:p>
          </table:table-cell>
          <table:table-cell office:value-type="float" office:value="1592987845758" calcext:value-type="float">
            <text:p>1592987845758</text:p>
          </table:table-cell>
          <table:table-cell office:value-type="float" office:value="1592987845838" calcext:value-type="float">
            <text:p>1592987845838</text:p>
          </table:table-cell>
          <table:table-cell office:value-type="float" office:value="1592987846846.43" calcext:value-type="float">
            <text:p>1592987846846.43</text:p>
          </table:table-cell>
          <table:table-cell table:number-columns-repeated="4"/>
          <table:table-cell office:value-type="float" office:value="1592988056498" calcext:value-type="float">
            <text:p>1592988056498</text:p>
          </table:table-cell>
          <table:table-cell office:value-type="float" office:value="1592988058895" calcext:value-type="float">
            <text:p>1592988058895</text:p>
          </table:table-cell>
        </table:table-row>
        <table:table-row table:style-name="ro1">
          <table:table-cell office:value-type="float" office:value="1592987846820" calcext:value-type="float">
            <text:p>1592987846820</text:p>
          </table:table-cell>
          <table:table-cell office:value-type="float" office:value="1592987846726" calcext:value-type="float">
            <text:p>1592987846726</text:p>
          </table:table-cell>
          <table:table-cell office:value-type="float" office:value="1592987846862" calcext:value-type="float">
            <text:p>1592987846862</text:p>
          </table:table-cell>
          <table:table-cell office:value-type="float" office:value="1592987847904.13" calcext:value-type="float">
            <text:p>1592987847904.13</text:p>
          </table:table-cell>
          <table:table-cell table:number-columns-repeated="4"/>
          <table:table-cell office:value-type="float" office:value="1592988058783" calcext:value-type="float">
            <text:p>1592988058783</text:p>
          </table:table-cell>
          <table:table-cell office:value-type="float" office:value="1592988060299" calcext:value-type="float">
            <text:p>1592988060299</text:p>
          </table:table-cell>
        </table:table-row>
        <table:table-row table:style-name="ro1">
          <table:table-cell office:value-type="float" office:value="1592987847896" calcext:value-type="float">
            <text:p>1592987847896</text:p>
          </table:table-cell>
          <table:table-cell office:value-type="float" office:value="1592987847835" calcext:value-type="float">
            <text:p>1592987847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60091" calcext:value-type="float">
            <text:p>1592988060091</text:p>
          </table:table-cell>
          <table:table-cell office:value-type="float" office:value="1592988061482" calcext:value-type="float">
            <text:p>1592988061482</text:p>
          </table:table-cell>
        </table:table-row>
        <table:table-row table:style-name="ro1">
          <table:table-cell office:value-type="float" office:value="1592987847914" calcext:value-type="float">
            <text:p>1592987847914</text:p>
          </table:table-cell>
          <table:table-cell office:value-type="float" office:value="1592987847835" calcext:value-type="float">
            <text:p>1592987847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61280" calcext:value-type="float">
            <text:p>1592988061280</text:p>
          </table:table-cell>
          <table:table-cell office:value-type="float" office:value="1592988062939" calcext:value-type="float">
            <text:p>1592988062939</text:p>
          </table:table-cell>
        </table:table-row>
        <table:table-row table:style-name="ro1">
          <table:table-cell office:value-type="float" office:value="1592987847939" calcext:value-type="float">
            <text:p>1592987847939</text:p>
          </table:table-cell>
          <table:table-cell office:value-type="float" office:value="1592987847835" calcext:value-type="float">
            <text:p>1592987847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62510" calcext:value-type="float">
            <text:p>1592988062510</text:p>
          </table:table-cell>
          <table:table-cell office:value-type="float" office:value="1592988065188" calcext:value-type="float">
            <text:p>1592988065188</text:p>
          </table:table-cell>
        </table:table-row>
        <table:table-row table:style-name="ro1">
          <table:table-cell office:value-type="float" office:value="1592987847973" calcext:value-type="float">
            <text:p>1592987847973</text:p>
          </table:table-cell>
          <table:table-cell office:value-type="float" office:value="1592987847861" calcext:value-type="float">
            <text:p>1592987847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64998" calcext:value-type="float">
            <text:p>1592988064998</text:p>
          </table:table-cell>
          <table:table-cell office:value-type="float" office:value="1592988067302" calcext:value-type="float">
            <text:p>1592988067302</text:p>
          </table:table-cell>
        </table:table-row>
        <table:table-row table:style-name="ro1">
          <table:table-cell office:value-type="float" office:value="1592987847995" calcext:value-type="float">
            <text:p>1592987847995</text:p>
          </table:table-cell>
          <table:table-cell office:value-type="float" office:value="1592987847928" calcext:value-type="float">
            <text:p>1592987847928</text:p>
          </table:table-cell>
          <table:table-cell office:value-type="float" office:value="1592987848008" calcext:value-type="float">
            <text:p>1592987848008</text:p>
          </table:table-cell>
          <table:table-cell office:value-type="float" office:value="1592987848958.11" calcext:value-type="float">
            <text:p>1592987848958.11</text:p>
          </table:table-cell>
          <table:table-cell table:number-columns-repeated="4"/>
          <table:table-cell office:value-type="float" office:value="1592988067104" calcext:value-type="float">
            <text:p>1592988067104</text:p>
          </table:table-cell>
          <table:table-cell office:value-type="float" office:value="1592988068963" calcext:value-type="float">
            <text:p>1592988068963</text:p>
          </table:table-cell>
        </table:table-row>
        <table:table-row table:style-name="ro1">
          <table:table-cell office:value-type="float" office:value="1592987848941" calcext:value-type="float">
            <text:p>1592987848941</text:p>
          </table:table-cell>
          <table:table-cell office:value-type="float" office:value="1592987848861" calcext:value-type="float">
            <text:p>1592987848861</text:p>
          </table:table-cell>
          <table:table-cell office:value-type="float" office:value="1592987848973" calcext:value-type="float">
            <text:p>1592987848973</text:p>
          </table:table-cell>
          <table:table-cell office:value-type="float" office:value="1592987851193.12" calcext:value-type="float">
            <text:p>1592987851193.12</text:p>
          </table:table-cell>
          <table:table-cell table:number-columns-repeated="4"/>
          <table:table-cell office:value-type="float" office:value="1592988068626" calcext:value-type="float">
            <text:p>1592988068626</text:p>
          </table:table-cell>
          <table:table-cell office:value-type="float" office:value="1592988069843" calcext:value-type="float">
            <text:p>1592988069843</text:p>
          </table:table-cell>
        </table:table-row>
        <table:table-row table:style-name="ro1">
          <table:table-cell office:value-type="float" office:value="1592987851189" calcext:value-type="float">
            <text:p>1592987851189</text:p>
          </table:table-cell>
          <table:table-cell office:value-type="float" office:value="1592987851099" calcext:value-type="float">
            <text:p>1592987851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69698" calcext:value-type="float">
            <text:p>1592988069698</text:p>
          </table:table-cell>
          <table:table-cell office:value-type="float" office:value="1592988070887" calcext:value-type="float">
            <text:p>1592988070887</text:p>
          </table:table-cell>
        </table:table-row>
        <table:table-row table:style-name="ro1">
          <table:table-cell office:value-type="float" office:value="1592987851209" calcext:value-type="float">
            <text:p>1592987851209</text:p>
          </table:table-cell>
          <table:table-cell office:value-type="float" office:value="1592987851144" calcext:value-type="float">
            <text:p>1592987851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70787" calcext:value-type="float">
            <text:p>1592988070787</text:p>
          </table:table-cell>
          <table:table-cell office:value-type="float" office:value="1592988071691" calcext:value-type="float">
            <text:p>1592988071691</text:p>
          </table:table-cell>
        </table:table-row>
        <table:table-row table:style-name="ro1">
          <table:table-cell office:value-type="float" office:value="1592987851237" calcext:value-type="float">
            <text:p>1592987851237</text:p>
          </table:table-cell>
          <table:table-cell office:value-type="float" office:value="1592987851144" calcext:value-type="float">
            <text:p>1592987851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71598" calcext:value-type="float">
            <text:p>1592988071598</text:p>
          </table:table-cell>
          <table:table-cell office:value-type="float" office:value="1592988072551" calcext:value-type="float">
            <text:p>1592988072551</text:p>
          </table:table-cell>
        </table:table-row>
        <table:table-row table:style-name="ro1">
          <table:table-cell office:value-type="float" office:value="1592987851262" calcext:value-type="float">
            <text:p>1592987851262</text:p>
          </table:table-cell>
          <table:table-cell office:value-type="float" office:value="1592987851161" calcext:value-type="float">
            <text:p>1592987851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72359" calcext:value-type="float">
            <text:p>1592988072359</text:p>
          </table:table-cell>
          <table:table-cell office:value-type="float" office:value="1592988073453" calcext:value-type="float">
            <text:p>1592988073453</text:p>
          </table:table-cell>
        </table:table-row>
        <table:table-row table:style-name="ro1">
          <table:table-cell office:value-type="float" office:value="1592987851286" calcext:value-type="float">
            <text:p>1592987851286</text:p>
          </table:table-cell>
          <table:table-cell office:value-type="float" office:value="1592987851190" calcext:value-type="float">
            <text:p>1592987851190</text:p>
          </table:table-cell>
          <table:table-cell office:value-type="float" office:value="1592987851306" calcext:value-type="float">
            <text:p>1592987851306</text:p>
          </table:table-cell>
          <table:table-cell office:value-type="float" office:value="1592987852355.18" calcext:value-type="float">
            <text:p>1592987852355.18</text:p>
          </table:table-cell>
          <table:table-cell table:number-columns-repeated="4"/>
          <table:table-cell office:value-type="float" office:value="1592988073300" calcext:value-type="float">
            <text:p>1592988073300</text:p>
          </table:table-cell>
          <table:table-cell office:value-type="float" office:value="1592988074518" calcext:value-type="float">
            <text:p>1592988074518</text:p>
          </table:table-cell>
        </table:table-row>
        <table:table-row table:style-name="ro1">
          <table:table-cell office:value-type="float" office:value="1592987852338" calcext:value-type="float">
            <text:p>1592987852338</text:p>
          </table:table-cell>
          <table:table-cell office:value-type="float" office:value="1592987852239" calcext:value-type="float">
            <text:p>1592987852239</text:p>
          </table:table-cell>
          <table:table-cell office:value-type="float" office:value="1592987852371" calcext:value-type="float">
            <text:p>1592987852371</text:p>
          </table:table-cell>
          <table:table-cell office:value-type="float" office:value="1592987853225.49" calcext:value-type="float">
            <text:p>1592987853225.49</text:p>
          </table:table-cell>
          <table:table-cell table:number-columns-repeated="4"/>
          <table:table-cell office:value-type="float" office:value="1592988074303" calcext:value-type="float">
            <text:p>1592988074303</text:p>
          </table:table-cell>
          <table:table-cell office:value-type="float" office:value="1592988076067" calcext:value-type="float">
            <text:p>1592988076067</text:p>
          </table:table-cell>
        </table:table-row>
        <table:table-row table:style-name="ro1">
          <table:table-cell office:value-type="float" office:value="1592987853218" calcext:value-type="float">
            <text:p>1592987853218</text:p>
          </table:table-cell>
          <table:table-cell office:value-type="float" office:value="1592987853154" calcext:value-type="float">
            <text:p>1592987853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75828" calcext:value-type="float">
            <text:p>1592988075828</text:p>
          </table:table-cell>
          <table:table-cell office:value-type="float" office:value="1592988077059" calcext:value-type="float">
            <text:p>1592988077059</text:p>
          </table:table-cell>
        </table:table-row>
        <table:table-row table:style-name="ro1">
          <table:table-cell office:value-type="float" office:value="1592987853236" calcext:value-type="float">
            <text:p>1592987853236</text:p>
          </table:table-cell>
          <table:table-cell office:value-type="float" office:value="1592987853154" calcext:value-type="float">
            <text:p>1592987853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76892" calcext:value-type="float">
            <text:p>1592988076892</text:p>
          </table:table-cell>
          <table:table-cell office:value-type="float" office:value="1592988078208" calcext:value-type="float">
            <text:p>1592988078208</text:p>
          </table:table-cell>
        </table:table-row>
        <table:table-row table:style-name="ro1">
          <table:table-cell office:value-type="float" office:value="1592987853262" calcext:value-type="float">
            <text:p>1592987853262</text:p>
          </table:table-cell>
          <table:table-cell office:value-type="float" office:value="1592987853160" calcext:value-type="float">
            <text:p>1592987853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77972" calcext:value-type="float">
            <text:p>1592988077972</text:p>
          </table:table-cell>
          <table:table-cell office:value-type="float" office:value="1592988079047" calcext:value-type="float">
            <text:p>1592988079047</text:p>
          </table:table-cell>
        </table:table-row>
        <table:table-row table:style-name="ro1">
          <table:table-cell office:value-type="float" office:value="1592987853280" calcext:value-type="float">
            <text:p>1592987853280</text:p>
          </table:table-cell>
          <table:table-cell office:value-type="float" office:value="1592987853160" calcext:value-type="float">
            <text:p>1592987853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78899" calcext:value-type="float">
            <text:p>1592988078899</text:p>
          </table:table-cell>
          <table:table-cell office:value-type="float" office:value="1592988079846" calcext:value-type="float">
            <text:p>1592988079846</text:p>
          </table:table-cell>
        </table:table-row>
        <table:table-row table:style-name="ro1">
          <table:table-cell office:value-type="float" office:value="1592987853302" calcext:value-type="float">
            <text:p>1592987853302</text:p>
          </table:table-cell>
          <table:table-cell office:value-type="float" office:value="1592987853200" calcext:value-type="float">
            <text:p>1592987853200</text:p>
          </table:table-cell>
          <table:table-cell office:value-type="float" office:value="1592987853316" calcext:value-type="float">
            <text:p>1592987853316</text:p>
          </table:table-cell>
          <table:table-cell office:value-type="float" office:value="1592987855440.37" calcext:value-type="float">
            <text:p>1592987855440.37</text:p>
          </table:table-cell>
          <table:table-cell table:number-columns-repeated="4"/>
          <table:table-cell office:value-type="float" office:value="1592988079637" calcext:value-type="float">
            <text:p>1592988079637</text:p>
          </table:table-cell>
          <table:table-cell office:value-type="float" office:value="1592988080717" calcext:value-type="float">
            <text:p>1592988080717</text:p>
          </table:table-cell>
        </table:table-row>
        <table:table-row table:style-name="ro1">
          <table:table-cell office:value-type="float" office:value="1592987855428" calcext:value-type="float">
            <text:p>1592987855428</text:p>
          </table:table-cell>
          <table:table-cell office:value-type="float" office:value="1592987855361" calcext:value-type="float">
            <text:p>1592987855361</text:p>
          </table:table-cell>
          <table:table-cell office:value-type="float" office:value="1592987855455" calcext:value-type="float">
            <text:p>1592987855455</text:p>
          </table:table-cell>
          <table:table-cell office:value-type="float" office:value="1592987857654.37" calcext:value-type="float">
            <text:p>1592987857654.37</text:p>
          </table:table-cell>
          <table:table-cell table:number-columns-repeated="4"/>
          <table:table-cell office:value-type="float" office:value="1592988080550" calcext:value-type="float">
            <text:p>1592988080550</text:p>
          </table:table-cell>
          <table:table-cell office:value-type="float" office:value="1592988081519" calcext:value-type="float">
            <text:p>1592988081519</text:p>
          </table:table-cell>
        </table:table-row>
        <table:table-row table:style-name="ro1">
          <table:table-cell office:value-type="float" office:value="1592987857647" calcext:value-type="float">
            <text:p>1592987857647</text:p>
          </table:table-cell>
          <table:table-cell office:value-type="float" office:value="1592987857503" calcext:value-type="float">
            <text:p>1592987857503</text:p>
          </table:table-cell>
          <table:table-cell office:value-type="float" office:value="1592987857668" calcext:value-type="float">
            <text:p>1592987857668</text:p>
          </table:table-cell>
          <table:table-cell office:value-type="float" office:value="1592987858708.04" calcext:value-type="float">
            <text:p>1592987858708.04</text:p>
          </table:table-cell>
          <table:table-cell table:number-columns-repeated="4"/>
          <table:table-cell office:value-type="float" office:value="1592988081370" calcext:value-type="float">
            <text:p>1592988081370</text:p>
          </table:table-cell>
          <table:table-cell office:value-type="float" office:value="1592988082069" calcext:value-type="float">
            <text:p>1592988082069</text:p>
          </table:table-cell>
        </table:table-row>
        <table:table-row table:style-name="ro1">
          <table:table-cell office:value-type="float" office:value="1592987858695" calcext:value-type="float">
            <text:p>1592987858695</text:p>
          </table:table-cell>
          <table:table-cell office:value-type="float" office:value="1592987858612" calcext:value-type="float">
            <text:p>1592987858612</text:p>
          </table:table-cell>
          <table:table-cell office:value-type="float" office:value="1592987858722" calcext:value-type="float">
            <text:p>1592987858722</text:p>
          </table:table-cell>
          <table:table-cell office:value-type="float" office:value="1592987859688.55" calcext:value-type="float">
            <text:p>1592987859688.55</text:p>
          </table:table-cell>
          <table:table-cell table:number-columns-repeated="4"/>
          <table:table-cell office:value-type="float" office:value="1592988081909" calcext:value-type="float">
            <text:p>1592988081909</text:p>
          </table:table-cell>
          <table:table-cell office:value-type="float" office:value="1592988082883" calcext:value-type="float">
            <text:p>1592988082883</text:p>
          </table:table-cell>
        </table:table-row>
        <table:table-row table:style-name="ro1">
          <table:table-cell office:value-type="float" office:value="1592987859681" calcext:value-type="float">
            <text:p>1592987859681</text:p>
          </table:table-cell>
          <table:table-cell office:value-type="float" office:value="1592987859613" calcext:value-type="float">
            <text:p>1592987859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82529" calcext:value-type="float">
            <text:p>1592988082529</text:p>
          </table:table-cell>
          <table:table-cell office:value-type="float" office:value="1592988084559" calcext:value-type="float">
            <text:p>1592988084559</text:p>
          </table:table-cell>
        </table:table-row>
        <table:table-row table:style-name="ro1">
          <table:table-cell office:value-type="float" office:value="1592987859700" calcext:value-type="float">
            <text:p>1592987859700</text:p>
          </table:table-cell>
          <table:table-cell office:value-type="float" office:value="1592987859613" calcext:value-type="float">
            <text:p>1592987859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84329" calcext:value-type="float">
            <text:p>1592988084329</text:p>
          </table:table-cell>
          <table:table-cell office:value-type="float" office:value="1592988085834" calcext:value-type="float">
            <text:p>1592988085834</text:p>
          </table:table-cell>
        </table:table-row>
        <table:table-row table:style-name="ro1">
          <table:table-cell office:value-type="float" office:value="1592987859723" calcext:value-type="float">
            <text:p>1592987859723</text:p>
          </table:table-cell>
          <table:table-cell office:value-type="float" office:value="1592987859659" calcext:value-type="float">
            <text:p>1592987859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85660" calcext:value-type="float">
            <text:p>1592988085660</text:p>
          </table:table-cell>
          <table:table-cell office:value-type="float" office:value="1592988088439" calcext:value-type="float">
            <text:p>1592988088439</text:p>
          </table:table-cell>
        </table:table-row>
        <table:table-row table:style-name="ro1">
          <table:table-cell office:value-type="float" office:value="1592987859742" calcext:value-type="float">
            <text:p>1592987859742</text:p>
          </table:table-cell>
          <table:table-cell office:value-type="float" office:value="1592987859659" calcext:value-type="float">
            <text:p>1592987859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87877" calcext:value-type="float">
            <text:p>1592988087877</text:p>
          </table:table-cell>
          <table:table-cell office:value-type="float" office:value="1592988090772" calcext:value-type="float">
            <text:p>1592988090772</text:p>
          </table:table-cell>
        </table:table-row>
        <table:table-row table:style-name="ro1">
          <table:table-cell office:value-type="float" office:value="1592987859763" calcext:value-type="float">
            <text:p>1592987859763</text:p>
          </table:table-cell>
          <table:table-cell office:value-type="float" office:value="1592987859660" calcext:value-type="float">
            <text:p>1592987859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90565" calcext:value-type="float">
            <text:p>1592988090565</text:p>
          </table:table-cell>
          <table:table-cell office:value-type="float" office:value="1592988092403" calcext:value-type="float">
            <text:p>1592988092403</text:p>
          </table:table-cell>
        </table:table-row>
        <table:table-row table:style-name="ro1">
          <table:table-cell office:value-type="float" office:value="1592987859785" calcext:value-type="float">
            <text:p>1592987859785</text:p>
          </table:table-cell>
          <table:table-cell office:value-type="float" office:value="1592987859660" calcext:value-type="float">
            <text:p>1592987859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92195" calcext:value-type="float">
            <text:p>1592988092195</text:p>
          </table:table-cell>
          <table:table-cell office:value-type="float" office:value="1592988093414" calcext:value-type="float">
            <text:p>1592988093414</text:p>
          </table:table-cell>
        </table:table-row>
        <table:table-row table:style-name="ro1">
          <table:table-cell office:value-type="float" office:value="1592987859807" calcext:value-type="float">
            <text:p>1592987859807</text:p>
          </table:table-cell>
          <table:table-cell office:value-type="float" office:value="1592987859705" calcext:value-type="float">
            <text:p>1592987859705</text:p>
          </table:table-cell>
          <table:table-cell office:value-type="float" office:value="1592987859818" calcext:value-type="float">
            <text:p>1592987859818</text:p>
          </table:table-cell>
          <table:table-cell office:value-type="float" office:value="1592987860643.91" calcext:value-type="float">
            <text:p>1592987860643.91</text:p>
          </table:table-cell>
          <table:table-cell table:number-columns-repeated="4"/>
          <table:table-cell office:value-type="float" office:value="1592988093245" calcext:value-type="float">
            <text:p>1592988093245</text:p>
          </table:table-cell>
          <table:table-cell office:value-type="float" office:value="1592988094455" calcext:value-type="float">
            <text:p>1592988094455</text:p>
          </table:table-cell>
        </table:table-row>
        <table:table-row table:style-name="ro1">
          <table:table-cell office:value-type="float" office:value="1592987860632" calcext:value-type="float">
            <text:p>1592987860632</text:p>
          </table:table-cell>
          <table:table-cell office:value-type="float" office:value="1592987860560" calcext:value-type="float">
            <text:p>1592987860560</text:p>
          </table:table-cell>
          <table:table-cell office:value-type="float" office:value="1592987860659" calcext:value-type="float">
            <text:p>1592987860659</text:p>
          </table:table-cell>
          <table:table-cell office:value-type="float" office:value="1592987861384.61" calcext:value-type="float">
            <text:p>1592987861384.61</text:p>
          </table:table-cell>
          <table:table-cell table:number-columns-repeated="4"/>
          <table:table-cell office:value-type="float" office:value="1592988094390" calcext:value-type="float">
            <text:p>1592988094390</text:p>
          </table:table-cell>
          <table:table-cell office:value-type="float" office:value="1592988096705" calcext:value-type="float">
            <text:p>1592988096705</text:p>
          </table:table-cell>
        </table:table-row>
        <table:table-row table:style-name="ro1">
          <table:table-cell office:value-type="float" office:value="1592987861378" calcext:value-type="float">
            <text:p>1592987861378</text:p>
          </table:table-cell>
          <table:table-cell office:value-type="float" office:value="1592987861310" calcext:value-type="float">
            <text:p>1592987861310</text:p>
          </table:table-cell>
          <table:table-cell office:value-type="float" office:value="1592987861398" calcext:value-type="float">
            <text:p>1592987861398</text:p>
          </table:table-cell>
          <table:table-cell office:value-type="float" office:value="1592987861963.86" calcext:value-type="float">
            <text:p>1592987861963.86</text:p>
          </table:table-cell>
          <table:table-cell table:number-columns-repeated="4"/>
          <table:table-cell office:value-type="float" office:value="1592988096347" calcext:value-type="float">
            <text:p>1592988096347</text:p>
          </table:table-cell>
          <table:table-cell office:value-type="float" office:value="1592988098041" calcext:value-type="float">
            <text:p>1592988098041</text:p>
          </table:table-cell>
        </table:table-row>
        <table:table-row table:style-name="ro1">
          <table:table-cell office:value-type="float" office:value="1592987861959" calcext:value-type="float">
            <text:p>1592987861959</text:p>
          </table:table-cell>
          <table:table-cell office:value-type="float" office:value="1592987861860" calcext:value-type="float">
            <text:p>159298786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97824" calcext:value-type="float">
            <text:p>1592988097824</text:p>
          </table:table-cell>
          <table:table-cell office:value-type="float" office:value="1592988099612" calcext:value-type="float">
            <text:p>1592988099612</text:p>
          </table:table-cell>
        </table:table-row>
        <table:table-row table:style-name="ro1">
          <table:table-cell office:value-type="float" office:value="1592987861984" calcext:value-type="float">
            <text:p>1592987861984</text:p>
          </table:table-cell>
          <table:table-cell office:value-type="float" office:value="1592987861860" calcext:value-type="float">
            <text:p>159298786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099402" calcext:value-type="float">
            <text:p>1592988099402</text:p>
          </table:table-cell>
          <table:table-cell office:value-type="float" office:value="1592988100502" calcext:value-type="float">
            <text:p>1592988100502</text:p>
          </table:table-cell>
        </table:table-row>
        <table:table-row table:style-name="ro1">
          <table:table-cell office:value-type="float" office:value="1592987862002" calcext:value-type="float">
            <text:p>1592987862002</text:p>
          </table:table-cell>
          <table:table-cell office:value-type="float" office:value="1592987861860" calcext:value-type="float">
            <text:p>1592987861860</text:p>
          </table:table-cell>
          <table:table-cell office:value-type="float" office:value="1592987862019" calcext:value-type="float">
            <text:p>1592987862019</text:p>
          </table:table-cell>
          <table:table-cell office:value-type="float" office:value="1592987862524.04" calcext:value-type="float">
            <text:p>1592987862524.04</text:p>
          </table:table-cell>
          <table:table-cell table:number-columns-repeated="4"/>
          <table:table-cell office:value-type="float" office:value="1592988100412" calcext:value-type="float">
            <text:p>1592988100412</text:p>
          </table:table-cell>
          <table:table-cell office:value-type="float" office:value="1592988101138" calcext:value-type="float">
            <text:p>1592988101138</text:p>
          </table:table-cell>
        </table:table-row>
        <table:table-row table:style-name="ro1">
          <table:table-cell office:value-type="float" office:value="1592987862525" calcext:value-type="float">
            <text:p>1592987862525</text:p>
          </table:table-cell>
          <table:table-cell office:value-type="float" office:value="1592987862456" calcext:value-type="float">
            <text:p>1592987862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0990" calcext:value-type="float">
            <text:p>1592988100990</text:p>
          </table:table-cell>
          <table:table-cell office:value-type="float" office:value="1592988101638" calcext:value-type="float">
            <text:p>1592988101638</text:p>
          </table:table-cell>
        </table:table-row>
        <table:table-row table:style-name="ro1">
          <table:table-cell office:value-type="float" office:value="1592987862544" calcext:value-type="float">
            <text:p>1592987862544</text:p>
          </table:table-cell>
          <table:table-cell office:value-type="float" office:value="1592987862456" calcext:value-type="float">
            <text:p>1592987862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1499" calcext:value-type="float">
            <text:p>1592988101499</text:p>
          </table:table-cell>
          <table:table-cell office:value-type="float" office:value="1592988102536" calcext:value-type="float">
            <text:p>1592988102536</text:p>
          </table:table-cell>
        </table:table-row>
        <table:table-row table:style-name="ro1">
          <table:table-cell office:value-type="float" office:value="1592987862564" calcext:value-type="float">
            <text:p>1592987862564</text:p>
          </table:table-cell>
          <table:table-cell office:value-type="float" office:value="1592987862456" calcext:value-type="float">
            <text:p>1592987862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2381" calcext:value-type="float">
            <text:p>1592988102381</text:p>
          </table:table-cell>
          <table:table-cell office:value-type="float" office:value="1592988103225" calcext:value-type="float">
            <text:p>1592988103225</text:p>
          </table:table-cell>
        </table:table-row>
        <table:table-row table:style-name="ro1">
          <table:table-cell office:value-type="float" office:value="1592987862587" calcext:value-type="float">
            <text:p>1592987862587</text:p>
          </table:table-cell>
          <table:table-cell office:value-type="float" office:value="1592987862503" calcext:value-type="float">
            <text:p>1592987862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3039" calcext:value-type="float">
            <text:p>1592988103039</text:p>
          </table:table-cell>
          <table:table-cell office:value-type="float" office:value="1592988104075" calcext:value-type="float">
            <text:p>1592988104075</text:p>
          </table:table-cell>
        </table:table-row>
        <table:table-row table:style-name="ro1">
          <table:table-cell office:value-type="float" office:value="1592987862605" calcext:value-type="float">
            <text:p>1592987862605</text:p>
          </table:table-cell>
          <table:table-cell office:value-type="float" office:value="1592987862503" calcext:value-type="float">
            <text:p>1592987862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3982" calcext:value-type="float">
            <text:p>1592988103982</text:p>
          </table:table-cell>
          <table:table-cell office:value-type="float" office:value="1592988104729" calcext:value-type="float">
            <text:p>1592988104729</text:p>
          </table:table-cell>
        </table:table-row>
        <table:table-row table:style-name="ro1">
          <table:table-cell office:value-type="float" office:value="1592987862624" calcext:value-type="float">
            <text:p>1592987862624</text:p>
          </table:table-cell>
          <table:table-cell office:value-type="float" office:value="1592987862548" calcext:value-type="float">
            <text:p>1592987862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4583" calcext:value-type="float">
            <text:p>1592988104583</text:p>
          </table:table-cell>
          <table:table-cell office:value-type="float" office:value="1592988105711" calcext:value-type="float">
            <text:p>1592988105711</text:p>
          </table:table-cell>
        </table:table-row>
        <table:table-row table:style-name="ro1">
          <table:table-cell office:value-type="float" office:value="1592987862642" calcext:value-type="float">
            <text:p>1592987862642</text:p>
          </table:table-cell>
          <table:table-cell office:value-type="float" office:value="1592987862548" calcext:value-type="float">
            <text:p>1592987862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5611" calcext:value-type="float">
            <text:p>1592988105611</text:p>
          </table:table-cell>
          <table:table-cell office:value-type="float" office:value="1592988106398" calcext:value-type="float">
            <text:p>1592988106398</text:p>
          </table:table-cell>
        </table:table-row>
        <table:table-row table:style-name="ro1">
          <table:table-cell office:value-type="float" office:value="1592987862660" calcext:value-type="float">
            <text:p>1592987862660</text:p>
          </table:table-cell>
          <table:table-cell office:value-type="float" office:value="1592987862561" calcext:value-type="float">
            <text:p>1592987862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6278" calcext:value-type="float">
            <text:p>1592988106278</text:p>
          </table:table-cell>
          <table:table-cell office:value-type="float" office:value="1592988107102" calcext:value-type="float">
            <text:p>1592988107102</text:p>
          </table:table-cell>
        </table:table-row>
        <table:table-row table:style-name="ro1">
          <table:table-cell office:value-type="float" office:value="1592987862682" calcext:value-type="float">
            <text:p>1592987862682</text:p>
          </table:table-cell>
          <table:table-cell office:value-type="float" office:value="1592987862561" calcext:value-type="float">
            <text:p>1592987862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6871" calcext:value-type="float">
            <text:p>1592988106871</text:p>
          </table:table-cell>
          <table:table-cell office:value-type="float" office:value="1592988107837" calcext:value-type="float">
            <text:p>1592988107837</text:p>
          </table:table-cell>
        </table:table-row>
        <table:table-row table:style-name="ro1">
          <table:table-cell office:value-type="float" office:value="1592987862699" calcext:value-type="float">
            <text:p>1592987862699</text:p>
          </table:table-cell>
          <table:table-cell office:value-type="float" office:value="1592987862640" calcext:value-type="float">
            <text:p>1592987862640</text:p>
          </table:table-cell>
          <table:table-cell office:value-type="float" office:value="1592987862710" calcext:value-type="float">
            <text:p>1592987862710</text:p>
          </table:table-cell>
          <table:table-cell office:value-type="float" office:value="1592987863263.63" calcext:value-type="float">
            <text:p>1592987863263.63</text:p>
          </table:table-cell>
          <table:table-cell table:number-columns-repeated="4"/>
          <table:table-cell office:value-type="float" office:value="1592988107686" calcext:value-type="float">
            <text:p>1592988107686</text:p>
          </table:table-cell>
          <table:table-cell office:value-type="float" office:value="1592988108633" calcext:value-type="float">
            <text:p>1592988108633</text:p>
          </table:table-cell>
        </table:table-row>
        <table:table-row table:style-name="ro1">
          <table:table-cell office:value-type="float" office:value="1592987863253" calcext:value-type="float">
            <text:p>1592987863253</text:p>
          </table:table-cell>
          <table:table-cell office:value-type="float" office:value="1592987863160" calcext:value-type="float">
            <text:p>1592987863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8477" calcext:value-type="float">
            <text:p>1592988108477</text:p>
          </table:table-cell>
          <table:table-cell office:value-type="float" office:value="1592988109450" calcext:value-type="float">
            <text:p>1592988109450</text:p>
          </table:table-cell>
        </table:table-row>
        <table:table-row table:style-name="ro1">
          <table:table-cell office:value-type="float" office:value="1592987863272" calcext:value-type="float">
            <text:p>1592987863272</text:p>
          </table:table-cell>
          <table:table-cell office:value-type="float" office:value="1592987863160" calcext:value-type="float">
            <text:p>1592987863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09338" calcext:value-type="float">
            <text:p>1592988109338</text:p>
          </table:table-cell>
          <table:table-cell office:value-type="float" office:value="1592988110518" calcext:value-type="float">
            <text:p>1592988110518</text:p>
          </table:table-cell>
        </table:table-row>
        <table:table-row table:style-name="ro1">
          <table:table-cell office:value-type="float" office:value="1592987863304" calcext:value-type="float">
            <text:p>1592987863304</text:p>
          </table:table-cell>
          <table:table-cell office:value-type="float" office:value="1592987863191" calcext:value-type="float">
            <text:p>1592987863191</text:p>
          </table:table-cell>
          <table:table-cell office:value-type="float" office:value="1592987863324" calcext:value-type="float">
            <text:p>1592987863324</text:p>
          </table:table-cell>
          <table:table-cell office:value-type="float" office:value="1592987864104.25" calcext:value-type="float">
            <text:p>1592987864104.25</text:p>
          </table:table-cell>
          <table:table-cell table:number-columns-repeated="4"/>
          <table:table-cell office:value-type="float" office:value="1592988110382" calcext:value-type="float">
            <text:p>1592988110382</text:p>
          </table:table-cell>
          <table:table-cell office:value-type="float" office:value="1592988111903" calcext:value-type="float">
            <text:p>1592988111903</text:p>
          </table:table-cell>
        </table:table-row>
        <table:table-row table:style-name="ro1">
          <table:table-cell office:value-type="float" office:value="1592987864085" calcext:value-type="float">
            <text:p>1592987864085</text:p>
          </table:table-cell>
          <table:table-cell office:value-type="float" office:value="1592987864023" calcext:value-type="float">
            <text:p>1592987864023</text:p>
          </table:table-cell>
          <table:table-cell office:value-type="float" office:value="1592987864119" calcext:value-type="float">
            <text:p>1592987864119</text:p>
          </table:table-cell>
          <table:table-cell office:value-type="float" office:value="1592987864890.42" calcext:value-type="float">
            <text:p>1592987864890.42</text:p>
          </table:table-cell>
          <table:table-cell table:number-columns-repeated="4"/>
          <table:table-cell office:value-type="float" office:value="1592988111732" calcext:value-type="float">
            <text:p>1592988111732</text:p>
          </table:table-cell>
          <table:table-cell office:value-type="float" office:value="1592988112821" calcext:value-type="float">
            <text:p>1592988112821</text:p>
          </table:table-cell>
        </table:table-row>
        <table:table-row table:style-name="ro1">
          <table:table-cell office:value-type="float" office:value="1592987864887" calcext:value-type="float">
            <text:p>1592987864887</text:p>
          </table:table-cell>
          <table:table-cell office:value-type="float" office:value="1592987864799" calcext:value-type="float">
            <text:p>1592987864799</text:p>
          </table:table-cell>
          <table:table-cell office:value-type="float" office:value="1592987864905" calcext:value-type="float">
            <text:p>1592987864905</text:p>
          </table:table-cell>
          <table:table-cell office:value-type="float" office:value="1592987865868.67" calcext:value-type="float">
            <text:p>1592987865868.67</text:p>
          </table:table-cell>
          <table:table-cell table:number-columns-repeated="4"/>
          <table:table-cell office:value-type="float" office:value="1592988112610" calcext:value-type="float">
            <text:p>1592988112610</text:p>
          </table:table-cell>
          <table:table-cell office:value-type="float" office:value="1592988113921" calcext:value-type="float">
            <text:p>1592988113921</text:p>
          </table:table-cell>
        </table:table-row>
        <table:table-row table:style-name="ro1">
          <table:table-cell office:value-type="float" office:value="1592987865852" calcext:value-type="float">
            <text:p>1592987865852</text:p>
          </table:table-cell>
          <table:table-cell office:value-type="float" office:value="1592987865760" calcext:value-type="float">
            <text:p>1592987865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13714" calcext:value-type="float">
            <text:p>1592988113714</text:p>
          </table:table-cell>
          <table:table-cell office:value-type="float" office:value="1592988114945" calcext:value-type="float">
            <text:p>1592988114945</text:p>
          </table:table-cell>
        </table:table-row>
        <table:table-row table:style-name="ro1">
          <table:table-cell office:value-type="float" office:value="1592987865870" calcext:value-type="float">
            <text:p>1592987865870</text:p>
          </table:table-cell>
          <table:table-cell office:value-type="float" office:value="1592987865760" calcext:value-type="float">
            <text:p>1592987865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14651" calcext:value-type="float">
            <text:p>1592988114651</text:p>
          </table:table-cell>
          <table:table-cell office:value-type="float" office:value="1592988116606" calcext:value-type="float">
            <text:p>1592988116606</text:p>
          </table:table-cell>
        </table:table-row>
        <table:table-row table:style-name="ro1">
          <table:table-cell office:value-type="float" office:value="1592987865929" calcext:value-type="float">
            <text:p>1592987865929</text:p>
          </table:table-cell>
          <table:table-cell office:value-type="float" office:value="1592987865792" calcext:value-type="float">
            <text:p>1592987865792</text:p>
          </table:table-cell>
          <table:table-cell office:value-type="float" office:value="1592987865960" calcext:value-type="float">
            <text:p>1592987865960</text:p>
          </table:table-cell>
          <table:table-cell office:value-type="float" office:value="1592987867740.3" calcext:value-type="float">
            <text:p>1592987867740.3</text:p>
          </table:table-cell>
          <table:table-cell table:number-columns-repeated="4"/>
          <table:table-cell office:value-type="float" office:value="1592988116365" calcext:value-type="float">
            <text:p>1592988116365</text:p>
          </table:table-cell>
          <table:table-cell office:value-type="float" office:value="1592988119342" calcext:value-type="float">
            <text:p>1592988119342</text:p>
          </table:table-cell>
        </table:table-row>
        <table:table-row table:style-name="ro1">
          <table:table-cell office:value-type="float" office:value="1592987867725" calcext:value-type="float">
            <text:p>1592987867725</text:p>
          </table:table-cell>
          <table:table-cell office:value-type="float" office:value="1592987867660" calcext:value-type="float">
            <text:p>1592987867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19097" calcext:value-type="float">
            <text:p>1592988119097</text:p>
          </table:table-cell>
          <table:table-cell office:value-type="float" office:value="1592988121304" calcext:value-type="float">
            <text:p>1592988121304</text:p>
          </table:table-cell>
        </table:table-row>
        <table:table-row table:style-name="ro1">
          <table:table-cell office:value-type="float" office:value="1592987867742" calcext:value-type="float">
            <text:p>1592987867742</text:p>
          </table:table-cell>
          <table:table-cell office:value-type="float" office:value="1592987867660" calcext:value-type="float">
            <text:p>1592987867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21140" calcext:value-type="float">
            <text:p>1592988121140</text:p>
          </table:table-cell>
          <table:table-cell office:value-type="float" office:value="1592988122510" calcext:value-type="float">
            <text:p>1592988122510</text:p>
          </table:table-cell>
        </table:table-row>
        <table:table-row table:style-name="ro1">
          <table:table-cell office:value-type="float" office:value="1592987867784" calcext:value-type="float">
            <text:p>1592987867784</text:p>
          </table:table-cell>
          <table:table-cell office:value-type="float" office:value="1592987867660" calcext:value-type="float">
            <text:p>1592987867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22338" calcext:value-type="float">
            <text:p>1592988122338</text:p>
          </table:table-cell>
          <table:table-cell office:value-type="float" office:value="1592988123507" calcext:value-type="float">
            <text:p>1592988123507</text:p>
          </table:table-cell>
        </table:table-row>
        <table:table-row table:style-name="ro1">
          <table:table-cell office:value-type="float" office:value="1592987867841" calcext:value-type="float">
            <text:p>1592987867841</text:p>
          </table:table-cell>
          <table:table-cell office:value-type="float" office:value="1592987867752" calcext:value-type="float">
            <text:p>1592987867752</text:p>
          </table:table-cell>
          <table:table-cell office:value-type="float" office:value="1592987867866" calcext:value-type="float">
            <text:p>1592987867866</text:p>
          </table:table-cell>
          <table:table-cell office:value-type="float" office:value="1592987869920.32" calcext:value-type="float">
            <text:p>1592987869920.32</text:p>
          </table:table-cell>
          <table:table-cell table:number-columns-repeated="4"/>
          <table:table-cell office:value-type="float" office:value="1592988123332" calcext:value-type="float">
            <text:p>1592988123332</text:p>
          </table:table-cell>
          <table:table-cell office:value-type="float" office:value="1592988125271" calcext:value-type="float">
            <text:p>1592988125271</text:p>
          </table:table-cell>
        </table:table-row>
        <table:table-row table:style-name="ro1">
          <table:table-cell office:value-type="float" office:value="1592987869907" calcext:value-type="float">
            <text:p>1592987869907</text:p>
          </table:table-cell>
          <table:table-cell office:value-type="float" office:value="1592987869851" calcext:value-type="float">
            <text:p>1592987869851</text:p>
          </table:table-cell>
          <table:table-cell office:value-type="float" office:value="1592987869935" calcext:value-type="float">
            <text:p>1592987869935</text:p>
          </table:table-cell>
          <table:table-cell office:value-type="float" office:value="1592987871481.66" calcext:value-type="float">
            <text:p>1592987871481.66</text:p>
          </table:table-cell>
          <table:table-cell table:number-columns-repeated="4"/>
          <table:table-cell office:value-type="float" office:value="1592988124976" calcext:value-type="float">
            <text:p>1592988124976</text:p>
          </table:table-cell>
          <table:table-cell office:value-type="float" office:value="1592988128360" calcext:value-type="float">
            <text:p>1592988128360</text:p>
          </table:table-cell>
        </table:table-row>
        <table:table-row table:style-name="ro1">
          <table:table-cell office:value-type="float" office:value="1592987871482" calcext:value-type="float">
            <text:p>1592987871482</text:p>
          </table:table-cell>
          <table:table-cell office:value-type="float" office:value="1592987871364" calcext:value-type="float">
            <text:p>1592987871364</text:p>
          </table:table-cell>
          <table:table-cell office:value-type="float" office:value="1592987871497" calcext:value-type="float">
            <text:p>1592987871497</text:p>
          </table:table-cell>
          <table:table-cell office:value-type="float" office:value="1592987872424.01" calcext:value-type="float">
            <text:p>1592987872424.01</text:p>
          </table:table-cell>
          <table:table-cell table:number-columns-repeated="4"/>
          <table:table-cell office:value-type="float" office:value="1592988128187" calcext:value-type="float">
            <text:p>1592988128187</text:p>
          </table:table-cell>
          <table:table-cell office:value-type="float" office:value="1592988130947" calcext:value-type="float">
            <text:p>1592988130947</text:p>
          </table:table-cell>
        </table:table-row>
        <table:table-row table:style-name="ro1">
          <table:table-cell office:value-type="float" office:value="1592987872412" calcext:value-type="float">
            <text:p>1592987872412</text:p>
          </table:table-cell>
          <table:table-cell office:value-type="float" office:value="1592987872355" calcext:value-type="float">
            <text:p>1592987872355</text:p>
          </table:table-cell>
          <table:table-cell office:value-type="float" office:value="1592987872439" calcext:value-type="float">
            <text:p>1592987872439</text:p>
          </table:table-cell>
          <table:table-cell office:value-type="float" office:value="1592987874543.91" calcext:value-type="float">
            <text:p>1592987874543.91</text:p>
          </table:table-cell>
          <table:table-cell table:number-columns-repeated="4"/>
          <table:table-cell office:value-type="float" office:value="1592988130806" calcext:value-type="float">
            <text:p>1592988130806</text:p>
          </table:table-cell>
          <table:table-cell office:value-type="float" office:value="1592988132248" calcext:value-type="float">
            <text:p>1592988132248</text:p>
          </table:table-cell>
        </table:table-row>
        <table:table-row table:style-name="ro1">
          <table:table-cell office:value-type="float" office:value="1592987874537" calcext:value-type="float">
            <text:p>1592987874537</text:p>
          </table:table-cell>
          <table:table-cell office:value-type="float" office:value="1592987874430" calcext:value-type="float">
            <text:p>1592987874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31989" calcext:value-type="float">
            <text:p>1592988131989</text:p>
          </table:table-cell>
          <table:table-cell office:value-type="float" office:value="1592988134251" calcext:value-type="float">
            <text:p>1592988134251</text:p>
          </table:table-cell>
        </table:table-row>
        <table:table-row table:style-name="ro1">
          <table:table-cell office:value-type="float" office:value="1592987874567" calcext:value-type="float">
            <text:p>1592987874567</text:p>
          </table:table-cell>
          <table:table-cell office:value-type="float" office:value="1592987874460" calcext:value-type="float">
            <text:p>1592987874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34040" calcext:value-type="float">
            <text:p>1592988134040</text:p>
          </table:table-cell>
          <table:table-cell office:value-type="float" office:value="1592988135895" calcext:value-type="float">
            <text:p>1592988135895</text:p>
          </table:table-cell>
        </table:table-row>
        <table:table-row table:style-name="ro1">
          <table:table-cell office:value-type="float" office:value="1592987874609" calcext:value-type="float">
            <text:p>1592987874609</text:p>
          </table:table-cell>
          <table:table-cell office:value-type="float" office:value="1592987874520" calcext:value-type="float">
            <text:p>1592987874520</text:p>
          </table:table-cell>
          <table:table-cell office:value-type="float" office:value="1592987874628" calcext:value-type="float">
            <text:p>1592987874628</text:p>
          </table:table-cell>
          <table:table-cell office:value-type="float" office:value="1592987876033.96" calcext:value-type="float">
            <text:p>1592987876033.96</text:p>
          </table:table-cell>
          <table:table-cell table:number-columns-repeated="4"/>
          <table:table-cell office:value-type="float" office:value="1592988135705" calcext:value-type="float">
            <text:p>1592988135705</text:p>
          </table:table-cell>
          <table:table-cell office:value-type="float" office:value="1592988137855" calcext:value-type="float">
            <text:p>1592988137855</text:p>
          </table:table-cell>
        </table:table-row>
        <table:table-row table:style-name="ro1">
          <table:table-cell office:value-type="float" office:value="1592987876028" calcext:value-type="float">
            <text:p>1592987876028</text:p>
          </table:table-cell>
          <table:table-cell office:value-type="float" office:value="1592987875960" calcext:value-type="float">
            <text:p>1592987875960</text:p>
          </table:table-cell>
          <table:table-cell office:value-type="float" office:value="1592987876047" calcext:value-type="float">
            <text:p>1592987876047</text:p>
          </table:table-cell>
          <table:table-cell office:value-type="float" office:value="1592987878691.05" calcext:value-type="float">
            <text:p>1592987878691.05</text:p>
          </table:table-cell>
          <table:table-cell table:number-columns-repeated="4"/>
          <table:table-cell office:value-type="float" office:value="1592988137590" calcext:value-type="float">
            <text:p>1592988137590</text:p>
          </table:table-cell>
          <table:table-cell office:value-type="float" office:value="1592988140344" calcext:value-type="float">
            <text:p>1592988140344</text:p>
          </table:table-cell>
        </table:table-row>
        <table:table-row table:style-name="ro1">
          <table:table-cell office:value-type="float" office:value="1592987878687" calcext:value-type="float">
            <text:p>1592987878687</text:p>
          </table:table-cell>
          <table:table-cell office:value-type="float" office:value="1592987878617" calcext:value-type="float">
            <text:p>15929878786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39903" calcext:value-type="float">
            <text:p>1592988139903</text:p>
          </table:table-cell>
          <table:table-cell office:value-type="float" office:value="1592988142233" calcext:value-type="float">
            <text:p>1592988142233</text:p>
          </table:table-cell>
        </table:table-row>
        <table:table-row table:style-name="ro1">
          <table:table-cell office:value-type="float" office:value="1592987878709" calcext:value-type="float">
            <text:p>1592987878709</text:p>
          </table:table-cell>
          <table:table-cell office:value-type="float" office:value="1592987878617" calcext:value-type="float">
            <text:p>15929878786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41996" calcext:value-type="float">
            <text:p>1592988141996</text:p>
          </table:table-cell>
          <table:table-cell office:value-type="float" office:value="1592988143993" calcext:value-type="float">
            <text:p>1592988143993</text:p>
          </table:table-cell>
        </table:table-row>
        <table:table-row table:style-name="ro1">
          <table:table-cell office:value-type="float" office:value="1592987878734" calcext:value-type="float">
            <text:p>1592987878734</text:p>
          </table:table-cell>
          <table:table-cell office:value-type="float" office:value="1592987878660" calcext:value-type="float">
            <text:p>1592987878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43782" calcext:value-type="float">
            <text:p>1592988143782</text:p>
          </table:table-cell>
          <table:table-cell office:value-type="float" office:value="1592988146076" calcext:value-type="float">
            <text:p>1592988146076</text:p>
          </table:table-cell>
        </table:table-row>
        <table:table-row table:style-name="ro1">
          <table:table-cell office:value-type="float" office:value="1592987878756" calcext:value-type="float">
            <text:p>1592987878756</text:p>
          </table:table-cell>
          <table:table-cell office:value-type="float" office:value="1592987878660" calcext:value-type="float">
            <text:p>1592987878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45838" calcext:value-type="float">
            <text:p>1592988145838</text:p>
          </table:table-cell>
          <table:table-cell office:value-type="float" office:value="1592988147334" calcext:value-type="float">
            <text:p>1592988147334</text:p>
          </table:table-cell>
        </table:table-row>
        <table:table-row table:style-name="ro1">
          <table:table-cell office:value-type="float" office:value="1592987878778" calcext:value-type="float">
            <text:p>1592987878778</text:p>
          </table:table-cell>
          <table:table-cell office:value-type="float" office:value="1592987878660" calcext:value-type="float">
            <text:p>1592987878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47084" calcext:value-type="float">
            <text:p>1592988147084</text:p>
          </table:table-cell>
          <table:table-cell office:value-type="float" office:value="1592988148428" calcext:value-type="float">
            <text:p>1592988148428</text:p>
          </table:table-cell>
        </table:table-row>
        <table:table-row table:style-name="ro1">
          <table:table-cell office:value-type="float" office:value="1592987878802" calcext:value-type="float">
            <text:p>1592987878802</text:p>
          </table:table-cell>
          <table:table-cell office:value-type="float" office:value="1592987878751" calcext:value-type="float">
            <text:p>1592987878751</text:p>
          </table:table-cell>
          <table:table-cell office:value-type="float" office:value="1592987878816" calcext:value-type="float">
            <text:p>1592987878816</text:p>
          </table:table-cell>
          <table:table-cell office:value-type="float" office:value="1592987881525.86" calcext:value-type="float">
            <text:p>1592987881525.86</text:p>
          </table:table-cell>
          <table:table-cell table:number-columns-repeated="4"/>
          <table:table-cell office:value-type="float" office:value="1592988147929" calcext:value-type="float">
            <text:p>1592988147929</text:p>
          </table:table-cell>
          <table:table-cell office:value-type="float" office:value="1592988151433" calcext:value-type="float">
            <text:p>1592988151433</text:p>
          </table:table-cell>
        </table:table-row>
        <table:table-row table:style-name="ro1">
          <table:table-cell office:value-type="float" office:value="1592987881503" calcext:value-type="float">
            <text:p>1592987881503</text:p>
          </table:table-cell>
          <table:table-cell office:value-type="float" office:value="1592987881420" calcext:value-type="float">
            <text:p>1592987881420</text:p>
          </table:table-cell>
          <table:table-cell office:value-type="float" office:value="1592987881542" calcext:value-type="float">
            <text:p>1592987881542</text:p>
          </table:table-cell>
          <table:table-cell office:value-type="float" office:value="1592987884304.32" calcext:value-type="float">
            <text:p>1592987884304.32</text:p>
          </table:table-cell>
          <table:table-cell table:number-columns-repeated="4"/>
          <table:table-cell office:value-type="float" office:value="1592988151150" calcext:value-type="float">
            <text:p>1592988151150</text:p>
          </table:table-cell>
          <table:table-cell office:value-type="float" office:value="1592988152599" calcext:value-type="float">
            <text:p>1592988152599</text:p>
          </table:table-cell>
        </table:table-row>
        <table:table-row table:style-name="ro1">
          <table:table-cell office:value-type="float" office:value="1592987884287" calcext:value-type="float">
            <text:p>1592987884287</text:p>
          </table:table-cell>
          <table:table-cell office:value-type="float" office:value="1592987884175" calcext:value-type="float">
            <text:p>1592987884175</text:p>
          </table:table-cell>
          <table:table-cell office:value-type="float" office:value="1592987884319" calcext:value-type="float">
            <text:p>1592987884319</text:p>
          </table:table-cell>
          <table:table-cell office:value-type="float" office:value="1592987885935.71" calcext:value-type="float">
            <text:p>1592987885935.71</text:p>
          </table:table-cell>
          <table:table-cell table:number-columns-repeated="4"/>
          <table:table-cell office:value-type="float" office:value="1592988152443" calcext:value-type="float">
            <text:p>1592988152443</text:p>
          </table:table-cell>
          <table:table-cell office:value-type="float" office:value="1592988153942" calcext:value-type="float">
            <text:p>1592988153942</text:p>
          </table:table-cell>
        </table:table-row>
        <table:table-row table:style-name="ro1">
          <table:table-cell office:value-type="float" office:value="1592987885935" calcext:value-type="float">
            <text:p>1592987885935</text:p>
          </table:table-cell>
          <table:table-cell office:value-type="float" office:value="1592987885856" calcext:value-type="float">
            <text:p>1592987885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53685" calcext:value-type="float">
            <text:p>1592988153685</text:p>
          </table:table-cell>
          <table:table-cell office:value-type="float" office:value="1592988155649" calcext:value-type="float">
            <text:p>1592988155649</text:p>
          </table:table-cell>
        </table:table-row>
        <table:table-row table:style-name="ro1">
          <table:table-cell office:value-type="float" office:value="1592987885935" calcext:value-type="float">
            <text:p>1592987885935</text:p>
          </table:table-cell>
          <table:table-cell office:value-type="float" office:value="1592987885856" calcext:value-type="float">
            <text:p>1592987885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55521" calcext:value-type="float">
            <text:p>1592988155521</text:p>
          </table:table-cell>
          <table:table-cell office:value-type="float" office:value="1592988156691" calcext:value-type="float">
            <text:p>1592988156691</text:p>
          </table:table-cell>
        </table:table-row>
        <table:table-row table:style-name="ro1">
          <table:table-cell office:value-type="float" office:value="1592987885958" calcext:value-type="float">
            <text:p>1592987885958</text:p>
          </table:table-cell>
          <table:table-cell office:value-type="float" office:value="1592987885860" calcext:value-type="float">
            <text:p>1592987885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56569" calcext:value-type="float">
            <text:p>1592988156569</text:p>
          </table:table-cell>
          <table:table-cell office:value-type="float" office:value="1592988157777" calcext:value-type="float">
            <text:p>1592988157777</text:p>
          </table:table-cell>
        </table:table-row>
        <table:table-row table:style-name="ro1">
          <table:table-cell office:value-type="float" office:value="1592987885980" calcext:value-type="float">
            <text:p>1592987885980</text:p>
          </table:table-cell>
          <table:table-cell office:value-type="float" office:value="1592987885900" calcext:value-type="float">
            <text:p>1592987885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57550" calcext:value-type="float">
            <text:p>1592988157550</text:p>
          </table:table-cell>
          <table:table-cell office:value-type="float" office:value="1592988160324" calcext:value-type="float">
            <text:p>1592988160324</text:p>
          </table:table-cell>
        </table:table-row>
        <table:table-row table:style-name="ro1">
          <table:table-cell office:value-type="float" office:value="1592987886004" calcext:value-type="float">
            <text:p>1592987886004</text:p>
          </table:table-cell>
          <table:table-cell office:value-type="float" office:value="1592987885900" calcext:value-type="float">
            <text:p>1592987885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60161" calcext:value-type="float">
            <text:p>1592988160161</text:p>
          </table:table-cell>
          <table:table-cell office:value-type="float" office:value="1592988165046" calcext:value-type="float">
            <text:p>1592988165046</text:p>
          </table:table-cell>
        </table:table-row>
        <table:table-row table:style-name="ro1">
          <table:table-cell office:value-type="float" office:value="1592987886026" calcext:value-type="float">
            <text:p>1592987886026</text:p>
          </table:table-cell>
          <table:table-cell office:value-type="float" office:value="1592987885946" calcext:value-type="float">
            <text:p>1592987885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64707" calcext:value-type="float">
            <text:p>1592988164707</text:p>
          </table:table-cell>
          <table:table-cell office:value-type="float" office:value="1592988167268" calcext:value-type="float">
            <text:p>1592988167268</text:p>
          </table:table-cell>
        </table:table-row>
        <table:table-row table:style-name="ro1">
          <table:table-cell office:value-type="float" office:value="1592987886049" calcext:value-type="float">
            <text:p>1592987886049</text:p>
          </table:table-cell>
          <table:table-cell office:value-type="float" office:value="1592987885946" calcext:value-type="float">
            <text:p>1592987885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67090" calcext:value-type="float">
            <text:p>1592988167090</text:p>
          </table:table-cell>
          <table:table-cell office:value-type="float" office:value="1592988168026" calcext:value-type="float">
            <text:p>1592988168026</text:p>
          </table:table-cell>
        </table:table-row>
        <table:table-row table:style-name="ro1">
          <table:table-cell office:value-type="float" office:value="1592987886071" calcext:value-type="float">
            <text:p>1592987886071</text:p>
          </table:table-cell>
          <table:table-cell office:value-type="float" office:value="1592987885960" calcext:value-type="float">
            <text:p>15929878859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67889" calcext:value-type="float">
            <text:p>1592988167889</text:p>
          </table:table-cell>
          <table:table-cell office:value-type="float" office:value="1592988168851" calcext:value-type="float">
            <text:p>1592988168851</text:p>
          </table:table-cell>
        </table:table-row>
        <table:table-row table:style-name="ro1">
          <table:table-cell office:value-type="float" office:value="1592987886094" calcext:value-type="float">
            <text:p>1592987886094</text:p>
          </table:table-cell>
          <table:table-cell office:value-type="float" office:value="1592987885990" calcext:value-type="float">
            <text:p>1592987885990</text:p>
          </table:table-cell>
          <table:table-cell office:value-type="float" office:value="1592987886108" calcext:value-type="float">
            <text:p>1592987886108</text:p>
          </table:table-cell>
          <table:table-cell office:value-type="float" office:value="1592987890640.94" calcext:value-type="float">
            <text:p>1592987890640.94</text:p>
          </table:table-cell>
          <table:table-cell table:number-columns-repeated="4"/>
          <table:table-cell office:value-type="float" office:value="1592988168689" calcext:value-type="float">
            <text:p>1592988168689</text:p>
          </table:table-cell>
          <table:table-cell office:value-type="float" office:value="1592988171142" calcext:value-type="float">
            <text:p>1592988171142</text:p>
          </table:table-cell>
        </table:table-row>
        <table:table-row table:style-name="ro1">
          <table:table-cell office:value-type="float" office:value="1592987890634" calcext:value-type="float">
            <text:p>1592987890634</text:p>
          </table:table-cell>
          <table:table-cell office:value-type="float" office:value="1592987890526" calcext:value-type="float">
            <text:p>1592987890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70801" calcext:value-type="float">
            <text:p>1592988170801</text:p>
          </table:table-cell>
          <table:table-cell office:value-type="float" office:value="1592988172457" calcext:value-type="float">
            <text:p>1592988172457</text:p>
          </table:table-cell>
        </table:table-row>
        <table:table-row table:style-name="ro1">
          <table:table-cell office:value-type="float" office:value="1592987890651" calcext:value-type="float">
            <text:p>1592987890651</text:p>
          </table:table-cell>
          <table:table-cell office:value-type="float" office:value="1592987890526" calcext:value-type="float">
            <text:p>1592987890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72288" calcext:value-type="float">
            <text:p>1592988172288</text:p>
          </table:table-cell>
          <table:table-cell office:value-type="float" office:value="1592988173871" calcext:value-type="float">
            <text:p>1592988173871</text:p>
          </table:table-cell>
        </table:table-row>
        <table:table-row table:style-name="ro1">
          <table:table-cell office:value-type="float" office:value="1592987890669" calcext:value-type="float">
            <text:p>1592987890669</text:p>
          </table:table-cell>
          <table:table-cell office:value-type="float" office:value="1592987890526" calcext:value-type="float">
            <text:p>1592987890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73726" calcext:value-type="float">
            <text:p>1592988173726</text:p>
          </table:table-cell>
          <table:table-cell office:value-type="float" office:value="1592988174563" calcext:value-type="float">
            <text:p>1592988174563</text:p>
          </table:table-cell>
        </table:table-row>
        <table:table-row table:style-name="ro1">
          <table:table-cell office:value-type="float" office:value="1592987890687" calcext:value-type="float">
            <text:p>1592987890687</text:p>
          </table:table-cell>
          <table:table-cell office:value-type="float" office:value="1592987890571" calcext:value-type="float">
            <text:p>1592987890571</text:p>
          </table:table-cell>
          <table:table-cell office:value-type="float" office:value="1592987890699" calcext:value-type="float">
            <text:p>1592987890699</text:p>
          </table:table-cell>
          <table:table-cell office:value-type="float" office:value="1592987892045.01" calcext:value-type="float">
            <text:p>1592987892045.01</text:p>
          </table:table-cell>
          <table:table-cell table:number-columns-repeated="4"/>
          <table:table-cell office:value-type="float" office:value="1592988174412" calcext:value-type="float">
            <text:p>1592988174412</text:p>
          </table:table-cell>
          <table:table-cell office:value-type="float" office:value="1592988176645" calcext:value-type="float">
            <text:p>1592988176645</text:p>
          </table:table-cell>
        </table:table-row>
        <table:table-row table:style-name="ro1">
          <table:table-cell office:value-type="float" office:value="1592987892044" calcext:value-type="float">
            <text:p>1592987892044</text:p>
          </table:table-cell>
          <table:table-cell office:value-type="float" office:value="1592987891960" calcext:value-type="float">
            <text:p>1592987891960</text:p>
          </table:table-cell>
          <table:table-cell office:value-type="float" office:value="1592987892060" calcext:value-type="float">
            <text:p>1592987892060</text:p>
          </table:table-cell>
          <table:table-cell office:value-type="float" office:value="1592987892953.28" calcext:value-type="float">
            <text:p>1592987892953.28</text:p>
          </table:table-cell>
          <table:table-cell table:number-columns-repeated="4"/>
          <table:table-cell office:value-type="float" office:value="1592988176395" calcext:value-type="float">
            <text:p>1592988176395</text:p>
          </table:table-cell>
          <table:table-cell office:value-type="float" office:value="1592988177647" calcext:value-type="float">
            <text:p>1592988177647</text:p>
          </table:table-cell>
        </table:table-row>
        <table:table-row table:style-name="ro1">
          <table:table-cell office:value-type="float" office:value="1592987892950" calcext:value-type="float">
            <text:p>1592987892950</text:p>
          </table:table-cell>
          <table:table-cell office:value-type="float" office:value="1592987892860" calcext:value-type="float">
            <text:p>1592987892860</text:p>
          </table:table-cell>
          <table:table-cell office:value-type="float" office:value="1592987892967" calcext:value-type="float">
            <text:p>1592987892967</text:p>
          </table:table-cell>
          <table:table-cell office:value-type="float" office:value="1592987893916.62" calcext:value-type="float">
            <text:p>1592987893916.62</text:p>
          </table:table-cell>
          <table:table-cell table:number-columns-repeated="4"/>
          <table:table-cell office:value-type="float" office:value="1592988177511" calcext:value-type="float">
            <text:p>1592988177511</text:p>
          </table:table-cell>
          <table:table-cell office:value-type="float" office:value="1592988178351" calcext:value-type="float">
            <text:p>1592988178351</text:p>
          </table:table-cell>
        </table:table-row>
        <table:table-row table:style-name="ro1">
          <table:table-cell office:value-type="float" office:value="1592987893900" calcext:value-type="float">
            <text:p>1592987893900</text:p>
          </table:table-cell>
          <table:table-cell office:value-type="float" office:value="1592987893830" calcext:value-type="float">
            <text:p>1592987893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78138" calcext:value-type="float">
            <text:p>1592988178138</text:p>
          </table:table-cell>
          <table:table-cell office:value-type="float" office:value="1592988179127" calcext:value-type="float">
            <text:p>1592988179127</text:p>
          </table:table-cell>
        </table:table-row>
        <table:table-row table:style-name="ro1">
          <table:table-cell office:value-type="float" office:value="1592987893921" calcext:value-type="float">
            <text:p>1592987893921</text:p>
          </table:table-cell>
          <table:table-cell office:value-type="float" office:value="1592987893830" calcext:value-type="float">
            <text:p>1592987893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78955" calcext:value-type="float">
            <text:p>1592988178955</text:p>
          </table:table-cell>
          <table:table-cell office:value-type="float" office:value="1592988179938" calcext:value-type="float">
            <text:p>1592988179938</text:p>
          </table:table-cell>
        </table:table-row>
        <table:table-row table:style-name="ro1">
          <table:table-cell office:value-type="float" office:value="1592987893944" calcext:value-type="float">
            <text:p>1592987893944</text:p>
          </table:table-cell>
          <table:table-cell office:value-type="float" office:value="1592987893860" calcext:value-type="float">
            <text:p>1592987893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79827" calcext:value-type="float">
            <text:p>1592988179827</text:p>
          </table:table-cell>
          <table:table-cell office:value-type="float" office:value="1592988181032" calcext:value-type="float">
            <text:p>1592988181032</text:p>
          </table:table-cell>
        </table:table-row>
        <table:table-row table:style-name="ro1">
          <table:table-cell office:value-type="float" office:value="1592987893967" calcext:value-type="float">
            <text:p>1592987893967</text:p>
          </table:table-cell>
          <table:table-cell office:value-type="float" office:value="1592987893860" calcext:value-type="float">
            <text:p>1592987893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80800" calcext:value-type="float">
            <text:p>1592988180800</text:p>
          </table:table-cell>
          <table:table-cell office:value-type="float" office:value="1592988181614" calcext:value-type="float">
            <text:p>1592988181614</text:p>
          </table:table-cell>
        </table:table-row>
        <table:table-row table:style-name="ro1">
          <table:table-cell office:value-type="float" office:value="1592987893991" calcext:value-type="float">
            <text:p>1592987893991</text:p>
          </table:table-cell>
          <table:table-cell office:value-type="float" office:value="1592987893923" calcext:value-type="float">
            <text:p>1592987893923</text:p>
          </table:table-cell>
          <table:table-cell office:value-type="float" office:value="1592987894004" calcext:value-type="float">
            <text:p>1592987894004</text:p>
          </table:table-cell>
          <table:table-cell office:value-type="float" office:value="1592987894735.35" calcext:value-type="float">
            <text:p>1592987894735.35</text:p>
          </table:table-cell>
          <table:table-cell table:number-columns-repeated="4"/>
          <table:table-cell office:value-type="float" office:value="1592988181513" calcext:value-type="float">
            <text:p>1592988181513</text:p>
          </table:table-cell>
          <table:table-cell office:value-type="float" office:value="1592988182280" calcext:value-type="float">
            <text:p>1592988182280</text:p>
          </table:table-cell>
        </table:table-row>
        <table:table-row table:style-name="ro1">
          <table:table-cell office:value-type="float" office:value="1592987894713" calcext:value-type="float">
            <text:p>1592987894713</text:p>
          </table:table-cell>
          <table:table-cell office:value-type="float" office:value="1592987894619" calcext:value-type="float">
            <text:p>1592987894619</text:p>
          </table:table-cell>
          <table:table-cell office:value-type="float" office:value="1592987894749" calcext:value-type="float">
            <text:p>1592987894749</text:p>
          </table:table-cell>
          <table:table-cell office:value-type="float" office:value="1592987895510.85" calcext:value-type="float">
            <text:p>1592987895510.85</text:p>
          </table:table-cell>
          <table:table-cell table:number-columns-repeated="4"/>
          <table:table-cell office:value-type="float" office:value="1592988182198" calcext:value-type="float">
            <text:p>1592988182198</text:p>
          </table:table-cell>
          <table:table-cell office:value-type="float" office:value="1592988183114" calcext:value-type="float">
            <text:p>1592988183114</text:p>
          </table:table-cell>
        </table:table-row>
        <table:table-row table:style-name="ro1">
          <table:table-cell office:value-type="float" office:value="1592987895506" calcext:value-type="float">
            <text:p>1592987895506</text:p>
          </table:table-cell>
          <table:table-cell office:value-type="float" office:value="1592987895449" calcext:value-type="float">
            <text:p>1592987895449</text:p>
          </table:table-cell>
          <table:table-cell office:value-type="float" office:value="1592987895524" calcext:value-type="float">
            <text:p>1592987895524</text:p>
          </table:table-cell>
          <table:table-cell office:value-type="float" office:value="1592987896988.31" calcext:value-type="float">
            <text:p>1592987896988.31</text:p>
          </table:table-cell>
          <table:table-cell table:number-columns-repeated="4"/>
          <table:table-cell office:value-type="float" office:value="1592988182922" calcext:value-type="float">
            <text:p>1592988182922</text:p>
          </table:table-cell>
          <table:table-cell office:value-type="float" office:value="1592988184102" calcext:value-type="float">
            <text:p>1592988184102</text:p>
          </table:table-cell>
        </table:table-row>
        <table:table-row table:style-name="ro1">
          <table:table-cell office:value-type="float" office:value="1592987896980" calcext:value-type="float">
            <text:p>1592987896980</text:p>
          </table:table-cell>
          <table:table-cell office:value-type="float" office:value="1592987896914" calcext:value-type="float">
            <text:p>1592987896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83938" calcext:value-type="float">
            <text:p>1592988183938</text:p>
          </table:table-cell>
          <table:table-cell office:value-type="float" office:value="1592988185451" calcext:value-type="float">
            <text:p>1592988185451</text:p>
          </table:table-cell>
        </table:table-row>
        <table:table-row table:style-name="ro1">
          <table:table-cell office:value-type="float" office:value="1592987897001" calcext:value-type="float">
            <text:p>1592987897001</text:p>
          </table:table-cell>
          <table:table-cell office:value-type="float" office:value="1592987896914" calcext:value-type="float">
            <text:p>1592987896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85251" calcext:value-type="float">
            <text:p>1592988185251</text:p>
          </table:table-cell>
          <table:table-cell office:value-type="float" office:value="1592988186484" calcext:value-type="float">
            <text:p>1592988186484</text:p>
          </table:table-cell>
        </table:table-row>
        <table:table-row table:style-name="ro1">
          <table:table-cell office:value-type="float" office:value="1592987897025" calcext:value-type="float">
            <text:p>1592987897025</text:p>
          </table:table-cell>
          <table:table-cell office:value-type="float" office:value="1592987896959" calcext:value-type="float">
            <text:p>1592987896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86321" calcext:value-type="float">
            <text:p>1592988186321</text:p>
          </table:table-cell>
          <table:table-cell office:value-type="float" office:value="1592988188141" calcext:value-type="float">
            <text:p>1592988188141</text:p>
          </table:table-cell>
        </table:table-row>
        <table:table-row table:style-name="ro1">
          <table:table-cell office:value-type="float" office:value="1592987897048" calcext:value-type="float">
            <text:p>1592987897048</text:p>
          </table:table-cell>
          <table:table-cell office:value-type="float" office:value="1592987896959" calcext:value-type="float">
            <text:p>1592987896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87658" calcext:value-type="float">
            <text:p>1592988187658</text:p>
          </table:table-cell>
          <table:table-cell office:value-type="float" office:value="1592988191332" calcext:value-type="float">
            <text:p>1592988191332</text:p>
          </table:table-cell>
        </table:table-row>
        <table:table-row table:style-name="ro1">
          <table:table-cell office:value-type="float" office:value="1592987897071" calcext:value-type="float">
            <text:p>1592987897071</text:p>
          </table:table-cell>
          <table:table-cell office:value-type="float" office:value="1592987896959" calcext:value-type="float">
            <text:p>1592987896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90999" calcext:value-type="float">
            <text:p>1592988190999</text:p>
          </table:table-cell>
          <table:table-cell office:value-type="float" office:value="1592988192739" calcext:value-type="float">
            <text:p>1592988192739</text:p>
          </table:table-cell>
        </table:table-row>
        <table:table-row table:style-name="ro1">
          <table:table-cell office:value-type="float" office:value="1592987897096" calcext:value-type="float">
            <text:p>1592987897096</text:p>
          </table:table-cell>
          <table:table-cell office:value-type="float" office:value="1592987896959" calcext:value-type="float">
            <text:p>1592987896959</text:p>
          </table:table-cell>
          <table:table-cell office:value-type="float" office:value="1592987897113" calcext:value-type="float">
            <text:p>1592987897113</text:p>
          </table:table-cell>
          <table:table-cell office:value-type="float" office:value="1592987897705.96" calcext:value-type="float">
            <text:p>1592987897705.96</text:p>
          </table:table-cell>
          <table:table-cell table:number-columns-repeated="4"/>
          <table:table-cell office:value-type="float" office:value="1592988192657" calcext:value-type="float">
            <text:p>1592988192657</text:p>
          </table:table-cell>
          <table:table-cell office:value-type="float" office:value="1592988193654" calcext:value-type="float">
            <text:p>1592988193654</text:p>
          </table:table-cell>
        </table:table-row>
        <table:table-row table:style-name="ro1">
          <table:table-cell office:value-type="float" office:value="1592987897704" calcext:value-type="float">
            <text:p>1592987897704</text:p>
          </table:table-cell>
          <table:table-cell office:value-type="float" office:value="1592987897645" calcext:value-type="float">
            <text:p>1592987897645</text:p>
          </table:table-cell>
          <table:table-cell office:value-type="float" office:value="1592987897720" calcext:value-type="float">
            <text:p>1592987897720</text:p>
          </table:table-cell>
          <table:table-cell office:value-type="float" office:value="1592987898816.23" calcext:value-type="float">
            <text:p>1592987898816.23</text:p>
          </table:table-cell>
          <table:table-cell table:number-columns-repeated="4"/>
          <table:table-cell office:value-type="float" office:value="1592988193417" calcext:value-type="float">
            <text:p>1592988193417</text:p>
          </table:table-cell>
          <table:table-cell office:value-type="float" office:value="1592988194910" calcext:value-type="float">
            <text:p>1592988194910</text:p>
          </table:table-cell>
        </table:table-row>
        <table:table-row table:style-name="ro1">
          <table:table-cell office:value-type="float" office:value="1592987898813" calcext:value-type="float">
            <text:p>1592987898813</text:p>
          </table:table-cell>
          <table:table-cell office:value-type="float" office:value="1592987898699" calcext:value-type="float">
            <text:p>1592987898699</text:p>
          </table:table-cell>
          <table:table-cell office:value-type="float" office:value="1592987898830" calcext:value-type="float">
            <text:p>1592987898830</text:p>
          </table:table-cell>
          <table:table-cell office:value-type="float" office:value="1592987899432.16" calcext:value-type="float">
            <text:p>1592987899432.16</text:p>
          </table:table-cell>
          <table:table-cell table:number-columns-repeated="4"/>
          <table:table-cell office:value-type="float" office:value="1592988194629" calcext:value-type="float">
            <text:p>1592988194629</text:p>
          </table:table-cell>
          <table:table-cell office:value-type="float" office:value="1592988196203" calcext:value-type="float">
            <text:p>1592988196203</text:p>
          </table:table-cell>
        </table:table-row>
        <table:table-row table:style-name="ro1">
          <table:table-cell office:value-type="float" office:value="1592987899421" calcext:value-type="float">
            <text:p>1592987899421</text:p>
          </table:table-cell>
          <table:table-cell office:value-type="float" office:value="1592987899335" calcext:value-type="float">
            <text:p>1592987899335</text:p>
          </table:table-cell>
          <table:table-cell office:value-type="float" office:value="1592987899445" calcext:value-type="float">
            <text:p>1592987899445</text:p>
          </table:table-cell>
          <table:table-cell office:value-type="float" office:value="1592987900403.91" calcext:value-type="float">
            <text:p>1592987900403.91</text:p>
          </table:table-cell>
          <table:table-cell table:number-columns-repeated="4"/>
          <table:table-cell office:value-type="float" office:value="1592988196029" calcext:value-type="float">
            <text:p>1592988196029</text:p>
          </table:table-cell>
          <table:table-cell office:value-type="float" office:value="1592988197302" calcext:value-type="float">
            <text:p>1592988197302</text:p>
          </table:table-cell>
        </table:table-row>
        <table:table-row table:style-name="ro1">
          <table:table-cell office:value-type="float" office:value="1592987900403" calcext:value-type="float">
            <text:p>1592987900403</text:p>
          </table:table-cell>
          <table:table-cell office:value-type="float" office:value="1592987900294" calcext:value-type="float">
            <text:p>15929879002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97122" calcext:value-type="float">
            <text:p>1592988197122</text:p>
          </table:table-cell>
          <table:table-cell office:value-type="float" office:value="1592988197850" calcext:value-type="float">
            <text:p>1592988197850</text:p>
          </table:table-cell>
        </table:table-row>
        <table:table-row table:style-name="ro1">
          <table:table-cell office:value-type="float" office:value="1592987900403" calcext:value-type="float">
            <text:p>1592987900403</text:p>
          </table:table-cell>
          <table:table-cell office:value-type="float" office:value="1592987900339" calcext:value-type="float">
            <text:p>1592987900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97728" calcext:value-type="float">
            <text:p>1592988197728</text:p>
          </table:table-cell>
          <table:table-cell office:value-type="float" office:value="1592988199406" calcext:value-type="float">
            <text:p>1592988199406</text:p>
          </table:table-cell>
        </table:table-row>
        <table:table-row table:style-name="ro1">
          <table:table-cell office:value-type="float" office:value="1592987900426" calcext:value-type="float">
            <text:p>1592987900426</text:p>
          </table:table-cell>
          <table:table-cell office:value-type="float" office:value="1592987900339" calcext:value-type="float">
            <text:p>1592987900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199024" calcext:value-type="float">
            <text:p>1592988199024</text:p>
          </table:table-cell>
          <table:table-cell office:value-type="float" office:value="1592988202137" calcext:value-type="float">
            <text:p>1592988202137</text:p>
          </table:table-cell>
        </table:table-row>
        <table:table-row table:style-name="ro1">
          <table:table-cell office:value-type="float" office:value="1592987900449" calcext:value-type="float">
            <text:p>1592987900449</text:p>
          </table:table-cell>
          <table:table-cell office:value-type="float" office:value="1592987900339" calcext:value-type="float">
            <text:p>1592987900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201943" calcext:value-type="float">
            <text:p>1592988201943</text:p>
          </table:table-cell>
          <table:table-cell office:value-type="float" office:value="1592988203502" calcext:value-type="float">
            <text:p>1592988203502</text:p>
          </table:table-cell>
        </table:table-row>
        <table:table-row table:style-name="ro1">
          <table:table-cell office:value-type="float" office:value="1592987900469" calcext:value-type="float">
            <text:p>1592987900469</text:p>
          </table:table-cell>
          <table:table-cell office:value-type="float" office:value="1592987900339" calcext:value-type="float">
            <text:p>1592987900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203283" calcext:value-type="float">
            <text:p>1592988203283</text:p>
          </table:table-cell>
          <table:table-cell office:value-type="float" office:value="1592988204558" calcext:value-type="float">
            <text:p>1592988204558</text:p>
          </table:table-cell>
        </table:table-row>
        <table:table-row table:style-name="ro1">
          <table:table-cell office:value-type="float" office:value="1592987900492" calcext:value-type="float">
            <text:p>1592987900492</text:p>
          </table:table-cell>
          <table:table-cell office:value-type="float" office:value="1592987900385" calcext:value-type="float">
            <text:p>1592987900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204331" calcext:value-type="float">
            <text:p>1592988204331</text:p>
          </table:table-cell>
          <table:table-cell office:value-type="float" office:value="1592988206302" calcext:value-type="float">
            <text:p>1592988206302</text:p>
          </table:table-cell>
        </table:table-row>
        <table:table-row table:style-name="ro1">
          <table:table-cell office:value-type="float" office:value="1592987900512" calcext:value-type="float">
            <text:p>1592987900512</text:p>
          </table:table-cell>
          <table:table-cell office:value-type="float" office:value="1592987900385" calcext:value-type="float">
            <text:p>1592987900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206102" calcext:value-type="float">
            <text:p>1592988206102</text:p>
          </table:table-cell>
          <table:table-cell office:value-type="float" office:value="1592988208123" calcext:value-type="float">
            <text:p>1592988208123</text:p>
          </table:table-cell>
        </table:table-row>
        <table:table-row table:style-name="ro1">
          <table:table-cell office:value-type="float" office:value="1592987900532" calcext:value-type="float">
            <text:p>1592987900532</text:p>
          </table:table-cell>
          <table:table-cell office:value-type="float" office:value="1592987900430" calcext:value-type="float">
            <text:p>1592987900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207883" calcext:value-type="float">
            <text:p>1592988207883</text:p>
          </table:table-cell>
          <table:table-cell office:value-type="float" office:value="1592988212311" calcext:value-type="float">
            <text:p>1592988212311</text:p>
          </table:table-cell>
        </table:table-row>
        <table:table-row table:style-name="ro1">
          <table:table-cell office:value-type="float" office:value="1592987900553" calcext:value-type="float">
            <text:p>1592987900553</text:p>
          </table:table-cell>
          <table:table-cell office:value-type="float" office:value="1592987900430" calcext:value-type="float">
            <text:p>1592987900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592988211499" calcext:value-type="float">
            <text:p>1592988211499</text:p>
          </table:table-cell>
          <table:table-cell office:value-type="float" office:value="1592988218063" calcext:value-type="float">
            <text:p>1592988218063</text:p>
          </table:table-cell>
        </table:table-row>
        <table:table-row table:style-name="ro1">
          <table:table-cell office:value-type="float" office:value="1592987900585" calcext:value-type="float">
            <text:p>1592987900585</text:p>
          </table:table-cell>
          <table:table-cell office:value-type="float" office:value="1592987900474" calcext:value-type="float">
            <text:p>1592987900474</text:p>
          </table:table-cell>
          <table:table-cell office:value-type="float" office:value="1592987900599" calcext:value-type="float">
            <text:p>1592987900599</text:p>
          </table:table-cell>
          <table:table-cell office:value-type="float" office:value="1592987902312.26" calcext:value-type="float">
            <text:p>1592987902312.26</text:p>
          </table:table-cell>
          <table:table-cell table:number-columns-repeated="4"/>
          <table:table-cell office:value-type="float" office:value="1592988217310" calcext:value-type="float">
            <text:p>1592988217310</text:p>
          </table:table-cell>
          <table:table-cell office:value-type="float" office:value="1592988223610" calcext:value-type="float">
            <text:p>1592988223610</text:p>
          </table:table-cell>
        </table:table-row>
        <table:table-row table:style-name="ro1">
          <table:table-cell office:value-type="float" office:value="1592987902300" calcext:value-type="float">
            <text:p>1592987902300</text:p>
          </table:table-cell>
          <table:table-cell office:value-type="float" office:value="1592987902246" calcext:value-type="float">
            <text:p>1592987902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2317" calcext:value-type="float">
            <text:p>1592987902317</text:p>
          </table:table-cell>
          <table:table-cell office:value-type="float" office:value="1592987902246" calcext:value-type="float">
            <text:p>1592987902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2344" calcext:value-type="float">
            <text:p>1592987902344</text:p>
          </table:table-cell>
          <table:table-cell office:value-type="float" office:value="1592987902246" calcext:value-type="float">
            <text:p>1592987902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2364" calcext:value-type="float">
            <text:p>1592987902364</text:p>
          </table:table-cell>
          <table:table-cell office:value-type="float" office:value="1592987902260" calcext:value-type="float">
            <text:p>1592987902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2398" calcext:value-type="float">
            <text:p>1592987902398</text:p>
          </table:table-cell>
          <table:table-cell office:value-type="float" office:value="1592987902337" calcext:value-type="float">
            <text:p>1592987902337</text:p>
          </table:table-cell>
          <table:table-cell office:value-type="float" office:value="1592987902410" calcext:value-type="float">
            <text:p>1592987902410</text:p>
          </table:table-cell>
          <table:table-cell office:value-type="float" office:value="1592987903588.36" calcext:value-type="float">
            <text:p>1592987903588.36</text:p>
          </table:table-cell>
          <table:table-cell table:number-columns-repeated="6"/>
        </table:table-row>
        <table:table-row table:style-name="ro1">
          <table:table-cell office:value-type="float" office:value="1592987903579" calcext:value-type="float">
            <text:p>1592987903579</text:p>
          </table:table-cell>
          <table:table-cell office:value-type="float" office:value="1592987903460" calcext:value-type="float">
            <text:p>1592987903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3596" calcext:value-type="float">
            <text:p>1592987903596</text:p>
          </table:table-cell>
          <table:table-cell office:value-type="float" office:value="1592987903515" calcext:value-type="float">
            <text:p>1592987903515</text:p>
          </table:table-cell>
          <table:table-cell office:value-type="float" office:value="1592987903616" calcext:value-type="float">
            <text:p>1592987903616</text:p>
          </table:table-cell>
          <table:table-cell office:value-type="float" office:value="1592987904519.86" calcext:value-type="float">
            <text:p>1592987904519.86</text:p>
          </table:table-cell>
          <table:table-cell table:number-columns-repeated="6"/>
        </table:table-row>
        <table:table-row table:style-name="ro1">
          <table:table-cell office:value-type="float" office:value="1592987904509" calcext:value-type="float">
            <text:p>1592987904509</text:p>
          </table:table-cell>
          <table:table-cell office:value-type="float" office:value="1592987904410" calcext:value-type="float">
            <text:p>1592987904410</text:p>
          </table:table-cell>
          <table:table-cell office:value-type="float" office:value="1592987904534" calcext:value-type="float">
            <text:p>1592987904534</text:p>
          </table:table-cell>
          <table:table-cell office:value-type="float" office:value="1592987907029.3" calcext:value-type="float">
            <text:p>1592987907029.3</text:p>
          </table:table-cell>
          <table:table-cell table:number-columns-repeated="6"/>
        </table:table-row>
        <table:table-row table:style-name="ro1">
          <table:table-cell office:value-type="float" office:value="1592987907030" calcext:value-type="float">
            <text:p>1592987907030</text:p>
          </table:table-cell>
          <table:table-cell office:value-type="float" office:value="1592987906864" calcext:value-type="float">
            <text:p>1592987906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030" calcext:value-type="float">
            <text:p>1592987907030</text:p>
          </table:table-cell>
          <table:table-cell office:value-type="float" office:value="1592987906910" calcext:value-type="float">
            <text:p>1592987906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052" calcext:value-type="float">
            <text:p>1592987907052</text:p>
          </table:table-cell>
          <table:table-cell office:value-type="float" office:value="1592987906910" calcext:value-type="float">
            <text:p>1592987906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074" calcext:value-type="float">
            <text:p>1592987907074</text:p>
          </table:table-cell>
          <table:table-cell office:value-type="float" office:value="1592987906955" calcext:value-type="float">
            <text:p>1592987906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094" calcext:value-type="float">
            <text:p>1592987907094</text:p>
          </table:table-cell>
          <table:table-cell office:value-type="float" office:value="1592987906955" calcext:value-type="float">
            <text:p>1592987906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112" calcext:value-type="float">
            <text:p>1592987907112</text:p>
          </table:table-cell>
          <table:table-cell office:value-type="float" office:value="1592987907000" calcext:value-type="float">
            <text:p>159298790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132" calcext:value-type="float">
            <text:p>1592987907132</text:p>
          </table:table-cell>
          <table:table-cell office:value-type="float" office:value="1592987907000" calcext:value-type="float">
            <text:p>159298790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150" calcext:value-type="float">
            <text:p>1592987907150</text:p>
          </table:table-cell>
          <table:table-cell office:value-type="float" office:value="1592987907046" calcext:value-type="float">
            <text:p>1592987907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169" calcext:value-type="float">
            <text:p>1592987907169</text:p>
          </table:table-cell>
          <table:table-cell office:value-type="float" office:value="1592987907046" calcext:value-type="float">
            <text:p>1592987907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7190" calcext:value-type="float">
            <text:p>1592987907190</text:p>
          </table:table-cell>
          <table:table-cell office:value-type="float" office:value="1592987907046" calcext:value-type="float">
            <text:p>1592987907046</text:p>
          </table:table-cell>
          <table:table-cell office:value-type="float" office:value="1592987907201" calcext:value-type="float">
            <text:p>1592987907201</text:p>
          </table:table-cell>
          <table:table-cell office:value-type="float" office:value="1592987908023.77" calcext:value-type="float">
            <text:p>1592987908023.77</text:p>
          </table:table-cell>
          <table:table-cell table:number-columns-repeated="6"/>
        </table:table-row>
        <table:table-row table:style-name="ro1">
          <table:table-cell office:value-type="float" office:value="1592987908013" calcext:value-type="float">
            <text:p>1592987908013</text:p>
          </table:table-cell>
          <table:table-cell office:value-type="float" office:value="1592987907958" calcext:value-type="float">
            <text:p>15929879079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030" calcext:value-type="float">
            <text:p>1592987908030</text:p>
          </table:table-cell>
          <table:table-cell office:value-type="float" office:value="1592987907958" calcext:value-type="float">
            <text:p>15929879079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052" calcext:value-type="float">
            <text:p>1592987908052</text:p>
          </table:table-cell>
          <table:table-cell office:value-type="float" office:value="1592987907958" calcext:value-type="float">
            <text:p>15929879079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074" calcext:value-type="float">
            <text:p>1592987908074</text:p>
          </table:table-cell>
          <table:table-cell office:value-type="float" office:value="1592987907959" calcext:value-type="float">
            <text:p>1592987907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096" calcext:value-type="float">
            <text:p>1592987908096</text:p>
          </table:table-cell>
          <table:table-cell office:value-type="float" office:value="1592987908003" calcext:value-type="float">
            <text:p>1592987908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115" calcext:value-type="float">
            <text:p>1592987908115</text:p>
          </table:table-cell>
          <table:table-cell office:value-type="float" office:value="1592987908047" calcext:value-type="float">
            <text:p>15929879080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133" calcext:value-type="float">
            <text:p>1592987908133</text:p>
          </table:table-cell>
          <table:table-cell office:value-type="float" office:value="1592987908047" calcext:value-type="float">
            <text:p>15929879080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153" calcext:value-type="float">
            <text:p>1592987908153</text:p>
          </table:table-cell>
          <table:table-cell office:value-type="float" office:value="1592987908047" calcext:value-type="float">
            <text:p>15929879080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172" calcext:value-type="float">
            <text:p>1592987908172</text:p>
          </table:table-cell>
          <table:table-cell office:value-type="float" office:value="1592987908060" calcext:value-type="float">
            <text:p>15929879080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8195" calcext:value-type="float">
            <text:p>1592987908195</text:p>
          </table:table-cell>
          <table:table-cell office:value-type="float" office:value="1592987908136" calcext:value-type="float">
            <text:p>1592987908136</text:p>
          </table:table-cell>
          <table:table-cell office:value-type="float" office:value="1592987908207" calcext:value-type="float">
            <text:p>1592987908207</text:p>
          </table:table-cell>
          <table:table-cell office:value-type="float" office:value="1592987909459.27" calcext:value-type="float">
            <text:p>1592987909459.27</text:p>
          </table:table-cell>
          <table:table-cell table:number-columns-repeated="6"/>
        </table:table-row>
        <table:table-row table:style-name="ro1">
          <table:table-cell office:value-type="float" office:value="1592987909455" calcext:value-type="float">
            <text:p>1592987909455</text:p>
          </table:table-cell>
          <table:table-cell office:value-type="float" office:value="1592987909359" calcext:value-type="float">
            <text:p>1592987909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9475" calcext:value-type="float">
            <text:p>1592987909475</text:p>
          </table:table-cell>
          <table:table-cell office:value-type="float" office:value="1592987909359" calcext:value-type="float">
            <text:p>1592987909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09496" calcext:value-type="float">
            <text:p>1592987909496</text:p>
          </table:table-cell>
          <table:table-cell office:value-type="float" office:value="1592987909392" calcext:value-type="float">
            <text:p>1592987909392</text:p>
          </table:table-cell>
          <table:table-cell office:value-type="float" office:value="1592987909516" calcext:value-type="float">
            <text:p>1592987909516</text:p>
          </table:table-cell>
          <table:table-cell office:value-type="float" office:value="1592987910683.62" calcext:value-type="float">
            <text:p>1592987910683.62</text:p>
          </table:table-cell>
          <table:table-cell table:number-columns-repeated="6"/>
        </table:table-row>
        <table:table-row table:style-name="ro1">
          <table:table-cell office:value-type="float" office:value="1592987910672" calcext:value-type="float">
            <text:p>1592987910672</text:p>
          </table:table-cell>
          <table:table-cell office:value-type="float" office:value="1592987910559" calcext:value-type="float">
            <text:p>1592987910559</text:p>
          </table:table-cell>
          <table:table-cell office:value-type="float" office:value="1592987910698" calcext:value-type="float">
            <text:p>1592987910698</text:p>
          </table:table-cell>
          <table:table-cell office:value-type="float" office:value="1592987912031.11" calcext:value-type="float">
            <text:p>1592987912031.11</text:p>
          </table:table-cell>
          <table:table-cell table:number-columns-repeated="6"/>
        </table:table-row>
        <table:table-row table:style-name="ro1">
          <table:table-cell office:value-type="float" office:value="1592987912029" calcext:value-type="float">
            <text:p>1592987912029</text:p>
          </table:table-cell>
          <table:table-cell office:value-type="float" office:value="1592987911942" calcext:value-type="float">
            <text:p>1592987911942</text:p>
          </table:table-cell>
          <table:table-cell office:value-type="float" office:value="1592987912052" calcext:value-type="float">
            <text:p>1592987912052</text:p>
          </table:table-cell>
          <table:table-cell office:value-type="float" office:value="1592987913028.23" calcext:value-type="float">
            <text:p>1592987913028.23</text:p>
          </table:table-cell>
          <table:table-cell table:number-columns-repeated="6"/>
        </table:table-row>
        <table:table-row table:style-name="ro1">
          <table:table-cell office:value-type="float" office:value="1592987913021" calcext:value-type="float">
            <text:p>1592987913021</text:p>
          </table:table-cell>
          <table:table-cell office:value-type="float" office:value="1592987912959" calcext:value-type="float">
            <text:p>1592987912959</text:p>
          </table:table-cell>
          <table:table-cell office:value-type="float" office:value="1592987913042" calcext:value-type="float">
            <text:p>1592987913042</text:p>
          </table:table-cell>
          <table:table-cell office:value-type="float" office:value="1592987915163.02" calcext:value-type="float">
            <text:p>1592987915163.02</text:p>
          </table:table-cell>
          <table:table-cell table:number-columns-repeated="6"/>
        </table:table-row>
        <table:table-row table:style-name="ro1">
          <table:table-cell office:value-type="float" office:value="1592987915155" calcext:value-type="float">
            <text:p>1592987915155</text:p>
          </table:table-cell>
          <table:table-cell office:value-type="float" office:value="1592987915059" calcext:value-type="float">
            <text:p>1592987915059</text:p>
          </table:table-cell>
          <table:table-cell office:value-type="float" office:value="1592987915179" calcext:value-type="float">
            <text:p>1592987915179</text:p>
          </table:table-cell>
          <table:table-cell office:value-type="float" office:value="1592987917400.36" calcext:value-type="float">
            <text:p>1592987917400.36</text:p>
          </table:table-cell>
          <table:table-cell table:number-columns-repeated="6"/>
        </table:table-row>
        <table:table-row table:style-name="ro1">
          <table:table-cell office:value-type="float" office:value="1592987917382" calcext:value-type="float">
            <text:p>1592987917382</text:p>
          </table:table-cell>
          <table:table-cell office:value-type="float" office:value="1592987917282" calcext:value-type="float">
            <text:p>1592987917282</text:p>
          </table:table-cell>
          <table:table-cell office:value-type="float" office:value="1592987917415" calcext:value-type="float">
            <text:p>1592987917415</text:p>
          </table:table-cell>
          <table:table-cell office:value-type="float" office:value="1592987921243.91" calcext:value-type="float">
            <text:p>1592987921243.91</text:p>
          </table:table-cell>
          <table:table-cell table:number-columns-repeated="6"/>
        </table:table-row>
        <table:table-row table:style-name="ro1">
          <table:table-cell office:value-type="float" office:value="1592987921224" calcext:value-type="float">
            <text:p>1592987921224</text:p>
          </table:table-cell>
          <table:table-cell office:value-type="float" office:value="1592987921139" calcext:value-type="float">
            <text:p>1592987921139</text:p>
          </table:table-cell>
          <table:table-cell office:value-type="float" office:value="1592987921257" calcext:value-type="float">
            <text:p>1592987921257</text:p>
          </table:table-cell>
          <table:table-cell office:value-type="float" office:value="1592987922532.2" calcext:value-type="float">
            <text:p>1592987922532.2</text:p>
          </table:table-cell>
          <table:table-cell table:number-columns-repeated="6"/>
        </table:table-row>
        <table:table-row table:style-name="ro1">
          <table:table-cell office:value-type="float" office:value="1592987922532" calcext:value-type="float">
            <text:p>1592987922532</text:p>
          </table:table-cell>
          <table:table-cell office:value-type="float" office:value="1592987922419" calcext:value-type="float">
            <text:p>1592987922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22532" calcext:value-type="float">
            <text:p>1592987922532</text:p>
          </table:table-cell>
          <table:table-cell office:value-type="float" office:value="1592987922459" calcext:value-type="float">
            <text:p>15929879224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22555" calcext:value-type="float">
            <text:p>1592987922555</text:p>
          </table:table-cell>
          <table:table-cell office:value-type="float" office:value="1592987922459" calcext:value-type="float">
            <text:p>15929879224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22590" calcext:value-type="float">
            <text:p>1592987922590</text:p>
          </table:table-cell>
          <table:table-cell office:value-type="float" office:value="1592987922509" calcext:value-type="float">
            <text:p>1592987922509</text:p>
          </table:table-cell>
          <table:table-cell office:value-type="float" office:value="1592987922609" calcext:value-type="float">
            <text:p>1592987922609</text:p>
          </table:table-cell>
          <table:table-cell office:value-type="float" office:value="1592987924255.83" calcext:value-type="float">
            <text:p>1592987924255.83</text:p>
          </table:table-cell>
          <table:table-cell table:number-columns-repeated="6"/>
        </table:table-row>
        <table:table-row table:style-name="ro1">
          <table:table-cell office:value-type="float" office:value="1592987924248" calcext:value-type="float">
            <text:p>1592987924248</text:p>
          </table:table-cell>
          <table:table-cell office:value-type="float" office:value="1592987924159" calcext:value-type="float">
            <text:p>1592987924159</text:p>
          </table:table-cell>
          <table:table-cell office:value-type="float" office:value="1592987924270" calcext:value-type="float">
            <text:p>1592987924270</text:p>
          </table:table-cell>
          <table:table-cell office:value-type="float" office:value="1592987925491.19" calcext:value-type="float">
            <text:p>1592987925491.19</text:p>
          </table:table-cell>
          <table:table-cell table:number-columns-repeated="6"/>
        </table:table-row>
        <table:table-row table:style-name="ro1">
          <table:table-cell office:value-type="float" office:value="1592987925483" calcext:value-type="float">
            <text:p>1592987925483</text:p>
          </table:table-cell>
          <table:table-cell office:value-type="float" office:value="1592987925413" calcext:value-type="float">
            <text:p>1592987925413</text:p>
          </table:table-cell>
          <table:table-cell office:value-type="float" office:value="1592987925504" calcext:value-type="float">
            <text:p>1592987925504</text:p>
          </table:table-cell>
          <table:table-cell office:value-type="float" office:value="1592987927212.87" calcext:value-type="float">
            <text:p>1592987927212.87</text:p>
          </table:table-cell>
          <table:table-cell table:number-columns-repeated="6"/>
        </table:table-row>
        <table:table-row table:style-name="ro1">
          <table:table-cell office:value-type="float" office:value="1592987927206" calcext:value-type="float">
            <text:p>1592987927206</text:p>
          </table:table-cell>
          <table:table-cell office:value-type="float" office:value="1592987927128" calcext:value-type="float">
            <text:p>1592987927128</text:p>
          </table:table-cell>
          <table:table-cell office:value-type="float" office:value="1592987927227" calcext:value-type="float">
            <text:p>1592987927227</text:p>
          </table:table-cell>
          <table:table-cell office:value-type="float" office:value="1592987929604.29" calcext:value-type="float">
            <text:p>1592987929604.29</text:p>
          </table:table-cell>
          <table:table-cell table:number-columns-repeated="6"/>
        </table:table-row>
        <table:table-row table:style-name="ro1">
          <table:table-cell office:value-type="float" office:value="1592987929604" calcext:value-type="float">
            <text:p>1592987929604</text:p>
          </table:table-cell>
          <table:table-cell office:value-type="float" office:value="1592987929536" calcext:value-type="float">
            <text:p>1592987929536</text:p>
          </table:table-cell>
          <table:table-cell office:value-type="float" office:value="1592987929618" calcext:value-type="float">
            <text:p>1592987929618</text:p>
          </table:table-cell>
          <table:table-cell office:value-type="float" office:value="1592987932040.26" calcext:value-type="float">
            <text:p>1592987932040.26</text:p>
          </table:table-cell>
          <table:table-cell table:number-columns-repeated="6"/>
        </table:table-row>
        <table:table-row table:style-name="ro1">
          <table:table-cell office:value-type="float" office:value="1592987932041" calcext:value-type="float">
            <text:p>1592987932041</text:p>
          </table:table-cell>
          <table:table-cell office:value-type="float" office:value="1592987931959" calcext:value-type="float">
            <text:p>1592987931959</text:p>
          </table:table-cell>
          <table:table-cell office:value-type="float" office:value="1592987932055" calcext:value-type="float">
            <text:p>1592987932055</text:p>
          </table:table-cell>
          <table:table-cell office:value-type="float" office:value="1592987933632.04" calcext:value-type="float">
            <text:p>1592987933632.04</text:p>
          </table:table-cell>
          <table:table-cell table:number-columns-repeated="6"/>
        </table:table-row>
        <table:table-row table:style-name="ro1">
          <table:table-cell office:value-type="float" office:value="1592987933617" calcext:value-type="float">
            <text:p>1592987933617</text:p>
          </table:table-cell>
          <table:table-cell office:value-type="float" office:value="1592987933559" calcext:value-type="float">
            <text:p>1592987933559</text:p>
          </table:table-cell>
          <table:table-cell office:value-type="float" office:value="1592987933647" calcext:value-type="float">
            <text:p>1592987933647</text:p>
          </table:table-cell>
          <table:table-cell office:value-type="float" office:value="1592987935620.65" calcext:value-type="float">
            <text:p>1592987935620.65</text:p>
          </table:table-cell>
          <table:table-cell table:number-columns-repeated="6"/>
        </table:table-row>
        <table:table-row table:style-name="ro1">
          <table:table-cell office:value-type="float" office:value="1592987935607" calcext:value-type="float">
            <text:p>1592987935607</text:p>
          </table:table-cell>
          <table:table-cell office:value-type="float" office:value="1592987935555" calcext:value-type="float">
            <text:p>1592987935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35624" calcext:value-type="float">
            <text:p>1592987935624</text:p>
          </table:table-cell>
          <table:table-cell office:value-type="float" office:value="1592987935555" calcext:value-type="float">
            <text:p>1592987935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35647" calcext:value-type="float">
            <text:p>1592987935647</text:p>
          </table:table-cell>
          <table:table-cell office:value-type="float" office:value="1592987935555" calcext:value-type="float">
            <text:p>1592987935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35668" calcext:value-type="float">
            <text:p>1592987935668</text:p>
          </table:table-cell>
          <table:table-cell office:value-type="float" office:value="1592987935559" calcext:value-type="float">
            <text:p>1592987935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35689" calcext:value-type="float">
            <text:p>1592987935689</text:p>
          </table:table-cell>
          <table:table-cell office:value-type="float" office:value="1592987935559" calcext:value-type="float">
            <text:p>1592987935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35713" calcext:value-type="float">
            <text:p>1592987935713</text:p>
          </table:table-cell>
          <table:table-cell office:value-type="float" office:value="1592987935644" calcext:value-type="float">
            <text:p>1592987935644</text:p>
          </table:table-cell>
          <table:table-cell office:value-type="float" office:value="1592987935725" calcext:value-type="float">
            <text:p>1592987935725</text:p>
          </table:table-cell>
          <table:table-cell office:value-type="float" office:value="1592987936717.05" calcext:value-type="float">
            <text:p>1592987936717.05</text:p>
          </table:table-cell>
          <table:table-cell table:number-columns-repeated="6"/>
        </table:table-row>
        <table:table-row table:style-name="ro1">
          <table:table-cell office:value-type="float" office:value="1592987936719" calcext:value-type="float">
            <text:p>1592987936719</text:p>
          </table:table-cell>
          <table:table-cell office:value-type="float" office:value="1592987936648" calcext:value-type="float">
            <text:p>1592987936648</text:p>
          </table:table-cell>
          <table:table-cell office:value-type="float" office:value="1592987936731" calcext:value-type="float">
            <text:p>1592987936731</text:p>
          </table:table-cell>
          <table:table-cell office:value-type="float" office:value="1592987937919.25" calcext:value-type="float">
            <text:p>1592987937919.25</text:p>
          </table:table-cell>
          <table:table-cell table:number-columns-repeated="6"/>
        </table:table-row>
        <table:table-row table:style-name="ro1">
          <table:table-cell office:value-type="float" office:value="1592987937918" calcext:value-type="float">
            <text:p>1592987937918</text:p>
          </table:table-cell>
          <table:table-cell office:value-type="float" office:value="1592987937828" calcext:value-type="float">
            <text:p>1592987937828</text:p>
          </table:table-cell>
          <table:table-cell office:value-type="float" office:value="1592987937934" calcext:value-type="float">
            <text:p>1592987937934</text:p>
          </table:table-cell>
          <table:table-cell office:value-type="float" office:value="1592987940427.92" calcext:value-type="float">
            <text:p>1592987940427.92</text:p>
          </table:table-cell>
          <table:table-cell table:number-columns-repeated="6"/>
        </table:table-row>
        <table:table-row table:style-name="ro1">
          <table:table-cell office:value-type="float" office:value="1592987940428" calcext:value-type="float">
            <text:p>1592987940428</text:p>
          </table:table-cell>
          <table:table-cell office:value-type="float" office:value="1592987940359" calcext:value-type="float">
            <text:p>1592987940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0447" calcext:value-type="float">
            <text:p>1592987940447</text:p>
          </table:table-cell>
          <table:table-cell office:value-type="float" office:value="1592987940359" calcext:value-type="float">
            <text:p>1592987940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0469" calcext:value-type="float">
            <text:p>1592987940469</text:p>
          </table:table-cell>
          <table:table-cell office:value-type="float" office:value="1592987940359" calcext:value-type="float">
            <text:p>1592987940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0487" calcext:value-type="float">
            <text:p>1592987940487</text:p>
          </table:table-cell>
          <table:table-cell office:value-type="float" office:value="1592987940407" calcext:value-type="float">
            <text:p>1592987940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0510" calcext:value-type="float">
            <text:p>1592987940510</text:p>
          </table:table-cell>
          <table:table-cell office:value-type="float" office:value="1592987940453" calcext:value-type="float">
            <text:p>1592987940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0528" calcext:value-type="float">
            <text:p>1592987940528</text:p>
          </table:table-cell>
          <table:table-cell office:value-type="float" office:value="1592987940453" calcext:value-type="float">
            <text:p>1592987940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0550" calcext:value-type="float">
            <text:p>1592987940550</text:p>
          </table:table-cell>
          <table:table-cell office:value-type="float" office:value="1592987940461" calcext:value-type="float">
            <text:p>1592987940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0568" calcext:value-type="float">
            <text:p>1592987940568</text:p>
          </table:table-cell>
          <table:table-cell office:value-type="float" office:value="1592987940461" calcext:value-type="float">
            <text:p>1592987940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0590" calcext:value-type="float">
            <text:p>1592987940590</text:p>
          </table:table-cell>
          <table:table-cell office:value-type="float" office:value="1592987940498" calcext:value-type="float">
            <text:p>1592987940498</text:p>
          </table:table-cell>
          <table:table-cell office:value-type="float" office:value="1592987940606" calcext:value-type="float">
            <text:p>1592987940606</text:p>
          </table:table-cell>
          <table:table-cell office:value-type="float" office:value="1592987943157.93" calcext:value-type="float">
            <text:p>1592987943157.93</text:p>
          </table:table-cell>
          <table:table-cell table:number-columns-repeated="6"/>
        </table:table-row>
        <table:table-row table:style-name="ro1">
          <table:table-cell office:value-type="float" office:value="1592987943150" calcext:value-type="float">
            <text:p>1592987943150</text:p>
          </table:table-cell>
          <table:table-cell office:value-type="float" office:value="1592987943059" calcext:value-type="float">
            <text:p>1592987943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3168" calcext:value-type="float">
            <text:p>1592987943168</text:p>
          </table:table-cell>
          <table:table-cell office:value-type="float" office:value="1592987943059" calcext:value-type="float">
            <text:p>1592987943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3192" calcext:value-type="float">
            <text:p>1592987943192</text:p>
          </table:table-cell>
          <table:table-cell office:value-type="float" office:value="1592987943059" calcext:value-type="float">
            <text:p>1592987943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3214" calcext:value-type="float">
            <text:p>1592987943214</text:p>
          </table:table-cell>
          <table:table-cell office:value-type="float" office:value="1592987943154" calcext:value-type="float">
            <text:p>1592987943154</text:p>
          </table:table-cell>
          <table:table-cell office:value-type="float" office:value="1592987943229" calcext:value-type="float">
            <text:p>1592987943229</text:p>
          </table:table-cell>
          <table:table-cell office:value-type="float" office:value="1592987944651.09" calcext:value-type="float">
            <text:p>1592987944651.09</text:p>
          </table:table-cell>
          <table:table-cell table:number-columns-repeated="6"/>
        </table:table-row>
        <table:table-row table:style-name="ro1">
          <table:table-cell office:value-type="float" office:value="1592987944645" calcext:value-type="float">
            <text:p>1592987944645</text:p>
          </table:table-cell>
          <table:table-cell office:value-type="float" office:value="1592987944559" calcext:value-type="float">
            <text:p>1592987944559</text:p>
          </table:table-cell>
          <table:table-cell office:value-type="float" office:value="1592987944666" calcext:value-type="float">
            <text:p>1592987944666</text:p>
          </table:table-cell>
          <table:table-cell office:value-type="float" office:value="1592987945500.19" calcext:value-type="float">
            <text:p>1592987945500.19</text:p>
          </table:table-cell>
          <table:table-cell table:number-columns-repeated="6"/>
        </table:table-row>
        <table:table-row table:style-name="ro1">
          <table:table-cell office:value-type="float" office:value="1592987945473" calcext:value-type="float">
            <text:p>1592987945473</text:p>
          </table:table-cell>
          <table:table-cell office:value-type="float" office:value="1592987945381" calcext:value-type="float">
            <text:p>1592987945381</text:p>
          </table:table-cell>
          <table:table-cell office:value-type="float" office:value="1592987945514" calcext:value-type="float">
            <text:p>1592987945514</text:p>
          </table:table-cell>
          <table:table-cell office:value-type="float" office:value="1592987946680.49" calcext:value-type="float">
            <text:p>1592987946680.49</text:p>
          </table:table-cell>
          <table:table-cell table:number-columns-repeated="6"/>
        </table:table-row>
        <table:table-row table:style-name="ro1">
          <table:table-cell office:value-type="float" office:value="1592987946670" calcext:value-type="float">
            <text:p>1592987946670</text:p>
          </table:table-cell>
          <table:table-cell office:value-type="float" office:value="1592987946559" calcext:value-type="float">
            <text:p>1592987946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6692" calcext:value-type="float">
            <text:p>1592987946692</text:p>
          </table:table-cell>
          <table:table-cell office:value-type="float" office:value="1592987946603" calcext:value-type="float">
            <text:p>15929879466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6718" calcext:value-type="float">
            <text:p>1592987946718</text:p>
          </table:table-cell>
          <table:table-cell office:value-type="float" office:value="1592987946648" calcext:value-type="float">
            <text:p>1592987946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6741" calcext:value-type="float">
            <text:p>1592987946741</text:p>
          </table:table-cell>
          <table:table-cell office:value-type="float" office:value="1592987946648" calcext:value-type="float">
            <text:p>1592987946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6764" calcext:value-type="float">
            <text:p>1592987946764</text:p>
          </table:table-cell>
          <table:table-cell office:value-type="float" office:value="1592987946659" calcext:value-type="float">
            <text:p>1592987946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6788" calcext:value-type="float">
            <text:p>1592987946788</text:p>
          </table:table-cell>
          <table:table-cell office:value-type="float" office:value="1592987946659" calcext:value-type="float">
            <text:p>1592987946659</text:p>
          </table:table-cell>
          <table:table-cell office:value-type="float" office:value="1592987946797" calcext:value-type="float">
            <text:p>1592987946797</text:p>
          </table:table-cell>
          <table:table-cell office:value-type="float" office:value="1592987947813.79" calcext:value-type="float">
            <text:p>1592987947813.79</text:p>
          </table:table-cell>
          <table:table-cell table:number-columns-repeated="6"/>
        </table:table-row>
        <table:table-row table:style-name="ro1">
          <table:table-cell office:value-type="float" office:value="1592987947808" calcext:value-type="float">
            <text:p>1592987947808</text:p>
          </table:table-cell>
          <table:table-cell office:value-type="float" office:value="1592987947738" calcext:value-type="float">
            <text:p>1592987947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7831" calcext:value-type="float">
            <text:p>1592987947831</text:p>
          </table:table-cell>
          <table:table-cell office:value-type="float" office:value="1592987947738" calcext:value-type="float">
            <text:p>1592987947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7855" calcext:value-type="float">
            <text:p>1592987947855</text:p>
          </table:table-cell>
          <table:table-cell office:value-type="float" office:value="1592987947759" calcext:value-type="float">
            <text:p>1592987947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7879" calcext:value-type="float">
            <text:p>1592987947879</text:p>
          </table:table-cell>
          <table:table-cell office:value-type="float" office:value="1592987947759" calcext:value-type="float">
            <text:p>1592987947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47906" calcext:value-type="float">
            <text:p>1592987947906</text:p>
          </table:table-cell>
          <table:table-cell office:value-type="float" office:value="1592987947830" calcext:value-type="float">
            <text:p>1592987947830</text:p>
          </table:table-cell>
          <table:table-cell office:value-type="float" office:value="1592987947922" calcext:value-type="float">
            <text:p>1592987947922</text:p>
          </table:table-cell>
          <table:table-cell office:value-type="float" office:value="1592987948822.62" calcext:value-type="float">
            <text:p>1592987948822.62</text:p>
          </table:table-cell>
          <table:table-cell table:number-columns-repeated="6"/>
        </table:table-row>
        <table:table-row table:style-name="ro1">
          <table:table-cell office:value-type="float" office:value="1592987948799" calcext:value-type="float">
            <text:p>1592987948799</text:p>
          </table:table-cell>
          <table:table-cell office:value-type="float" office:value="1592987948733" calcext:value-type="float">
            <text:p>1592987948733</text:p>
          </table:table-cell>
          <table:table-cell office:value-type="float" office:value="1592987948836" calcext:value-type="float">
            <text:p>1592987948836</text:p>
          </table:table-cell>
          <table:table-cell office:value-type="float" office:value="1592987951062.54" calcext:value-type="float">
            <text:p>1592987951062.54</text:p>
          </table:table-cell>
          <table:table-cell table:number-columns-repeated="6"/>
        </table:table-row>
        <table:table-row table:style-name="ro1">
          <table:table-cell office:value-type="float" office:value="1592987951049" calcext:value-type="float">
            <text:p>1592987951049</text:p>
          </table:table-cell>
          <table:table-cell office:value-type="float" office:value="1592987950960" calcext:value-type="float">
            <text:p>15929879509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51065" calcext:value-type="float">
            <text:p>1592987951065</text:p>
          </table:table-cell>
          <table:table-cell office:value-type="float" office:value="1592987950960" calcext:value-type="float">
            <text:p>15929879509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51093" calcext:value-type="float">
            <text:p>1592987951093</text:p>
          </table:table-cell>
          <table:table-cell office:value-type="float" office:value="1592987950994" calcext:value-type="float">
            <text:p>1592987950994</text:p>
          </table:table-cell>
          <table:table-cell office:value-type="float" office:value="1592987951104" calcext:value-type="float">
            <text:p>1592987951104</text:p>
          </table:table-cell>
          <table:table-cell office:value-type="float" office:value="1592987953251.48" calcext:value-type="float">
            <text:p>1592987953251.48</text:p>
          </table:table-cell>
          <table:table-cell table:number-columns-repeated="6"/>
        </table:table-row>
        <table:table-row table:style-name="ro1">
          <table:table-cell office:value-type="float" office:value="1592987953254" calcext:value-type="float">
            <text:p>1592987953254</text:p>
          </table:table-cell>
          <table:table-cell office:value-type="float" office:value="1592987953155" calcext:value-type="float">
            <text:p>1592987953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53272" calcext:value-type="float">
            <text:p>1592987953272</text:p>
          </table:table-cell>
          <table:table-cell office:value-type="float" office:value="1592987953159" calcext:value-type="float">
            <text:p>1592987953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53301" calcext:value-type="float">
            <text:p>1592987953301</text:p>
          </table:table-cell>
          <table:table-cell office:value-type="float" office:value="1592987953200" calcext:value-type="float">
            <text:p>1592987953200</text:p>
          </table:table-cell>
          <table:table-cell office:value-type="float" office:value="1592987953316" calcext:value-type="float">
            <text:p>1592987953316</text:p>
          </table:table-cell>
          <table:table-cell office:value-type="float" office:value="1592987957162.93" calcext:value-type="float">
            <text:p>1592987957162.93</text:p>
          </table:table-cell>
          <table:table-cell table:number-columns-repeated="6"/>
        </table:table-row>
        <table:table-row table:style-name="ro1">
          <table:table-cell office:value-type="float" office:value="1592987957150" calcext:value-type="float">
            <text:p>1592987957150</text:p>
          </table:table-cell>
          <table:table-cell office:value-type="float" office:value="1592987957059" calcext:value-type="float">
            <text:p>1592987957059</text:p>
          </table:table-cell>
          <table:table-cell office:value-type="float" office:value="1592987957177" calcext:value-type="float">
            <text:p>1592987957177</text:p>
          </table:table-cell>
          <table:table-cell office:value-type="float" office:value="1592987959663.25" calcext:value-type="float">
            <text:p>1592987959663.25</text:p>
          </table:table-cell>
          <table:table-cell table:number-columns-repeated="6"/>
        </table:table-row>
        <table:table-row table:style-name="ro1">
          <table:table-cell office:value-type="float" office:value="1592987959646" calcext:value-type="float">
            <text:p>1592987959646</text:p>
          </table:table-cell>
          <table:table-cell office:value-type="float" office:value="1592987959505" calcext:value-type="float">
            <text:p>1592987959505</text:p>
          </table:table-cell>
          <table:table-cell office:value-type="float" office:value="1592987959678" calcext:value-type="float">
            <text:p>1592987959678</text:p>
          </table:table-cell>
          <table:table-cell office:value-type="float" office:value="1592987960628.52" calcext:value-type="float">
            <text:p>1592987960628.52</text:p>
          </table:table-cell>
          <table:table-cell table:number-columns-repeated="6"/>
        </table:table-row>
        <table:table-row table:style-name="ro1">
          <table:table-cell office:value-type="float" office:value="1592987960620" calcext:value-type="float">
            <text:p>1592987960620</text:p>
          </table:table-cell>
          <table:table-cell office:value-type="float" office:value="1592987960544" calcext:value-type="float">
            <text:p>1592987960544</text:p>
          </table:table-cell>
          <table:table-cell office:value-type="float" office:value="1592987960642" calcext:value-type="float">
            <text:p>1592987960642</text:p>
          </table:table-cell>
          <table:table-cell office:value-type="float" office:value="1592987961472.68" calcext:value-type="float">
            <text:p>1592987961472.68</text:p>
          </table:table-cell>
          <table:table-cell table:number-columns-repeated="6"/>
        </table:table-row>
        <table:table-row table:style-name="ro1">
          <table:table-cell office:value-type="float" office:value="1592987961452" calcext:value-type="float">
            <text:p>1592987961452</text:p>
          </table:table-cell>
          <table:table-cell office:value-type="float" office:value="1592987961359" calcext:value-type="float">
            <text:p>1592987961359</text:p>
          </table:table-cell>
          <table:table-cell office:value-type="float" office:value="1592987961487" calcext:value-type="float">
            <text:p>1592987961487</text:p>
          </table:table-cell>
          <table:table-cell office:value-type="float" office:value="1592987962191.88" calcext:value-type="float">
            <text:p>1592987962191.88</text:p>
          </table:table-cell>
          <table:table-cell table:number-columns-repeated="6"/>
        </table:table-row>
        <table:table-row table:style-name="ro1">
          <table:table-cell office:value-type="float" office:value="1592987962183" calcext:value-type="float">
            <text:p>1592987962183</text:p>
          </table:table-cell>
          <table:table-cell office:value-type="float" office:value="1592987962117" calcext:value-type="float">
            <text:p>1592987962117</text:p>
          </table:table-cell>
          <table:table-cell office:value-type="float" office:value="1592987962206" calcext:value-type="float">
            <text:p>1592987962206</text:p>
          </table:table-cell>
          <table:table-cell office:value-type="float" office:value="1592987962948.58" calcext:value-type="float">
            <text:p>1592987962948.58</text:p>
          </table:table-cell>
          <table:table-cell table:number-columns-repeated="6"/>
        </table:table-row>
        <table:table-row table:style-name="ro1">
          <table:table-cell office:value-type="float" office:value="1592987962946" calcext:value-type="float">
            <text:p>1592987962946</text:p>
          </table:table-cell>
          <table:table-cell office:value-type="float" office:value="1592987962839" calcext:value-type="float">
            <text:p>1592987962839</text:p>
          </table:table-cell>
          <table:table-cell office:value-type="float" office:value="1592987962962" calcext:value-type="float">
            <text:p>1592987962962</text:p>
          </table:table-cell>
          <table:table-cell office:value-type="float" office:value="1592987963846.83" calcext:value-type="float">
            <text:p>1592987963846.83</text:p>
          </table:table-cell>
          <table:table-cell table:number-columns-repeated="6"/>
        </table:table-row>
        <table:table-row table:style-name="ro1">
          <table:table-cell office:value-type="float" office:value="1592987963827" calcext:value-type="float">
            <text:p>1592987963827</text:p>
          </table:table-cell>
          <table:table-cell office:value-type="float" office:value="1592987963745" calcext:value-type="float">
            <text:p>1592987963745</text:p>
          </table:table-cell>
          <table:table-cell office:value-type="float" office:value="1592987963860" calcext:value-type="float">
            <text:p>1592987963860</text:p>
          </table:table-cell>
          <table:table-cell office:value-type="float" office:value="1592987966297.75" calcext:value-type="float">
            <text:p>1592987966297.75</text:p>
          </table:table-cell>
          <table:table-cell table:number-columns-repeated="6"/>
        </table:table-row>
        <table:table-row table:style-name="ro1">
          <table:table-cell office:value-type="float" office:value="1592987966292" calcext:value-type="float">
            <text:p>1592987966292</text:p>
          </table:table-cell>
          <table:table-cell office:value-type="float" office:value="1592987966193" calcext:value-type="float">
            <text:p>1592987966193</text:p>
          </table:table-cell>
          <table:table-cell office:value-type="float" office:value="1592987966311" calcext:value-type="float">
            <text:p>1592987966311</text:p>
          </table:table-cell>
          <table:table-cell office:value-type="float" office:value="1592987968624.15" calcext:value-type="float">
            <text:p>1592987968624.15</text:p>
          </table:table-cell>
          <table:table-cell table:number-columns-repeated="6"/>
        </table:table-row>
        <table:table-row table:style-name="ro1">
          <table:table-cell office:value-type="float" office:value="1592987968620" calcext:value-type="float">
            <text:p>1592987968620</text:p>
          </table:table-cell>
          <table:table-cell office:value-type="float" office:value="1592987968554" calcext:value-type="float">
            <text:p>1592987968554</text:p>
          </table:table-cell>
          <table:table-cell office:value-type="float" office:value="1592987968637" calcext:value-type="float">
            <text:p>1592987968637</text:p>
          </table:table-cell>
          <table:table-cell office:value-type="float" office:value="1592987970723.99" calcext:value-type="float">
            <text:p>1592987970723.99</text:p>
          </table:table-cell>
          <table:table-cell table:number-columns-repeated="6"/>
        </table:table-row>
        <table:table-row table:style-name="ro1">
          <table:table-cell office:value-type="float" office:value="1592987970725" calcext:value-type="float">
            <text:p>1592987970725</text:p>
          </table:table-cell>
          <table:table-cell office:value-type="float" office:value="1592987970654" calcext:value-type="float">
            <text:p>1592987970654</text:p>
          </table:table-cell>
          <table:table-cell office:value-type="float" office:value="1592987970738" calcext:value-type="float">
            <text:p>1592987970738</text:p>
          </table:table-cell>
          <table:table-cell office:value-type="float" office:value="1592987971824.81" calcext:value-type="float">
            <text:p>1592987971824.81</text:p>
          </table:table-cell>
          <table:table-cell table:number-columns-repeated="6"/>
        </table:table-row>
        <table:table-row table:style-name="ro1">
          <table:table-cell office:value-type="float" office:value="1592987971814" calcext:value-type="float">
            <text:p>1592987971814</text:p>
          </table:table-cell>
          <table:table-cell office:value-type="float" office:value="1592987971743" calcext:value-type="float">
            <text:p>15929879717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71831" calcext:value-type="float">
            <text:p>1592987971831</text:p>
          </table:table-cell>
          <table:table-cell office:value-type="float" office:value="1592987971743" calcext:value-type="float">
            <text:p>15929879717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71856" calcext:value-type="float">
            <text:p>1592987971856</text:p>
          </table:table-cell>
          <table:table-cell office:value-type="float" office:value="1592987971759" calcext:value-type="float">
            <text:p>1592987971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71883" calcext:value-type="float">
            <text:p>1592987971883</text:p>
          </table:table-cell>
          <table:table-cell office:value-type="float" office:value="1592987971759" calcext:value-type="float">
            <text:p>1592987971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71900" calcext:value-type="float">
            <text:p>1592987971900</text:p>
          </table:table-cell>
          <table:table-cell office:value-type="float" office:value="1592987971835" calcext:value-type="float">
            <text:p>1592987971835</text:p>
          </table:table-cell>
          <table:table-cell office:value-type="float" office:value="1592987971916" calcext:value-type="float">
            <text:p>1592987971916</text:p>
          </table:table-cell>
          <table:table-cell office:value-type="float" office:value="1592987973311.56" calcext:value-type="float">
            <text:p>1592987973311.56</text:p>
          </table:table-cell>
          <table:table-cell table:number-columns-repeated="6"/>
        </table:table-row>
        <table:table-row table:style-name="ro1">
          <table:table-cell office:value-type="float" office:value="1592987973300" calcext:value-type="float">
            <text:p>1592987973300</text:p>
          </table:table-cell>
          <table:table-cell office:value-type="float" office:value="1592987973237" calcext:value-type="float">
            <text:p>1592987973237</text:p>
          </table:table-cell>
          <table:table-cell office:value-type="float" office:value="1592987973326" calcext:value-type="float">
            <text:p>1592987973326</text:p>
          </table:table-cell>
          <table:table-cell office:value-type="float" office:value="1592987974891.04" calcext:value-type="float">
            <text:p>1592987974891.04</text:p>
          </table:table-cell>
          <table:table-cell table:number-columns-repeated="6"/>
        </table:table-row>
        <table:table-row table:style-name="ro1">
          <table:table-cell office:value-type="float" office:value="1592987974872" calcext:value-type="float">
            <text:p>1592987974872</text:p>
          </table:table-cell>
          <table:table-cell office:value-type="float" office:value="1592987974759" calcext:value-type="float">
            <text:p>1592987974759</text:p>
          </table:table-cell>
          <table:table-cell office:value-type="float" office:value="1592987974906" calcext:value-type="float">
            <text:p>1592987974906</text:p>
          </table:table-cell>
          <table:table-cell office:value-type="float" office:value="1592987977140.05" calcext:value-type="float">
            <text:p>1592987977140.05</text:p>
          </table:table-cell>
          <table:table-cell table:number-columns-repeated="6"/>
        </table:table-row>
        <table:table-row table:style-name="ro1">
          <table:table-cell office:value-type="float" office:value="1592987977128" calcext:value-type="float">
            <text:p>1592987977128</text:p>
          </table:table-cell>
          <table:table-cell office:value-type="float" office:value="1592987977059" calcext:value-type="float">
            <text:p>1592987977059</text:p>
          </table:table-cell>
          <table:table-cell office:value-type="float" office:value="1592987977156" calcext:value-type="float">
            <text:p>1592987977156</text:p>
          </table:table-cell>
          <table:table-cell office:value-type="float" office:value="1592987978561.54" calcext:value-type="float">
            <text:p>1592987978561.54</text:p>
          </table:table-cell>
          <table:table-cell table:number-columns-repeated="6"/>
        </table:table-row>
        <table:table-row table:style-name="ro1">
          <table:table-cell office:value-type="float" office:value="1592987978542" calcext:value-type="float">
            <text:p>1592987978542</text:p>
          </table:table-cell>
          <table:table-cell office:value-type="float" office:value="1592987978407" calcext:value-type="float">
            <text:p>1592987978407</text:p>
          </table:table-cell>
          <table:table-cell office:value-type="float" office:value="1592987978576" calcext:value-type="float">
            <text:p>1592987978576</text:p>
          </table:table-cell>
          <table:table-cell office:value-type="float" office:value="1592987981228" calcext:value-type="float">
            <text:p>1592987981228</text:p>
          </table:table-cell>
          <table:table-cell table:number-columns-repeated="6"/>
        </table:table-row>
        <table:table-row table:style-name="ro1">
          <table:table-cell office:value-type="float" office:value="1592987981220" calcext:value-type="float">
            <text:p>1592987981220</text:p>
          </table:table-cell>
          <table:table-cell office:value-type="float" office:value="1592987981156" calcext:value-type="float">
            <text:p>1592987981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1237" calcext:value-type="float">
            <text:p>1592987981237</text:p>
          </table:table-cell>
          <table:table-cell office:value-type="float" office:value="1592987981156" calcext:value-type="float">
            <text:p>1592987981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1267" calcext:value-type="float">
            <text:p>1592987981267</text:p>
          </table:table-cell>
          <table:table-cell office:value-type="float" office:value="1592987981159" calcext:value-type="float">
            <text:p>1592987981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1291" calcext:value-type="float">
            <text:p>1592987981291</text:p>
          </table:table-cell>
          <table:table-cell office:value-type="float" office:value="1592987981204" calcext:value-type="float">
            <text:p>1592987981204</text:p>
          </table:table-cell>
          <table:table-cell office:value-type="float" office:value="1592987981303" calcext:value-type="float">
            <text:p>1592987981303</text:p>
          </table:table-cell>
          <table:table-cell office:value-type="float" office:value="1592987982531.41" calcext:value-type="float">
            <text:p>1592987982531.41</text:p>
          </table:table-cell>
          <table:table-cell table:number-columns-repeated="6"/>
        </table:table-row>
        <table:table-row table:style-name="ro1">
          <table:table-cell office:value-type="float" office:value="1592987982528" calcext:value-type="float">
            <text:p>1592987982528</text:p>
          </table:table-cell>
          <table:table-cell office:value-type="float" office:value="1592987982451" calcext:value-type="float">
            <text:p>1592987982451</text:p>
          </table:table-cell>
          <table:table-cell office:value-type="float" office:value="1592987982546" calcext:value-type="float">
            <text:p>1592987982546</text:p>
          </table:table-cell>
          <table:table-cell office:value-type="float" office:value="1592987984329.9" calcext:value-type="float">
            <text:p>1592987984329.9</text:p>
          </table:table-cell>
          <table:table-cell table:number-columns-repeated="6"/>
        </table:table-row>
        <table:table-row table:style-name="ro1">
          <table:table-cell office:value-type="float" office:value="1592987984320" calcext:value-type="float">
            <text:p>1592987984320</text:p>
          </table:table-cell>
          <table:table-cell office:value-type="float" office:value="1592987984242" calcext:value-type="float">
            <text:p>1592987984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4346" calcext:value-type="float">
            <text:p>1592987984346</text:p>
          </table:table-cell>
          <table:table-cell office:value-type="float" office:value="1592987984242" calcext:value-type="float">
            <text:p>1592987984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4367" calcext:value-type="float">
            <text:p>1592987984367</text:p>
          </table:table-cell>
          <table:table-cell office:value-type="float" office:value="1592987984259" calcext:value-type="float">
            <text:p>1592987984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4389" calcext:value-type="float">
            <text:p>1592987984389</text:p>
          </table:table-cell>
          <table:table-cell office:value-type="float" office:value="1592987984289" calcext:value-type="float">
            <text:p>1592987984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4407" calcext:value-type="float">
            <text:p>1592987984407</text:p>
          </table:table-cell>
          <table:table-cell office:value-type="float" office:value="1592987984335" calcext:value-type="float">
            <text:p>1592987984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4426" calcext:value-type="float">
            <text:p>1592987984426</text:p>
          </table:table-cell>
          <table:table-cell office:value-type="float" office:value="1592987984335" calcext:value-type="float">
            <text:p>1592987984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4444" calcext:value-type="float">
            <text:p>1592987984444</text:p>
          </table:table-cell>
          <table:table-cell office:value-type="float" office:value="1592987984359" calcext:value-type="float">
            <text:p>1592987984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4462" calcext:value-type="float">
            <text:p>1592987984462</text:p>
          </table:table-cell>
          <table:table-cell office:value-type="float" office:value="1592987984359" calcext:value-type="float">
            <text:p>1592987984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4485" calcext:value-type="float">
            <text:p>1592987984485</text:p>
          </table:table-cell>
          <table:table-cell office:value-type="float" office:value="1592987984427" calcext:value-type="float">
            <text:p>1592987984427</text:p>
          </table:table-cell>
          <table:table-cell office:value-type="float" office:value="1592987984498" calcext:value-type="float">
            <text:p>1592987984498</text:p>
          </table:table-cell>
          <table:table-cell office:value-type="float" office:value="1592987985920.27" calcext:value-type="float">
            <text:p>1592987985920.27</text:p>
          </table:table-cell>
          <table:table-cell table:number-columns-repeated="6"/>
        </table:table-row>
        <table:table-row table:style-name="ro1">
          <table:table-cell office:value-type="float" office:value="1592987985912" calcext:value-type="float">
            <text:p>1592987985912</text:p>
          </table:table-cell>
          <table:table-cell office:value-type="float" office:value="1592987985849" calcext:value-type="float">
            <text:p>15929879858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5930" calcext:value-type="float">
            <text:p>1592987985930</text:p>
          </table:table-cell>
          <table:table-cell office:value-type="float" office:value="1592987985849" calcext:value-type="float">
            <text:p>15929879858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5954" calcext:value-type="float">
            <text:p>1592987985954</text:p>
          </table:table-cell>
          <table:table-cell office:value-type="float" office:value="1592987985859" calcext:value-type="float">
            <text:p>1592987985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5977" calcext:value-type="float">
            <text:p>1592987985977</text:p>
          </table:table-cell>
          <table:table-cell office:value-type="float" office:value="1592987985859" calcext:value-type="float">
            <text:p>1592987985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6001" calcext:value-type="float">
            <text:p>1592987986001</text:p>
          </table:table-cell>
          <table:table-cell office:value-type="float" office:value="1592987985895" calcext:value-type="float">
            <text:p>1592987985895</text:p>
          </table:table-cell>
          <table:table-cell office:value-type="float" office:value="1592987986014" calcext:value-type="float">
            <text:p>1592987986014</text:p>
          </table:table-cell>
          <table:table-cell office:value-type="float" office:value="1592987987032.32" calcext:value-type="float">
            <text:p>1592987987032.32</text:p>
          </table:table-cell>
          <table:table-cell table:number-columns-repeated="6"/>
        </table:table-row>
        <table:table-row table:style-name="ro1">
          <table:table-cell office:value-type="float" office:value="1592987987020" calcext:value-type="float">
            <text:p>1592987987020</text:p>
          </table:table-cell>
          <table:table-cell office:value-type="float" office:value="1592987986959" calcext:value-type="float">
            <text:p>1592987986959</text:p>
          </table:table-cell>
          <table:table-cell office:value-type="float" office:value="1592987987048" calcext:value-type="float">
            <text:p>1592987987048</text:p>
          </table:table-cell>
          <table:table-cell office:value-type="float" office:value="1592987988091.96" calcext:value-type="float">
            <text:p>1592987988091.96</text:p>
          </table:table-cell>
          <table:table-cell table:number-columns-repeated="6"/>
        </table:table-row>
        <table:table-row table:style-name="ro1">
          <table:table-cell office:value-type="float" office:value="1592987988091" calcext:value-type="float">
            <text:p>1592987988091</text:p>
          </table:table-cell>
          <table:table-cell office:value-type="float" office:value="1592987987972" calcext:value-type="float">
            <text:p>1592987987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8111" calcext:value-type="float">
            <text:p>1592987988111</text:p>
          </table:table-cell>
          <table:table-cell office:value-type="float" office:value="1592987987972" calcext:value-type="float">
            <text:p>1592987987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8132" calcext:value-type="float">
            <text:p>1592987988132</text:p>
          </table:table-cell>
          <table:table-cell office:value-type="float" office:value="1592987987972" calcext:value-type="float">
            <text:p>1592987987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8154" calcext:value-type="float">
            <text:p>1592987988154</text:p>
          </table:table-cell>
          <table:table-cell office:value-type="float" office:value="1592987988017" calcext:value-type="float">
            <text:p>1592987988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8174" calcext:value-type="float">
            <text:p>1592987988174</text:p>
          </table:table-cell>
          <table:table-cell office:value-type="float" office:value="1592987988017" calcext:value-type="float">
            <text:p>1592987988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7988199" calcext:value-type="float">
            <text:p>1592987988199</text:p>
          </table:table-cell>
          <table:table-cell office:value-type="float" office:value="1592987988062" calcext:value-type="float">
            <text:p>1592987988062</text:p>
          </table:table-cell>
          <table:table-cell office:value-type="float" office:value="1592987988213" calcext:value-type="float">
            <text:p>1592987988213</text:p>
          </table:table-cell>
          <table:table-cell office:value-type="float" office:value="1592987989462.4" calcext:value-type="float">
            <text:p>1592987989462.4</text:p>
          </table:table-cell>
          <table:table-cell table:number-columns-repeated="6"/>
        </table:table-row>
        <table:table-row table:style-name="ro1">
          <table:table-cell office:value-type="float" office:value="1592987989444" calcext:value-type="float">
            <text:p>1592987989444</text:p>
          </table:table-cell>
          <table:table-cell office:value-type="float" office:value="1592987989359" calcext:value-type="float">
            <text:p>1592987989359</text:p>
          </table:table-cell>
          <table:table-cell office:value-type="float" office:value="1592987989477" calcext:value-type="float">
            <text:p>1592987989477</text:p>
          </table:table-cell>
          <table:table-cell office:value-type="float" office:value="1592987991525.9" calcext:value-type="float">
            <text:p>1592987991525.9</text:p>
          </table:table-cell>
          <table:table-cell table:number-columns-repeated="6"/>
        </table:table-row>
        <table:table-row table:style-name="ro1">
          <table:table-cell office:value-type="float" office:value="1592987991510" calcext:value-type="float">
            <text:p>1592987991510</text:p>
          </table:table-cell>
          <table:table-cell office:value-type="float" office:value="1592987991450" calcext:value-type="float">
            <text:p>1592987991450</text:p>
          </table:table-cell>
          <table:table-cell office:value-type="float" office:value="1592987991540" calcext:value-type="float">
            <text:p>1592987991540</text:p>
          </table:table-cell>
          <table:table-cell office:value-type="float" office:value="1592987992942.94" calcext:value-type="float">
            <text:p>1592987992942.94</text:p>
          </table:table-cell>
          <table:table-cell table:number-columns-repeated="6"/>
        </table:table-row>
        <table:table-row table:style-name="ro1">
          <table:table-cell office:value-type="float" office:value="1592987992925" calcext:value-type="float">
            <text:p>1592987992925</text:p>
          </table:table-cell>
          <table:table-cell office:value-type="float" office:value="1592987992841" calcext:value-type="float">
            <text:p>1592987992841</text:p>
          </table:table-cell>
          <table:table-cell office:value-type="float" office:value="1592987992956" calcext:value-type="float">
            <text:p>1592987992956</text:p>
          </table:table-cell>
          <table:table-cell office:value-type="float" office:value="1592987994524.22" calcext:value-type="float">
            <text:p>1592987994524.22</text:p>
          </table:table-cell>
          <table:table-cell table:number-columns-repeated="6"/>
        </table:table-row>
        <table:table-row table:style-name="ro1">
          <table:table-cell office:value-type="float" office:value="1592987994519" calcext:value-type="float">
            <text:p>1592987994519</text:p>
          </table:table-cell>
          <table:table-cell office:value-type="float" office:value="1592987994457" calcext:value-type="float">
            <text:p>1592987994457</text:p>
          </table:table-cell>
          <table:table-cell office:value-type="float" office:value="1592987994539" calcext:value-type="float">
            <text:p>1592987994539</text:p>
          </table:table-cell>
          <table:table-cell office:value-type="float" office:value="1592987996608.01" calcext:value-type="float">
            <text:p>1592987996608.01</text:p>
          </table:table-cell>
          <table:table-cell table:number-columns-repeated="6"/>
        </table:table-row>
        <table:table-row table:style-name="ro1">
          <table:table-cell office:value-type="float" office:value="1592987996599" calcext:value-type="float">
            <text:p>1592987996599</text:p>
          </table:table-cell>
          <table:table-cell office:value-type="float" office:value="1592987996540" calcext:value-type="float">
            <text:p>1592987996540</text:p>
          </table:table-cell>
          <table:table-cell office:value-type="float" office:value="1592987996621" calcext:value-type="float">
            <text:p>1592987996621</text:p>
          </table:table-cell>
          <table:table-cell office:value-type="float" office:value="1592987998386.3" calcext:value-type="float">
            <text:p>1592987998386.3</text:p>
          </table:table-cell>
          <table:table-cell table:number-columns-repeated="6"/>
        </table:table-row>
        <table:table-row table:style-name="ro1">
          <table:table-cell office:value-type="float" office:value="1592987998370" calcext:value-type="float">
            <text:p>1592987998370</text:p>
          </table:table-cell>
          <table:table-cell office:value-type="float" office:value="1592987998258" calcext:value-type="float">
            <text:p>1592987998258</text:p>
          </table:table-cell>
          <table:table-cell office:value-type="float" office:value="1592987998400" calcext:value-type="float">
            <text:p>1592987998400</text:p>
          </table:table-cell>
          <table:table-cell office:value-type="float" office:value="1592987999528.87" calcext:value-type="float">
            <text:p>1592987999528.87</text:p>
          </table:table-cell>
          <table:table-cell table:number-columns-repeated="6"/>
        </table:table-row>
        <table:table-row table:style-name="ro1">
          <table:table-cell office:value-type="float" office:value="1592987999512" calcext:value-type="float">
            <text:p>1592987999512</text:p>
          </table:table-cell>
          <table:table-cell office:value-type="float" office:value="1592987999390" calcext:value-type="float">
            <text:p>1592987999390</text:p>
          </table:table-cell>
          <table:table-cell office:value-type="float" office:value="1592987999542" calcext:value-type="float">
            <text:p>1592987999542</text:p>
          </table:table-cell>
          <table:table-cell office:value-type="float" office:value="1592988001329.47" calcext:value-type="float">
            <text:p>1592988001329.47</text:p>
          </table:table-cell>
          <table:table-cell table:number-columns-repeated="6"/>
        </table:table-row>
        <table:table-row table:style-name="ro1">
          <table:table-cell office:value-type="float" office:value="1592988001316" calcext:value-type="float">
            <text:p>1592988001316</text:p>
          </table:table-cell>
          <table:table-cell office:value-type="float" office:value="1592988001232" calcext:value-type="float">
            <text:p>1592988001232</text:p>
          </table:table-cell>
          <table:table-cell office:value-type="float" office:value="1592988001342" calcext:value-type="float">
            <text:p>1592988001342</text:p>
          </table:table-cell>
          <table:table-cell office:value-type="float" office:value="1592988005545.22" calcext:value-type="float">
            <text:p>1592988005545.22</text:p>
          </table:table-cell>
          <table:table-cell table:number-columns-repeated="6"/>
        </table:table-row>
        <table:table-row table:style-name="ro1">
          <table:table-cell office:value-type="float" office:value="1592988005531" calcext:value-type="float">
            <text:p>1592988005531</text:p>
          </table:table-cell>
          <table:table-cell office:value-type="float" office:value="1592988005450" calcext:value-type="float">
            <text:p>1592988005450</text:p>
          </table:table-cell>
          <table:table-cell office:value-type="float" office:value="1592988005563" calcext:value-type="float">
            <text:p>1592988005563</text:p>
          </table:table-cell>
          <table:table-cell office:value-type="float" office:value="1592988010753.84" calcext:value-type="float">
            <text:p>1592988010753.84</text:p>
          </table:table-cell>
          <table:table-cell table:number-columns-repeated="6"/>
        </table:table-row>
        <table:table-row table:style-name="ro1">
          <table:table-cell office:value-type="float" office:value="1592988010736" calcext:value-type="float">
            <text:p>1592988010736</text:p>
          </table:table-cell>
          <table:table-cell office:value-type="float" office:value="1592988010658" calcext:value-type="float">
            <text:p>15929880106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10759" calcext:value-type="float">
            <text:p>1592988010759</text:p>
          </table:table-cell>
          <table:table-cell office:value-type="float" office:value="1592988010658" calcext:value-type="float">
            <text:p>15929880106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10788" calcext:value-type="float">
            <text:p>1592988010788</text:p>
          </table:table-cell>
          <table:table-cell office:value-type="float" office:value="1592988010709" calcext:value-type="float">
            <text:p>1592988010709</text:p>
          </table:table-cell>
          <table:table-cell office:value-type="float" office:value="1592988010800" calcext:value-type="float">
            <text:p>1592988010800</text:p>
          </table:table-cell>
          <table:table-cell office:value-type="float" office:value="1592988013320.43" calcext:value-type="float">
            <text:p>1592988013320.43</text:p>
          </table:table-cell>
          <table:table-cell table:number-columns-repeated="6"/>
        </table:table-row>
        <table:table-row table:style-name="ro1">
          <table:table-cell office:value-type="float" office:value="1592988013322" calcext:value-type="float">
            <text:p>1592988013322</text:p>
          </table:table-cell>
          <table:table-cell office:value-type="float" office:value="1592988013252" calcext:value-type="float">
            <text:p>1592988013252</text:p>
          </table:table-cell>
          <table:table-cell office:value-type="float" office:value="1592988013335" calcext:value-type="float">
            <text:p>1592988013335</text:p>
          </table:table-cell>
          <table:table-cell office:value-type="float" office:value="1592988017700.35" calcext:value-type="float">
            <text:p>1592988017700.35</text:p>
          </table:table-cell>
          <table:table-cell table:number-columns-repeated="6"/>
        </table:table-row>
        <table:table-row table:style-name="ro1">
          <table:table-cell office:value-type="float" office:value="1592988017694" calcext:value-type="float">
            <text:p>1592988017694</text:p>
          </table:table-cell>
          <table:table-cell office:value-type="float" office:value="1592988017604" calcext:value-type="float">
            <text:p>1592988017604</text:p>
          </table:table-cell>
          <table:table-cell office:value-type="float" office:value="1592988017715" calcext:value-type="float">
            <text:p>1592988017715</text:p>
          </table:table-cell>
          <table:table-cell office:value-type="float" office:value="1592988022312.16" calcext:value-type="float">
            <text:p>1592988022312.16</text:p>
          </table:table-cell>
          <table:table-cell table:number-columns-repeated="6"/>
        </table:table-row>
        <table:table-row table:style-name="ro1">
          <table:table-cell office:value-type="float" office:value="1592988022288" calcext:value-type="float">
            <text:p>1592988022288</text:p>
          </table:table-cell>
          <table:table-cell office:value-type="float" office:value="1592988022189" calcext:value-type="float">
            <text:p>1592988022189</text:p>
          </table:table-cell>
          <table:table-cell office:value-type="float" office:value="1592988022325" calcext:value-type="float">
            <text:p>1592988022325</text:p>
          </table:table-cell>
          <table:table-cell office:value-type="float" office:value="1592988024963.3" calcext:value-type="float">
            <text:p>1592988024963.3</text:p>
          </table:table-cell>
          <table:table-cell table:number-columns-repeated="6"/>
        </table:table-row>
        <table:table-row table:style-name="ro1">
          <table:table-cell office:value-type="float" office:value="1592988024938" calcext:value-type="float">
            <text:p>1592988024938</text:p>
          </table:table-cell>
          <table:table-cell office:value-type="float" office:value="1592988024858" calcext:value-type="float">
            <text:p>1592988024858</text:p>
          </table:table-cell>
          <table:table-cell office:value-type="float" office:value="1592988024978" calcext:value-type="float">
            <text:p>1592988024978</text:p>
          </table:table-cell>
          <table:table-cell office:value-type="float" office:value="1592988028244.11" calcext:value-type="float">
            <text:p>1592988028244.11</text:p>
          </table:table-cell>
          <table:table-cell table:number-columns-repeated="6"/>
        </table:table-row>
        <table:table-row table:style-name="ro1">
          <table:table-cell office:value-type="float" office:value="1592988028235" calcext:value-type="float">
            <text:p>1592988028235</text:p>
          </table:table-cell>
          <table:table-cell office:value-type="float" office:value="1592988028158" calcext:value-type="float">
            <text:p>1592988028158</text:p>
          </table:table-cell>
          <table:table-cell office:value-type="float" office:value="1592988028257" calcext:value-type="float">
            <text:p>1592988028257</text:p>
          </table:table-cell>
          <table:table-cell office:value-type="float" office:value="1592988030802.28" calcext:value-type="float">
            <text:p>1592988030802.28</text:p>
          </table:table-cell>
          <table:table-cell table:number-columns-repeated="6"/>
        </table:table-row>
        <table:table-row table:style-name="ro1">
          <table:table-cell office:value-type="float" office:value="1592988030788" calcext:value-type="float">
            <text:p>1592988030788</text:p>
          </table:table-cell>
          <table:table-cell office:value-type="float" office:value="1592988030729" calcext:value-type="float">
            <text:p>1592988030729</text:p>
          </table:table-cell>
          <table:table-cell office:value-type="float" office:value="1592988030815" calcext:value-type="float">
            <text:p>1592988030815</text:p>
          </table:table-cell>
          <table:table-cell office:value-type="float" office:value="1592988032262.52" calcext:value-type="float">
            <text:p>1592988032262.52</text:p>
          </table:table-cell>
          <table:table-cell table:number-columns-repeated="6"/>
        </table:table-row>
        <table:table-row table:style-name="ro1">
          <table:table-cell office:value-type="float" office:value="1592988032259" calcext:value-type="float">
            <text:p>1592988032259</text:p>
          </table:table-cell>
          <table:table-cell office:value-type="float" office:value="1592988032158" calcext:value-type="float">
            <text:p>1592988032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2282" calcext:value-type="float">
            <text:p>1592988032282</text:p>
          </table:table-cell>
          <table:table-cell office:value-type="float" office:value="1592988032177" calcext:value-type="float">
            <text:p>1592988032177</text:p>
          </table:table-cell>
          <table:table-cell office:value-type="float" office:value="1592988032296" calcext:value-type="float">
            <text:p>1592988032296</text:p>
          </table:table-cell>
          <table:table-cell office:value-type="float" office:value="1592988034061.16" calcext:value-type="float">
            <text:p>1592988034061.16</text:p>
          </table:table-cell>
          <table:table-cell table:number-columns-repeated="6"/>
        </table:table-row>
        <table:table-row table:style-name="ro1">
          <table:table-cell office:value-type="float" office:value="1592988034056" calcext:value-type="float">
            <text:p>1592988034056</text:p>
          </table:table-cell>
          <table:table-cell office:value-type="float" office:value="1592988033957" calcext:value-type="float">
            <text:p>1592988033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4083" calcext:value-type="float">
            <text:p>1592988034083</text:p>
          </table:table-cell>
          <table:table-cell office:value-type="float" office:value="1592988033957" calcext:value-type="float">
            <text:p>1592988033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4111" calcext:value-type="float">
            <text:p>1592988034111</text:p>
          </table:table-cell>
          <table:table-cell office:value-type="float" office:value="1592988034036" calcext:value-type="float">
            <text:p>1592988034036</text:p>
          </table:table-cell>
          <table:table-cell office:value-type="float" office:value="1592988034129" calcext:value-type="float">
            <text:p>1592988034129</text:p>
          </table:table-cell>
          <table:table-cell office:value-type="float" office:value="1592988035542.31" calcext:value-type="float">
            <text:p>1592988035542.31</text:p>
          </table:table-cell>
          <table:table-cell table:number-columns-repeated="6"/>
        </table:table-row>
        <table:table-row table:style-name="ro1">
          <table:table-cell office:value-type="float" office:value="1592988035525" calcext:value-type="float">
            <text:p>1592988035525</text:p>
          </table:table-cell>
          <table:table-cell office:value-type="float" office:value="1592988035445" calcext:value-type="float">
            <text:p>1592988035445</text:p>
          </table:table-cell>
          <table:table-cell office:value-type="float" office:value="1592988035556" calcext:value-type="float">
            <text:p>1592988035556</text:p>
          </table:table-cell>
          <table:table-cell office:value-type="float" office:value="1592988036104.03" calcext:value-type="float">
            <text:p>1592988036104.03</text:p>
          </table:table-cell>
          <table:table-cell table:number-columns-repeated="6"/>
        </table:table-row>
        <table:table-row table:style-name="ro1">
          <table:table-cell office:value-type="float" office:value="1592988036104" calcext:value-type="float">
            <text:p>1592988036104</text:p>
          </table:table-cell>
          <table:table-cell office:value-type="float" office:value="1592988036037" calcext:value-type="float">
            <text:p>1592988036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123" calcext:value-type="float">
            <text:p>1592988036123</text:p>
          </table:table-cell>
          <table:table-cell office:value-type="float" office:value="1592988036037" calcext:value-type="float">
            <text:p>1592988036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142" calcext:value-type="float">
            <text:p>1592988036142</text:p>
          </table:table-cell>
          <table:table-cell office:value-type="float" office:value="1592988036037" calcext:value-type="float">
            <text:p>1592988036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160" calcext:value-type="float">
            <text:p>1592988036160</text:p>
          </table:table-cell>
          <table:table-cell office:value-type="float" office:value="1592988036037" calcext:value-type="float">
            <text:p>1592988036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178" calcext:value-type="float">
            <text:p>1592988036178</text:p>
          </table:table-cell>
          <table:table-cell office:value-type="float" office:value="1592988036037" calcext:value-type="float">
            <text:p>1592988036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201" calcext:value-type="float">
            <text:p>1592988036201</text:p>
          </table:table-cell>
          <table:table-cell office:value-type="float" office:value="1592988036083" calcext:value-type="float">
            <text:p>15929880360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218" calcext:value-type="float">
            <text:p>1592988036218</text:p>
          </table:table-cell>
          <table:table-cell office:value-type="float" office:value="1592988036083" calcext:value-type="float">
            <text:p>15929880360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237" calcext:value-type="float">
            <text:p>1592988036237</text:p>
          </table:table-cell>
          <table:table-cell office:value-type="float" office:value="1592988036128" calcext:value-type="float">
            <text:p>1592988036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254" calcext:value-type="float">
            <text:p>1592988036254</text:p>
          </table:table-cell>
          <table:table-cell office:value-type="float" office:value="1592988036128" calcext:value-type="float">
            <text:p>1592988036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36277" calcext:value-type="float">
            <text:p>1592988036277</text:p>
          </table:table-cell>
          <table:table-cell office:value-type="float" office:value="1592988036173" calcext:value-type="float">
            <text:p>1592988036173</text:p>
          </table:table-cell>
          <table:table-cell office:value-type="float" office:value="1592988036290" calcext:value-type="float">
            <text:p>1592988036290</text:p>
          </table:table-cell>
          <table:table-cell office:value-type="float" office:value="1592988038008.71" calcext:value-type="float">
            <text:p>1592988038008.71</text:p>
          </table:table-cell>
          <table:table-cell table:number-columns-repeated="6"/>
        </table:table-row>
        <table:table-row table:style-name="ro1">
          <table:table-cell office:value-type="float" office:value="1592988038001" calcext:value-type="float">
            <text:p>1592988038001</text:p>
          </table:table-cell>
          <table:table-cell office:value-type="float" office:value="1592988037934" calcext:value-type="float">
            <text:p>1592988037934</text:p>
          </table:table-cell>
          <table:table-cell office:value-type="float" office:value="1592988038023" calcext:value-type="float">
            <text:p>1592988038023</text:p>
          </table:table-cell>
          <table:table-cell office:value-type="float" office:value="1592988040404.16" calcext:value-type="float">
            <text:p>1592988040404.16</text:p>
          </table:table-cell>
          <table:table-cell table:number-columns-repeated="6"/>
        </table:table-row>
        <table:table-row table:style-name="ro1">
          <table:table-cell office:value-type="float" office:value="1592988040400" calcext:value-type="float">
            <text:p>1592988040400</text:p>
          </table:table-cell>
          <table:table-cell office:value-type="float" office:value="1592988040335" calcext:value-type="float">
            <text:p>1592988040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0421" calcext:value-type="float">
            <text:p>1592988040421</text:p>
          </table:table-cell>
          <table:table-cell office:value-type="float" office:value="1592988040335" calcext:value-type="float">
            <text:p>1592988040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0453" calcext:value-type="float">
            <text:p>1592988040453</text:p>
          </table:table-cell>
          <table:table-cell office:value-type="float" office:value="1592988040357" calcext:value-type="float">
            <text:p>15929880403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0477" calcext:value-type="float">
            <text:p>1592988040477</text:p>
          </table:table-cell>
          <table:table-cell office:value-type="float" office:value="1592988040357" calcext:value-type="float">
            <text:p>15929880403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0503" calcext:value-type="float">
            <text:p>1592988040503</text:p>
          </table:table-cell>
          <table:table-cell office:value-type="float" office:value="1592988040429" calcext:value-type="float">
            <text:p>1592988040429</text:p>
          </table:table-cell>
          <table:table-cell office:value-type="float" office:value="1592988040522" calcext:value-type="float">
            <text:p>1592988040522</text:p>
          </table:table-cell>
          <table:table-cell office:value-type="float" office:value="1592988041273.88" calcext:value-type="float">
            <text:p>1592988041273.88</text:p>
          </table:table-cell>
          <table:table-cell table:number-columns-repeated="6"/>
        </table:table-row>
        <table:table-row table:style-name="ro1">
          <table:table-cell office:value-type="float" office:value="1592988041258" calcext:value-type="float">
            <text:p>1592988041258</text:p>
          </table:table-cell>
          <table:table-cell office:value-type="float" office:value="1592988041157" calcext:value-type="float">
            <text:p>1592988041157</text:p>
          </table:table-cell>
          <table:table-cell office:value-type="float" office:value="1592988041287" calcext:value-type="float">
            <text:p>1592988041287</text:p>
          </table:table-cell>
          <table:table-cell office:value-type="float" office:value="1592988041813.61" calcext:value-type="float">
            <text:p>1592988041813.61</text:p>
          </table:table-cell>
          <table:table-cell table:number-columns-repeated="6"/>
        </table:table-row>
        <table:table-row table:style-name="ro1">
          <table:table-cell office:value-type="float" office:value="1592988041801" calcext:value-type="float">
            <text:p>1592988041801</text:p>
          </table:table-cell>
          <table:table-cell office:value-type="float" office:value="1592988041696" calcext:value-type="float">
            <text:p>1592988041696</text:p>
          </table:table-cell>
          <table:table-cell office:value-type="float" office:value="1592988041827" calcext:value-type="float">
            <text:p>1592988041827</text:p>
          </table:table-cell>
          <table:table-cell office:value-type="float" office:value="1592988042493.75" calcext:value-type="float">
            <text:p>1592988042493.75</text:p>
          </table:table-cell>
          <table:table-cell table:number-columns-repeated="6"/>
        </table:table-row>
        <table:table-row table:style-name="ro1">
          <table:table-cell office:value-type="float" office:value="1592988042484" calcext:value-type="float">
            <text:p>1592988042484</text:p>
          </table:table-cell>
          <table:table-cell office:value-type="float" office:value="1592988042421" calcext:value-type="float">
            <text:p>1592988042421</text:p>
          </table:table-cell>
          <table:table-cell office:value-type="float" office:value="1592988042507" calcext:value-type="float">
            <text:p>1592988042507</text:p>
          </table:table-cell>
          <table:table-cell office:value-type="float" office:value="1592988043211.94" calcext:value-type="float">
            <text:p>1592988043211.94</text:p>
          </table:table-cell>
          <table:table-cell table:number-columns-repeated="6"/>
        </table:table-row>
        <table:table-row table:style-name="ro1">
          <table:table-cell office:value-type="float" office:value="1592988043210" calcext:value-type="float">
            <text:p>1592988043210</text:p>
          </table:table-cell>
          <table:table-cell office:value-type="float" office:value="1592988043145" calcext:value-type="float">
            <text:p>1592988043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3231" calcext:value-type="float">
            <text:p>1592988043231</text:p>
          </table:table-cell>
          <table:table-cell office:value-type="float" office:value="1592988043145" calcext:value-type="float">
            <text:p>1592988043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3251" calcext:value-type="float">
            <text:p>1592988043251</text:p>
          </table:table-cell>
          <table:table-cell office:value-type="float" office:value="1592988043145" calcext:value-type="float">
            <text:p>1592988043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3275" calcext:value-type="float">
            <text:p>1592988043275</text:p>
          </table:table-cell>
          <table:table-cell office:value-type="float" office:value="1592988043160" calcext:value-type="float">
            <text:p>1592988043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3298" calcext:value-type="float">
            <text:p>1592988043298</text:p>
          </table:table-cell>
          <table:table-cell office:value-type="float" office:value="1592988043190" calcext:value-type="float">
            <text:p>1592988043190</text:p>
          </table:table-cell>
          <table:table-cell office:value-type="float" office:value="1592988043312" calcext:value-type="float">
            <text:p>1592988043312</text:p>
          </table:table-cell>
          <table:table-cell office:value-type="float" office:value="1592988043976.03" calcext:value-type="float">
            <text:p>1592988043976.03</text:p>
          </table:table-cell>
          <table:table-cell table:number-columns-repeated="6"/>
        </table:table-row>
        <table:table-row table:style-name="ro1">
          <table:table-cell office:value-type="float" office:value="1592988043965" calcext:value-type="float">
            <text:p>1592988043965</text:p>
          </table:table-cell>
          <table:table-cell office:value-type="float" office:value="1592988043857" calcext:value-type="float">
            <text:p>1592988043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43985" calcext:value-type="float">
            <text:p>1592988043985</text:p>
          </table:table-cell>
          <table:table-cell office:value-type="float" office:value="1592988043912" calcext:value-type="float">
            <text:p>1592988043912</text:p>
          </table:table-cell>
          <table:table-cell office:value-type="float" office:value="1592988044001" calcext:value-type="float">
            <text:p>1592988044001</text:p>
          </table:table-cell>
          <table:table-cell office:value-type="float" office:value="1592988044743.37" calcext:value-type="float">
            <text:p>1592988044743.37</text:p>
          </table:table-cell>
          <table:table-cell table:number-columns-repeated="6"/>
        </table:table-row>
        <table:table-row table:style-name="ro1">
          <table:table-cell office:value-type="float" office:value="1592988044735" calcext:value-type="float">
            <text:p>1592988044735</text:p>
          </table:table-cell>
          <table:table-cell office:value-type="float" office:value="1592988044633" calcext:value-type="float">
            <text:p>1592988044633</text:p>
          </table:table-cell>
          <table:table-cell office:value-type="float" office:value="1592988044757" calcext:value-type="float">
            <text:p>1592988044757</text:p>
          </table:table-cell>
          <table:table-cell office:value-type="float" office:value="1592988045604.56" calcext:value-type="float">
            <text:p>1592988045604.56</text:p>
          </table:table-cell>
          <table:table-cell table:number-columns-repeated="6"/>
        </table:table-row>
        <table:table-row table:style-name="ro1">
          <table:table-cell office:value-type="float" office:value="1592988045605" calcext:value-type="float">
            <text:p>1592988045605</text:p>
          </table:table-cell>
          <table:table-cell office:value-type="float" office:value="1592988045538" calcext:value-type="float">
            <text:p>1592988045538</text:p>
          </table:table-cell>
          <table:table-cell office:value-type="float" office:value="1592988045619" calcext:value-type="float">
            <text:p>1592988045619</text:p>
          </table:table-cell>
          <table:table-cell office:value-type="float" office:value="1592988046706.29" calcext:value-type="float">
            <text:p>1592988046706.29</text:p>
          </table:table-cell>
          <table:table-cell table:number-columns-repeated="6"/>
        </table:table-row>
        <table:table-row table:style-name="ro1">
          <table:table-cell office:value-type="float" office:value="1592988046697" calcext:value-type="float">
            <text:p>1592988046697</text:p>
          </table:table-cell>
          <table:table-cell office:value-type="float" office:value="1592988046628" calcext:value-type="float">
            <text:p>1592988046628</text:p>
          </table:table-cell>
          <table:table-cell office:value-type="float" office:value="1592988046721" calcext:value-type="float">
            <text:p>1592988046721</text:p>
          </table:table-cell>
          <table:table-cell office:value-type="float" office:value="1592988047332.36" calcext:value-type="float">
            <text:p>1592988047332.36</text:p>
          </table:table-cell>
          <table:table-cell table:number-columns-repeated="6"/>
        </table:table-row>
        <table:table-row table:style-name="ro1">
          <table:table-cell office:value-type="float" office:value="1592988047326" calcext:value-type="float">
            <text:p>1592988047326</text:p>
          </table:table-cell>
          <table:table-cell office:value-type="float" office:value="1592988047257" calcext:value-type="float">
            <text:p>1592988047257</text:p>
          </table:table-cell>
          <table:table-cell office:value-type="float" office:value="1592988047349" calcext:value-type="float">
            <text:p>1592988047349</text:p>
          </table:table-cell>
          <table:table-cell office:value-type="float" office:value="1592988047921.93" calcext:value-type="float">
            <text:p>1592988047921.93</text:p>
          </table:table-cell>
          <table:table-cell table:number-columns-repeated="6"/>
        </table:table-row>
        <table:table-row table:style-name="ro1">
          <table:table-cell office:value-type="float" office:value="1592988047903" calcext:value-type="float">
            <text:p>1592988047903</text:p>
          </table:table-cell>
          <table:table-cell office:value-type="float" office:value="1592988047851" calcext:value-type="float">
            <text:p>1592988047851</text:p>
          </table:table-cell>
          <table:table-cell office:value-type="float" office:value="1592988047935" calcext:value-type="float">
            <text:p>1592988047935</text:p>
          </table:table-cell>
          <table:table-cell office:value-type="float" office:value="1592988049414.41" calcext:value-type="float">
            <text:p>1592988049414.41</text:p>
          </table:table-cell>
          <table:table-cell table:number-columns-repeated="6"/>
        </table:table-row>
        <table:table-row table:style-name="ro1">
          <table:table-cell office:value-type="float" office:value="1592988049392" calcext:value-type="float">
            <text:p>1592988049392</text:p>
          </table:table-cell>
          <table:table-cell office:value-type="float" office:value="1592988049294" calcext:value-type="float">
            <text:p>1592988049294</text:p>
          </table:table-cell>
          <table:table-cell office:value-type="float" office:value="1592988049429" calcext:value-type="float">
            <text:p>1592988049429</text:p>
          </table:table-cell>
          <table:table-cell office:value-type="float" office:value="1592988050961.03" calcext:value-type="float">
            <text:p>1592988050961.03</text:p>
          </table:table-cell>
          <table:table-cell table:number-columns-repeated="6"/>
        </table:table-row>
        <table:table-row table:style-name="ro1">
          <table:table-cell office:value-type="float" office:value="1592988050946" calcext:value-type="float">
            <text:p>1592988050946</text:p>
          </table:table-cell>
          <table:table-cell office:value-type="float" office:value="1592988050857" calcext:value-type="float">
            <text:p>1592988050857</text:p>
          </table:table-cell>
          <table:table-cell office:value-type="float" office:value="1592988050976" calcext:value-type="float">
            <text:p>1592988050976</text:p>
          </table:table-cell>
          <table:table-cell office:value-type="float" office:value="1592988052924.98" calcext:value-type="float">
            <text:p>1592988052924.98</text:p>
          </table:table-cell>
          <table:table-cell table:number-columns-repeated="6"/>
        </table:table-row>
        <table:table-row table:style-name="ro1">
          <table:table-cell office:value-type="float" office:value="1592988052921" calcext:value-type="float">
            <text:p>1592988052921</text:p>
          </table:table-cell>
          <table:table-cell office:value-type="float" office:value="1592988052832" calcext:value-type="float">
            <text:p>1592988052832</text:p>
          </table:table-cell>
          <table:table-cell office:value-type="float" office:value="1592988052940" calcext:value-type="float">
            <text:p>1592988052940</text:p>
          </table:table-cell>
          <table:table-cell office:value-type="float" office:value="1592988056399.98" calcext:value-type="float">
            <text:p>1592988056399.98</text:p>
          </table:table-cell>
          <table:table-cell table:number-columns-repeated="6"/>
        </table:table-row>
        <table:table-row table:style-name="ro1">
          <table:table-cell office:value-type="float" office:value="1592988056400" calcext:value-type="float">
            <text:p>1592988056400</text:p>
          </table:table-cell>
          <table:table-cell office:value-type="float" office:value="1592988056327" calcext:value-type="float">
            <text:p>1592988056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6400" calcext:value-type="float">
            <text:p>1592988056400</text:p>
          </table:table-cell>
          <table:table-cell office:value-type="float" office:value="1592988056327" calcext:value-type="float">
            <text:p>1592988056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6423" calcext:value-type="float">
            <text:p>1592988056423</text:p>
          </table:table-cell>
          <table:table-cell office:value-type="float" office:value="1592988056327" calcext:value-type="float">
            <text:p>1592988056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6442" calcext:value-type="float">
            <text:p>1592988056442</text:p>
          </table:table-cell>
          <table:table-cell office:value-type="float" office:value="1592988056327" calcext:value-type="float">
            <text:p>1592988056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6472" calcext:value-type="float">
            <text:p>1592988056472</text:p>
          </table:table-cell>
          <table:table-cell office:value-type="float" office:value="1592988056357" calcext:value-type="float">
            <text:p>15929880563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6498" calcext:value-type="float">
            <text:p>1592988056498</text:p>
          </table:table-cell>
          <table:table-cell office:value-type="float" office:value="1592988056417" calcext:value-type="float">
            <text:p>1592988056417</text:p>
          </table:table-cell>
          <table:table-cell office:value-type="float" office:value="1592988056514" calcext:value-type="float">
            <text:p>1592988056514</text:p>
          </table:table-cell>
          <table:table-cell office:value-type="float" office:value="1592988058708.65" calcext:value-type="float">
            <text:p>1592988058708.65</text:p>
          </table:table-cell>
          <table:table-cell table:number-columns-repeated="6"/>
        </table:table-row>
        <table:table-row table:style-name="ro1">
          <table:table-cell office:value-type="float" office:value="1592988058704" calcext:value-type="float">
            <text:p>1592988058704</text:p>
          </table:table-cell>
          <table:table-cell office:value-type="float" office:value="1592988058640" calcext:value-type="float">
            <text:p>1592988058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8723" calcext:value-type="float">
            <text:p>1592988058723</text:p>
          </table:table-cell>
          <table:table-cell office:value-type="float" office:value="1592988058640" calcext:value-type="float">
            <text:p>1592988058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8742" calcext:value-type="float">
            <text:p>1592988058742</text:p>
          </table:table-cell>
          <table:table-cell office:value-type="float" office:value="1592988058640" calcext:value-type="float">
            <text:p>1592988058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8761" calcext:value-type="float">
            <text:p>1592988058761</text:p>
          </table:table-cell>
          <table:table-cell office:value-type="float" office:value="1592988058657" calcext:value-type="float">
            <text:p>1592988058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8783" calcext:value-type="float">
            <text:p>1592988058783</text:p>
          </table:table-cell>
          <table:table-cell office:value-type="float" office:value="1592988058730" calcext:value-type="float">
            <text:p>1592988058730</text:p>
          </table:table-cell>
          <table:table-cell office:value-type="float" office:value="1592988058797" calcext:value-type="float">
            <text:p>1592988058797</text:p>
          </table:table-cell>
          <table:table-cell office:value-type="float" office:value="1592988059937.04" calcext:value-type="float">
            <text:p>1592988059937.04</text:p>
          </table:table-cell>
          <table:table-cell table:number-columns-repeated="6"/>
        </table:table-row>
        <table:table-row table:style-name="ro1">
          <table:table-cell office:value-type="float" office:value="1592988059939" calcext:value-type="float">
            <text:p>1592988059939</text:p>
          </table:table-cell>
          <table:table-cell office:value-type="float" office:value="1592988059857" calcext:value-type="float">
            <text:p>1592988059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9957" calcext:value-type="float">
            <text:p>1592988059957</text:p>
          </table:table-cell>
          <table:table-cell office:value-type="float" office:value="1592988059857" calcext:value-type="float">
            <text:p>1592988059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59983" calcext:value-type="float">
            <text:p>1592988059983</text:p>
          </table:table-cell>
          <table:table-cell office:value-type="float" office:value="1592988059904" calcext:value-type="float">
            <text:p>1592988059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0005" calcext:value-type="float">
            <text:p>1592988060005</text:p>
          </table:table-cell>
          <table:table-cell office:value-type="float" office:value="1592988059950" calcext:value-type="float">
            <text:p>1592988059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0025" calcext:value-type="float">
            <text:p>1592988060025</text:p>
          </table:table-cell>
          <table:table-cell office:value-type="float" office:value="1592988059950" calcext:value-type="float">
            <text:p>1592988059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0049" calcext:value-type="float">
            <text:p>1592988060049</text:p>
          </table:table-cell>
          <table:table-cell office:value-type="float" office:value="1592988059957" calcext:value-type="float">
            <text:p>1592988059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0070" calcext:value-type="float">
            <text:p>1592988060070</text:p>
          </table:table-cell>
          <table:table-cell office:value-type="float" office:value="1592988059957" calcext:value-type="float">
            <text:p>1592988059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0091" calcext:value-type="float">
            <text:p>1592988060091</text:p>
          </table:table-cell>
          <table:table-cell office:value-type="float" office:value="1592988059995" calcext:value-type="float">
            <text:p>1592988059995</text:p>
          </table:table-cell>
          <table:table-cell office:value-type="float" office:value="1592988060104" calcext:value-type="float">
            <text:p>1592988060104</text:p>
          </table:table-cell>
          <table:table-cell office:value-type="float" office:value="1592988061297.35" calcext:value-type="float">
            <text:p>1592988061297.35</text:p>
          </table:table-cell>
          <table:table-cell table:number-columns-repeated="6"/>
        </table:table-row>
        <table:table-row table:style-name="ro1">
          <table:table-cell office:value-type="float" office:value="1592988061280" calcext:value-type="float">
            <text:p>1592988061280</text:p>
          </table:table-cell>
          <table:table-cell office:value-type="float" office:value="1592988061177" calcext:value-type="float">
            <text:p>1592988061177</text:p>
          </table:table-cell>
          <table:table-cell office:value-type="float" office:value="1592988061312" calcext:value-type="float">
            <text:p>1592988061312</text:p>
          </table:table-cell>
          <table:table-cell office:value-type="float" office:value="1592988062527.96" calcext:value-type="float">
            <text:p>1592988062527.96</text:p>
          </table:table-cell>
          <table:table-cell table:number-columns-repeated="6"/>
        </table:table-row>
        <table:table-row table:style-name="ro1">
          <table:table-cell office:value-type="float" office:value="1592988062510" calcext:value-type="float">
            <text:p>1592988062510</text:p>
          </table:table-cell>
          <table:table-cell office:value-type="float" office:value="1592988062414" calcext:value-type="float">
            <text:p>1592988062414</text:p>
          </table:table-cell>
          <table:table-cell office:value-type="float" office:value="1592988062541" calcext:value-type="float">
            <text:p>1592988062541</text:p>
          </table:table-cell>
          <table:table-cell office:value-type="float" office:value="1592988064935.85" calcext:value-type="float">
            <text:p>1592988064935.85</text:p>
          </table:table-cell>
          <table:table-cell table:number-columns-repeated="6"/>
        </table:table-row>
        <table:table-row table:style-name="ro1">
          <table:table-cell office:value-type="float" office:value="1592988064925" calcext:value-type="float">
            <text:p>1592988064925</text:p>
          </table:table-cell>
          <table:table-cell office:value-type="float" office:value="1592988064857" calcext:value-type="float">
            <text:p>1592988064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4947" calcext:value-type="float">
            <text:p>1592988064947</text:p>
          </table:table-cell>
          <table:table-cell office:value-type="float" office:value="1592988064857" calcext:value-type="float">
            <text:p>1592988064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4972" calcext:value-type="float">
            <text:p>1592988064972</text:p>
          </table:table-cell>
          <table:table-cell office:value-type="float" office:value="1592988064857" calcext:value-type="float">
            <text:p>1592988064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4998" calcext:value-type="float">
            <text:p>1592988064998</text:p>
          </table:table-cell>
          <table:table-cell office:value-type="float" office:value="1592988064912" calcext:value-type="float">
            <text:p>1592988064912</text:p>
          </table:table-cell>
          <table:table-cell office:value-type="float" office:value="1592988065016" calcext:value-type="float">
            <text:p>1592988065016</text:p>
          </table:table-cell>
          <table:table-cell office:value-type="float" office:value="1592988067007.7" calcext:value-type="float">
            <text:p>1592988067007.7</text:p>
          </table:table-cell>
          <table:table-cell table:number-columns-repeated="6"/>
        </table:table-row>
        <table:table-row table:style-name="ro1">
          <table:table-cell office:value-type="float" office:value="1592988066998" calcext:value-type="float">
            <text:p>1592988066998</text:p>
          </table:table-cell>
          <table:table-cell office:value-type="float" office:value="1592988066919" calcext:value-type="float">
            <text:p>15929880669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7018" calcext:value-type="float">
            <text:p>1592988067018</text:p>
          </table:table-cell>
          <table:table-cell office:value-type="float" office:value="1592988066919" calcext:value-type="float">
            <text:p>15929880669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7041" calcext:value-type="float">
            <text:p>1592988067041</text:p>
          </table:table-cell>
          <table:table-cell office:value-type="float" office:value="1592988066957" calcext:value-type="float">
            <text:p>1592988066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7061" calcext:value-type="float">
            <text:p>1592988067061</text:p>
          </table:table-cell>
          <table:table-cell office:value-type="float" office:value="1592988066957" calcext:value-type="float">
            <text:p>1592988066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7084" calcext:value-type="float">
            <text:p>1592988067084</text:p>
          </table:table-cell>
          <table:table-cell office:value-type="float" office:value="1592988066957" calcext:value-type="float">
            <text:p>1592988066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67104" calcext:value-type="float">
            <text:p>1592988067104</text:p>
          </table:table-cell>
          <table:table-cell office:value-type="float" office:value="1592988067019" calcext:value-type="float">
            <text:p>1592988067019</text:p>
          </table:table-cell>
          <table:table-cell office:value-type="float" office:value="1592988067120" calcext:value-type="float">
            <text:p>1592988067120</text:p>
          </table:table-cell>
          <table:table-cell office:value-type="float" office:value="1592988068629.19" calcext:value-type="float">
            <text:p>1592988068629.19</text:p>
          </table:table-cell>
          <table:table-cell table:number-columns-repeated="6"/>
        </table:table-row>
        <table:table-row table:style-name="ro1">
          <table:table-cell office:value-type="float" office:value="1592988068626" calcext:value-type="float">
            <text:p>1592988068626</text:p>
          </table:table-cell>
          <table:table-cell office:value-type="float" office:value="1592988068557" calcext:value-type="float">
            <text:p>1592988068557</text:p>
          </table:table-cell>
          <table:table-cell office:value-type="float" office:value="1592988068644" calcext:value-type="float">
            <text:p>1592988068644</text:p>
          </table:table-cell>
          <table:table-cell office:value-type="float" office:value="1592988069703.77" calcext:value-type="float">
            <text:p>1592988069703.77</text:p>
          </table:table-cell>
          <table:table-cell table:number-columns-repeated="6"/>
        </table:table-row>
        <table:table-row table:style-name="ro1">
          <table:table-cell office:value-type="float" office:value="1592988069698" calcext:value-type="float">
            <text:p>1592988069698</text:p>
          </table:table-cell>
          <table:table-cell office:value-type="float" office:value="1592988069634" calcext:value-type="float">
            <text:p>1592988069634</text:p>
          </table:table-cell>
          <table:table-cell office:value-type="float" office:value="1592988069717" calcext:value-type="float">
            <text:p>1592988069717</text:p>
          </table:table-cell>
          <table:table-cell office:value-type="float" office:value="1592988070743.99" calcext:value-type="float">
            <text:p>1592988070743.99</text:p>
          </table:table-cell>
          <table:table-cell table:number-columns-repeated="6"/>
        </table:table-row>
        <table:table-row table:style-name="ro1">
          <table:table-cell office:value-type="float" office:value="1592988070742" calcext:value-type="float">
            <text:p>1592988070742</text:p>
          </table:table-cell>
          <table:table-cell office:value-type="float" office:value="1592988070657" calcext:value-type="float">
            <text:p>1592988070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0764" calcext:value-type="float">
            <text:p>1592988070764</text:p>
          </table:table-cell>
          <table:table-cell office:value-type="float" office:value="1592988070657" calcext:value-type="float">
            <text:p>1592988070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0787" calcext:value-type="float">
            <text:p>1592988070787</text:p>
          </table:table-cell>
          <table:table-cell office:value-type="float" office:value="1592988070719" calcext:value-type="float">
            <text:p>1592988070719</text:p>
          </table:table-cell>
          <table:table-cell office:value-type="float" office:value="1592988070804" calcext:value-type="float">
            <text:p>1592988070804</text:p>
          </table:table-cell>
          <table:table-cell office:value-type="float" office:value="1592988071602.29" calcext:value-type="float">
            <text:p>1592988071602.29</text:p>
          </table:table-cell>
          <table:table-cell table:number-columns-repeated="6"/>
        </table:table-row>
        <table:table-row table:style-name="ro1">
          <table:table-cell office:value-type="float" office:value="1592988071598" calcext:value-type="float">
            <text:p>1592988071598</text:p>
          </table:table-cell>
          <table:table-cell office:value-type="float" office:value="1592988071485" calcext:value-type="float">
            <text:p>1592988071485</text:p>
          </table:table-cell>
          <table:table-cell office:value-type="float" office:value="1592988071618" calcext:value-type="float">
            <text:p>1592988071618</text:p>
          </table:table-cell>
          <table:table-cell office:value-type="float" office:value="1592988072362.03" calcext:value-type="float">
            <text:p>1592988072362.03</text:p>
          </table:table-cell>
          <table:table-cell table:number-columns-repeated="6"/>
        </table:table-row>
        <table:table-row table:style-name="ro1">
          <table:table-cell office:value-type="float" office:value="1592988072359" calcext:value-type="float">
            <text:p>1592988072359</text:p>
          </table:table-cell>
          <table:table-cell office:value-type="float" office:value="1592988072257" calcext:value-type="float">
            <text:p>1592988072257</text:p>
          </table:table-cell>
          <table:table-cell office:value-type="float" office:value="1592988072377" calcext:value-type="float">
            <text:p>1592988072377</text:p>
          </table:table-cell>
          <table:table-cell office:value-type="float" office:value="1592988073144.51" calcext:value-type="float">
            <text:p>1592988073144.51</text:p>
          </table:table-cell>
          <table:table-cell table:number-columns-repeated="6"/>
        </table:table-row>
        <table:table-row table:style-name="ro1">
          <table:table-cell office:value-type="float" office:value="1592988073136" calcext:value-type="float">
            <text:p>1592988073136</text:p>
          </table:table-cell>
          <table:table-cell office:value-type="float" office:value="1592988073057" calcext:value-type="float">
            <text:p>1592988073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3153" calcext:value-type="float">
            <text:p>1592988073153</text:p>
          </table:table-cell>
          <table:table-cell office:value-type="float" office:value="1592988073057" calcext:value-type="float">
            <text:p>1592988073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3187" calcext:value-type="float">
            <text:p>1592988073187</text:p>
          </table:table-cell>
          <table:table-cell office:value-type="float" office:value="1592988073057" calcext:value-type="float">
            <text:p>1592988073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3214" calcext:value-type="float">
            <text:p>1592988073214</text:p>
          </table:table-cell>
          <table:table-cell office:value-type="float" office:value="1592988073121" calcext:value-type="float">
            <text:p>1592988073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3240" calcext:value-type="float">
            <text:p>1592988073240</text:p>
          </table:table-cell>
          <table:table-cell office:value-type="float" office:value="1592988073163" calcext:value-type="float">
            <text:p>1592988073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3263" calcext:value-type="float">
            <text:p>1592988073263</text:p>
          </table:table-cell>
          <table:table-cell office:value-type="float" office:value="1592988073163" calcext:value-type="float">
            <text:p>1592988073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3300" calcext:value-type="float">
            <text:p>1592988073300</text:p>
          </table:table-cell>
          <table:table-cell office:value-type="float" office:value="1592988073166" calcext:value-type="float">
            <text:p>1592988073166</text:p>
          </table:table-cell>
          <table:table-cell office:value-type="float" office:value="1592988073315" calcext:value-type="float">
            <text:p>1592988073315</text:p>
          </table:table-cell>
          <table:table-cell office:value-type="float" office:value="1592988074232.09" calcext:value-type="float">
            <text:p>1592988074232.09</text:p>
          </table:table-cell>
          <table:table-cell table:number-columns-repeated="6"/>
        </table:table-row>
        <table:table-row table:style-name="ro1">
          <table:table-cell office:value-type="float" office:value="1592988074217" calcext:value-type="float">
            <text:p>1592988074217</text:p>
          </table:table-cell>
          <table:table-cell office:value-type="float" office:value="1592988074118" calcext:value-type="float">
            <text:p>1592988074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4237" calcext:value-type="float">
            <text:p>1592988074237</text:p>
          </table:table-cell>
          <table:table-cell office:value-type="float" office:value="1592988074157" calcext:value-type="float">
            <text:p>1592988074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4262" calcext:value-type="float">
            <text:p>1592988074262</text:p>
          </table:table-cell>
          <table:table-cell office:value-type="float" office:value="1592988074157" calcext:value-type="float">
            <text:p>1592988074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4285" calcext:value-type="float">
            <text:p>1592988074285</text:p>
          </table:table-cell>
          <table:table-cell office:value-type="float" office:value="1592988074157" calcext:value-type="float">
            <text:p>1592988074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74303" calcext:value-type="float">
            <text:p>1592988074303</text:p>
          </table:table-cell>
          <table:table-cell office:value-type="float" office:value="1592988074210" calcext:value-type="float">
            <text:p>1592988074210</text:p>
          </table:table-cell>
          <table:table-cell office:value-type="float" office:value="1592988074319" calcext:value-type="float">
            <text:p>1592988074319</text:p>
          </table:table-cell>
          <table:table-cell office:value-type="float" office:value="1592988075835.93" calcext:value-type="float">
            <text:p>1592988075835.93</text:p>
          </table:table-cell>
          <table:table-cell table:number-columns-repeated="6"/>
        </table:table-row>
        <table:table-row table:style-name="ro1">
          <table:table-cell office:value-type="float" office:value="1592988075828" calcext:value-type="float">
            <text:p>1592988075828</text:p>
          </table:table-cell>
          <table:table-cell office:value-type="float" office:value="1592988075757" calcext:value-type="float">
            <text:p>1592988075757</text:p>
          </table:table-cell>
          <table:table-cell office:value-type="float" office:value="1592988075850" calcext:value-type="float">
            <text:p>1592988075850</text:p>
          </table:table-cell>
          <table:table-cell office:value-type="float" office:value="1592988076900.26" calcext:value-type="float">
            <text:p>1592988076900.26</text:p>
          </table:table-cell>
          <table:table-cell table:number-columns-repeated="6"/>
        </table:table-row>
        <table:table-row table:style-name="ro1">
          <table:table-cell office:value-type="float" office:value="1592988076892" calcext:value-type="float">
            <text:p>1592988076892</text:p>
          </table:table-cell>
          <table:table-cell office:value-type="float" office:value="1592988076819" calcext:value-type="float">
            <text:p>1592988076819</text:p>
          </table:table-cell>
          <table:table-cell office:value-type="float" office:value="1592988076916" calcext:value-type="float">
            <text:p>1592988076916</text:p>
          </table:table-cell>
          <table:table-cell office:value-type="float" office:value="1592988077980.05" calcext:value-type="float">
            <text:p>1592988077980.05</text:p>
          </table:table-cell>
          <table:table-cell table:number-columns-repeated="6"/>
        </table:table-row>
        <table:table-row table:style-name="ro1">
          <table:table-cell office:value-type="float" office:value="1592988077972" calcext:value-type="float">
            <text:p>1592988077972</text:p>
          </table:table-cell>
          <table:table-cell office:value-type="float" office:value="1592988077857" calcext:value-type="float">
            <text:p>1592988077857</text:p>
          </table:table-cell>
          <table:table-cell office:value-type="float" office:value="1592988077995" calcext:value-type="float">
            <text:p>1592988077995</text:p>
          </table:table-cell>
          <table:table-cell office:value-type="float" office:value="1592988078897.2" calcext:value-type="float">
            <text:p>1592988078897.2</text:p>
          </table:table-cell>
          <table:table-cell table:number-columns-repeated="6"/>
        </table:table-row>
        <table:table-row table:style-name="ro1">
          <table:table-cell office:value-type="float" office:value="1592988078899" calcext:value-type="float">
            <text:p>1592988078899</text:p>
          </table:table-cell>
          <table:table-cell office:value-type="float" office:value="1592988078823" calcext:value-type="float">
            <text:p>1592988078823</text:p>
          </table:table-cell>
          <table:table-cell office:value-type="float" office:value="1592988078915" calcext:value-type="float">
            <text:p>1592988078915</text:p>
          </table:table-cell>
          <table:table-cell office:value-type="float" office:value="1592988079655.36" calcext:value-type="float">
            <text:p>1592988079655.36</text:p>
          </table:table-cell>
          <table:table-cell table:number-columns-repeated="6"/>
        </table:table-row>
        <table:table-row table:style-name="ro1">
          <table:table-cell office:value-type="float" office:value="1592988079637" calcext:value-type="float">
            <text:p>1592988079637</text:p>
          </table:table-cell>
          <table:table-cell office:value-type="float" office:value="1592988079557" calcext:value-type="float">
            <text:p>1592988079557</text:p>
          </table:table-cell>
          <table:table-cell office:value-type="float" office:value="1592988079670" calcext:value-type="float">
            <text:p>1592988079670</text:p>
          </table:table-cell>
          <table:table-cell office:value-type="float" office:value="1592988080556.23" calcext:value-type="float">
            <text:p>1592988080556.23</text:p>
          </table:table-cell>
          <table:table-cell table:number-columns-repeated="6"/>
        </table:table-row>
        <table:table-row table:style-name="ro1">
          <table:table-cell office:value-type="float" office:value="1592988080550" calcext:value-type="float">
            <text:p>1592988080550</text:p>
          </table:table-cell>
          <table:table-cell office:value-type="float" office:value="1592988080455" calcext:value-type="float">
            <text:p>1592988080455</text:p>
          </table:table-cell>
          <table:table-cell office:value-type="float" office:value="1592988080571" calcext:value-type="float">
            <text:p>1592988080571</text:p>
          </table:table-cell>
          <table:table-cell office:value-type="float" office:value="1592988081381.16" calcext:value-type="float">
            <text:p>1592988081381.16</text:p>
          </table:table-cell>
          <table:table-cell table:number-columns-repeated="6"/>
        </table:table-row>
        <table:table-row table:style-name="ro1">
          <table:table-cell office:value-type="float" office:value="1592988081370" calcext:value-type="float">
            <text:p>1592988081370</text:p>
          </table:table-cell>
          <table:table-cell office:value-type="float" office:value="1592988081257" calcext:value-type="float">
            <text:p>1592988081257</text:p>
          </table:table-cell>
          <table:table-cell office:value-type="float" office:value="1592988081396" calcext:value-type="float">
            <text:p>1592988081396</text:p>
          </table:table-cell>
          <table:table-cell office:value-type="float" office:value="1592988081923.89" calcext:value-type="float">
            <text:p>1592988081923.89</text:p>
          </table:table-cell>
          <table:table-cell table:number-columns-repeated="6"/>
        </table:table-row>
        <table:table-row table:style-name="ro1">
          <table:table-cell office:value-type="float" office:value="1592988081909" calcext:value-type="float">
            <text:p>1592988081909</text:p>
          </table:table-cell>
          <table:table-cell office:value-type="float" office:value="1592988081812" calcext:value-type="float">
            <text:p>1592988081812</text:p>
          </table:table-cell>
          <table:table-cell office:value-type="float" office:value="1592988081937" calcext:value-type="float">
            <text:p>1592988081937</text:p>
          </table:table-cell>
          <table:table-cell office:value-type="float" office:value="1592988082548.01" calcext:value-type="float">
            <text:p>1592988082548.01</text:p>
          </table:table-cell>
          <table:table-cell table:number-columns-repeated="6"/>
        </table:table-row>
        <table:table-row table:style-name="ro1">
          <table:table-cell office:value-type="float" office:value="1592988082529" calcext:value-type="float">
            <text:p>1592988082529</text:p>
          </table:table-cell>
          <table:table-cell office:value-type="float" office:value="1592988082447" calcext:value-type="float">
            <text:p>1592988082447</text:p>
          </table:table-cell>
          <table:table-cell office:value-type="float" office:value="1592988082563" calcext:value-type="float">
            <text:p>1592988082563</text:p>
          </table:table-cell>
          <table:table-cell office:value-type="float" office:value="1592988084338.54" calcext:value-type="float">
            <text:p>1592988084338.54</text:p>
          </table:table-cell>
          <table:table-cell table:number-columns-repeated="6"/>
        </table:table-row>
        <table:table-row table:style-name="ro1">
          <table:table-cell office:value-type="float" office:value="1592988084329" calcext:value-type="float">
            <text:p>1592988084329</text:p>
          </table:table-cell>
          <table:table-cell office:value-type="float" office:value="1592988084259" calcext:value-type="float">
            <text:p>1592988084259</text:p>
          </table:table-cell>
          <table:table-cell office:value-type="float" office:value="1592988084352" calcext:value-type="float">
            <text:p>1592988084352</text:p>
          </table:table-cell>
          <table:table-cell office:value-type="float" office:value="1592988085682.57" calcext:value-type="float">
            <text:p>1592988085682.57</text:p>
          </table:table-cell>
          <table:table-cell table:number-columns-repeated="6"/>
        </table:table-row>
        <table:table-row table:style-name="ro1">
          <table:table-cell office:value-type="float" office:value="1592988085660" calcext:value-type="float">
            <text:p>1592988085660</text:p>
          </table:table-cell>
          <table:table-cell office:value-type="float" office:value="1592988085557" calcext:value-type="float">
            <text:p>1592988085557</text:p>
          </table:table-cell>
          <table:table-cell office:value-type="float" office:value="1592988085696" calcext:value-type="float">
            <text:p>1592988085696</text:p>
          </table:table-cell>
          <table:table-cell office:value-type="float" office:value="1592988087891.88" calcext:value-type="float">
            <text:p>1592988087891.88</text:p>
          </table:table-cell>
          <table:table-cell table:number-columns-repeated="6"/>
        </table:table-row>
        <table:table-row table:style-name="ro1">
          <table:table-cell office:value-type="float" office:value="1592988087877" calcext:value-type="float">
            <text:p>1592988087877</text:p>
          </table:table-cell>
          <table:table-cell office:value-type="float" office:value="1592988087820" calcext:value-type="float">
            <text:p>1592988087820</text:p>
          </table:table-cell>
          <table:table-cell office:value-type="float" office:value="1592988087905" calcext:value-type="float">
            <text:p>1592988087905</text:p>
          </table:table-cell>
          <table:table-cell office:value-type="float" office:value="1592988090573.02" calcext:value-type="float">
            <text:p>1592988090573.02</text:p>
          </table:table-cell>
          <table:table-cell table:number-columns-repeated="6"/>
        </table:table-row>
        <table:table-row table:style-name="ro1">
          <table:table-cell office:value-type="float" office:value="1592988090565" calcext:value-type="float">
            <text:p>1592988090565</text:p>
          </table:table-cell>
          <table:table-cell office:value-type="float" office:value="1592988090457" calcext:value-type="float">
            <text:p>1592988090457</text:p>
          </table:table-cell>
          <table:table-cell office:value-type="float" office:value="1592988090586" calcext:value-type="float">
            <text:p>1592988090586</text:p>
          </table:table-cell>
          <table:table-cell office:value-type="float" office:value="1592988092147.35" calcext:value-type="float">
            <text:p>1592988092147.35</text:p>
          </table:table-cell>
          <table:table-cell table:number-columns-repeated="6"/>
        </table:table-row>
        <table:table-row table:style-name="ro1">
          <table:table-cell office:value-type="float" office:value="1592988092139" calcext:value-type="float">
            <text:p>1592988092139</text:p>
          </table:table-cell>
          <table:table-cell office:value-type="float" office:value="1592988092051" calcext:value-type="float">
            <text:p>1592988092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92156" calcext:value-type="float">
            <text:p>1592988092156</text:p>
          </table:table-cell>
          <table:table-cell office:value-type="float" office:value="1592988092057" calcext:value-type="float">
            <text:p>1592988092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92178" calcext:value-type="float">
            <text:p>1592988092178</text:p>
          </table:table-cell>
          <table:table-cell office:value-type="float" office:value="1592988092057" calcext:value-type="float">
            <text:p>1592988092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92195" calcext:value-type="float">
            <text:p>1592988092195</text:p>
          </table:table-cell>
          <table:table-cell office:value-type="float" office:value="1592988092096" calcext:value-type="float">
            <text:p>1592988092096</text:p>
          </table:table-cell>
          <table:table-cell office:value-type="float" office:value="1592988092206" calcext:value-type="float">
            <text:p>1592988092206</text:p>
          </table:table-cell>
          <table:table-cell office:value-type="float" office:value="1592988093281.22" calcext:value-type="float">
            <text:p>1592988093281.22</text:p>
          </table:table-cell>
          <table:table-cell table:number-columns-repeated="6"/>
        </table:table-row>
        <table:table-row table:style-name="ro1">
          <table:table-cell office:value-type="float" office:value="1592988093245" calcext:value-type="float">
            <text:p>1592988093245</text:p>
          </table:table-cell>
          <table:table-cell office:value-type="float" office:value="1592988093157" calcext:value-type="float">
            <text:p>1592988093157</text:p>
          </table:table-cell>
          <table:table-cell office:value-type="float" office:value="1592988093296" calcext:value-type="float">
            <text:p>1592988093296</text:p>
          </table:table-cell>
          <table:table-cell office:value-type="float" office:value="1592988094324.24" calcext:value-type="float">
            <text:p>1592988094324.24</text:p>
          </table:table-cell>
          <table:table-cell table:number-columns-repeated="6"/>
        </table:table-row>
        <table:table-row table:style-name="ro1">
          <table:table-cell office:value-type="float" office:value="1592988094328" calcext:value-type="float">
            <text:p>1592988094328</text:p>
          </table:table-cell>
          <table:table-cell office:value-type="float" office:value="1592988094210" calcext:value-type="float">
            <text:p>1592988094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94328" calcext:value-type="float">
            <text:p>1592988094328</text:p>
          </table:table-cell>
          <table:table-cell office:value-type="float" office:value="1592988094255" calcext:value-type="float">
            <text:p>1592988094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94347" calcext:value-type="float">
            <text:p>1592988094347</text:p>
          </table:table-cell>
          <table:table-cell office:value-type="float" office:value="1592988094255" calcext:value-type="float">
            <text:p>1592988094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94365" calcext:value-type="float">
            <text:p>1592988094365</text:p>
          </table:table-cell>
          <table:table-cell office:value-type="float" office:value="1592988094255" calcext:value-type="float">
            <text:p>1592988094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094390" calcext:value-type="float">
            <text:p>1592988094390</text:p>
          </table:table-cell>
          <table:table-cell office:value-type="float" office:value="1592988094300" calcext:value-type="float">
            <text:p>1592988094300</text:p>
          </table:table-cell>
          <table:table-cell office:value-type="float" office:value="1592988094402" calcext:value-type="float">
            <text:p>1592988094402</text:p>
          </table:table-cell>
          <table:table-cell office:value-type="float" office:value="1592988096353.76" calcext:value-type="float">
            <text:p>1592988096353.76</text:p>
          </table:table-cell>
          <table:table-cell table:number-columns-repeated="6"/>
        </table:table-row>
        <table:table-row table:style-name="ro1">
          <table:table-cell office:value-type="float" office:value="1592988096347" calcext:value-type="float">
            <text:p>1592988096347</text:p>
          </table:table-cell>
          <table:table-cell office:value-type="float" office:value="1592988096257" calcext:value-type="float">
            <text:p>1592988096257</text:p>
          </table:table-cell>
          <table:table-cell office:value-type="float" office:value="1592988096367" calcext:value-type="float">
            <text:p>1592988096367</text:p>
          </table:table-cell>
          <table:table-cell office:value-type="float" office:value="1592988097832.08" calcext:value-type="float">
            <text:p>1592988097832.08</text:p>
          </table:table-cell>
          <table:table-cell table:number-columns-repeated="6"/>
        </table:table-row>
        <table:table-row table:style-name="ro1">
          <table:table-cell office:value-type="float" office:value="1592988097824" calcext:value-type="float">
            <text:p>1592988097824</text:p>
          </table:table-cell>
          <table:table-cell office:value-type="float" office:value="1592988097756" calcext:value-type="float">
            <text:p>1592988097756</text:p>
          </table:table-cell>
          <table:table-cell office:value-type="float" office:value="1592988097845" calcext:value-type="float">
            <text:p>1592988097845</text:p>
          </table:table-cell>
          <table:table-cell office:value-type="float" office:value="1592988099411.49" calcext:value-type="float">
            <text:p>1592988099411.49</text:p>
          </table:table-cell>
          <table:table-cell table:number-columns-repeated="6"/>
        </table:table-row>
        <table:table-row table:style-name="ro1">
          <table:table-cell office:value-type="float" office:value="1592988099402" calcext:value-type="float">
            <text:p>1592988099402</text:p>
          </table:table-cell>
          <table:table-cell office:value-type="float" office:value="1592988099300" calcext:value-type="float">
            <text:p>1592988099300</text:p>
          </table:table-cell>
          <table:table-cell office:value-type="float" office:value="1592988099426" calcext:value-type="float">
            <text:p>1592988099426</text:p>
          </table:table-cell>
          <table:table-cell office:value-type="float" office:value="1592988100415.81" calcext:value-type="float">
            <text:p>1592988100415.81</text:p>
          </table:table-cell>
          <table:table-cell table:number-columns-repeated="6"/>
        </table:table-row>
        <table:table-row table:style-name="ro1">
          <table:table-cell office:value-type="float" office:value="1592988100412" calcext:value-type="float">
            <text:p>1592988100412</text:p>
          </table:table-cell>
          <table:table-cell office:value-type="float" office:value="1592988100349" calcext:value-type="float">
            <text:p>1592988100349</text:p>
          </table:table-cell>
          <table:table-cell office:value-type="float" office:value="1592988100429" calcext:value-type="float">
            <text:p>1592988100429</text:p>
          </table:table-cell>
          <table:table-cell office:value-type="float" office:value="1592988101004.32" calcext:value-type="float">
            <text:p>1592988101004.32</text:p>
          </table:table-cell>
          <table:table-cell table:number-columns-repeated="6"/>
        </table:table-row>
        <table:table-row table:style-name="ro1">
          <table:table-cell office:value-type="float" office:value="1592988100990" calcext:value-type="float">
            <text:p>1592988100990</text:p>
          </table:table-cell>
          <table:table-cell office:value-type="float" office:value="1592988100888" calcext:value-type="float">
            <text:p>1592988100888</text:p>
          </table:table-cell>
          <table:table-cell office:value-type="float" office:value="1592988101019" calcext:value-type="float">
            <text:p>1592988101019</text:p>
          </table:table-cell>
          <table:table-cell office:value-type="float" office:value="1592988101508.17" calcext:value-type="float">
            <text:p>1592988101508.17</text:p>
          </table:table-cell>
          <table:table-cell table:number-columns-repeated="6"/>
        </table:table-row>
        <table:table-row table:style-name="ro1">
          <table:table-cell office:value-type="float" office:value="1592988101499" calcext:value-type="float">
            <text:p>1592988101499</text:p>
          </table:table-cell>
          <table:table-cell office:value-type="float" office:value="1592988101431" calcext:value-type="float">
            <text:p>1592988101431</text:p>
          </table:table-cell>
          <table:table-cell office:value-type="float" office:value="1592988101523" calcext:value-type="float">
            <text:p>1592988101523</text:p>
          </table:table-cell>
          <table:table-cell office:value-type="float" office:value="1592988102215.99" calcext:value-type="float">
            <text:p>1592988102215.99</text:p>
          </table:table-cell>
          <table:table-cell table:number-columns-repeated="6"/>
        </table:table-row>
        <table:table-row table:style-name="ro1">
          <table:table-cell office:value-type="float" office:value="1592988102211" calcext:value-type="float">
            <text:p>1592988102211</text:p>
          </table:table-cell>
          <table:table-cell office:value-type="float" office:value="1592988102149" calcext:value-type="float">
            <text:p>1592988102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229" calcext:value-type="float">
            <text:p>1592988102229</text:p>
          </table:table-cell>
          <table:table-cell office:value-type="float" office:value="1592988102149" calcext:value-type="float">
            <text:p>1592988102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248" calcext:value-type="float">
            <text:p>1592988102248</text:p>
          </table:table-cell>
          <table:table-cell office:value-type="float" office:value="1592988102149" calcext:value-type="float">
            <text:p>1592988102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267" calcext:value-type="float">
            <text:p>1592988102267</text:p>
          </table:table-cell>
          <table:table-cell office:value-type="float" office:value="1592988102156" calcext:value-type="float">
            <text:p>1592988102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286" calcext:value-type="float">
            <text:p>1592988102286</text:p>
          </table:table-cell>
          <table:table-cell office:value-type="float" office:value="1592988102156" calcext:value-type="float">
            <text:p>1592988102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301" calcext:value-type="float">
            <text:p>1592988102301</text:p>
          </table:table-cell>
          <table:table-cell office:value-type="float" office:value="1592988102240" calcext:value-type="float">
            <text:p>1592988102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320" calcext:value-type="float">
            <text:p>1592988102320</text:p>
          </table:table-cell>
          <table:table-cell office:value-type="float" office:value="1592988102240" calcext:value-type="float">
            <text:p>1592988102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343" calcext:value-type="float">
            <text:p>1592988102343</text:p>
          </table:table-cell>
          <table:table-cell office:value-type="float" office:value="1592988102257" calcext:value-type="float">
            <text:p>15929881022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362" calcext:value-type="float">
            <text:p>1592988102362</text:p>
          </table:table-cell>
          <table:table-cell office:value-type="float" office:value="1592988102257" calcext:value-type="float">
            <text:p>15929881022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2381" calcext:value-type="float">
            <text:p>1592988102381</text:p>
          </table:table-cell>
          <table:table-cell office:value-type="float" office:value="1592988102285" calcext:value-type="float">
            <text:p>1592988102285</text:p>
          </table:table-cell>
          <table:table-cell office:value-type="float" office:value="1592988102398" calcext:value-type="float">
            <text:p>1592988102398</text:p>
          </table:table-cell>
          <table:table-cell office:value-type="float" office:value="1592988103052" calcext:value-type="float">
            <text:p>1592988103052</text:p>
          </table:table-cell>
          <table:table-cell table:number-columns-repeated="6"/>
        </table:table-row>
        <table:table-row table:style-name="ro1">
          <table:table-cell office:value-type="float" office:value="1592988103039" calcext:value-type="float">
            <text:p>1592988103039</text:p>
          </table:table-cell>
          <table:table-cell office:value-type="float" office:value="1592988102918" calcext:value-type="float">
            <text:p>1592988102918</text:p>
          </table:table-cell>
          <table:table-cell office:value-type="float" office:value="1592988103067" calcext:value-type="float">
            <text:p>1592988103067</text:p>
          </table:table-cell>
          <table:table-cell office:value-type="float" office:value="1592988103853.04" calcext:value-type="float">
            <text:p>1592988103853.04</text:p>
          </table:table-cell>
          <table:table-cell table:number-columns-repeated="6"/>
        </table:table-row>
        <table:table-row table:style-name="ro1">
          <table:table-cell office:value-type="float" office:value="1592988103843" calcext:value-type="float">
            <text:p>1592988103843</text:p>
          </table:table-cell>
          <table:table-cell office:value-type="float" office:value="1592988103756" calcext:value-type="float">
            <text:p>1592988103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3860" calcext:value-type="float">
            <text:p>1592988103860</text:p>
          </table:table-cell>
          <table:table-cell office:value-type="float" office:value="1592988103756" calcext:value-type="float">
            <text:p>1592988103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3884" calcext:value-type="float">
            <text:p>1592988103884</text:p>
          </table:table-cell>
          <table:table-cell office:value-type="float" office:value="1592988103824" calcext:value-type="float">
            <text:p>1592988103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3901" calcext:value-type="float">
            <text:p>1592988103901</text:p>
          </table:table-cell>
          <table:table-cell office:value-type="float" office:value="1592988103824" calcext:value-type="float">
            <text:p>1592988103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3919" calcext:value-type="float">
            <text:p>1592988103919</text:p>
          </table:table-cell>
          <table:table-cell office:value-type="float" office:value="1592988103824" calcext:value-type="float">
            <text:p>1592988103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3937" calcext:value-type="float">
            <text:p>1592988103937</text:p>
          </table:table-cell>
          <table:table-cell office:value-type="float" office:value="1592988103856" calcext:value-type="float">
            <text:p>1592988103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3960" calcext:value-type="float">
            <text:p>1592988103960</text:p>
          </table:table-cell>
          <table:table-cell office:value-type="float" office:value="1592988103856" calcext:value-type="float">
            <text:p>1592988103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3982" calcext:value-type="float">
            <text:p>1592988103982</text:p>
          </table:table-cell>
          <table:table-cell office:value-type="float" office:value="1592988103914" calcext:value-type="float">
            <text:p>1592988103914</text:p>
          </table:table-cell>
          <table:table-cell office:value-type="float" office:value="1592988103997" calcext:value-type="float">
            <text:p>1592988103997</text:p>
          </table:table-cell>
          <table:table-cell office:value-type="float" office:value="1592988104530.21" calcext:value-type="float">
            <text:p>1592988104530.21</text:p>
          </table:table-cell>
          <table:table-cell table:number-columns-repeated="6"/>
        </table:table-row>
        <table:table-row table:style-name="ro1">
          <table:table-cell office:value-type="float" office:value="1592988104530" calcext:value-type="float">
            <text:p>1592988104530</text:p>
          </table:table-cell>
          <table:table-cell office:value-type="float" office:value="1592988104456" calcext:value-type="float">
            <text:p>1592988104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4547" calcext:value-type="float">
            <text:p>1592988104547</text:p>
          </table:table-cell>
          <table:table-cell office:value-type="float" office:value="1592988104456" calcext:value-type="float">
            <text:p>1592988104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4565" calcext:value-type="float">
            <text:p>1592988104565</text:p>
          </table:table-cell>
          <table:table-cell office:value-type="float" office:value="1592988104456" calcext:value-type="float">
            <text:p>1592988104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4583" calcext:value-type="float">
            <text:p>1592988104583</text:p>
          </table:table-cell>
          <table:table-cell office:value-type="float" office:value="1592988104504" calcext:value-type="float">
            <text:p>1592988104504</text:p>
          </table:table-cell>
          <table:table-cell office:value-type="float" office:value="1592988104593" calcext:value-type="float">
            <text:p>1592988104593</text:p>
          </table:table-cell>
          <table:table-cell office:value-type="float" office:value="1592988105619.91" calcext:value-type="float">
            <text:p>1592988105619.91</text:p>
          </table:table-cell>
          <table:table-cell table:number-columns-repeated="6"/>
        </table:table-row>
        <table:table-row table:style-name="ro1">
          <table:table-cell office:value-type="float" office:value="1592988105611" calcext:value-type="float">
            <text:p>1592988105611</text:p>
          </table:table-cell>
          <table:table-cell office:value-type="float" office:value="1592988105550" calcext:value-type="float">
            <text:p>1592988105550</text:p>
          </table:table-cell>
          <table:table-cell office:value-type="float" office:value="1592988105635" calcext:value-type="float">
            <text:p>1592988105635</text:p>
          </table:table-cell>
          <table:table-cell office:value-type="float" office:value="1592988106255.88" calcext:value-type="float">
            <text:p>1592988106255.88</text:p>
          </table:table-cell>
          <table:table-cell table:number-columns-repeated="6"/>
        </table:table-row>
        <table:table-row table:style-name="ro1">
          <table:table-cell office:value-type="float" office:value="1592988106260" calcext:value-type="float">
            <text:p>1592988106260</text:p>
          </table:table-cell>
          <table:table-cell office:value-type="float" office:value="1592988106141" calcext:value-type="float">
            <text:p>1592988106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6260" calcext:value-type="float">
            <text:p>1592988106260</text:p>
          </table:table-cell>
          <table:table-cell office:value-type="float" office:value="1592988106141" calcext:value-type="float">
            <text:p>1592988106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6278" calcext:value-type="float">
            <text:p>1592988106278</text:p>
          </table:table-cell>
          <table:table-cell office:value-type="float" office:value="1592988106187" calcext:value-type="float">
            <text:p>1592988106187</text:p>
          </table:table-cell>
          <table:table-cell office:value-type="float" office:value="1592988106297" calcext:value-type="float">
            <text:p>1592988106297</text:p>
          </table:table-cell>
          <table:table-cell office:value-type="float" office:value="1592988106877.9" calcext:value-type="float">
            <text:p>1592988106877.9</text:p>
          </table:table-cell>
          <table:table-cell table:number-columns-repeated="6"/>
        </table:table-row>
        <table:table-row table:style-name="ro1">
          <table:table-cell office:value-type="float" office:value="1592988106871" calcext:value-type="float">
            <text:p>1592988106871</text:p>
          </table:table-cell>
          <table:table-cell office:value-type="float" office:value="1592988106756" calcext:value-type="float">
            <text:p>1592988106756</text:p>
          </table:table-cell>
          <table:table-cell office:value-type="float" office:value="1592988106892" calcext:value-type="float">
            <text:p>1592988106892</text:p>
          </table:table-cell>
          <table:table-cell office:value-type="float" office:value="1592988107700.07" calcext:value-type="float">
            <text:p>1592988107700.07</text:p>
          </table:table-cell>
          <table:table-cell table:number-columns-repeated="6"/>
        </table:table-row>
        <table:table-row table:style-name="ro1">
          <table:table-cell office:value-type="float" office:value="1592988107686" calcext:value-type="float">
            <text:p>1592988107686</text:p>
          </table:table-cell>
          <table:table-cell office:value-type="float" office:value="1592988107586" calcext:value-type="float">
            <text:p>1592988107586</text:p>
          </table:table-cell>
          <table:table-cell office:value-type="float" office:value="1592988107714" calcext:value-type="float">
            <text:p>1592988107714</text:p>
          </table:table-cell>
          <table:table-cell office:value-type="float" office:value="1592988108423.71" calcext:value-type="float">
            <text:p>1592988108423.71</text:p>
          </table:table-cell>
          <table:table-cell table:number-columns-repeated="6"/>
        </table:table-row>
        <table:table-row table:style-name="ro1">
          <table:table-cell office:value-type="float" office:value="1592988108416" calcext:value-type="float">
            <text:p>1592988108416</text:p>
          </table:table-cell>
          <table:table-cell office:value-type="float" office:value="1592988108350" calcext:value-type="float">
            <text:p>1592988108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8437" calcext:value-type="float">
            <text:p>1592988108437</text:p>
          </table:table-cell>
          <table:table-cell office:value-type="float" office:value="1592988108350" calcext:value-type="float">
            <text:p>1592988108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8457" calcext:value-type="float">
            <text:p>1592988108457</text:p>
          </table:table-cell>
          <table:table-cell office:value-type="float" office:value="1592988108356" calcext:value-type="float">
            <text:p>1592988108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08477" calcext:value-type="float">
            <text:p>1592988108477</text:p>
          </table:table-cell>
          <table:table-cell office:value-type="float" office:value="1592988108395" calcext:value-type="float">
            <text:p>1592988108395</text:p>
          </table:table-cell>
          <table:table-cell office:value-type="float" office:value="1592988108492" calcext:value-type="float">
            <text:p>1592988108492</text:p>
          </table:table-cell>
          <table:table-cell office:value-type="float" office:value="1592988109350.04" calcext:value-type="float">
            <text:p>1592988109350.04</text:p>
          </table:table-cell>
          <table:table-cell table:number-columns-repeated="6"/>
        </table:table-row>
        <table:table-row table:style-name="ro1">
          <table:table-cell office:value-type="float" office:value="1592988109338" calcext:value-type="float">
            <text:p>1592988109338</text:p>
          </table:table-cell>
          <table:table-cell office:value-type="float" office:value="1592988109256" calcext:value-type="float">
            <text:p>1592988109256</text:p>
          </table:table-cell>
          <table:table-cell office:value-type="float" office:value="1592988109366" calcext:value-type="float">
            <text:p>1592988109366</text:p>
          </table:table-cell>
          <table:table-cell office:value-type="float" office:value="1592988110336.45" calcext:value-type="float">
            <text:p>1592988110336.45</text:p>
          </table:table-cell>
          <table:table-cell table:number-columns-repeated="6"/>
        </table:table-row>
        <table:table-row table:style-name="ro1">
          <table:table-cell office:value-type="float" office:value="1592988110328" calcext:value-type="float">
            <text:p>1592988110328</text:p>
          </table:table-cell>
          <table:table-cell office:value-type="float" office:value="1592988110256" calcext:value-type="float">
            <text:p>1592988110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0358" calcext:value-type="float">
            <text:p>1592988110358</text:p>
          </table:table-cell>
          <table:table-cell office:value-type="float" office:value="1592988110256" calcext:value-type="float">
            <text:p>1592988110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0382" calcext:value-type="float">
            <text:p>1592988110382</text:p>
          </table:table-cell>
          <table:table-cell office:value-type="float" office:value="1592988110270" calcext:value-type="float">
            <text:p>1592988110270</text:p>
          </table:table-cell>
          <table:table-cell office:value-type="float" office:value="1592988110402" calcext:value-type="float">
            <text:p>1592988110402</text:p>
          </table:table-cell>
          <table:table-cell office:value-type="float" office:value="1592988111743.78" calcext:value-type="float">
            <text:p>1592988111743.78</text:p>
          </table:table-cell>
          <table:table-cell table:number-columns-repeated="6"/>
        </table:table-row>
        <table:table-row table:style-name="ro1">
          <table:table-cell office:value-type="float" office:value="1592988111732" calcext:value-type="float">
            <text:p>1592988111732</text:p>
          </table:table-cell>
          <table:table-cell office:value-type="float" office:value="1592988111656" calcext:value-type="float">
            <text:p>1592988111656</text:p>
          </table:table-cell>
          <table:table-cell office:value-type="float" office:value="1592988111758" calcext:value-type="float">
            <text:p>1592988111758</text:p>
          </table:table-cell>
          <table:table-cell office:value-type="float" office:value="1592988112622.94" calcext:value-type="float">
            <text:p>1592988112622.94</text:p>
          </table:table-cell>
          <table:table-cell table:number-columns-repeated="6"/>
        </table:table-row>
        <table:table-row table:style-name="ro1">
          <table:table-cell office:value-type="float" office:value="1592988112610" calcext:value-type="float">
            <text:p>1592988112610</text:p>
          </table:table-cell>
          <table:table-cell office:value-type="float" office:value="1592988112487" calcext:value-type="float">
            <text:p>1592988112487</text:p>
          </table:table-cell>
          <table:table-cell office:value-type="float" office:value="1592988112639" calcext:value-type="float">
            <text:p>1592988112639</text:p>
          </table:table-cell>
          <table:table-cell office:value-type="float" office:value="1592988113717.32" calcext:value-type="float">
            <text:p>1592988113717.32</text:p>
          </table:table-cell>
          <table:table-cell table:number-columns-repeated="6"/>
        </table:table-row>
        <table:table-row table:style-name="ro1">
          <table:table-cell office:value-type="float" office:value="1592988113714" calcext:value-type="float">
            <text:p>1592988113714</text:p>
          </table:table-cell>
          <table:table-cell office:value-type="float" office:value="1592988113649" calcext:value-type="float">
            <text:p>1592988113649</text:p>
          </table:table-cell>
          <table:table-cell office:value-type="float" office:value="1592988113733" calcext:value-type="float">
            <text:p>1592988113733</text:p>
          </table:table-cell>
          <table:table-cell office:value-type="float" office:value="1592988114654.94" calcext:value-type="float">
            <text:p>1592988114654.94</text:p>
          </table:table-cell>
          <table:table-cell table:number-columns-repeated="6"/>
        </table:table-row>
        <table:table-row table:style-name="ro1">
          <table:table-cell office:value-type="float" office:value="1592988114651" calcext:value-type="float">
            <text:p>1592988114651</text:p>
          </table:table-cell>
          <table:table-cell office:value-type="float" office:value="1592988114556" calcext:value-type="float">
            <text:p>1592988114556</text:p>
          </table:table-cell>
          <table:table-cell office:value-type="float" office:value="1592988114668" calcext:value-type="float">
            <text:p>1592988114668</text:p>
          </table:table-cell>
          <table:table-cell office:value-type="float" office:value="1592988116388.78" calcext:value-type="float">
            <text:p>1592988116388.78</text:p>
          </table:table-cell>
          <table:table-cell table:number-columns-repeated="6"/>
        </table:table-row>
        <table:table-row table:style-name="ro1">
          <table:table-cell office:value-type="float" office:value="1592988116365" calcext:value-type="float">
            <text:p>1592988116365</text:p>
          </table:table-cell>
          <table:table-cell office:value-type="float" office:value="1592988116256" calcext:value-type="float">
            <text:p>1592988116256</text:p>
          </table:table-cell>
          <table:table-cell office:value-type="float" office:value="1592988116402" calcext:value-type="float">
            <text:p>1592988116402</text:p>
          </table:table-cell>
          <table:table-cell office:value-type="float" office:value="1592988118880" calcext:value-type="float">
            <text:p>1592988118880</text:p>
          </table:table-cell>
          <table:table-cell table:number-columns-repeated="6"/>
        </table:table-row>
        <table:table-row table:style-name="ro1">
          <table:table-cell office:value-type="float" office:value="1592988118879" calcext:value-type="float">
            <text:p>1592988118879</text:p>
          </table:table-cell>
          <table:table-cell office:value-type="float" office:value="1592988118823" calcext:value-type="float">
            <text:p>1592988118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8898" calcext:value-type="float">
            <text:p>1592988118898</text:p>
          </table:table-cell>
          <table:table-cell office:value-type="float" office:value="1592988118823" calcext:value-type="float">
            <text:p>1592988118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8922" calcext:value-type="float">
            <text:p>1592988118922</text:p>
          </table:table-cell>
          <table:table-cell office:value-type="float" office:value="1592988118823" calcext:value-type="float">
            <text:p>1592988118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8946" calcext:value-type="float">
            <text:p>1592988118946</text:p>
          </table:table-cell>
          <table:table-cell office:value-type="float" office:value="1592988118856" calcext:value-type="float">
            <text:p>1592988118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8969" calcext:value-type="float">
            <text:p>1592988118969</text:p>
          </table:table-cell>
          <table:table-cell office:value-type="float" office:value="1592988118856" calcext:value-type="float">
            <text:p>1592988118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9005" calcext:value-type="float">
            <text:p>1592988119005</text:p>
          </table:table-cell>
          <table:table-cell office:value-type="float" office:value="1592988118914" calcext:value-type="float">
            <text:p>1592988118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9033" calcext:value-type="float">
            <text:p>1592988119033</text:p>
          </table:table-cell>
          <table:table-cell office:value-type="float" office:value="1592988118914" calcext:value-type="float">
            <text:p>1592988118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9056" calcext:value-type="float">
            <text:p>1592988119056</text:p>
          </table:table-cell>
          <table:table-cell office:value-type="float" office:value="1592988118956" calcext:value-type="float">
            <text:p>1592988118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9079" calcext:value-type="float">
            <text:p>1592988119079</text:p>
          </table:table-cell>
          <table:table-cell office:value-type="float" office:value="1592988118956" calcext:value-type="float">
            <text:p>1592988118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19097" calcext:value-type="float">
            <text:p>1592988119097</text:p>
          </table:table-cell>
          <table:table-cell office:value-type="float" office:value="1592988118961" calcext:value-type="float">
            <text:p>1592988118961</text:p>
          </table:table-cell>
          <table:table-cell office:value-type="float" office:value="1592988119116" calcext:value-type="float">
            <text:p>1592988119116</text:p>
          </table:table-cell>
          <table:table-cell office:value-type="float" office:value="1592988121150.87" calcext:value-type="float">
            <text:p>1592988121150.87</text:p>
          </table:table-cell>
          <table:table-cell table:number-columns-repeated="6"/>
        </table:table-row>
        <table:table-row table:style-name="ro1">
          <table:table-cell office:value-type="float" office:value="1592988121140" calcext:value-type="float">
            <text:p>1592988121140</text:p>
          </table:table-cell>
          <table:table-cell office:value-type="float" office:value="1592988121046" calcext:value-type="float">
            <text:p>1592988121046</text:p>
          </table:table-cell>
          <table:table-cell office:value-type="float" office:value="1592988121165" calcext:value-type="float">
            <text:p>1592988121165</text:p>
          </table:table-cell>
          <table:table-cell office:value-type="float" office:value="1592988122339.79" calcext:value-type="float">
            <text:p>1592988122339.79</text:p>
          </table:table-cell>
          <table:table-cell table:number-columns-repeated="6"/>
        </table:table-row>
        <table:table-row table:style-name="ro1">
          <table:table-cell office:value-type="float" office:value="1592988122338" calcext:value-type="float">
            <text:p>1592988122338</text:p>
          </table:table-cell>
          <table:table-cell office:value-type="float" office:value="1592988122256" calcext:value-type="float">
            <text:p>1592988122256</text:p>
          </table:table-cell>
          <table:table-cell office:value-type="float" office:value="1592988122353" calcext:value-type="float">
            <text:p>1592988122353</text:p>
          </table:table-cell>
          <table:table-cell office:value-type="float" office:value="1592988123346.51" calcext:value-type="float">
            <text:p>1592988123346.51</text:p>
          </table:table-cell>
          <table:table-cell table:number-columns-repeated="6"/>
        </table:table-row>
        <table:table-row table:style-name="ro1">
          <table:table-cell office:value-type="float" office:value="1592988123332" calcext:value-type="float">
            <text:p>1592988123332</text:p>
          </table:table-cell>
          <table:table-cell office:value-type="float" office:value="1592988123254" calcext:value-type="float">
            <text:p>1592988123254</text:p>
          </table:table-cell>
          <table:table-cell office:value-type="float" office:value="1592988123360" calcext:value-type="float">
            <text:p>1592988123360</text:p>
          </table:table-cell>
          <table:table-cell office:value-type="float" office:value="1592988124857.68" calcext:value-type="float">
            <text:p>1592988124857.68</text:p>
          </table:table-cell>
          <table:table-cell table:number-columns-repeated="6"/>
        </table:table-row>
        <table:table-row table:style-name="ro1">
          <table:table-cell office:value-type="float" office:value="1592988124847" calcext:value-type="float">
            <text:p>1592988124847</text:p>
          </table:table-cell>
          <table:table-cell office:value-type="float" office:value="1592988124756" calcext:value-type="float">
            <text:p>1592988124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4873" calcext:value-type="float">
            <text:p>1592988124873</text:p>
          </table:table-cell>
          <table:table-cell office:value-type="float" office:value="1592988124756" calcext:value-type="float">
            <text:p>1592988124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4897" calcext:value-type="float">
            <text:p>1592988124897</text:p>
          </table:table-cell>
          <table:table-cell office:value-type="float" office:value="1592988124822" calcext:value-type="float">
            <text:p>1592988124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4920" calcext:value-type="float">
            <text:p>1592988124920</text:p>
          </table:table-cell>
          <table:table-cell office:value-type="float" office:value="1592988124822" calcext:value-type="float">
            <text:p>1592988124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4951" calcext:value-type="float">
            <text:p>1592988124951</text:p>
          </table:table-cell>
          <table:table-cell office:value-type="float" office:value="1592988124856" calcext:value-type="float">
            <text:p>1592988124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4976" calcext:value-type="float">
            <text:p>1592988124976</text:p>
          </table:table-cell>
          <table:table-cell office:value-type="float" office:value="1592988124870" calcext:value-type="float">
            <text:p>1592988124870</text:p>
          </table:table-cell>
          <table:table-cell office:value-type="float" office:value="1592988124999" calcext:value-type="float">
            <text:p>1592988124999</text:p>
          </table:table-cell>
          <table:table-cell office:value-type="float" office:value="1592988128100.35" calcext:value-type="float">
            <text:p>1592988128100.35</text:p>
          </table:table-cell>
          <table:table-cell table:number-columns-repeated="6"/>
        </table:table-row>
        <table:table-row table:style-name="ro1">
          <table:table-cell office:value-type="float" office:value="1592988128101" calcext:value-type="float">
            <text:p>1592988128101</text:p>
          </table:table-cell>
          <table:table-cell office:value-type="float" office:value="1592988128013" calcext:value-type="float">
            <text:p>1592988128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8101" calcext:value-type="float">
            <text:p>1592988128101</text:p>
          </table:table-cell>
          <table:table-cell office:value-type="float" office:value="1592988128013" calcext:value-type="float">
            <text:p>1592988128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8123" calcext:value-type="float">
            <text:p>1592988128123</text:p>
          </table:table-cell>
          <table:table-cell office:value-type="float" office:value="1592988128013" calcext:value-type="float">
            <text:p>1592988128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8144" calcext:value-type="float">
            <text:p>1592988128144</text:p>
          </table:table-cell>
          <table:table-cell office:value-type="float" office:value="1592988128057" calcext:value-type="float">
            <text:p>1592988128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8165" calcext:value-type="float">
            <text:p>1592988128165</text:p>
          </table:table-cell>
          <table:table-cell office:value-type="float" office:value="1592988128057" calcext:value-type="float">
            <text:p>1592988128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28187" calcext:value-type="float">
            <text:p>1592988128187</text:p>
          </table:table-cell>
          <table:table-cell office:value-type="float" office:value="1592988128102" calcext:value-type="float">
            <text:p>1592988128102</text:p>
          </table:table-cell>
          <table:table-cell office:value-type="float" office:value="1592988128201" calcext:value-type="float">
            <text:p>1592988128201</text:p>
          </table:table-cell>
          <table:table-cell office:value-type="float" office:value="1592988130832.74" calcext:value-type="float">
            <text:p>1592988130832.74</text:p>
          </table:table-cell>
          <table:table-cell table:number-columns-repeated="6"/>
        </table:table-row>
        <table:table-row table:style-name="ro1">
          <table:table-cell office:value-type="float" office:value="1592988130806" calcext:value-type="float">
            <text:p>1592988130806</text:p>
          </table:table-cell>
          <table:table-cell office:value-type="float" office:value="1592988130737" calcext:value-type="float">
            <text:p>1592988130737</text:p>
          </table:table-cell>
          <table:table-cell office:value-type="float" office:value="1592988130847" calcext:value-type="float">
            <text:p>1592988130847</text:p>
          </table:table-cell>
          <table:table-cell office:value-type="float" office:value="1592988131987.34" calcext:value-type="float">
            <text:p>1592988131987.34</text:p>
          </table:table-cell>
          <table:table-cell table:number-columns-repeated="6"/>
        </table:table-row>
        <table:table-row table:style-name="ro1">
          <table:table-cell office:value-type="float" office:value="1592988131989" calcext:value-type="float">
            <text:p>1592988131989</text:p>
          </table:table-cell>
          <table:table-cell office:value-type="float" office:value="1592988131913" calcext:value-type="float">
            <text:p>1592988131913</text:p>
          </table:table-cell>
          <table:table-cell office:value-type="float" office:value="1592988132000" calcext:value-type="float">
            <text:p>1592988132000</text:p>
          </table:table-cell>
          <table:table-cell office:value-type="float" office:value="1592988134061.94" calcext:value-type="float">
            <text:p>1592988134061.94</text:p>
          </table:table-cell>
          <table:table-cell table:number-columns-repeated="6"/>
        </table:table-row>
        <table:table-row table:style-name="ro1">
          <table:table-cell office:value-type="float" office:value="1592988134040" calcext:value-type="float">
            <text:p>1592988134040</text:p>
          </table:table-cell>
          <table:table-cell office:value-type="float" office:value="1592988133951" calcext:value-type="float">
            <text:p>1592988133951</text:p>
          </table:table-cell>
          <table:table-cell office:value-type="float" office:value="1592988134079" calcext:value-type="float">
            <text:p>1592988134079</text:p>
          </table:table-cell>
          <table:table-cell office:value-type="float" office:value="1592988135718.61" calcext:value-type="float">
            <text:p>1592988135718.61</text:p>
          </table:table-cell>
          <table:table-cell table:number-columns-repeated="6"/>
        </table:table-row>
        <table:table-row table:style-name="ro1">
          <table:table-cell office:value-type="float" office:value="1592988135705" calcext:value-type="float">
            <text:p>1592988135705</text:p>
          </table:table-cell>
          <table:table-cell office:value-type="float" office:value="1592988135632" calcext:value-type="float">
            <text:p>1592988135632</text:p>
          </table:table-cell>
          <table:table-cell office:value-type="float" office:value="1592988135733" calcext:value-type="float">
            <text:p>1592988135733</text:p>
          </table:table-cell>
          <table:table-cell office:value-type="float" office:value="1592988137600.5" calcext:value-type="float">
            <text:p>1592988137600.5</text:p>
          </table:table-cell>
          <table:table-cell table:number-columns-repeated="6"/>
        </table:table-row>
        <table:table-row table:style-name="ro1">
          <table:table-cell office:value-type="float" office:value="1592988137590" calcext:value-type="float">
            <text:p>1592988137590</text:p>
          </table:table-cell>
          <table:table-cell office:value-type="float" office:value="1592988137525" calcext:value-type="float">
            <text:p>1592988137525</text:p>
          </table:table-cell>
          <table:table-cell office:value-type="float" office:value="1592988137616" calcext:value-type="float">
            <text:p>1592988137616</text:p>
          </table:table-cell>
          <table:table-cell office:value-type="float" office:value="1592988139916.11" calcext:value-type="float">
            <text:p>1592988139916.11</text:p>
          </table:table-cell>
          <table:table-cell table:number-columns-repeated="6"/>
        </table:table-row>
        <table:table-row table:style-name="ro1">
          <table:table-cell office:value-type="float" office:value="1592988139903" calcext:value-type="float">
            <text:p>1592988139903</text:p>
          </table:table-cell>
          <table:table-cell office:value-type="float" office:value="1592988139800" calcext:value-type="float">
            <text:p>1592988139800</text:p>
          </table:table-cell>
          <table:table-cell office:value-type="float" office:value="1592988139931" calcext:value-type="float">
            <text:p>1592988139931</text:p>
          </table:table-cell>
          <table:table-cell office:value-type="float" office:value="1592988142004.37" calcext:value-type="float">
            <text:p>1592988142004.37</text:p>
          </table:table-cell>
          <table:table-cell table:number-columns-repeated="6"/>
        </table:table-row>
        <table:table-row table:style-name="ro1">
          <table:table-cell office:value-type="float" office:value="1592988141996" calcext:value-type="float">
            <text:p>1592988141996</text:p>
          </table:table-cell>
          <table:table-cell office:value-type="float" office:value="1592988141887" calcext:value-type="float">
            <text:p>1592988141887</text:p>
          </table:table-cell>
          <table:table-cell office:value-type="float" office:value="1592988142019" calcext:value-type="float">
            <text:p>1592988142019</text:p>
          </table:table-cell>
          <table:table-cell office:value-type="float" office:value="1592988143704.87" calcext:value-type="float">
            <text:p>1592988143704.87</text:p>
          </table:table-cell>
          <table:table-cell table:number-columns-repeated="6"/>
        </table:table-row>
        <table:table-row table:style-name="ro1">
          <table:table-cell office:value-type="float" office:value="1592988143694" calcext:value-type="float">
            <text:p>1592988143694</text:p>
          </table:table-cell>
          <table:table-cell office:value-type="float" office:value="1592988143557" calcext:value-type="float">
            <text:p>15929881435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3710" calcext:value-type="float">
            <text:p>1592988143710</text:p>
          </table:table-cell>
          <table:table-cell office:value-type="float" office:value="1592988143602" calcext:value-type="float">
            <text:p>1592988143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3732" calcext:value-type="float">
            <text:p>1592988143732</text:p>
          </table:table-cell>
          <table:table-cell office:value-type="float" office:value="1592988143602" calcext:value-type="float">
            <text:p>1592988143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3750" calcext:value-type="float">
            <text:p>1592988143750</text:p>
          </table:table-cell>
          <table:table-cell office:value-type="float" office:value="1592988143602" calcext:value-type="float">
            <text:p>1592988143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3782" calcext:value-type="float">
            <text:p>1592988143782</text:p>
          </table:table-cell>
          <table:table-cell office:value-type="float" office:value="1592988143647" calcext:value-type="float">
            <text:p>1592988143647</text:p>
          </table:table-cell>
          <table:table-cell office:value-type="float" office:value="1592988143797" calcext:value-type="float">
            <text:p>1592988143797</text:p>
          </table:table-cell>
          <table:table-cell office:value-type="float" office:value="1592988145839.84" calcext:value-type="float">
            <text:p>1592988145839.84</text:p>
          </table:table-cell>
          <table:table-cell table:number-columns-repeated="6"/>
        </table:table-row>
        <table:table-row table:style-name="ro1">
          <table:table-cell office:value-type="float" office:value="1592988145838" calcext:value-type="float">
            <text:p>1592988145838</text:p>
          </table:table-cell>
          <table:table-cell office:value-type="float" office:value="1592988145757" calcext:value-type="float">
            <text:p>1592988145757</text:p>
          </table:table-cell>
          <table:table-cell office:value-type="float" office:value="1592988145853" calcext:value-type="float">
            <text:p>1592988145853</text:p>
          </table:table-cell>
          <table:table-cell office:value-type="float" office:value="1592988146901.04" calcext:value-type="float">
            <text:p>1592988146901.04</text:p>
          </table:table-cell>
          <table:table-cell table:number-columns-repeated="6"/>
        </table:table-row>
        <table:table-row table:style-name="ro1">
          <table:table-cell office:value-type="float" office:value="1592988146896" calcext:value-type="float">
            <text:p>1592988146896</text:p>
          </table:table-cell>
          <table:table-cell office:value-type="float" office:value="1592988146812" calcext:value-type="float">
            <text:p>15929881468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6915" calcext:value-type="float">
            <text:p>1592988146915</text:p>
          </table:table-cell>
          <table:table-cell office:value-type="float" office:value="1592988146812" calcext:value-type="float">
            <text:p>15929881468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6940" calcext:value-type="float">
            <text:p>1592988146940</text:p>
          </table:table-cell>
          <table:table-cell office:value-type="float" office:value="1592988146812" calcext:value-type="float">
            <text:p>15929881468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6962" calcext:value-type="float">
            <text:p>1592988146962</text:p>
          </table:table-cell>
          <table:table-cell office:value-type="float" office:value="1592988146856" calcext:value-type="float">
            <text:p>1592988146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6987" calcext:value-type="float">
            <text:p>1592988146987</text:p>
          </table:table-cell>
          <table:table-cell office:value-type="float" office:value="1592988146856" calcext:value-type="float">
            <text:p>1592988146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7013" calcext:value-type="float">
            <text:p>1592988147013</text:p>
          </table:table-cell>
          <table:table-cell office:value-type="float" office:value="1592988146901" calcext:value-type="float">
            <text:p>1592988146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7036" calcext:value-type="float">
            <text:p>1592988147036</text:p>
          </table:table-cell>
          <table:table-cell office:value-type="float" office:value="1592988146946" calcext:value-type="float">
            <text:p>1592988146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7059" calcext:value-type="float">
            <text:p>1592988147059</text:p>
          </table:table-cell>
          <table:table-cell office:value-type="float" office:value="1592988146946" calcext:value-type="float">
            <text:p>1592988146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47084" calcext:value-type="float">
            <text:p>1592988147084</text:p>
          </table:table-cell>
          <table:table-cell office:value-type="float" office:value="1592988146991" calcext:value-type="float">
            <text:p>1592988146991</text:p>
          </table:table-cell>
          <table:table-cell office:value-type="float" office:value="1592988147102" calcext:value-type="float">
            <text:p>1592988147102</text:p>
          </table:table-cell>
          <table:table-cell office:value-type="float" office:value="1592988147931.8" calcext:value-type="float">
            <text:p>1592988147931.8</text:p>
          </table:table-cell>
          <table:table-cell table:number-columns-repeated="6"/>
        </table:table-row>
        <table:table-row table:style-name="ro1">
          <table:table-cell office:value-type="float" office:value="1592988147929" calcext:value-type="float">
            <text:p>1592988147929</text:p>
          </table:table-cell>
          <table:table-cell office:value-type="float" office:value="1592988147852" calcext:value-type="float">
            <text:p>1592988147852</text:p>
          </table:table-cell>
          <table:table-cell office:value-type="float" office:value="1592988147947" calcext:value-type="float">
            <text:p>1592988147947</text:p>
          </table:table-cell>
          <table:table-cell office:value-type="float" office:value="1592988151159.29" calcext:value-type="float">
            <text:p>1592988151159.29</text:p>
          </table:table-cell>
          <table:table-cell table:number-columns-repeated="6"/>
        </table:table-row>
        <table:table-row table:style-name="ro1">
          <table:table-cell office:value-type="float" office:value="1592988151150" calcext:value-type="float">
            <text:p>1592988151150</text:p>
          </table:table-cell>
          <table:table-cell office:value-type="float" office:value="1592988151056" calcext:value-type="float">
            <text:p>1592988151056</text:p>
          </table:table-cell>
          <table:table-cell office:value-type="float" office:value="1592988151173" calcext:value-type="float">
            <text:p>1592988151173</text:p>
          </table:table-cell>
          <table:table-cell office:value-type="float" office:value="1592988152458.68" calcext:value-type="float">
            <text:p>1592988152458.68</text:p>
          </table:table-cell>
          <table:table-cell table:number-columns-repeated="6"/>
        </table:table-row>
        <table:table-row table:style-name="ro1">
          <table:table-cell office:value-type="float" office:value="1592988152443" calcext:value-type="float">
            <text:p>1592988152443</text:p>
          </table:table-cell>
          <table:table-cell office:value-type="float" office:value="1592988152343" calcext:value-type="float">
            <text:p>1592988152343</text:p>
          </table:table-cell>
          <table:table-cell office:value-type="float" office:value="1592988152473" calcext:value-type="float">
            <text:p>1592988152473</text:p>
          </table:table-cell>
          <table:table-cell office:value-type="float" office:value="1592988153692.33" calcext:value-type="float">
            <text:p>1592988153692.33</text:p>
          </table:table-cell>
          <table:table-cell table:number-columns-repeated="6"/>
        </table:table-row>
        <table:table-row table:style-name="ro1">
          <table:table-cell office:value-type="float" office:value="1592988153685" calcext:value-type="float">
            <text:p>1592988153685</text:p>
          </table:table-cell>
          <table:table-cell office:value-type="float" office:value="1592988153561" calcext:value-type="float">
            <text:p>1592988153561</text:p>
          </table:table-cell>
          <table:table-cell office:value-type="float" office:value="1592988153707" calcext:value-type="float">
            <text:p>1592988153707</text:p>
          </table:table-cell>
          <table:table-cell office:value-type="float" office:value="1592988155519.95" calcext:value-type="float">
            <text:p>1592988155519.95</text:p>
          </table:table-cell>
          <table:table-cell table:number-columns-repeated="6"/>
        </table:table-row>
        <table:table-row table:style-name="ro1">
          <table:table-cell office:value-type="float" office:value="1592988155521" calcext:value-type="float">
            <text:p>1592988155521</text:p>
          </table:table-cell>
          <table:table-cell office:value-type="float" office:value="1592988155407" calcext:value-type="float">
            <text:p>1592988155407</text:p>
          </table:table-cell>
          <table:table-cell office:value-type="float" office:value="1592988155533" calcext:value-type="float">
            <text:p>1592988155533</text:p>
          </table:table-cell>
          <table:table-cell office:value-type="float" office:value="1592988156578.39" calcext:value-type="float">
            <text:p>1592988156578.39</text:p>
          </table:table-cell>
          <table:table-cell table:number-columns-repeated="6"/>
        </table:table-row>
        <table:table-row table:style-name="ro1">
          <table:table-cell office:value-type="float" office:value="1592988156569" calcext:value-type="float">
            <text:p>1592988156569</text:p>
          </table:table-cell>
          <table:table-cell office:value-type="float" office:value="1592988156457" calcext:value-type="float">
            <text:p>1592988156457</text:p>
          </table:table-cell>
          <table:table-cell office:value-type="float" office:value="1592988156593" calcext:value-type="float">
            <text:p>1592988156593</text:p>
          </table:table-cell>
          <table:table-cell office:value-type="float" office:value="1592988157556.34" calcext:value-type="float">
            <text:p>1592988157556.34</text:p>
          </table:table-cell>
          <table:table-cell table:number-columns-repeated="6"/>
        </table:table-row>
        <table:table-row table:style-name="ro1">
          <table:table-cell office:value-type="float" office:value="1592988157550" calcext:value-type="float">
            <text:p>1592988157550</text:p>
          </table:table-cell>
          <table:table-cell office:value-type="float" office:value="1592988157456" calcext:value-type="float">
            <text:p>1592988157456</text:p>
          </table:table-cell>
          <table:table-cell office:value-type="float" office:value="1592988157571" calcext:value-type="float">
            <text:p>1592988157571</text:p>
          </table:table-cell>
          <table:table-cell office:value-type="float" office:value="1592988160160.69" calcext:value-type="float">
            <text:p>1592988160160.69</text:p>
          </table:table-cell>
          <table:table-cell table:number-columns-repeated="6"/>
        </table:table-row>
        <table:table-row table:style-name="ro1">
          <table:table-cell office:value-type="float" office:value="1592988160161" calcext:value-type="float">
            <text:p>1592988160161</text:p>
          </table:table-cell>
          <table:table-cell office:value-type="float" office:value="1592988160056" calcext:value-type="float">
            <text:p>1592988160056</text:p>
          </table:table-cell>
          <table:table-cell office:value-type="float" office:value="1592988160176" calcext:value-type="float">
            <text:p>1592988160176</text:p>
          </table:table-cell>
          <table:table-cell office:value-type="float" office:value="1592988164723.89" calcext:value-type="float">
            <text:p>1592988164723.89</text:p>
          </table:table-cell>
          <table:table-cell table:number-columns-repeated="6"/>
        </table:table-row>
        <table:table-row table:style-name="ro1">
          <table:table-cell office:value-type="float" office:value="1592988164707" calcext:value-type="float">
            <text:p>1592988164707</text:p>
          </table:table-cell>
          <table:table-cell office:value-type="float" office:value="1592988164655" calcext:value-type="float">
            <text:p>1592988164655</text:p>
          </table:table-cell>
          <table:table-cell office:value-type="float" office:value="1592988164737" calcext:value-type="float">
            <text:p>1592988164737</text:p>
          </table:table-cell>
          <table:table-cell office:value-type="float" office:value="1592988167100.17" calcext:value-type="float">
            <text:p>1592988167100.17</text:p>
          </table:table-cell>
          <table:table-cell table:number-columns-repeated="6"/>
        </table:table-row>
        <table:table-row table:style-name="ro1">
          <table:table-cell office:value-type="float" office:value="1592988167090" calcext:value-type="float">
            <text:p>1592988167090</text:p>
          </table:table-cell>
          <table:table-cell office:value-type="float" office:value="1592988167029" calcext:value-type="float">
            <text:p>1592988167029</text:p>
          </table:table-cell>
          <table:table-cell office:value-type="float" office:value="1592988167113" calcext:value-type="float">
            <text:p>1592988167113</text:p>
          </table:table-cell>
          <table:table-cell office:value-type="float" office:value="1592988167799.98" calcext:value-type="float">
            <text:p>1592988167799.98</text:p>
          </table:table-cell>
          <table:table-cell table:number-columns-repeated="6"/>
        </table:table-row>
        <table:table-row table:style-name="ro1">
          <table:table-cell office:value-type="float" office:value="1592988167794" calcext:value-type="float">
            <text:p>1592988167794</text:p>
          </table:table-cell>
          <table:table-cell office:value-type="float" office:value="1592988167722" calcext:value-type="float">
            <text:p>1592988167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67811" calcext:value-type="float">
            <text:p>1592988167811</text:p>
          </table:table-cell>
          <table:table-cell office:value-type="float" office:value="1592988167722" calcext:value-type="float">
            <text:p>1592988167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67842" calcext:value-type="float">
            <text:p>1592988167842</text:p>
          </table:table-cell>
          <table:table-cell office:value-type="float" office:value="1592988167756" calcext:value-type="float">
            <text:p>1592988167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67870" calcext:value-type="float">
            <text:p>1592988167870</text:p>
          </table:table-cell>
          <table:table-cell office:value-type="float" office:value="1592988167756" calcext:value-type="float">
            <text:p>1592988167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67889" calcext:value-type="float">
            <text:p>1592988167889</text:p>
          </table:table-cell>
          <table:table-cell office:value-type="float" office:value="1592988167815" calcext:value-type="float">
            <text:p>1592988167815</text:p>
          </table:table-cell>
          <table:table-cell office:value-type="float" office:value="1592988167913" calcext:value-type="float">
            <text:p>1592988167913</text:p>
          </table:table-cell>
          <table:table-cell office:value-type="float" office:value="1592988168635.97" calcext:value-type="float">
            <text:p>1592988168635.97</text:p>
          </table:table-cell>
          <table:table-cell table:number-columns-repeated="6"/>
        </table:table-row>
        <table:table-row table:style-name="ro1">
          <table:table-cell office:value-type="float" office:value="1592988168625" calcext:value-type="float">
            <text:p>1592988168625</text:p>
          </table:table-cell>
          <table:table-cell office:value-type="float" office:value="1592988168551" calcext:value-type="float">
            <text:p>1592988168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68642" calcext:value-type="float">
            <text:p>1592988168642</text:p>
          </table:table-cell>
          <table:table-cell office:value-type="float" office:value="1592988168551" calcext:value-type="float">
            <text:p>1592988168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68664" calcext:value-type="float">
            <text:p>1592988168664</text:p>
          </table:table-cell>
          <table:table-cell office:value-type="float" office:value="1592988168551" calcext:value-type="float">
            <text:p>1592988168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68689" calcext:value-type="float">
            <text:p>1592988168689</text:p>
          </table:table-cell>
          <table:table-cell office:value-type="float" office:value="1592988168597" calcext:value-type="float">
            <text:p>1592988168597</text:p>
          </table:table-cell>
          <table:table-cell office:value-type="float" office:value="1592988168704" calcext:value-type="float">
            <text:p>1592988168704</text:p>
          </table:table-cell>
          <table:table-cell office:value-type="float" office:value="1592988170821.44" calcext:value-type="float">
            <text:p>1592988170821.44</text:p>
          </table:table-cell>
          <table:table-cell table:number-columns-repeated="6"/>
        </table:table-row>
        <table:table-row table:style-name="ro1">
          <table:table-cell office:value-type="float" office:value="1592988170801" calcext:value-type="float">
            <text:p>1592988170801</text:p>
          </table:table-cell>
          <table:table-cell office:value-type="float" office:value="1592988170699" calcext:value-type="float">
            <text:p>1592988170699</text:p>
          </table:table-cell>
          <table:table-cell office:value-type="float" office:value="1592988170837" calcext:value-type="float">
            <text:p>1592988170837</text:p>
          </table:table-cell>
          <table:table-cell office:value-type="float" office:value="1592988172309.19" calcext:value-type="float">
            <text:p>1592988172309.19</text:p>
          </table:table-cell>
          <table:table-cell table:number-columns-repeated="6"/>
        </table:table-row>
        <table:table-row table:style-name="ro1">
          <table:table-cell office:value-type="float" office:value="1592988172288" calcext:value-type="float">
            <text:p>1592988172288</text:p>
          </table:table-cell>
          <table:table-cell office:value-type="float" office:value="1592988172221" calcext:value-type="float">
            <text:p>1592988172221</text:p>
          </table:table-cell>
          <table:table-cell office:value-type="float" office:value="1592988172324" calcext:value-type="float">
            <text:p>1592988172324</text:p>
          </table:table-cell>
          <table:table-cell office:value-type="float" office:value="1592988173739.13" calcext:value-type="float">
            <text:p>1592988173739.13</text:p>
          </table:table-cell>
          <table:table-cell table:number-columns-repeated="6"/>
        </table:table-row>
        <table:table-row table:style-name="ro1">
          <table:table-cell office:value-type="float" office:value="1592988173726" calcext:value-type="float">
            <text:p>1592988173726</text:p>
          </table:table-cell>
          <table:table-cell office:value-type="float" office:value="1592988173651" calcext:value-type="float">
            <text:p>1592988173651</text:p>
          </table:table-cell>
          <table:table-cell office:value-type="float" office:value="1592988173755" calcext:value-type="float">
            <text:p>1592988173755</text:p>
          </table:table-cell>
          <table:table-cell office:value-type="float" office:value="1592988174444.93" calcext:value-type="float">
            <text:p>1592988174444.93</text:p>
          </table:table-cell>
          <table:table-cell table:number-columns-repeated="6"/>
        </table:table-row>
        <table:table-row table:style-name="ro1">
          <table:table-cell office:value-type="float" office:value="1592988174412" calcext:value-type="float">
            <text:p>1592988174412</text:p>
          </table:table-cell>
          <table:table-cell office:value-type="float" office:value="1592988174297" calcext:value-type="float">
            <text:p>1592988174297</text:p>
          </table:table-cell>
          <table:table-cell office:value-type="float" office:value="1592988174461" calcext:value-type="float">
            <text:p>1592988174461</text:p>
          </table:table-cell>
          <table:table-cell office:value-type="float" office:value="1592988176407.94" calcext:value-type="float">
            <text:p>1592988176407.94</text:p>
          </table:table-cell>
          <table:table-cell table:number-columns-repeated="6"/>
        </table:table-row>
        <table:table-row table:style-name="ro1">
          <table:table-cell office:value-type="float" office:value="1592988176395" calcext:value-type="float">
            <text:p>1592988176395</text:p>
          </table:table-cell>
          <table:table-cell office:value-type="float" office:value="1592988176335" calcext:value-type="float">
            <text:p>1592988176335</text:p>
          </table:table-cell>
          <table:table-cell office:value-type="float" office:value="1592988176423" calcext:value-type="float">
            <text:p>1592988176423</text:p>
          </table:table-cell>
          <table:table-cell office:value-type="float" office:value="1592988177522.82" calcext:value-type="float">
            <text:p>1592988177522.82</text:p>
          </table:table-cell>
          <table:table-cell table:number-columns-repeated="6"/>
        </table:table-row>
        <table:table-row table:style-name="ro1">
          <table:table-cell office:value-type="float" office:value="1592988177511" calcext:value-type="float">
            <text:p>1592988177511</text:p>
          </table:table-cell>
          <table:table-cell office:value-type="float" office:value="1592988177434" calcext:value-type="float">
            <text:p>1592988177434</text:p>
          </table:table-cell>
          <table:table-cell office:value-type="float" office:value="1592988177538" calcext:value-type="float">
            <text:p>1592988177538</text:p>
          </table:table-cell>
          <table:table-cell office:value-type="float" office:value="1592988178147.92" calcext:value-type="float">
            <text:p>1592988178147.92</text:p>
          </table:table-cell>
          <table:table-cell table:number-columns-repeated="6"/>
        </table:table-row>
        <table:table-row table:style-name="ro1">
          <table:table-cell office:value-type="float" office:value="1592988178138" calcext:value-type="float">
            <text:p>1592988178138</text:p>
          </table:table-cell>
          <table:table-cell office:value-type="float" office:value="1592988178026" calcext:value-type="float">
            <text:p>1592988178026</text:p>
          </table:table-cell>
          <table:table-cell office:value-type="float" office:value="1592988178163" calcext:value-type="float">
            <text:p>1592988178163</text:p>
          </table:table-cell>
          <table:table-cell office:value-type="float" office:value="1592988178957.92" calcext:value-type="float">
            <text:p>1592988178957.92</text:p>
          </table:table-cell>
          <table:table-cell table:number-columns-repeated="6"/>
        </table:table-row>
        <table:table-row table:style-name="ro1">
          <table:table-cell office:value-type="float" office:value="1592988178955" calcext:value-type="float">
            <text:p>1592988178955</text:p>
          </table:table-cell>
          <table:table-cell office:value-type="float" office:value="1592988178856" calcext:value-type="float">
            <text:p>1592988178856</text:p>
          </table:table-cell>
          <table:table-cell office:value-type="float" office:value="1592988178973" calcext:value-type="float">
            <text:p>1592988178973</text:p>
          </table:table-cell>
          <table:table-cell office:value-type="float" office:value="1592988179845.32" calcext:value-type="float">
            <text:p>1592988179845.32</text:p>
          </table:table-cell>
          <table:table-cell table:number-columns-repeated="6"/>
        </table:table-row>
        <table:table-row table:style-name="ro1">
          <table:table-cell office:value-type="float" office:value="1592988179827" calcext:value-type="float">
            <text:p>1592988179827</text:p>
          </table:table-cell>
          <table:table-cell office:value-type="float" office:value="1592988179714" calcext:value-type="float">
            <text:p>1592988179714</text:p>
          </table:table-cell>
          <table:table-cell office:value-type="float" office:value="1592988179858" calcext:value-type="float">
            <text:p>1592988179858</text:p>
          </table:table-cell>
          <table:table-cell office:value-type="float" office:value="1592988180749.09" calcext:value-type="float">
            <text:p>1592988180749.09</text:p>
          </table:table-cell>
          <table:table-cell table:number-columns-repeated="6"/>
        </table:table-row>
        <table:table-row table:style-name="ro1">
          <table:table-cell office:value-type="float" office:value="1592988180727" calcext:value-type="float">
            <text:p>1592988180727</text:p>
          </table:table-cell>
          <table:table-cell office:value-type="float" office:value="1592988180639" calcext:value-type="float">
            <text:p>1592988180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80751" calcext:value-type="float">
            <text:p>1592988180751</text:p>
          </table:table-cell>
          <table:table-cell office:value-type="float" office:value="1592988180656" calcext:value-type="float">
            <text:p>1592988180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80776" calcext:value-type="float">
            <text:p>1592988180776</text:p>
          </table:table-cell>
          <table:table-cell office:value-type="float" office:value="1592988180656" calcext:value-type="float">
            <text:p>1592988180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80800" calcext:value-type="float">
            <text:p>1592988180800</text:p>
          </table:table-cell>
          <table:table-cell office:value-type="float" office:value="1592988180683" calcext:value-type="float">
            <text:p>1592988180683</text:p>
          </table:table-cell>
          <table:table-cell office:value-type="float" office:value="1592988180816" calcext:value-type="float">
            <text:p>1592988180816</text:p>
          </table:table-cell>
          <table:table-cell office:value-type="float" office:value="1592988181523.78" calcext:value-type="float">
            <text:p>1592988181523.78</text:p>
          </table:table-cell>
          <table:table-cell table:number-columns-repeated="6"/>
        </table:table-row>
        <table:table-row table:style-name="ro1">
          <table:table-cell office:value-type="float" office:value="1592988181513" calcext:value-type="float">
            <text:p>1592988181513</text:p>
          </table:table-cell>
          <table:table-cell office:value-type="float" office:value="1592988181452" calcext:value-type="float">
            <text:p>1592988181452</text:p>
          </table:table-cell>
          <table:table-cell office:value-type="float" office:value="1592988181538" calcext:value-type="float">
            <text:p>1592988181538</text:p>
          </table:table-cell>
          <table:table-cell office:value-type="float" office:value="1592988182107.91" calcext:value-type="float">
            <text:p>1592988182107.91</text:p>
          </table:table-cell>
          <table:table-cell table:number-columns-repeated="6"/>
        </table:table-row>
        <table:table-row table:style-name="ro1">
          <table:table-cell office:value-type="float" office:value="1592988182087" calcext:value-type="float">
            <text:p>1592988182087</text:p>
          </table:table-cell>
          <table:table-cell office:value-type="float" office:value="1592988181994" calcext:value-type="float">
            <text:p>159298818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82109" calcext:value-type="float">
            <text:p>1592988182109</text:p>
          </table:table-cell>
          <table:table-cell office:value-type="float" office:value="1592988182039" calcext:value-type="float">
            <text:p>1592988182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82136" calcext:value-type="float">
            <text:p>1592988182136</text:p>
          </table:table-cell>
          <table:table-cell office:value-type="float" office:value="1592988182039" calcext:value-type="float">
            <text:p>1592988182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82157" calcext:value-type="float">
            <text:p>1592988182157</text:p>
          </table:table-cell>
          <table:table-cell office:value-type="float" office:value="1592988182039" calcext:value-type="float">
            <text:p>1592988182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82177" calcext:value-type="float">
            <text:p>1592988182177</text:p>
          </table:table-cell>
          <table:table-cell office:value-type="float" office:value="1592988182039" calcext:value-type="float">
            <text:p>1592988182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182198" calcext:value-type="float">
            <text:p>1592988182198</text:p>
          </table:table-cell>
          <table:table-cell office:value-type="float" office:value="1592988182039" calcext:value-type="float">
            <text:p>1592988182039</text:p>
          </table:table-cell>
          <table:table-cell office:value-type="float" office:value="1592988182212" calcext:value-type="float">
            <text:p>1592988182212</text:p>
          </table:table-cell>
          <table:table-cell office:value-type="float" office:value="1592988182926.03" calcext:value-type="float">
            <text:p>1592988182926.03</text:p>
          </table:table-cell>
          <table:table-cell table:number-columns-repeated="6"/>
        </table:table-row>
        <table:table-row table:style-name="ro1">
          <table:table-cell office:value-type="float" office:value="1592988182922" calcext:value-type="float">
            <text:p>1592988182922</text:p>
          </table:table-cell>
          <table:table-cell office:value-type="float" office:value="1592988182850" calcext:value-type="float">
            <text:p>1592988182850</text:p>
          </table:table-cell>
          <table:table-cell office:value-type="float" office:value="1592988182939" calcext:value-type="float">
            <text:p>1592988182939</text:p>
          </table:table-cell>
          <table:table-cell office:value-type="float" office:value="1592988183951.06" calcext:value-type="float">
            <text:p>1592988183951.06</text:p>
          </table:table-cell>
          <table:table-cell table:number-columns-repeated="6"/>
        </table:table-row>
        <table:table-row table:style-name="ro1">
          <table:table-cell office:value-type="float" office:value="1592988183938" calcext:value-type="float">
            <text:p>1592988183938</text:p>
          </table:table-cell>
          <table:table-cell office:value-type="float" office:value="1592988183847" calcext:value-type="float">
            <text:p>1592988183847</text:p>
          </table:table-cell>
          <table:table-cell office:value-type="float" office:value="1592988183966" calcext:value-type="float">
            <text:p>1592988183966</text:p>
          </table:table-cell>
          <table:table-cell office:value-type="float" office:value="1592988185255.01" calcext:value-type="float">
            <text:p>1592988185255.01</text:p>
          </table:table-cell>
          <table:table-cell table:number-columns-repeated="6"/>
        </table:table-row>
        <table:table-row table:style-name="ro1">
          <table:table-cell office:value-type="float" office:value="1592988185251" calcext:value-type="float">
            <text:p>1592988185251</text:p>
          </table:table-cell>
          <table:table-cell office:value-type="float" office:value="1592988185156" calcext:value-type="float">
            <text:p>1592988185156</text:p>
          </table:table-cell>
          <table:table-cell office:value-type="float" office:value="1592988185268" calcext:value-type="float">
            <text:p>1592988185268</text:p>
          </table:table-cell>
          <table:table-cell office:value-type="float" office:value="1592988186333.98" calcext:value-type="float">
            <text:p>1592988186333.98</text:p>
          </table:table-cell>
          <table:table-cell table:number-columns-repeated="6"/>
        </table:table-row>
        <table:table-row table:style-name="ro1">
          <table:table-cell office:value-type="float" office:value="1592988186321" calcext:value-type="float">
            <text:p>1592988186321</text:p>
          </table:table-cell>
          <table:table-cell office:value-type="float" office:value="1592988186254" calcext:value-type="float">
            <text:p>1592988186254</text:p>
          </table:table-cell>
          <table:table-cell office:value-type="float" office:value="1592988186350" calcext:value-type="float">
            <text:p>1592988186350</text:p>
          </table:table-cell>
          <table:table-cell office:value-type="float" office:value="1592988187656.44" calcext:value-type="float">
            <text:p>1592988187656.44</text:p>
          </table:table-cell>
          <table:table-cell table:number-columns-repeated="6"/>
        </table:table-row>
        <table:table-row table:style-name="ro1">
          <table:table-cell office:value-type="float" office:value="1592988187658" calcext:value-type="float">
            <text:p>1592988187658</text:p>
          </table:table-cell>
          <table:table-cell office:value-type="float" office:value="1592988187556" calcext:value-type="float">
            <text:p>1592988187556</text:p>
          </table:table-cell>
          <table:table-cell office:value-type="float" office:value="1592988187670" calcext:value-type="float">
            <text:p>1592988187670</text:p>
          </table:table-cell>
          <table:table-cell office:value-type="float" office:value="1592988191019.84" calcext:value-type="float">
            <text:p>1592988191019.84</text:p>
          </table:table-cell>
          <table:table-cell table:number-columns-repeated="6"/>
        </table:table-row>
        <table:table-row table:style-name="ro1">
          <table:table-cell office:value-type="float" office:value="1592988190999" calcext:value-type="float">
            <text:p>1592988190999</text:p>
          </table:table-cell>
          <table:table-cell office:value-type="float" office:value="1592988190900" calcext:value-type="float">
            <text:p>1592988190900</text:p>
          </table:table-cell>
          <table:table-cell office:value-type="float" office:value="1592988191036" calcext:value-type="float">
            <text:p>1592988191036</text:p>
          </table:table-cell>
          <table:table-cell office:value-type="float" office:value="1592988192654.23" calcext:value-type="float">
            <text:p>1592988192654.23</text:p>
          </table:table-cell>
          <table:table-cell table:number-columns-repeated="6"/>
        </table:table-row>
        <table:table-row table:style-name="ro1">
          <table:table-cell office:value-type="float" office:value="1592988192657" calcext:value-type="float">
            <text:p>1592988192657</text:p>
          </table:table-cell>
          <table:table-cell office:value-type="float" office:value="1592988192541" calcext:value-type="float">
            <text:p>1592988192541</text:p>
          </table:table-cell>
          <table:table-cell office:value-type="float" office:value="1592988192669" calcext:value-type="float">
            <text:p>1592988192669</text:p>
          </table:table-cell>
          <table:table-cell office:value-type="float" office:value="1592988193424.35" calcext:value-type="float">
            <text:p>1592988193424.35</text:p>
          </table:table-cell>
          <table:table-cell table:number-columns-repeated="6"/>
        </table:table-row>
        <table:table-row table:style-name="ro1">
          <table:table-cell office:value-type="float" office:value="1592988193417" calcext:value-type="float">
            <text:p>1592988193417</text:p>
          </table:table-cell>
          <table:table-cell office:value-type="float" office:value="1592988193356" calcext:value-type="float">
            <text:p>1592988193356</text:p>
          </table:table-cell>
          <table:table-cell office:value-type="float" office:value="1592988193437" calcext:value-type="float">
            <text:p>1592988193437</text:p>
          </table:table-cell>
          <table:table-cell office:value-type="float" office:value="1592988194638.14" calcext:value-type="float">
            <text:p>1592988194638.14</text:p>
          </table:table-cell>
          <table:table-cell table:number-columns-repeated="6"/>
        </table:table-row>
        <table:table-row table:style-name="ro1">
          <table:table-cell office:value-type="float" office:value="1592988194629" calcext:value-type="float">
            <text:p>1592988194629</text:p>
          </table:table-cell>
          <table:table-cell office:value-type="float" office:value="1592988194528" calcext:value-type="float">
            <text:p>1592988194528</text:p>
          </table:table-cell>
          <table:table-cell office:value-type="float" office:value="1592988194651" calcext:value-type="float">
            <text:p>1592988194651</text:p>
          </table:table-cell>
          <table:table-cell office:value-type="float" office:value="1592988196043.23" calcext:value-type="float">
            <text:p>1592988196043.23</text:p>
          </table:table-cell>
          <table:table-cell table:number-columns-repeated="6"/>
        </table:table-row>
        <table:table-row table:style-name="ro1">
          <table:table-cell office:value-type="float" office:value="1592988196029" calcext:value-type="float">
            <text:p>1592988196029</text:p>
          </table:table-cell>
          <table:table-cell office:value-type="float" office:value="1592988195938" calcext:value-type="float">
            <text:p>1592988195938</text:p>
          </table:table-cell>
          <table:table-cell office:value-type="float" office:value="1592988196058" calcext:value-type="float">
            <text:p>1592988196058</text:p>
          </table:table-cell>
          <table:table-cell office:value-type="float" office:value="1592988197131.7" calcext:value-type="float">
            <text:p>1592988197131.7</text:p>
          </table:table-cell>
          <table:table-cell table:number-columns-repeated="6"/>
        </table:table-row>
        <table:table-row table:style-name="ro1">
          <table:table-cell office:value-type="float" office:value="1592988197122" calcext:value-type="float">
            <text:p>1592988197122</text:p>
          </table:table-cell>
          <table:table-cell office:value-type="float" office:value="1592988197037" calcext:value-type="float">
            <text:p>1592988197037</text:p>
          </table:table-cell>
          <table:table-cell office:value-type="float" office:value="1592988197145" calcext:value-type="float">
            <text:p>1592988197145</text:p>
          </table:table-cell>
          <table:table-cell office:value-type="float" office:value="1592988197740.93" calcext:value-type="float">
            <text:p>1592988197740.93</text:p>
          </table:table-cell>
          <table:table-cell table:number-columns-repeated="6"/>
        </table:table-row>
        <table:table-row table:style-name="ro1">
          <table:table-cell office:value-type="float" office:value="1592988197728" calcext:value-type="float">
            <text:p>1592988197728</text:p>
          </table:table-cell>
          <table:table-cell office:value-type="float" office:value="1592988197638" calcext:value-type="float">
            <text:p>1592988197638</text:p>
          </table:table-cell>
          <table:table-cell office:value-type="float" office:value="1592988197754" calcext:value-type="float">
            <text:p>1592988197754</text:p>
          </table:table-cell>
          <table:table-cell office:value-type="float" office:value="1592988199039.91" calcext:value-type="float">
            <text:p>1592988199039.91</text:p>
          </table:table-cell>
          <table:table-cell table:number-columns-repeated="6"/>
        </table:table-row>
        <table:table-row table:style-name="ro1">
          <table:table-cell office:value-type="float" office:value="1592988199024" calcext:value-type="float">
            <text:p>1592988199024</text:p>
          </table:table-cell>
          <table:table-cell office:value-type="float" office:value="1592988198956" calcext:value-type="float">
            <text:p>1592988198956</text:p>
          </table:table-cell>
          <table:table-cell office:value-type="float" office:value="1592988199054" calcext:value-type="float">
            <text:p>1592988199054</text:p>
          </table:table-cell>
          <table:table-cell office:value-type="float" office:value="1592988201953.25" calcext:value-type="float">
            <text:p>1592988201953.25</text:p>
          </table:table-cell>
          <table:table-cell table:number-columns-repeated="6"/>
        </table:table-row>
        <table:table-row table:style-name="ro1">
          <table:table-cell office:value-type="float" office:value="1592988201943" calcext:value-type="float">
            <text:p>1592988201943</text:p>
          </table:table-cell>
          <table:table-cell office:value-type="float" office:value="1592988201856" calcext:value-type="float">
            <text:p>1592988201856</text:p>
          </table:table-cell>
          <table:table-cell office:value-type="float" office:value="1592988201968" calcext:value-type="float">
            <text:p>1592988201968</text:p>
          </table:table-cell>
          <table:table-cell office:value-type="float" office:value="1592988203302.79" calcext:value-type="float">
            <text:p>1592988203302.79</text:p>
          </table:table-cell>
          <table:table-cell table:number-columns-repeated="6"/>
        </table:table-row>
        <table:table-row table:style-name="ro1">
          <table:table-cell office:value-type="float" office:value="1592988203283" calcext:value-type="float">
            <text:p>1592988203283</text:p>
          </table:table-cell>
          <table:table-cell office:value-type="float" office:value="1592988203183" calcext:value-type="float">
            <text:p>1592988203183</text:p>
          </table:table-cell>
          <table:table-cell office:value-type="float" office:value="1592988203317" calcext:value-type="float">
            <text:p>1592988203317</text:p>
          </table:table-cell>
          <table:table-cell office:value-type="float" office:value="1592988204332.47" calcext:value-type="float">
            <text:p>1592988204332.47</text:p>
          </table:table-cell>
          <table:table-cell table:number-columns-repeated="6"/>
        </table:table-row>
        <table:table-row table:style-name="ro1">
          <table:table-cell office:value-type="float" office:value="1592988204331" calcext:value-type="float">
            <text:p>1592988204331</text:p>
          </table:table-cell>
          <table:table-cell office:value-type="float" office:value="1592988204256" calcext:value-type="float">
            <text:p>1592988204256</text:p>
          </table:table-cell>
          <table:table-cell office:value-type="float" office:value="1592988204345" calcext:value-type="float">
            <text:p>1592988204345</text:p>
          </table:table-cell>
          <table:table-cell office:value-type="float" office:value="1592988206116.24" calcext:value-type="float">
            <text:p>1592988206116.24</text:p>
          </table:table-cell>
          <table:table-cell table:number-columns-repeated="6"/>
        </table:table-row>
        <table:table-row table:style-name="ro1">
          <table:table-cell office:value-type="float" office:value="1592988206102" calcext:value-type="float">
            <text:p>1592988206102</text:p>
          </table:table-cell>
          <table:table-cell office:value-type="float" office:value="1592988206003" calcext:value-type="float">
            <text:p>1592988206003</text:p>
          </table:table-cell>
          <table:table-cell office:value-type="float" office:value="1592988206130" calcext:value-type="float">
            <text:p>1592988206130</text:p>
          </table:table-cell>
          <table:table-cell office:value-type="float" office:value="1592988207852.23" calcext:value-type="float">
            <text:p>1592988207852.23</text:p>
          </table:table-cell>
          <table:table-cell table:number-columns-repeated="6"/>
        </table:table-row>
        <table:table-row table:style-name="ro1">
          <table:table-cell office:value-type="float" office:value="1592988207841" calcext:value-type="float">
            <text:p>1592988207841</text:p>
          </table:table-cell>
          <table:table-cell office:value-type="float" office:value="1592988207756" calcext:value-type="float">
            <text:p>1592988207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207860" calcext:value-type="float">
            <text:p>1592988207860</text:p>
          </table:table-cell>
          <table:table-cell office:value-type="float" office:value="1592988207756" calcext:value-type="float">
            <text:p>1592988207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207883" calcext:value-type="float">
            <text:p>1592988207883</text:p>
          </table:table-cell>
          <table:table-cell office:value-type="float" office:value="1592988207779" calcext:value-type="float">
            <text:p>1592988207779</text:p>
          </table:table-cell>
          <table:table-cell office:value-type="float" office:value="1592988207896" calcext:value-type="float">
            <text:p>1592988207896</text:p>
          </table:table-cell>
          <table:table-cell office:value-type="float" office:value="1592988211515.58" calcext:value-type="float">
            <text:p>1592988211515.58</text:p>
          </table:table-cell>
          <table:table-cell table:number-columns-repeated="6"/>
        </table:table-row>
        <table:table-row table:style-name="ro1">
          <table:table-cell office:value-type="float" office:value="1592988211499" calcext:value-type="float">
            <text:p>1592988211499</text:p>
          </table:table-cell>
          <table:table-cell office:value-type="float" office:value="1592988211439" calcext:value-type="float">
            <text:p>1592988211439</text:p>
          </table:table-cell>
          <table:table-cell office:value-type="float" office:value="1592988211531" calcext:value-type="float">
            <text:p>1592988211531</text:p>
          </table:table-cell>
          <table:table-cell office:value-type="float" office:value="1592988217324.02" calcext:value-type="float">
            <text:p>1592988217324.02</text:p>
          </table:table-cell>
          <table:table-cell table:number-columns-repeated="6"/>
        </table:table-row>
        <table:table-row table:style-name="ro1">
          <table:table-cell office:value-type="float" office:value="1592988217310" calcext:value-type="float">
            <text:p>1592988217310</text:p>
          </table:table-cell>
          <table:table-cell office:value-type="float" office:value="1592988217207" calcext:value-type="float">
            <text:p>1592988217207</text:p>
          </table:table-cell>
          <table:table-cell office:value-type="float" office:value="1592988217339" calcext:value-type="float">
            <text:p>1592988217339</text:p>
          </table:table-cell>
          <table:table-cell office:value-type="float" office:value="1592988221639.36" calcext:value-type="float">
            <text:p>1592988221639.36</text:p>
          </table:table-cell>
          <table:table-cell table:number-columns-repeated="6"/>
        </table:table-row>
        <table:table-row table:style-name="ro1">
          <table:table-cell office:value-type="float" office:value="1592988221622" calcext:value-type="float">
            <text:p>1592988221622</text:p>
          </table:table-cell>
          <table:table-cell office:value-type="float" office:value="1592988221556" calcext:value-type="float">
            <text:p>1592988221556</text:p>
          </table:table-cell>
          <table:table-cell office:value-type="float" office:value="1592988221653" calcext:value-type="float">
            <text:p>1592988221653</text:p>
          </table:table-cell>
          <table:table-cell office:value-type="float" office:value="1592988228552.71" calcext:value-type="float">
            <text:p>1592988228552.71</text:p>
          </table:table-cell>
          <table:table-cell table:number-columns-repeated="6"/>
        </table:table-row>
        <table:table-row table:style-name="ro1">
          <table:table-cell office:value-type="float" office:value="1592988228553" calcext:value-type="float">
            <text:p>1592988228553</text:p>
          </table:table-cell>
          <table:table-cell office:value-type="float" office:value="1592988228441" calcext:value-type="float">
            <text:p>15929882284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228553" calcext:value-type="float">
            <text:p>1592988228553</text:p>
          </table:table-cell>
          <table:table-cell office:value-type="float" office:value="1592988228455" calcext:value-type="float">
            <text:p>1592988228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228575" calcext:value-type="float">
            <text:p>1592988228575</text:p>
          </table:table-cell>
          <table:table-cell office:value-type="float" office:value="1592988228455" calcext:value-type="float">
            <text:p>1592988228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228598" calcext:value-type="float">
            <text:p>1592988228598</text:p>
          </table:table-cell>
          <table:table-cell office:value-type="float" office:value="1592988228533" calcext:value-type="float">
            <text:p>1592988228533</text:p>
          </table:table-cell>
          <table:table-cell office:value-type="float" office:value="1592988228613" calcext:value-type="float">
            <text:p>1592988228613</text:p>
          </table:table-cell>
          <table:table-cell office:value-type="float" office:value="1592988333986.34" calcext:value-type="float">
            <text:p>1592988333986.34</text:p>
          </table:table-cell>
          <table:table-cell table:number-columns-repeated="6"/>
        </table:table-row>
        <table:table-row table:style-name="ro1">
          <table:table-cell office:value-type="float" office:value="1592988333966" calcext:value-type="float">
            <text:p>1592988333966</text:p>
          </table:table-cell>
          <table:table-cell office:value-type="float" office:value="1592988333854" calcext:value-type="float">
            <text:p>1592988333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33984" calcext:value-type="float">
            <text:p>1592988333984</text:p>
          </table:table-cell>
          <table:table-cell office:value-type="float" office:value="1592988333900" calcext:value-type="float">
            <text:p>1592988333900</text:p>
          </table:table-cell>
          <table:table-cell office:value-type="float" office:value="1592988334012" calcext:value-type="float">
            <text:p>1592988334012</text:p>
          </table:table-cell>
          <table:table-cell office:value-type="float" office:value="1592988341027.7" calcext:value-type="float">
            <text:p>1592988341027.7</text:p>
          </table:table-cell>
          <table:table-cell table:number-columns-repeated="6"/>
        </table:table-row>
        <table:table-row table:style-name="ro1">
          <table:table-cell office:value-type="float" office:value="1592988341020" calcext:value-type="float">
            <text:p>1592988341020</text:p>
          </table:table-cell>
          <table:table-cell office:value-type="float" office:value="1592988340953" calcext:value-type="float">
            <text:p>1592988340953</text:p>
          </table:table-cell>
          <table:table-cell office:value-type="float" office:value="1592988341042" calcext:value-type="float">
            <text:p>1592988341042</text:p>
          </table:table-cell>
          <table:table-cell office:value-type="float" office:value="1592988342095.95" calcext:value-type="float">
            <text:p>1592988342095.95</text:p>
          </table:table-cell>
          <table:table-cell table:number-columns-repeated="6"/>
        </table:table-row>
        <table:table-row table:style-name="ro1">
          <table:table-cell office:value-type="float" office:value="1592988342090" calcext:value-type="float">
            <text:p>1592988342090</text:p>
          </table:table-cell>
          <table:table-cell office:value-type="float" office:value="1592988341952" calcext:value-type="float">
            <text:p>1592988341952</text:p>
          </table:table-cell>
          <table:table-cell office:value-type="float" office:value="1592988342114" calcext:value-type="float">
            <text:p>1592988342114</text:p>
          </table:table-cell>
          <table:table-cell office:value-type="float" office:value="1592988343195.86" calcext:value-type="float">
            <text:p>1592988343195.86</text:p>
          </table:table-cell>
          <table:table-cell table:number-columns-repeated="6"/>
        </table:table-row>
        <table:table-row table:style-name="ro1">
          <table:table-cell office:value-type="float" office:value="1592988343188" calcext:value-type="float">
            <text:p>1592988343188</text:p>
          </table:table-cell>
          <table:table-cell office:value-type="float" office:value="1592988343125" calcext:value-type="float">
            <text:p>1592988343125</text:p>
          </table:table-cell>
          <table:table-cell office:value-type="float" office:value="1592988343209" calcext:value-type="float">
            <text:p>1592988343209</text:p>
          </table:table-cell>
          <table:table-cell office:value-type="float" office:value="1592988344251.84" calcext:value-type="float">
            <text:p>1592988344251.84</text:p>
          </table:table-cell>
          <table:table-cell table:number-columns-repeated="6"/>
        </table:table-row>
        <table:table-row table:style-name="ro1">
          <table:table-cell office:value-type="float" office:value="1592988344236" calcext:value-type="float">
            <text:p>1592988344236</text:p>
          </table:table-cell>
          <table:table-cell office:value-type="float" office:value="1592988344153" calcext:value-type="float">
            <text:p>1592988344153</text:p>
          </table:table-cell>
          <table:table-cell office:value-type="float" office:value="1592988344268" calcext:value-type="float">
            <text:p>1592988344268</text:p>
          </table:table-cell>
          <table:table-cell office:value-type="float" office:value="1592988345330.51" calcext:value-type="float">
            <text:p>1592988345330.51</text:p>
          </table:table-cell>
          <table:table-cell table:number-columns-repeated="6"/>
        </table:table-row>
        <table:table-row table:style-name="ro1">
          <table:table-cell office:value-type="float" office:value="1592988345326" calcext:value-type="float">
            <text:p>1592988345326</text:p>
          </table:table-cell>
          <table:table-cell office:value-type="float" office:value="1592988345208" calcext:value-type="float">
            <text:p>1592988345208</text:p>
          </table:table-cell>
          <table:table-cell office:value-type="float" office:value="1592988345344" calcext:value-type="float">
            <text:p>1592988345344</text:p>
          </table:table-cell>
          <table:table-cell office:value-type="float" office:value="1592988346416.08" calcext:value-type="float">
            <text:p>1592988346416.08</text:p>
          </table:table-cell>
          <table:table-cell table:number-columns-repeated="6"/>
        </table:table-row>
        <table:table-row table:style-name="ro1">
          <table:table-cell office:value-type="float" office:value="1592988346411" calcext:value-type="float">
            <text:p>1592988346411</text:p>
          </table:table-cell>
          <table:table-cell office:value-type="float" office:value="1592988346348" calcext:value-type="float">
            <text:p>1592988346348</text:p>
          </table:table-cell>
          <table:table-cell office:value-type="float" office:value="1592988346429" calcext:value-type="float">
            <text:p>1592988346429</text:p>
          </table:table-cell>
          <table:table-cell office:value-type="float" office:value="1592988347516.6" calcext:value-type="float">
            <text:p>1592988347516.6</text:p>
          </table:table-cell>
          <table:table-cell table:number-columns-repeated="6"/>
        </table:table-row>
        <table:table-row table:style-name="ro1">
          <table:table-cell office:value-type="float" office:value="1592988347494" calcext:value-type="float">
            <text:p>1592988347494</text:p>
          </table:table-cell>
          <table:table-cell office:value-type="float" office:value="1592988347437" calcext:value-type="float">
            <text:p>1592988347437</text:p>
          </table:table-cell>
          <table:table-cell office:value-type="float" office:value="1592988347530" calcext:value-type="float">
            <text:p>1592988347530</text:p>
          </table:table-cell>
          <table:table-cell office:value-type="float" office:value="1592988348614.49" calcext:value-type="float">
            <text:p>1592988348614.49</text:p>
          </table:table-cell>
          <table:table-cell table:number-columns-repeated="6"/>
        </table:table-row>
        <table:table-row table:style-name="ro1">
          <table:table-cell office:value-type="float" office:value="1592988348598" calcext:value-type="float">
            <text:p>1592988348598</text:p>
          </table:table-cell>
          <table:table-cell office:value-type="float" office:value="1592988348480" calcext:value-type="float">
            <text:p>1592988348480</text:p>
          </table:table-cell>
          <table:table-cell office:value-type="float" office:value="1592988348630" calcext:value-type="float">
            <text:p>1592988348630</text:p>
          </table:table-cell>
          <table:table-cell office:value-type="float" office:value="1592988349712.43" calcext:value-type="float">
            <text:p>1592988349712.43</text:p>
          </table:table-cell>
          <table:table-cell table:number-columns-repeated="6"/>
        </table:table-row>
        <table:table-row table:style-name="ro1">
          <table:table-cell office:value-type="float" office:value="1592988349711" calcext:value-type="float">
            <text:p>1592988349711</text:p>
          </table:table-cell>
          <table:table-cell office:value-type="float" office:value="1592988349643" calcext:value-type="float">
            <text:p>1592988349643</text:p>
          </table:table-cell>
          <table:table-cell office:value-type="float" office:value="1592988349727" calcext:value-type="float">
            <text:p>1592988349727</text:p>
          </table:table-cell>
          <table:table-cell office:value-type="float" office:value="1592988350792.49" calcext:value-type="float">
            <text:p>1592988350792.49</text:p>
          </table:table-cell>
          <table:table-cell table:number-columns-repeated="6"/>
        </table:table-row>
        <table:table-row table:style-name="ro1">
          <table:table-cell office:value-type="float" office:value="1592988350792" calcext:value-type="float">
            <text:p>1592988350792</text:p>
          </table:table-cell>
          <table:table-cell office:value-type="float" office:value="1592988350674" calcext:value-type="float">
            <text:p>15929883506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0792" calcext:value-type="float">
            <text:p>1592988350792</text:p>
          </table:table-cell>
          <table:table-cell office:value-type="float" office:value="1592988350718" calcext:value-type="float">
            <text:p>1592988350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0816" calcext:value-type="float">
            <text:p>1592988350816</text:p>
          </table:table-cell>
          <table:table-cell office:value-type="float" office:value="1592988350718" calcext:value-type="float">
            <text:p>1592988350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0840" calcext:value-type="float">
            <text:p>1592988350840</text:p>
          </table:table-cell>
          <table:table-cell office:value-type="float" office:value="1592988350753" calcext:value-type="float">
            <text:p>15929883507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0863" calcext:value-type="float">
            <text:p>1592988350863</text:p>
          </table:table-cell>
          <table:table-cell office:value-type="float" office:value="1592988350753" calcext:value-type="float">
            <text:p>15929883507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0887" calcext:value-type="float">
            <text:p>1592988350887</text:p>
          </table:table-cell>
          <table:table-cell office:value-type="float" office:value="1592988350763" calcext:value-type="float">
            <text:p>1592988350763</text:p>
          </table:table-cell>
          <table:table-cell office:value-type="float" office:value="1592988350903" calcext:value-type="float">
            <text:p>1592988350903</text:p>
          </table:table-cell>
          <table:table-cell office:value-type="float" office:value="1592988351940.37" calcext:value-type="float">
            <text:p>1592988351940.37</text:p>
          </table:table-cell>
          <table:table-cell table:number-columns-repeated="6"/>
        </table:table-row>
        <table:table-row table:style-name="ro1">
          <table:table-cell office:value-type="float" office:value="1592988351941" calcext:value-type="float">
            <text:p>1592988351941</text:p>
          </table:table-cell>
          <table:table-cell office:value-type="float" office:value="1592988351853" calcext:value-type="float">
            <text:p>1592988351853</text:p>
          </table:table-cell>
          <table:table-cell office:value-type="float" office:value="1592988351954" calcext:value-type="float">
            <text:p>1592988351954</text:p>
          </table:table-cell>
          <table:table-cell office:value-type="float" office:value="1592988353032.14" calcext:value-type="float">
            <text:p>1592988353032.14</text:p>
          </table:table-cell>
          <table:table-cell table:number-columns-repeated="6"/>
        </table:table-row>
        <table:table-row table:style-name="ro1">
          <table:table-cell office:value-type="float" office:value="1592988353022" calcext:value-type="float">
            <text:p>1592988353022</text:p>
          </table:table-cell>
          <table:table-cell office:value-type="float" office:value="1592988352943" calcext:value-type="float">
            <text:p>1592988352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3039" calcext:value-type="float">
            <text:p>1592988353039</text:p>
          </table:table-cell>
          <table:table-cell office:value-type="float" office:value="1592988352943" calcext:value-type="float">
            <text:p>1592988352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3059" calcext:value-type="float">
            <text:p>1592988353059</text:p>
          </table:table-cell>
          <table:table-cell office:value-type="float" office:value="1592988352953" calcext:value-type="float">
            <text:p>1592988352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3081" calcext:value-type="float">
            <text:p>1592988353081</text:p>
          </table:table-cell>
          <table:table-cell office:value-type="float" office:value="1592988352953" calcext:value-type="float">
            <text:p>1592988352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3101" calcext:value-type="float">
            <text:p>1592988353101</text:p>
          </table:table-cell>
          <table:table-cell office:value-type="float" office:value="1592988352988" calcext:value-type="float">
            <text:p>1592988352988</text:p>
          </table:table-cell>
          <table:table-cell office:value-type="float" office:value="1592988353121" calcext:value-type="float">
            <text:p>1592988353121</text:p>
          </table:table-cell>
          <table:table-cell office:value-type="float" office:value="1592988354184.28" calcext:value-type="float">
            <text:p>1592988354184.28</text:p>
          </table:table-cell>
          <table:table-cell table:number-columns-repeated="6"/>
        </table:table-row>
        <table:table-row table:style-name="ro1">
          <table:table-cell office:value-type="float" office:value="1592988354156" calcext:value-type="float">
            <text:p>1592988354156</text:p>
          </table:table-cell>
          <table:table-cell office:value-type="float" office:value="1592988354053" calcext:value-type="float">
            <text:p>1592988354053</text:p>
          </table:table-cell>
          <table:table-cell office:value-type="float" office:value="1592988354199" calcext:value-type="float">
            <text:p>1592988354199</text:p>
          </table:table-cell>
          <table:table-cell office:value-type="float" office:value="1592988355307.99" calcext:value-type="float">
            <text:p>1592988355307.99</text:p>
          </table:table-cell>
          <table:table-cell table:number-columns-repeated="6"/>
        </table:table-row>
        <table:table-row table:style-name="ro1">
          <table:table-cell office:value-type="float" office:value="1592988355306" calcext:value-type="float">
            <text:p>1592988355306</text:p>
          </table:table-cell>
          <table:table-cell office:value-type="float" office:value="1592988355228" calcext:value-type="float">
            <text:p>1592988355228</text:p>
          </table:table-cell>
          <table:table-cell office:value-type="float" office:value="1592988355323" calcext:value-type="float">
            <text:p>1592988355323</text:p>
          </table:table-cell>
          <table:table-cell office:value-type="float" office:value="1592988356427.93" calcext:value-type="float">
            <text:p>1592988356427.93</text:p>
          </table:table-cell>
          <table:table-cell table:number-columns-repeated="6"/>
        </table:table-row>
        <table:table-row table:style-name="ro1">
          <table:table-cell office:value-type="float" office:value="1592988356417" calcext:value-type="float">
            <text:p>1592988356417</text:p>
          </table:table-cell>
          <table:table-cell office:value-type="float" office:value="1592988356354" calcext:value-type="float">
            <text:p>1592988356354</text:p>
          </table:table-cell>
          <table:table-cell office:value-type="float" office:value="1592988356442" calcext:value-type="float">
            <text:p>1592988356442</text:p>
          </table:table-cell>
          <table:table-cell office:value-type="float" office:value="1592988357532.08" calcext:value-type="float">
            <text:p>1592988357532.08</text:p>
          </table:table-cell>
          <table:table-cell table:number-columns-repeated="6"/>
        </table:table-row>
        <table:table-row table:style-name="ro1">
          <table:table-cell office:value-type="float" office:value="1592988357517" calcext:value-type="float">
            <text:p>1592988357517</text:p>
          </table:table-cell>
          <table:table-cell office:value-type="float" office:value="1592988357415" calcext:value-type="float">
            <text:p>1592988357415</text:p>
          </table:table-cell>
          <table:table-cell office:value-type="float" office:value="1592988357551" calcext:value-type="float">
            <text:p>1592988357551</text:p>
          </table:table-cell>
          <table:table-cell office:value-type="float" office:value="1592988358616.11" calcext:value-type="float">
            <text:p>1592988358616.11</text:p>
          </table:table-cell>
          <table:table-cell table:number-columns-repeated="6"/>
        </table:table-row>
        <table:table-row table:style-name="ro1">
          <table:table-cell office:value-type="float" office:value="1592988358609" calcext:value-type="float">
            <text:p>1592988358609</text:p>
          </table:table-cell>
          <table:table-cell office:value-type="float" office:value="1592988358546" calcext:value-type="float">
            <text:p>1592988358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8628" calcext:value-type="float">
            <text:p>1592988358628</text:p>
          </table:table-cell>
          <table:table-cell office:value-type="float" office:value="1592988358546" calcext:value-type="float">
            <text:p>1592988358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8655" calcext:value-type="float">
            <text:p>1592988358655</text:p>
          </table:table-cell>
          <table:table-cell office:value-type="float" office:value="1592988358546" calcext:value-type="float">
            <text:p>1592988358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8678" calcext:value-type="float">
            <text:p>1592988358678</text:p>
          </table:table-cell>
          <table:table-cell office:value-type="float" office:value="1592988358553" calcext:value-type="float">
            <text:p>1592988358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58703" calcext:value-type="float">
            <text:p>1592988358703</text:p>
          </table:table-cell>
          <table:table-cell office:value-type="float" office:value="1592988358592" calcext:value-type="float">
            <text:p>1592988358592</text:p>
          </table:table-cell>
          <table:table-cell office:value-type="float" office:value="1592988358720" calcext:value-type="float">
            <text:p>1592988358720</text:p>
          </table:table-cell>
          <table:table-cell office:value-type="float" office:value="1592988359797.06" calcext:value-type="float">
            <text:p>1592988359797.06</text:p>
          </table:table-cell>
          <table:table-cell table:number-columns-repeated="6"/>
        </table:table-row>
        <table:table-row table:style-name="ro1">
          <table:table-cell office:value-type="float" office:value="1592988359791" calcext:value-type="float">
            <text:p>1592988359791</text:p>
          </table:table-cell>
          <table:table-cell office:value-type="float" office:value="1592988359681" calcext:value-type="float">
            <text:p>1592988359681</text:p>
          </table:table-cell>
          <table:table-cell office:value-type="float" office:value="1592988359831" calcext:value-type="float">
            <text:p>1592988359831</text:p>
          </table:table-cell>
          <table:table-cell office:value-type="float" office:value="1592988360856.02" calcext:value-type="float">
            <text:p>1592988360856.02</text:p>
          </table:table-cell>
          <table:table-cell table:number-columns-repeated="6"/>
        </table:table-row>
        <table:table-row table:style-name="ro1">
          <table:table-cell office:value-type="float" office:value="1592988360855" calcext:value-type="float">
            <text:p>1592988360855</text:p>
          </table:table-cell>
          <table:table-cell office:value-type="float" office:value="1592988360753" calcext:value-type="float">
            <text:p>1592988360753</text:p>
          </table:table-cell>
          <table:table-cell office:value-type="float" office:value="1592988360870" calcext:value-type="float">
            <text:p>1592988360870</text:p>
          </table:table-cell>
          <table:table-cell office:value-type="float" office:value="1592988361904.78" calcext:value-type="float">
            <text:p>1592988361904.78</text:p>
          </table:table-cell>
          <table:table-cell table:number-columns-repeated="6"/>
        </table:table-row>
        <table:table-row table:style-name="ro1">
          <table:table-cell office:value-type="float" office:value="1592988361888" calcext:value-type="float">
            <text:p>1592988361888</text:p>
          </table:table-cell>
          <table:table-cell office:value-type="float" office:value="1592988361775" calcext:value-type="float">
            <text:p>1592988361775</text:p>
          </table:table-cell>
          <table:table-cell office:value-type="float" office:value="1592988361920" calcext:value-type="float">
            <text:p>1592988361920</text:p>
          </table:table-cell>
          <table:table-cell office:value-type="float" office:value="1592988363000.2" calcext:value-type="float">
            <text:p>1592988363000.2</text:p>
          </table:table-cell>
          <table:table-cell table:number-columns-repeated="6"/>
        </table:table-row>
        <table:table-row table:style-name="ro1">
          <table:table-cell office:value-type="float" office:value="1592988362995" calcext:value-type="float">
            <text:p>1592988362995</text:p>
          </table:table-cell>
          <table:table-cell office:value-type="float" office:value="1592988362931" calcext:value-type="float">
            <text:p>1592988362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63014" calcext:value-type="float">
            <text:p>1592988363014</text:p>
          </table:table-cell>
          <table:table-cell office:value-type="float" office:value="1592988362931" calcext:value-type="float">
            <text:p>1592988362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63037" calcext:value-type="float">
            <text:p>1592988363037</text:p>
          </table:table-cell>
          <table:table-cell office:value-type="float" office:value="1592988362931" calcext:value-type="float">
            <text:p>1592988362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63065" calcext:value-type="float">
            <text:p>1592988363065</text:p>
          </table:table-cell>
          <table:table-cell office:value-type="float" office:value="1592988362931" calcext:value-type="float">
            <text:p>1592988362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63086" calcext:value-type="float">
            <text:p>1592988363086</text:p>
          </table:table-cell>
          <table:table-cell office:value-type="float" office:value="1592988362977" calcext:value-type="float">
            <text:p>1592988362977</text:p>
          </table:table-cell>
          <table:table-cell office:value-type="float" office:value="1592988363101" calcext:value-type="float">
            <text:p>1592988363101</text:p>
          </table:table-cell>
          <table:table-cell office:value-type="float" office:value="1592988364142.37" calcext:value-type="float">
            <text:p>1592988364142.37</text:p>
          </table:table-cell>
          <table:table-cell table:number-columns-repeated="6"/>
        </table:table-row>
        <table:table-row table:style-name="ro1">
          <table:table-cell office:value-type="float" office:value="1592988364125" calcext:value-type="float">
            <text:p>1592988364125</text:p>
          </table:table-cell>
          <table:table-cell office:value-type="float" office:value="1592988364029" calcext:value-type="float">
            <text:p>1592988364029</text:p>
          </table:table-cell>
          <table:table-cell office:value-type="float" office:value="1592988364157" calcext:value-type="float">
            <text:p>1592988364157</text:p>
          </table:table-cell>
          <table:table-cell office:value-type="float" office:value="1592988365201.49" calcext:value-type="float">
            <text:p>1592988365201.49</text:p>
          </table:table-cell>
          <table:table-cell table:number-columns-repeated="6"/>
        </table:table-row>
        <table:table-row table:style-name="ro1">
          <table:table-cell office:value-type="float" office:value="1592988365195" calcext:value-type="float">
            <text:p>1592988365195</text:p>
          </table:table-cell>
          <table:table-cell office:value-type="float" office:value="1592988365123" calcext:value-type="float">
            <text:p>1592988365123</text:p>
          </table:table-cell>
          <table:table-cell office:value-type="float" office:value="1592988365218" calcext:value-type="float">
            <text:p>1592988365218</text:p>
          </table:table-cell>
          <table:table-cell office:value-type="float" office:value="1592988366295.7" calcext:value-type="float">
            <text:p>1592988366295.7</text:p>
          </table:table-cell>
          <table:table-cell table:number-columns-repeated="6"/>
        </table:table-row>
        <table:table-row table:style-name="ro1">
          <table:table-cell office:value-type="float" office:value="1592988366298" calcext:value-type="float">
            <text:p>1592988366298</text:p>
          </table:table-cell>
          <table:table-cell office:value-type="float" office:value="1592988366219" calcext:value-type="float">
            <text:p>1592988366219</text:p>
          </table:table-cell>
          <table:table-cell office:value-type="float" office:value="1592988366309" calcext:value-type="float">
            <text:p>1592988366309</text:p>
          </table:table-cell>
          <table:table-cell office:value-type="float" office:value="1592988367340.31" calcext:value-type="float">
            <text:p>1592988367340.31</text:p>
          </table:table-cell>
          <table:table-cell table:number-columns-repeated="6"/>
        </table:table-row>
        <table:table-row table:style-name="ro1">
          <table:table-cell office:value-type="float" office:value="1592988367334" calcext:value-type="float">
            <text:p>1592988367334</text:p>
          </table:table-cell>
          <table:table-cell office:value-type="float" office:value="1592988367253" calcext:value-type="float">
            <text:p>1592988367253</text:p>
          </table:table-cell>
          <table:table-cell office:value-type="float" office:value="1592988367355" calcext:value-type="float">
            <text:p>1592988367355</text:p>
          </table:table-cell>
          <table:table-cell office:value-type="float" office:value="1592988368423.99" calcext:value-type="float">
            <text:p>1592988368423.99</text:p>
          </table:table-cell>
          <table:table-cell table:number-columns-repeated="6"/>
        </table:table-row>
        <table:table-row table:style-name="ro1">
          <table:table-cell office:value-type="float" office:value="1592988368407" calcext:value-type="float">
            <text:p>1592988368407</text:p>
          </table:table-cell>
          <table:table-cell office:value-type="float" office:value="1592988368353" calcext:value-type="float">
            <text:p>1592988368353</text:p>
          </table:table-cell>
          <table:table-cell office:value-type="float" office:value="1592988368437" calcext:value-type="float">
            <text:p>1592988368437</text:p>
          </table:table-cell>
          <table:table-cell office:value-type="float" office:value="1592988369508.21" calcext:value-type="float">
            <text:p>1592988369508.21</text:p>
          </table:table-cell>
          <table:table-cell table:number-columns-repeated="6"/>
        </table:table-row>
        <table:table-row table:style-name="ro1">
          <table:table-cell office:value-type="float" office:value="1592988369479" calcext:value-type="float">
            <text:p>1592988369479</text:p>
          </table:table-cell>
          <table:table-cell office:value-type="float" office:value="1592988369393" calcext:value-type="float">
            <text:p>1592988369393</text:p>
          </table:table-cell>
          <table:table-cell office:value-type="float" office:value="1592988369521" calcext:value-type="float">
            <text:p>1592988369521</text:p>
          </table:table-cell>
          <table:table-cell office:value-type="float" office:value="1592988370568.24" calcext:value-type="float">
            <text:p>1592988370568.24</text:p>
          </table:table-cell>
          <table:table-cell table:number-columns-repeated="6"/>
        </table:table-row>
        <table:table-row table:style-name="ro1">
          <table:table-cell office:value-type="float" office:value="1592988370556" calcext:value-type="float">
            <text:p>1592988370556</text:p>
          </table:table-cell>
          <table:table-cell office:value-type="float" office:value="1592988370453" calcext:value-type="float">
            <text:p>1592988370453</text:p>
          </table:table-cell>
          <table:table-cell office:value-type="float" office:value="1592988370581" calcext:value-type="float">
            <text:p>1592988370581</text:p>
          </table:table-cell>
          <table:table-cell office:value-type="float" office:value="1592988371617.71" calcext:value-type="float">
            <text:p>1592988371617.71</text:p>
          </table:table-cell>
          <table:table-cell table:number-columns-repeated="6"/>
        </table:table-row>
        <table:table-row table:style-name="ro1">
          <table:table-cell office:value-type="float" office:value="1592988371615" calcext:value-type="float">
            <text:p>1592988371615</text:p>
          </table:table-cell>
          <table:table-cell office:value-type="float" office:value="1592988371526" calcext:value-type="float">
            <text:p>1592988371526</text:p>
          </table:table-cell>
          <table:table-cell office:value-type="float" office:value="1592988371631" calcext:value-type="float">
            <text:p>1592988371631</text:p>
          </table:table-cell>
          <table:table-cell office:value-type="float" office:value="1592988372724" calcext:value-type="float">
            <text:p>1592988372724</text:p>
          </table:table-cell>
          <table:table-cell table:number-columns-repeated="6"/>
        </table:table-row>
        <table:table-row table:style-name="ro1">
          <table:table-cell office:value-type="float" office:value="1592988372723" calcext:value-type="float">
            <text:p>1592988372723</text:p>
          </table:table-cell>
          <table:table-cell office:value-type="float" office:value="1592988372653" calcext:value-type="float">
            <text:p>1592988372653</text:p>
          </table:table-cell>
          <table:table-cell office:value-type="float" office:value="1592988372739" calcext:value-type="float">
            <text:p>1592988372739</text:p>
          </table:table-cell>
          <table:table-cell office:value-type="float" office:value="1592988373827.57" calcext:value-type="float">
            <text:p>1592988373827.57</text:p>
          </table:table-cell>
          <table:table-cell table:number-columns-repeated="6"/>
        </table:table-row>
        <table:table-row table:style-name="ro1">
          <table:table-cell office:value-type="float" office:value="1592988373822" calcext:value-type="float">
            <text:p>1592988373822</text:p>
          </table:table-cell>
          <table:table-cell office:value-type="float" office:value="1592988373744" calcext:value-type="float">
            <text:p>1592988373744</text:p>
          </table:table-cell>
          <table:table-cell office:value-type="float" office:value="1592988373841" calcext:value-type="float">
            <text:p>1592988373841</text:p>
          </table:table-cell>
          <table:table-cell office:value-type="float" office:value="1592988374920.57" calcext:value-type="float">
            <text:p>1592988374920.57</text:p>
          </table:table-cell>
          <table:table-cell table:number-columns-repeated="6"/>
        </table:table-row>
        <table:table-row table:style-name="ro1">
          <table:table-cell office:value-type="float" office:value="1592988374898" calcext:value-type="float">
            <text:p>1592988374898</text:p>
          </table:table-cell>
          <table:table-cell office:value-type="float" office:value="1592988374788" calcext:value-type="float">
            <text:p>1592988374788</text:p>
          </table:table-cell>
          <table:table-cell office:value-type="float" office:value="1592988374935" calcext:value-type="float">
            <text:p>1592988374935</text:p>
          </table:table-cell>
          <table:table-cell office:value-type="float" office:value="1592988376028.11" calcext:value-type="float">
            <text:p>1592988376028.11</text:p>
          </table:table-cell>
          <table:table-cell table:number-columns-repeated="6"/>
        </table:table-row>
        <table:table-row table:style-name="ro1">
          <table:table-cell office:value-type="float" office:value="1592988375995" calcext:value-type="float">
            <text:p>1592988375995</text:p>
          </table:table-cell>
          <table:table-cell office:value-type="float" office:value="1592988375875" calcext:value-type="float">
            <text:p>1592988375875</text:p>
          </table:table-cell>
          <table:table-cell office:value-type="float" office:value="1592988376041" calcext:value-type="float">
            <text:p>1592988376041</text:p>
          </table:table-cell>
          <table:table-cell office:value-type="float" office:value="1592988377116.23" calcext:value-type="float">
            <text:p>1592988377116.23</text:p>
          </table:table-cell>
          <table:table-cell table:number-columns-repeated="6"/>
        </table:table-row>
        <table:table-row table:style-name="ro1">
          <table:table-cell office:value-type="float" office:value="1592988377103" calcext:value-type="float">
            <text:p>1592988377103</text:p>
          </table:table-cell>
          <table:table-cell office:value-type="float" office:value="1592988377048" calcext:value-type="float">
            <text:p>1592988377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7120" calcext:value-type="float">
            <text:p>1592988377120</text:p>
          </table:table-cell>
          <table:table-cell office:value-type="float" office:value="1592988377048" calcext:value-type="float">
            <text:p>1592988377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7141" calcext:value-type="float">
            <text:p>1592988377141</text:p>
          </table:table-cell>
          <table:table-cell office:value-type="float" office:value="1592988377048" calcext:value-type="float">
            <text:p>1592988377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7169" calcext:value-type="float">
            <text:p>1592988377169</text:p>
          </table:table-cell>
          <table:table-cell office:value-type="float" office:value="1592988377052" calcext:value-type="float">
            <text:p>1592988377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7194" calcext:value-type="float">
            <text:p>1592988377194</text:p>
          </table:table-cell>
          <table:table-cell office:value-type="float" office:value="1592988377139" calcext:value-type="float">
            <text:p>1592988377139</text:p>
          </table:table-cell>
          <table:table-cell office:value-type="float" office:value="1592988377204" calcext:value-type="float">
            <text:p>1592988377204</text:p>
          </table:table-cell>
          <table:table-cell office:value-type="float" office:value="1592988378225.49" calcext:value-type="float">
            <text:p>1592988378225.49</text:p>
          </table:table-cell>
          <table:table-cell table:number-columns-repeated="6"/>
        </table:table-row>
        <table:table-row table:style-name="ro1">
          <table:table-cell office:value-type="float" office:value="1592988378207" calcext:value-type="float">
            <text:p>1592988378207</text:p>
          </table:table-cell>
          <table:table-cell office:value-type="float" office:value="1592988378131" calcext:value-type="float">
            <text:p>1592988378131</text:p>
          </table:table-cell>
          <table:table-cell office:value-type="float" office:value="1592988378238" calcext:value-type="float">
            <text:p>1592988378238</text:p>
          </table:table-cell>
          <table:table-cell office:value-type="float" office:value="1592988379319.62" calcext:value-type="float">
            <text:p>1592988379319.62</text:p>
          </table:table-cell>
          <table:table-cell table:number-columns-repeated="6"/>
        </table:table-row>
        <table:table-row table:style-name="ro1">
          <table:table-cell office:value-type="float" office:value="1592988379319" calcext:value-type="float">
            <text:p>1592988379319</text:p>
          </table:table-cell>
          <table:table-cell office:value-type="float" office:value="1592988379228" calcext:value-type="float">
            <text:p>1592988379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9319" calcext:value-type="float">
            <text:p>1592988379319</text:p>
          </table:table-cell>
          <table:table-cell office:value-type="float" office:value="1592988379228" calcext:value-type="float">
            <text:p>1592988379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9341" calcext:value-type="float">
            <text:p>1592988379341</text:p>
          </table:table-cell>
          <table:table-cell office:value-type="float" office:value="1592988379252" calcext:value-type="float">
            <text:p>1592988379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9364" calcext:value-type="float">
            <text:p>1592988379364</text:p>
          </table:table-cell>
          <table:table-cell office:value-type="float" office:value="1592988379252" calcext:value-type="float">
            <text:p>1592988379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9387" calcext:value-type="float">
            <text:p>1592988379387</text:p>
          </table:table-cell>
          <table:table-cell office:value-type="float" office:value="1592988379318" calcext:value-type="float">
            <text:p>1592988379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9409" calcext:value-type="float">
            <text:p>1592988379409</text:p>
          </table:table-cell>
          <table:table-cell office:value-type="float" office:value="1592988379318" calcext:value-type="float">
            <text:p>1592988379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9432" calcext:value-type="float">
            <text:p>1592988379432</text:p>
          </table:table-cell>
          <table:table-cell office:value-type="float" office:value="1592988379352" calcext:value-type="float">
            <text:p>1592988379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9454" calcext:value-type="float">
            <text:p>1592988379454</text:p>
          </table:table-cell>
          <table:table-cell office:value-type="float" office:value="1592988379352" calcext:value-type="float">
            <text:p>1592988379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79476" calcext:value-type="float">
            <text:p>1592988379476</text:p>
          </table:table-cell>
          <table:table-cell office:value-type="float" office:value="1592988379407" calcext:value-type="float">
            <text:p>1592988379407</text:p>
          </table:table-cell>
          <table:table-cell office:value-type="float" office:value="1592988379495" calcext:value-type="float">
            <text:p>1592988379495</text:p>
          </table:table-cell>
          <table:table-cell office:value-type="float" office:value="1592988380525.69" calcext:value-type="float">
            <text:p>1592988380525.69</text:p>
          </table:table-cell>
          <table:table-cell table:number-columns-repeated="6"/>
        </table:table-row>
        <table:table-row table:style-name="ro1">
          <table:table-cell office:value-type="float" office:value="1592988380519" calcext:value-type="float">
            <text:p>1592988380519</text:p>
          </table:table-cell>
          <table:table-cell office:value-type="float" office:value="1592988380449" calcext:value-type="float">
            <text:p>1592988380449</text:p>
          </table:table-cell>
          <table:table-cell office:value-type="float" office:value="1592988380540" calcext:value-type="float">
            <text:p>1592988380540</text:p>
          </table:table-cell>
          <table:table-cell office:value-type="float" office:value="1592988381619.2" calcext:value-type="float">
            <text:p>1592988381619.2</text:p>
          </table:table-cell>
          <table:table-cell table:number-columns-repeated="6"/>
        </table:table-row>
        <table:table-row table:style-name="ro1">
          <table:table-cell office:value-type="float" office:value="1592988381619" calcext:value-type="float">
            <text:p>1592988381619</text:p>
          </table:table-cell>
          <table:table-cell office:value-type="float" office:value="1592988381552" calcext:value-type="float">
            <text:p>1592988381552</text:p>
          </table:table-cell>
          <table:table-cell office:value-type="float" office:value="1592988381632" calcext:value-type="float">
            <text:p>1592988381632</text:p>
          </table:table-cell>
          <table:table-cell office:value-type="float" office:value="1592988382710.19" calcext:value-type="float">
            <text:p>1592988382710.19</text:p>
          </table:table-cell>
          <table:table-cell table:number-columns-repeated="6"/>
        </table:table-row>
        <table:table-row table:style-name="ro1">
          <table:table-cell office:value-type="float" office:value="1592988382712" calcext:value-type="float">
            <text:p>1592988382712</text:p>
          </table:table-cell>
          <table:table-cell office:value-type="float" office:value="1592988382649" calcext:value-type="float">
            <text:p>1592988382649</text:p>
          </table:table-cell>
          <table:table-cell office:value-type="float" office:value="1592988382723" calcext:value-type="float">
            <text:p>1592988382723</text:p>
          </table:table-cell>
          <table:table-cell office:value-type="float" office:value="1592988383763.42" calcext:value-type="float">
            <text:p>1592988383763.42</text:p>
          </table:table-cell>
          <table:table-cell table:number-columns-repeated="6"/>
        </table:table-row>
        <table:table-row table:style-name="ro1">
          <table:table-cell office:value-type="float" office:value="1592988383753" calcext:value-type="float">
            <text:p>1592988383753</text:p>
          </table:table-cell>
          <table:table-cell office:value-type="float" office:value="1592988383652" calcext:value-type="float">
            <text:p>1592988383652</text:p>
          </table:table-cell>
          <table:table-cell office:value-type="float" office:value="1592988383776" calcext:value-type="float">
            <text:p>1592988383776</text:p>
          </table:table-cell>
          <table:table-cell office:value-type="float" office:value="1592988384811.09" calcext:value-type="float">
            <text:p>1592988384811.09</text:p>
          </table:table-cell>
          <table:table-cell table:number-columns-repeated="6"/>
        </table:table-row>
        <table:table-row table:style-name="ro1">
          <table:table-cell office:value-type="float" office:value="1592988384798" calcext:value-type="float">
            <text:p>1592988384798</text:p>
          </table:table-cell>
          <table:table-cell office:value-type="float" office:value="1592988384742" calcext:value-type="float">
            <text:p>1592988384742</text:p>
          </table:table-cell>
          <table:table-cell office:value-type="float" office:value="1592988384826" calcext:value-type="float">
            <text:p>1592988384826</text:p>
          </table:table-cell>
          <table:table-cell office:value-type="float" office:value="1592988385903.56" calcext:value-type="float">
            <text:p>1592988385903.56</text:p>
          </table:table-cell>
          <table:table-cell table:number-columns-repeated="6"/>
        </table:table-row>
        <table:table-row table:style-name="ro1">
          <table:table-cell office:value-type="float" office:value="1592988385895" calcext:value-type="float">
            <text:p>1592988385895</text:p>
          </table:table-cell>
          <table:table-cell office:value-type="float" office:value="1592988385831" calcext:value-type="float">
            <text:p>1592988385831</text:p>
          </table:table-cell>
          <table:table-cell office:value-type="float" office:value="1592988385917" calcext:value-type="float">
            <text:p>1592988385917</text:p>
          </table:table-cell>
          <table:table-cell office:value-type="float" office:value="1592988386996.47" calcext:value-type="float">
            <text:p>1592988386996.47</text:p>
          </table:table-cell>
          <table:table-cell table:number-columns-repeated="6"/>
        </table:table-row>
        <table:table-row table:style-name="ro1">
          <table:table-cell office:value-type="float" office:value="1592988386992" calcext:value-type="float">
            <text:p>1592988386992</text:p>
          </table:table-cell>
          <table:table-cell office:value-type="float" office:value="1592988386923" calcext:value-type="float">
            <text:p>15929883869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87018" calcext:value-type="float">
            <text:p>1592988387018</text:p>
          </table:table-cell>
          <table:table-cell office:value-type="float" office:value="1592988386952" calcext:value-type="float">
            <text:p>1592988386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87039" calcext:value-type="float">
            <text:p>1592988387039</text:p>
          </table:table-cell>
          <table:table-cell office:value-type="float" office:value="1592988386952" calcext:value-type="float">
            <text:p>1592988386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87059" calcext:value-type="float">
            <text:p>1592988387059</text:p>
          </table:table-cell>
          <table:table-cell office:value-type="float" office:value="1592988386952" calcext:value-type="float">
            <text:p>1592988386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87080" calcext:value-type="float">
            <text:p>1592988387080</text:p>
          </table:table-cell>
          <table:table-cell office:value-type="float" office:value="1592988386952" calcext:value-type="float">
            <text:p>1592988386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87103" calcext:value-type="float">
            <text:p>1592988387103</text:p>
          </table:table-cell>
          <table:table-cell office:value-type="float" office:value="1592988387014" calcext:value-type="float">
            <text:p>1592988387014</text:p>
          </table:table-cell>
          <table:table-cell office:value-type="float" office:value="1592988387120" calcext:value-type="float">
            <text:p>1592988387120</text:p>
          </table:table-cell>
          <table:table-cell office:value-type="float" office:value="1592988388138.21" calcext:value-type="float">
            <text:p>1592988388138.21</text:p>
          </table:table-cell>
          <table:table-cell table:number-columns-repeated="6"/>
        </table:table-row>
        <table:table-row table:style-name="ro1">
          <table:table-cell office:value-type="float" office:value="1592988388121" calcext:value-type="float">
            <text:p>1592988388121</text:p>
          </table:table-cell>
          <table:table-cell office:value-type="float" office:value="1592988388052" calcext:value-type="float">
            <text:p>1592988388052</text:p>
          </table:table-cell>
          <table:table-cell office:value-type="float" office:value="1592988388153" calcext:value-type="float">
            <text:p>1592988388153</text:p>
          </table:table-cell>
          <table:table-cell office:value-type="float" office:value="1592988389228.56" calcext:value-type="float">
            <text:p>1592988389228.56</text:p>
          </table:table-cell>
          <table:table-cell table:number-columns-repeated="6"/>
        </table:table-row>
        <table:table-row table:style-name="ro1">
          <table:table-cell office:value-type="float" office:value="1592988389217" calcext:value-type="float">
            <text:p>1592988389217</text:p>
          </table:table-cell>
          <table:table-cell office:value-type="float" office:value="1592988389150" calcext:value-type="float">
            <text:p>1592988389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89234" calcext:value-type="float">
            <text:p>1592988389234</text:p>
          </table:table-cell>
          <table:table-cell office:value-type="float" office:value="1592988389150" calcext:value-type="float">
            <text:p>1592988389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89258" calcext:value-type="float">
            <text:p>1592988389258</text:p>
          </table:table-cell>
          <table:table-cell office:value-type="float" office:value="1592988389152" calcext:value-type="float">
            <text:p>1592988389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89286" calcext:value-type="float">
            <text:p>1592988389286</text:p>
          </table:table-cell>
          <table:table-cell office:value-type="float" office:value="1592988389195" calcext:value-type="float">
            <text:p>1592988389195</text:p>
          </table:table-cell>
          <table:table-cell office:value-type="float" office:value="1592988389299" calcext:value-type="float">
            <text:p>1592988389299</text:p>
          </table:table-cell>
          <table:table-cell office:value-type="float" office:value="1592988390404.37" calcext:value-type="float">
            <text:p>1592988390404.37</text:p>
          </table:table-cell>
          <table:table-cell table:number-columns-repeated="6"/>
        </table:table-row>
        <table:table-row table:style-name="ro1">
          <table:table-cell office:value-type="float" office:value="1592988390395" calcext:value-type="float">
            <text:p>1592988390395</text:p>
          </table:table-cell>
          <table:table-cell office:value-type="float" office:value="1592988390284" calcext:value-type="float">
            <text:p>1592988390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0413" calcext:value-type="float">
            <text:p>1592988390413</text:p>
          </table:table-cell>
          <table:table-cell office:value-type="float" office:value="1592988390331" calcext:value-type="float">
            <text:p>1592988390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0458" calcext:value-type="float">
            <text:p>1592988390458</text:p>
          </table:table-cell>
          <table:table-cell office:value-type="float" office:value="1592988390352" calcext:value-type="float">
            <text:p>1592988390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0502" calcext:value-type="float">
            <text:p>1592988390502</text:p>
          </table:table-cell>
          <table:table-cell office:value-type="float" office:value="1592988390422" calcext:value-type="float">
            <text:p>1592988390422</text:p>
          </table:table-cell>
          <table:table-cell office:value-type="float" office:value="1592988390519" calcext:value-type="float">
            <text:p>1592988390519</text:p>
          </table:table-cell>
          <table:table-cell office:value-type="float" office:value="1592988391556.41" calcext:value-type="float">
            <text:p>1592988391556.41</text:p>
          </table:table-cell>
          <table:table-cell table:number-columns-repeated="6"/>
        </table:table-row>
        <table:table-row table:style-name="ro1">
          <table:table-cell office:value-type="float" office:value="1592988391549" calcext:value-type="float">
            <text:p>1592988391549</text:p>
          </table:table-cell>
          <table:table-cell office:value-type="float" office:value="1592988391452" calcext:value-type="float">
            <text:p>1592988391452</text:p>
          </table:table-cell>
          <table:table-cell office:value-type="float" office:value="1592988391570" calcext:value-type="float">
            <text:p>1592988391570</text:p>
          </table:table-cell>
          <table:table-cell office:value-type="float" office:value="1592988392626.5" calcext:value-type="float">
            <text:p>1592988392626.5</text:p>
          </table:table-cell>
          <table:table-cell table:number-columns-repeated="6"/>
        </table:table-row>
        <table:table-row table:style-name="ro1">
          <table:table-cell office:value-type="float" office:value="1592988392623" calcext:value-type="float">
            <text:p>1592988392623</text:p>
          </table:table-cell>
          <table:table-cell office:value-type="float" office:value="1592988392547" calcext:value-type="float">
            <text:p>1592988392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2647" calcext:value-type="float">
            <text:p>1592988392647</text:p>
          </table:table-cell>
          <table:table-cell office:value-type="float" office:value="1592988392552" calcext:value-type="float">
            <text:p>1592988392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2666" calcext:value-type="float">
            <text:p>1592988392666</text:p>
          </table:table-cell>
          <table:table-cell office:value-type="float" office:value="1592988392552" calcext:value-type="float">
            <text:p>1592988392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2685" calcext:value-type="float">
            <text:p>1592988392685</text:p>
          </table:table-cell>
          <table:table-cell office:value-type="float" office:value="1592988392592" calcext:value-type="float">
            <text:p>1592988392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2706" calcext:value-type="float">
            <text:p>1592988392706</text:p>
          </table:table-cell>
          <table:table-cell office:value-type="float" office:value="1592988392637" calcext:value-type="float">
            <text:p>1592988392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2724" calcext:value-type="float">
            <text:p>1592988392724</text:p>
          </table:table-cell>
          <table:table-cell office:value-type="float" office:value="1592988392637" calcext:value-type="float">
            <text:p>1592988392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2744" calcext:value-type="float">
            <text:p>1592988392744</text:p>
          </table:table-cell>
          <table:table-cell office:value-type="float" office:value="1592988392652" calcext:value-type="float">
            <text:p>1592988392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2762" calcext:value-type="float">
            <text:p>1592988392762</text:p>
          </table:table-cell>
          <table:table-cell office:value-type="float" office:value="1592988392652" calcext:value-type="float">
            <text:p>1592988392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2785" calcext:value-type="float">
            <text:p>1592988392785</text:p>
          </table:table-cell>
          <table:table-cell office:value-type="float" office:value="1592988392727" calcext:value-type="float">
            <text:p>1592988392727</text:p>
          </table:table-cell>
          <table:table-cell office:value-type="float" office:value="1592988392797" calcext:value-type="float">
            <text:p>1592988392797</text:p>
          </table:table-cell>
          <table:table-cell office:value-type="float" office:value="1592988393850.52" calcext:value-type="float">
            <text:p>1592988393850.52</text:p>
          </table:table-cell>
          <table:table-cell table:number-columns-repeated="6"/>
        </table:table-row>
        <table:table-row table:style-name="ro1">
          <table:table-cell office:value-type="float" office:value="1592988393823" calcext:value-type="float">
            <text:p>1592988393823</text:p>
          </table:table-cell>
          <table:table-cell office:value-type="float" office:value="1592988393752" calcext:value-type="float">
            <text:p>1592988393752</text:p>
          </table:table-cell>
          <table:table-cell office:value-type="float" office:value="1592988393864" calcext:value-type="float">
            <text:p>1592988393864</text:p>
          </table:table-cell>
          <table:table-cell office:value-type="float" office:value="1592988394927.76" calcext:value-type="float">
            <text:p>1592988394927.76</text:p>
          </table:table-cell>
          <table:table-cell table:number-columns-repeated="6"/>
        </table:table-row>
        <table:table-row table:style-name="ro1">
          <table:table-cell office:value-type="float" office:value="1592988394916" calcext:value-type="float">
            <text:p>1592988394916</text:p>
          </table:table-cell>
          <table:table-cell office:value-type="float" office:value="1592988394826" calcext:value-type="float">
            <text:p>15929883948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4934" calcext:value-type="float">
            <text:p>1592988394934</text:p>
          </table:table-cell>
          <table:table-cell office:value-type="float" office:value="1592988394852" calcext:value-type="float">
            <text:p>1592988394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4953" calcext:value-type="float">
            <text:p>1592988394953</text:p>
          </table:table-cell>
          <table:table-cell office:value-type="float" office:value="1592988394852" calcext:value-type="float">
            <text:p>1592988394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4977" calcext:value-type="float">
            <text:p>1592988394977</text:p>
          </table:table-cell>
          <table:table-cell office:value-type="float" office:value="1592988394871" calcext:value-type="float">
            <text:p>1592988394871</text:p>
          </table:table-cell>
          <table:table-cell office:value-type="float" office:value="1592988394993" calcext:value-type="float">
            <text:p>1592988394993</text:p>
          </table:table-cell>
          <table:table-cell office:value-type="float" office:value="1592988396025.6" calcext:value-type="float">
            <text:p>1592988396025.6</text:p>
          </table:table-cell>
          <table:table-cell table:number-columns-repeated="6"/>
        </table:table-row>
        <table:table-row table:style-name="ro1">
          <table:table-cell office:value-type="float" office:value="1592988396019" calcext:value-type="float">
            <text:p>1592988396019</text:p>
          </table:table-cell>
          <table:table-cell office:value-type="float" office:value="1592988395952" calcext:value-type="float">
            <text:p>1592988395952</text:p>
          </table:table-cell>
          <table:table-cell office:value-type="float" office:value="1592988396040" calcext:value-type="float">
            <text:p>1592988396040</text:p>
          </table:table-cell>
          <table:table-cell office:value-type="float" office:value="1592988397110.81" calcext:value-type="float">
            <text:p>1592988397110.81</text:p>
          </table:table-cell>
          <table:table-cell table:number-columns-repeated="6"/>
        </table:table-row>
        <table:table-row table:style-name="ro1">
          <table:table-cell office:value-type="float" office:value="1592988397103" calcext:value-type="float">
            <text:p>1592988397103</text:p>
          </table:table-cell>
          <table:table-cell office:value-type="float" office:value="1592988397041" calcext:value-type="float">
            <text:p>1592988397041</text:p>
          </table:table-cell>
          <table:table-cell office:value-type="float" office:value="1592988397125" calcext:value-type="float">
            <text:p>1592988397125</text:p>
          </table:table-cell>
          <table:table-cell office:value-type="float" office:value="1592988398196.17" calcext:value-type="float">
            <text:p>1592988398196.17</text:p>
          </table:table-cell>
          <table:table-cell table:number-columns-repeated="6"/>
        </table:table-row>
        <table:table-row table:style-name="ro1">
          <table:table-cell office:value-type="float" office:value="1592988398169" calcext:value-type="float">
            <text:p>1592988398169</text:p>
          </table:table-cell>
          <table:table-cell office:value-type="float" office:value="1592988398052" calcext:value-type="float">
            <text:p>1592988398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8196" calcext:value-type="float">
            <text:p>1592988398196</text:p>
          </table:table-cell>
          <table:table-cell office:value-type="float" office:value="1592988398131" calcext:value-type="float">
            <text:p>1592988398131</text:p>
          </table:table-cell>
          <table:table-cell office:value-type="float" office:value="1592988398222" calcext:value-type="float">
            <text:p>1592988398222</text:p>
          </table:table-cell>
          <table:table-cell office:value-type="float" office:value="1592988399257.12" calcext:value-type="float">
            <text:p>1592988399257.12</text:p>
          </table:table-cell>
          <table:table-cell table:number-columns-repeated="6"/>
        </table:table-row>
        <table:table-row table:style-name="ro1">
          <table:table-cell office:value-type="float" office:value="1592988399250" calcext:value-type="float">
            <text:p>1592988399250</text:p>
          </table:table-cell>
          <table:table-cell office:value-type="float" office:value="1592988399153" calcext:value-type="float">
            <text:p>1592988399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9271" calcext:value-type="float">
            <text:p>1592988399271</text:p>
          </table:table-cell>
          <table:table-cell office:value-type="float" office:value="1592988399153" calcext:value-type="float">
            <text:p>1592988399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9297" calcext:value-type="float">
            <text:p>1592988399297</text:p>
          </table:table-cell>
          <table:table-cell office:value-type="float" office:value="1592988399153" calcext:value-type="float">
            <text:p>1592988399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9319" calcext:value-type="float">
            <text:p>1592988399319</text:p>
          </table:table-cell>
          <table:table-cell office:value-type="float" office:value="1592988399153" calcext:value-type="float">
            <text:p>1592988399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399342" calcext:value-type="float">
            <text:p>1592988399342</text:p>
          </table:table-cell>
          <table:table-cell office:value-type="float" office:value="1592988399252" calcext:value-type="float">
            <text:p>1592988399252</text:p>
          </table:table-cell>
          <table:table-cell office:value-type="float" office:value="1592988399362" calcext:value-type="float">
            <text:p>1592988399362</text:p>
          </table:table-cell>
          <table:table-cell office:value-type="float" office:value="1592988400412.11" calcext:value-type="float">
            <text:p>1592988400412.11</text:p>
          </table:table-cell>
          <table:table-cell table:number-columns-repeated="6"/>
        </table:table-row>
        <table:table-row table:style-name="ro1">
          <table:table-cell office:value-type="float" office:value="1592988400393" calcext:value-type="float">
            <text:p>1592988400393</text:p>
          </table:table-cell>
          <table:table-cell office:value-type="float" office:value="1592988400302" calcext:value-type="float">
            <text:p>1592988400302</text:p>
          </table:table-cell>
          <table:table-cell office:value-type="float" office:value="1592988400425" calcext:value-type="float">
            <text:p>1592988400425</text:p>
          </table:table-cell>
          <table:table-cell office:value-type="float" office:value="1592988401504.27" calcext:value-type="float">
            <text:p>1592988401504.27</text:p>
          </table:table-cell>
          <table:table-cell table:number-columns-repeated="6"/>
        </table:table-row>
        <table:table-row table:style-name="ro1">
          <table:table-cell office:value-type="float" office:value="1592988401497" calcext:value-type="float">
            <text:p>1592988401497</text:p>
          </table:table-cell>
          <table:table-cell office:value-type="float" office:value="1592988401435" calcext:value-type="float">
            <text:p>1592988401435</text:p>
          </table:table-cell>
          <table:table-cell office:value-type="float" office:value="1592988401519" calcext:value-type="float">
            <text:p>1592988401519</text:p>
          </table:table-cell>
          <table:table-cell office:value-type="float" office:value="1592988402603.85" calcext:value-type="float">
            <text:p>1592988402603.85</text:p>
          </table:table-cell>
          <table:table-cell table:number-columns-repeated="6"/>
        </table:table-row>
        <table:table-row table:style-name="ro1">
          <table:table-cell office:value-type="float" office:value="1592988402596" calcext:value-type="float">
            <text:p>1592988402596</text:p>
          </table:table-cell>
          <table:table-cell office:value-type="float" office:value="1592988402523" calcext:value-type="float">
            <text:p>1592988402523</text:p>
          </table:table-cell>
          <table:table-cell office:value-type="float" office:value="1592988402618" calcext:value-type="float">
            <text:p>1592988402618</text:p>
          </table:table-cell>
          <table:table-cell office:value-type="float" office:value="1592988403677.92" calcext:value-type="float">
            <text:p>1592988403677.92</text:p>
          </table:table-cell>
          <table:table-cell table:number-columns-repeated="6"/>
        </table:table-row>
        <table:table-row table:style-name="ro1">
          <table:table-cell office:value-type="float" office:value="1592988403665" calcext:value-type="float">
            <text:p>1592988403665</text:p>
          </table:table-cell>
          <table:table-cell office:value-type="float" office:value="1592988403552" calcext:value-type="float">
            <text:p>1592988403552</text:p>
          </table:table-cell>
          <table:table-cell office:value-type="float" office:value="1592988403693" calcext:value-type="float">
            <text:p>1592988403693</text:p>
          </table:table-cell>
          <table:table-cell office:value-type="float" office:value="1592988404730.82" calcext:value-type="float">
            <text:p>1592988404730.82</text:p>
          </table:table-cell>
          <table:table-cell table:number-columns-repeated="6"/>
        </table:table-row>
        <table:table-row table:style-name="ro1">
          <table:table-cell office:value-type="float" office:value="1592988404708" calcext:value-type="float">
            <text:p>1592988404708</text:p>
          </table:table-cell>
          <table:table-cell office:value-type="float" office:value="1592988404640" calcext:value-type="float">
            <text:p>1592988404640</text:p>
          </table:table-cell>
          <table:table-cell office:value-type="float" office:value="1592988404744" calcext:value-type="float">
            <text:p>1592988404744</text:p>
          </table:table-cell>
          <table:table-cell office:value-type="float" office:value="1592988405810.94" calcext:value-type="float">
            <text:p>1592988405810.94</text:p>
          </table:table-cell>
          <table:table-cell table:number-columns-repeated="6"/>
        </table:table-row>
        <table:table-row table:style-name="ro1">
          <table:table-cell office:value-type="float" office:value="1592988405794" calcext:value-type="float">
            <text:p>1592988405794</text:p>
          </table:table-cell>
          <table:table-cell office:value-type="float" office:value="1592988405725" calcext:value-type="float">
            <text:p>1592988405725</text:p>
          </table:table-cell>
          <table:table-cell office:value-type="float" office:value="1592988405824" calcext:value-type="float">
            <text:p>1592988405824</text:p>
          </table:table-cell>
          <table:table-cell office:value-type="float" office:value="1592988406932.11" calcext:value-type="float">
            <text:p>1592988406932.11</text:p>
          </table:table-cell>
          <table:table-cell table:number-columns-repeated="6"/>
        </table:table-row>
        <table:table-row table:style-name="ro1">
          <table:table-cell office:value-type="float" office:value="1592988406916" calcext:value-type="float">
            <text:p>1592988406916</text:p>
          </table:table-cell>
          <table:table-cell office:value-type="float" office:value="1592988406852" calcext:value-type="float">
            <text:p>1592988406852</text:p>
          </table:table-cell>
          <table:table-cell office:value-type="float" office:value="1592988406946" calcext:value-type="float">
            <text:p>1592988406946</text:p>
          </table:table-cell>
          <table:table-cell office:value-type="float" office:value="1592988408008.02" calcext:value-type="float">
            <text:p>1592988408008.02</text:p>
          </table:table-cell>
          <table:table-cell table:number-columns-repeated="6"/>
        </table:table-row>
        <table:table-row table:style-name="ro1">
          <table:table-cell office:value-type="float" office:value="1592988407995" calcext:value-type="float">
            <text:p>1592988407995</text:p>
          </table:table-cell>
          <table:table-cell office:value-type="float" office:value="1592988407941" calcext:value-type="float">
            <text:p>1592988407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08012" calcext:value-type="float">
            <text:p>1592988408012</text:p>
          </table:table-cell>
          <table:table-cell office:value-type="float" office:value="1592988407941" calcext:value-type="float">
            <text:p>1592988407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08036" calcext:value-type="float">
            <text:p>1592988408036</text:p>
          </table:table-cell>
          <table:table-cell office:value-type="float" office:value="1592988407941" calcext:value-type="float">
            <text:p>1592988407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08069" calcext:value-type="float">
            <text:p>1592988408069</text:p>
          </table:table-cell>
          <table:table-cell office:value-type="float" office:value="1592988407952" calcext:value-type="float">
            <text:p>1592988407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08091" calcext:value-type="float">
            <text:p>1592988408091</text:p>
          </table:table-cell>
          <table:table-cell office:value-type="float" office:value="1592988408031" calcext:value-type="float">
            <text:p>1592988408031</text:p>
          </table:table-cell>
          <table:table-cell office:value-type="float" office:value="1592988408106" calcext:value-type="float">
            <text:p>1592988408106</text:p>
          </table:table-cell>
          <table:table-cell office:value-type="float" office:value="1592988409157.52" calcext:value-type="float">
            <text:p>1592988409157.52</text:p>
          </table:table-cell>
          <table:table-cell table:number-columns-repeated="6"/>
        </table:table-row>
        <table:table-row table:style-name="ro1">
          <table:table-cell office:value-type="float" office:value="1592988409149" calcext:value-type="float">
            <text:p>1592988409149</text:p>
          </table:table-cell>
          <table:table-cell office:value-type="float" office:value="1592988409052" calcext:value-type="float">
            <text:p>1592988409052</text:p>
          </table:table-cell>
          <table:table-cell office:value-type="float" office:value="1592988409170" calcext:value-type="float">
            <text:p>1592988409170</text:p>
          </table:table-cell>
          <table:table-cell office:value-type="float" office:value="1592988410227.83" calcext:value-type="float">
            <text:p>1592988410227.83</text:p>
          </table:table-cell>
          <table:table-cell table:number-columns-repeated="6"/>
        </table:table-row>
        <table:table-row table:style-name="ro1">
          <table:table-cell office:value-type="float" office:value="1592988410216" calcext:value-type="float">
            <text:p>1592988410216</text:p>
          </table:table-cell>
          <table:table-cell office:value-type="float" office:value="1592988410151" calcext:value-type="float">
            <text:p>1592988410151</text:p>
          </table:table-cell>
          <table:table-cell office:value-type="float" office:value="1592988410242" calcext:value-type="float">
            <text:p>1592988410242</text:p>
          </table:table-cell>
          <table:table-cell office:value-type="float" office:value="1592988411320.36" calcext:value-type="float">
            <text:p>1592988411320.36</text:p>
          </table:table-cell>
          <table:table-cell table:number-columns-repeated="6"/>
        </table:table-row>
        <table:table-row table:style-name="ro1">
          <table:table-cell office:value-type="float" office:value="1592988411318" calcext:value-type="float">
            <text:p>1592988411318</text:p>
          </table:table-cell>
          <table:table-cell office:value-type="float" office:value="1592988411251" calcext:value-type="float">
            <text:p>1592988411251</text:p>
          </table:table-cell>
          <table:table-cell office:value-type="float" office:value="1592988411335" calcext:value-type="float">
            <text:p>1592988411335</text:p>
          </table:table-cell>
          <table:table-cell office:value-type="float" office:value="1592988412436.01" calcext:value-type="float">
            <text:p>1592988412436.01</text:p>
          </table:table-cell>
          <table:table-cell table:number-columns-repeated="6"/>
        </table:table-row>
        <table:table-row table:style-name="ro1">
          <table:table-cell office:value-type="float" office:value="1592988412429" calcext:value-type="float">
            <text:p>1592988412429</text:p>
          </table:table-cell>
          <table:table-cell office:value-type="float" office:value="1592988412351" calcext:value-type="float">
            <text:p>1592988412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2447" calcext:value-type="float">
            <text:p>1592988412447</text:p>
          </table:table-cell>
          <table:table-cell office:value-type="float" office:value="1592988412351" calcext:value-type="float">
            <text:p>1592988412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2472" calcext:value-type="float">
            <text:p>1592988412472</text:p>
          </table:table-cell>
          <table:table-cell office:value-type="float" office:value="1592988412351" calcext:value-type="float">
            <text:p>1592988412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2490" calcext:value-type="float">
            <text:p>1592988412490</text:p>
          </table:table-cell>
          <table:table-cell office:value-type="float" office:value="1592988412416" calcext:value-type="float">
            <text:p>1592988412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2508" calcext:value-type="float">
            <text:p>1592988412508</text:p>
          </table:table-cell>
          <table:table-cell office:value-type="float" office:value="1592988412416" calcext:value-type="float">
            <text:p>1592988412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2526" calcext:value-type="float">
            <text:p>1592988412526</text:p>
          </table:table-cell>
          <table:table-cell office:value-type="float" office:value="1592988412452" calcext:value-type="float">
            <text:p>1592988412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2544" calcext:value-type="float">
            <text:p>1592988412544</text:p>
          </table:table-cell>
          <table:table-cell office:value-type="float" office:value="1592988412452" calcext:value-type="float">
            <text:p>1592988412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2563" calcext:value-type="float">
            <text:p>1592988412563</text:p>
          </table:table-cell>
          <table:table-cell office:value-type="float" office:value="1592988412452" calcext:value-type="float">
            <text:p>1592988412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2585" calcext:value-type="float">
            <text:p>1592988412585</text:p>
          </table:table-cell>
          <table:table-cell office:value-type="float" office:value="1592988412505" calcext:value-type="float">
            <text:p>1592988412505</text:p>
          </table:table-cell>
          <table:table-cell office:value-type="float" office:value="1592988412600" calcext:value-type="float">
            <text:p>1592988412600</text:p>
          </table:table-cell>
          <table:table-cell office:value-type="float" office:value="1592988413629.45" calcext:value-type="float">
            <text:p>1592988413629.45</text:p>
          </table:table-cell>
          <table:table-cell table:number-columns-repeated="6"/>
        </table:table-row>
        <table:table-row table:style-name="ro1">
          <table:table-cell office:value-type="float" office:value="1592988413609" calcext:value-type="float">
            <text:p>1592988413609</text:p>
          </table:table-cell>
          <table:table-cell office:value-type="float" office:value="1592988413534" calcext:value-type="float">
            <text:p>1592988413534</text:p>
          </table:table-cell>
          <table:table-cell office:value-type="float" office:value="1592988413644" calcext:value-type="float">
            <text:p>1592988413644</text:p>
          </table:table-cell>
          <table:table-cell office:value-type="float" office:value="1592988414727.98" calcext:value-type="float">
            <text:p>1592988414727.98</text:p>
          </table:table-cell>
          <table:table-cell table:number-columns-repeated="6"/>
        </table:table-row>
        <table:table-row table:style-name="ro1">
          <table:table-cell office:value-type="float" office:value="1592988414724" calcext:value-type="float">
            <text:p>1592988414724</text:p>
          </table:table-cell>
          <table:table-cell office:value-type="float" office:value="1592988414651" calcext:value-type="float">
            <text:p>1592988414651</text:p>
          </table:table-cell>
          <table:table-cell office:value-type="float" office:value="1592988414741" calcext:value-type="float">
            <text:p>1592988414741</text:p>
          </table:table-cell>
          <table:table-cell office:value-type="float" office:value="1592988415833.61" calcext:value-type="float">
            <text:p>1592988415833.61</text:p>
          </table:table-cell>
          <table:table-cell table:number-columns-repeated="6"/>
        </table:table-row>
        <table:table-row table:style-name="ro1">
          <table:table-cell office:value-type="float" office:value="1592988415824" calcext:value-type="float">
            <text:p>1592988415824</text:p>
          </table:table-cell>
          <table:table-cell office:value-type="float" office:value="1592988415751" calcext:value-type="float">
            <text:p>1592988415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5842" calcext:value-type="float">
            <text:p>1592988415842</text:p>
          </table:table-cell>
          <table:table-cell office:value-type="float" office:value="1592988415751" calcext:value-type="float">
            <text:p>1592988415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15871" calcext:value-type="float">
            <text:p>1592988415871</text:p>
          </table:table-cell>
          <table:table-cell office:value-type="float" office:value="1592988415754" calcext:value-type="float">
            <text:p>1592988415754</text:p>
          </table:table-cell>
          <table:table-cell office:value-type="float" office:value="1592988415888" calcext:value-type="float">
            <text:p>1592988415888</text:p>
          </table:table-cell>
          <table:table-cell office:value-type="float" office:value="1592988416922.35" calcext:value-type="float">
            <text:p>1592988416922.35</text:p>
          </table:table-cell>
          <table:table-cell table:number-columns-repeated="6"/>
        </table:table-row>
        <table:table-row table:style-name="ro1">
          <table:table-cell office:value-type="float" office:value="1592988416914" calcext:value-type="float">
            <text:p>1592988416914</text:p>
          </table:table-cell>
          <table:table-cell office:value-type="float" office:value="1592988416844" calcext:value-type="float">
            <text:p>1592988416844</text:p>
          </table:table-cell>
          <table:table-cell office:value-type="float" office:value="1592988416936" calcext:value-type="float">
            <text:p>1592988416936</text:p>
          </table:table-cell>
          <table:table-cell office:value-type="float" office:value="1592988418013.61" calcext:value-type="float">
            <text:p>1592988418013.61</text:p>
          </table:table-cell>
          <table:table-cell table:number-columns-repeated="6"/>
        </table:table-row>
        <table:table-row table:style-name="ro1">
          <table:table-cell office:value-type="float" office:value="1592988417999" calcext:value-type="float">
            <text:p>1592988417999</text:p>
          </table:table-cell>
          <table:table-cell office:value-type="float" office:value="1592988417931" calcext:value-type="float">
            <text:p>1592988417931</text:p>
          </table:table-cell>
          <table:table-cell office:value-type="float" office:value="1592988418029" calcext:value-type="float">
            <text:p>1592988418029</text:p>
          </table:table-cell>
          <table:table-cell office:value-type="float" office:value="1592988419132.09" calcext:value-type="float">
            <text:p>1592988419132.09</text:p>
          </table:table-cell>
          <table:table-cell table:number-columns-repeated="6"/>
        </table:table-row>
        <table:table-row table:style-name="ro1">
          <table:table-cell office:value-type="float" office:value="1592988419128" calcext:value-type="float">
            <text:p>1592988419128</text:p>
          </table:table-cell>
          <table:table-cell office:value-type="float" office:value="1592988419051" calcext:value-type="float">
            <text:p>1592988419051</text:p>
          </table:table-cell>
          <table:table-cell office:value-type="float" office:value="1592988419147" calcext:value-type="float">
            <text:p>1592988419147</text:p>
          </table:table-cell>
          <table:table-cell office:value-type="float" office:value="1592988420194.52" calcext:value-type="float">
            <text:p>1592988420194.52</text:p>
          </table:table-cell>
          <table:table-cell table:number-columns-repeated="6"/>
        </table:table-row>
        <table:table-row table:style-name="ro1">
          <table:table-cell office:value-type="float" office:value="1592988420183" calcext:value-type="float">
            <text:p>1592988420183</text:p>
          </table:table-cell>
          <table:table-cell office:value-type="float" office:value="1592988420101" calcext:value-type="float">
            <text:p>1592988420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20201" calcext:value-type="float">
            <text:p>1592988420201</text:p>
          </table:table-cell>
          <table:table-cell office:value-type="float" office:value="1592988420101" calcext:value-type="float">
            <text:p>1592988420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20219" calcext:value-type="float">
            <text:p>1592988420219</text:p>
          </table:table-cell>
          <table:table-cell office:value-type="float" office:value="1592988420101" calcext:value-type="float">
            <text:p>1592988420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20238" calcext:value-type="float">
            <text:p>1592988420238</text:p>
          </table:table-cell>
          <table:table-cell office:value-type="float" office:value="1592988420101" calcext:value-type="float">
            <text:p>1592988420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20258" calcext:value-type="float">
            <text:p>1592988420258</text:p>
          </table:table-cell>
          <table:table-cell office:value-type="float" office:value="1592988420146" calcext:value-type="float">
            <text:p>1592988420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20281" calcext:value-type="float">
            <text:p>1592988420281</text:p>
          </table:table-cell>
          <table:table-cell office:value-type="float" office:value="1592988420146" calcext:value-type="float">
            <text:p>1592988420146</text:p>
          </table:table-cell>
          <table:table-cell office:value-type="float" office:value="1592988420298" calcext:value-type="float">
            <text:p>1592988420298</text:p>
          </table:table-cell>
          <table:table-cell office:value-type="float" office:value="1592988421344.48" calcext:value-type="float">
            <text:p>1592988421344.48</text:p>
          </table:table-cell>
          <table:table-cell table:number-columns-repeated="6"/>
        </table:table-row>
        <table:table-row table:style-name="ro1">
          <table:table-cell office:value-type="float" office:value="1592988421328" calcext:value-type="float">
            <text:p>1592988421328</text:p>
          </table:table-cell>
          <table:table-cell office:value-type="float" office:value="1592988421233" calcext:value-type="float">
            <text:p>1592988421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21349" calcext:value-type="float">
            <text:p>1592988421349</text:p>
          </table:table-cell>
          <table:table-cell office:value-type="float" office:value="1592988421251" calcext:value-type="float">
            <text:p>1592988421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21373" calcext:value-type="float">
            <text:p>1592988421373</text:p>
          </table:table-cell>
          <table:table-cell office:value-type="float" office:value="1592988421279" calcext:value-type="float">
            <text:p>1592988421279</text:p>
          </table:table-cell>
          <table:table-cell office:value-type="float" office:value="1592988421389" calcext:value-type="float">
            <text:p>1592988421389</text:p>
          </table:table-cell>
          <table:table-cell office:value-type="float" office:value="1592988422409.19" calcext:value-type="float">
            <text:p>1592988422409.19</text:p>
          </table:table-cell>
          <table:table-cell table:number-columns-repeated="6"/>
        </table:table-row>
        <table:table-row table:style-name="ro1">
          <table:table-cell office:value-type="float" office:value="1592988422396" calcext:value-type="float">
            <text:p>1592988422396</text:p>
          </table:table-cell>
          <table:table-cell office:value-type="float" office:value="1592988422320" calcext:value-type="float">
            <text:p>1592988422320</text:p>
          </table:table-cell>
          <table:table-cell office:value-type="float" office:value="1592988422423" calcext:value-type="float">
            <text:p>1592988422423</text:p>
          </table:table-cell>
          <table:table-cell office:value-type="float" office:value="1592988423516.49" calcext:value-type="float">
            <text:p>1592988423516.49</text:p>
          </table:table-cell>
          <table:table-cell table:number-columns-repeated="6"/>
        </table:table-row>
        <table:table-row table:style-name="ro1">
          <table:table-cell office:value-type="float" office:value="1592988423509" calcext:value-type="float">
            <text:p>1592988423509</text:p>
          </table:table-cell>
          <table:table-cell office:value-type="float" office:value="1592988423408" calcext:value-type="float">
            <text:p>1592988423408</text:p>
          </table:table-cell>
          <table:table-cell office:value-type="float" office:value="1592988423531" calcext:value-type="float">
            <text:p>1592988423531</text:p>
          </table:table-cell>
          <table:table-cell office:value-type="float" office:value="1592988424618.88" calcext:value-type="float">
            <text:p>1592988424618.88</text:p>
          </table:table-cell>
          <table:table-cell table:number-columns-repeated="6"/>
        </table:table-row>
        <table:table-row table:style-name="ro1">
          <table:table-cell office:value-type="float" office:value="1592988424613" calcext:value-type="float">
            <text:p>1592988424613</text:p>
          </table:table-cell>
          <table:table-cell office:value-type="float" office:value="1592988424538" calcext:value-type="float">
            <text:p>1592988424538</text:p>
          </table:table-cell>
          <table:table-cell office:value-type="float" office:value="1592988424636" calcext:value-type="float">
            <text:p>1592988424636</text:p>
          </table:table-cell>
          <table:table-cell office:value-type="float" office:value="1592988425691.7" calcext:value-type="float">
            <text:p>1592988425691.7</text:p>
          </table:table-cell>
          <table:table-cell table:number-columns-repeated="6"/>
        </table:table-row>
        <table:table-row table:style-name="ro1">
          <table:table-cell office:value-type="float" office:value="1592988425678" calcext:value-type="float">
            <text:p>1592988425678</text:p>
          </table:table-cell>
          <table:table-cell office:value-type="float" office:value="1592988425619" calcext:value-type="float">
            <text:p>1592988425619</text:p>
          </table:table-cell>
          <table:table-cell office:value-type="float" office:value="1592988425705" calcext:value-type="float">
            <text:p>1592988425705</text:p>
          </table:table-cell>
          <table:table-cell office:value-type="float" office:value="1592988426754.47" calcext:value-type="float">
            <text:p>1592988426754.47</text:p>
          </table:table-cell>
          <table:table-cell table:number-columns-repeated="6"/>
        </table:table-row>
        <table:table-row table:style-name="ro1">
          <table:table-cell office:value-type="float" office:value="1592988426748" calcext:value-type="float">
            <text:p>1592988426748</text:p>
          </table:table-cell>
          <table:table-cell office:value-type="float" office:value="1592988426651" calcext:value-type="float">
            <text:p>1592988426651</text:p>
          </table:table-cell>
          <table:table-cell office:value-type="float" office:value="1592988426768" calcext:value-type="float">
            <text:p>1592988426768</text:p>
          </table:table-cell>
          <table:table-cell office:value-type="float" office:value="1592988427815.97" calcext:value-type="float">
            <text:p>1592988427815.97</text:p>
          </table:table-cell>
          <table:table-cell table:number-columns-repeated="6"/>
        </table:table-row>
        <table:table-row table:style-name="ro1">
          <table:table-cell office:value-type="float" office:value="1592988427804" calcext:value-type="float">
            <text:p>1592988427804</text:p>
          </table:table-cell>
          <table:table-cell office:value-type="float" office:value="1592988427708" calcext:value-type="float">
            <text:p>1592988427708</text:p>
          </table:table-cell>
          <table:table-cell office:value-type="float" office:value="1592988427829" calcext:value-type="float">
            <text:p>1592988427829</text:p>
          </table:table-cell>
          <table:table-cell office:value-type="float" office:value="1592988428908.35" calcext:value-type="float">
            <text:p>1592988428908.35</text:p>
          </table:table-cell>
          <table:table-cell table:number-columns-repeated="6"/>
        </table:table-row>
        <table:table-row table:style-name="ro1">
          <table:table-cell office:value-type="float" office:value="1592988428901" calcext:value-type="float">
            <text:p>1592988428901</text:p>
          </table:table-cell>
          <table:table-cell office:value-type="float" office:value="1592988428840" calcext:value-type="float">
            <text:p>1592988428840</text:p>
          </table:table-cell>
          <table:table-cell office:value-type="float" office:value="1592988428923" calcext:value-type="float">
            <text:p>1592988428923</text:p>
          </table:table-cell>
          <table:table-cell office:value-type="float" office:value="1592988429991.68" calcext:value-type="float">
            <text:p>1592988429991.68</text:p>
          </table:table-cell>
          <table:table-cell table:number-columns-repeated="6"/>
        </table:table-row>
        <table:table-row table:style-name="ro1">
          <table:table-cell office:value-type="float" office:value="1592988429980" calcext:value-type="float">
            <text:p>1592988429980</text:p>
          </table:table-cell>
          <table:table-cell office:value-type="float" office:value="1592988429918" calcext:value-type="float">
            <text:p>1592988429918</text:p>
          </table:table-cell>
          <table:table-cell office:value-type="float" office:value="1592988430010" calcext:value-type="float">
            <text:p>1592988430010</text:p>
          </table:table-cell>
          <table:table-cell office:value-type="float" office:value="1592988431055.69" calcext:value-type="float">
            <text:p>1592988431055.69</text:p>
          </table:table-cell>
          <table:table-cell table:number-columns-repeated="6"/>
        </table:table-row>
        <table:table-row table:style-name="ro1">
          <table:table-cell office:value-type="float" office:value="1592988431054" calcext:value-type="float">
            <text:p>1592988431054</text:p>
          </table:table-cell>
          <table:table-cell office:value-type="float" office:value="1592988430952" calcext:value-type="float">
            <text:p>1592988430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1076" calcext:value-type="float">
            <text:p>1592988431076</text:p>
          </table:table-cell>
          <table:table-cell office:value-type="float" office:value="1592988430952" calcext:value-type="float">
            <text:p>1592988430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1100" calcext:value-type="float">
            <text:p>1592988431100</text:p>
          </table:table-cell>
          <table:table-cell office:value-type="float" office:value="1592988430952" calcext:value-type="float">
            <text:p>1592988430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1119" calcext:value-type="float">
            <text:p>1592988431119</text:p>
          </table:table-cell>
          <table:table-cell office:value-type="float" office:value="1592988431002" calcext:value-type="float">
            <text:p>1592988431002</text:p>
          </table:table-cell>
          <table:table-cell office:value-type="float" office:value="1592988431133" calcext:value-type="float">
            <text:p>1592988431133</text:p>
          </table:table-cell>
          <table:table-cell office:value-type="float" office:value="1592988432208.02" calcext:value-type="float">
            <text:p>1592988432208.02</text:p>
          </table:table-cell>
          <table:table-cell table:number-columns-repeated="6"/>
        </table:table-row>
        <table:table-row table:style-name="ro1">
          <table:table-cell office:value-type="float" office:value="1592988432207" calcext:value-type="float">
            <text:p>1592988432207</text:p>
          </table:table-cell>
          <table:table-cell office:value-type="float" office:value="1592988432095" calcext:value-type="float">
            <text:p>1592988432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2207" calcext:value-type="float">
            <text:p>1592988432207</text:p>
          </table:table-cell>
          <table:table-cell office:value-type="float" office:value="1592988432139" calcext:value-type="float">
            <text:p>1592988432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2230" calcext:value-type="float">
            <text:p>1592988432230</text:p>
          </table:table-cell>
          <table:table-cell office:value-type="float" office:value="1592988432139" calcext:value-type="float">
            <text:p>1592988432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2253" calcext:value-type="float">
            <text:p>1592988432253</text:p>
          </table:table-cell>
          <table:table-cell office:value-type="float" office:value="1592988432152" calcext:value-type="float">
            <text:p>1592988432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2276" calcext:value-type="float">
            <text:p>1592988432276</text:p>
          </table:table-cell>
          <table:table-cell office:value-type="float" office:value="1592988432184" calcext:value-type="float">
            <text:p>1592988432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2301" calcext:value-type="float">
            <text:p>1592988432301</text:p>
          </table:table-cell>
          <table:table-cell office:value-type="float" office:value="1592988432229" calcext:value-type="float">
            <text:p>1592988432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2323" calcext:value-type="float">
            <text:p>1592988432323</text:p>
          </table:table-cell>
          <table:table-cell office:value-type="float" office:value="1592988432229" calcext:value-type="float">
            <text:p>1592988432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2346" calcext:value-type="float">
            <text:p>1592988432346</text:p>
          </table:table-cell>
          <table:table-cell office:value-type="float" office:value="1592988432252" calcext:value-type="float">
            <text:p>159298843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2369" calcext:value-type="float">
            <text:p>1592988432369</text:p>
          </table:table-cell>
          <table:table-cell office:value-type="float" office:value="1592988432273" calcext:value-type="float">
            <text:p>1592988432273</text:p>
          </table:table-cell>
          <table:table-cell office:value-type="float" office:value="1592988432386" calcext:value-type="float">
            <text:p>1592988432386</text:p>
          </table:table-cell>
          <table:table-cell office:value-type="float" office:value="1592988433512.02" calcext:value-type="float">
            <text:p>1592988433512.02</text:p>
          </table:table-cell>
          <table:table-cell table:number-columns-repeated="6"/>
        </table:table-row>
        <table:table-row table:style-name="ro1">
          <table:table-cell office:value-type="float" office:value="1592988433505" calcext:value-type="float">
            <text:p>1592988433505</text:p>
          </table:table-cell>
          <table:table-cell office:value-type="float" office:value="1592988433398" calcext:value-type="float">
            <text:p>1592988433398</text:p>
          </table:table-cell>
          <table:table-cell office:value-type="float" office:value="1592988433527" calcext:value-type="float">
            <text:p>1592988433527</text:p>
          </table:table-cell>
          <table:table-cell office:value-type="float" office:value="1592988434565.4" calcext:value-type="float">
            <text:p>1592988434565.4</text:p>
          </table:table-cell>
          <table:table-cell table:number-columns-repeated="6"/>
        </table:table-row>
        <table:table-row table:style-name="ro1">
          <table:table-cell office:value-type="float" office:value="1592988434554" calcext:value-type="float">
            <text:p>1592988434554</text:p>
          </table:table-cell>
          <table:table-cell office:value-type="float" office:value="1592988434452" calcext:value-type="float">
            <text:p>1592988434452</text:p>
          </table:table-cell>
          <table:table-cell office:value-type="float" office:value="1592988434580" calcext:value-type="float">
            <text:p>1592988434580</text:p>
          </table:table-cell>
          <table:table-cell office:value-type="float" office:value="1592988435656.03" calcext:value-type="float">
            <text:p>1592988435656.03</text:p>
          </table:table-cell>
          <table:table-cell table:number-columns-repeated="6"/>
        </table:table-row>
        <table:table-row table:style-name="ro1">
          <table:table-cell office:value-type="float" office:value="1592988435648" calcext:value-type="float">
            <text:p>1592988435648</text:p>
          </table:table-cell>
          <table:table-cell office:value-type="float" office:value="1592988435552" calcext:value-type="float">
            <text:p>1592988435552</text:p>
          </table:table-cell>
          <table:table-cell office:value-type="float" office:value="1592988435670" calcext:value-type="float">
            <text:p>1592988435670</text:p>
          </table:table-cell>
          <table:table-cell office:value-type="float" office:value="1592988436820.16" calcext:value-type="float">
            <text:p>1592988436820.16</text:p>
          </table:table-cell>
          <table:table-cell table:number-columns-repeated="6"/>
        </table:table-row>
        <table:table-row table:style-name="ro1">
          <table:table-cell office:value-type="float" office:value="1592988436814" calcext:value-type="float">
            <text:p>1592988436814</text:p>
          </table:table-cell>
          <table:table-cell office:value-type="float" office:value="1592988436750" calcext:value-type="float">
            <text:p>1592988436750</text:p>
          </table:table-cell>
          <table:table-cell office:value-type="float" office:value="1592988436835" calcext:value-type="float">
            <text:p>1592988436835</text:p>
          </table:table-cell>
          <table:table-cell office:value-type="float" office:value="1592988437919.97" calcext:value-type="float">
            <text:p>1592988437919.97</text:p>
          </table:table-cell>
          <table:table-cell table:number-columns-repeated="6"/>
        </table:table-row>
        <table:table-row table:style-name="ro1">
          <table:table-cell office:value-type="float" office:value="1592988437922" calcext:value-type="float">
            <text:p>1592988437922</text:p>
          </table:table-cell>
          <table:table-cell office:value-type="float" office:value="1592988437855" calcext:value-type="float">
            <text:p>1592988437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7922" calcext:value-type="float">
            <text:p>1592988437922</text:p>
          </table:table-cell>
          <table:table-cell office:value-type="float" office:value="1592988437855" calcext:value-type="float">
            <text:p>1592988437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7943" calcext:value-type="float">
            <text:p>1592988437943</text:p>
          </table:table-cell>
          <table:table-cell office:value-type="float" office:value="1592988437855" calcext:value-type="float">
            <text:p>1592988437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7968" calcext:value-type="float">
            <text:p>1592988437968</text:p>
          </table:table-cell>
          <table:table-cell office:value-type="float" office:value="1592988437855" calcext:value-type="float">
            <text:p>1592988437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37990" calcext:value-type="float">
            <text:p>1592988437990</text:p>
          </table:table-cell>
          <table:table-cell office:value-type="float" office:value="1592988437855" calcext:value-type="float">
            <text:p>1592988437855</text:p>
          </table:table-cell>
          <table:table-cell office:value-type="float" office:value="1592988438003" calcext:value-type="float">
            <text:p>1592988438003</text:p>
          </table:table-cell>
          <table:table-cell office:value-type="float" office:value="1592988439065.56" calcext:value-type="float">
            <text:p>1592988439065.56</text:p>
          </table:table-cell>
          <table:table-cell table:number-columns-repeated="6"/>
        </table:table-row>
        <table:table-row table:style-name="ro1">
          <table:table-cell office:value-type="float" office:value="1592988439063" calcext:value-type="float">
            <text:p>1592988439063</text:p>
          </table:table-cell>
          <table:table-cell office:value-type="float" office:value="1592988438951" calcext:value-type="float">
            <text:p>1592988438951</text:p>
          </table:table-cell>
          <table:table-cell office:value-type="float" office:value="1592988439080" calcext:value-type="float">
            <text:p>1592988439080</text:p>
          </table:table-cell>
          <table:table-cell office:value-type="float" office:value="1592988440138.32" calcext:value-type="float">
            <text:p>1592988440138.32</text:p>
          </table:table-cell>
          <table:table-cell table:number-columns-repeated="6"/>
        </table:table-row>
        <table:table-row table:style-name="ro1">
          <table:table-cell office:value-type="float" office:value="1592988440132" calcext:value-type="float">
            <text:p>1592988440132</text:p>
          </table:table-cell>
          <table:table-cell office:value-type="float" office:value="1592988440041" calcext:value-type="float">
            <text:p>1592988440041</text:p>
          </table:table-cell>
          <table:table-cell office:value-type="float" office:value="1592988440153" calcext:value-type="float">
            <text:p>1592988440153</text:p>
          </table:table-cell>
          <table:table-cell office:value-type="float" office:value="1592988441212.41" calcext:value-type="float">
            <text:p>1592988441212.41</text:p>
          </table:table-cell>
          <table:table-cell table:number-columns-repeated="6"/>
        </table:table-row>
        <table:table-row table:style-name="ro1">
          <table:table-cell office:value-type="float" office:value="1592988441201" calcext:value-type="float">
            <text:p>1592988441201</text:p>
          </table:table-cell>
          <table:table-cell office:value-type="float" office:value="1592988441130" calcext:value-type="float">
            <text:p>1592988441130</text:p>
          </table:table-cell>
          <table:table-cell office:value-type="float" office:value="1592988441226" calcext:value-type="float">
            <text:p>1592988441226</text:p>
          </table:table-cell>
          <table:table-cell office:value-type="float" office:value="1592988442255.65" calcext:value-type="float">
            <text:p>1592988442255.65</text:p>
          </table:table-cell>
          <table:table-cell table:number-columns-repeated="6"/>
        </table:table-row>
        <table:table-row table:style-name="ro1">
          <table:table-cell office:value-type="float" office:value="1592988442236" calcext:value-type="float">
            <text:p>1592988442236</text:p>
          </table:table-cell>
          <table:table-cell office:value-type="float" office:value="1592988442151" calcext:value-type="float">
            <text:p>1592988442151</text:p>
          </table:table-cell>
          <table:table-cell office:value-type="float" office:value="1592988442271" calcext:value-type="float">
            <text:p>1592988442271</text:p>
          </table:table-cell>
          <table:table-cell office:value-type="float" office:value="1592988443308.36" calcext:value-type="float">
            <text:p>1592988443308.36</text:p>
          </table:table-cell>
          <table:table-cell table:number-columns-repeated="6"/>
        </table:table-row>
        <table:table-row table:style-name="ro1">
          <table:table-cell office:value-type="float" office:value="1592988443305" calcext:value-type="float">
            <text:p>1592988443305</text:p>
          </table:table-cell>
          <table:table-cell office:value-type="float" office:value="1592988443227" calcext:value-type="float">
            <text:p>1592988443227</text:p>
          </table:table-cell>
          <table:table-cell office:value-type="float" office:value="1592988443323" calcext:value-type="float">
            <text:p>1592988443323</text:p>
          </table:table-cell>
          <table:table-cell office:value-type="float" office:value="1592988444382.94" calcext:value-type="float">
            <text:p>1592988444382.94</text:p>
          </table:table-cell>
          <table:table-cell table:number-columns-repeated="6"/>
        </table:table-row>
        <table:table-row table:style-name="ro1">
          <table:table-cell office:value-type="float" office:value="1592988444371" calcext:value-type="float">
            <text:p>1592988444371</text:p>
          </table:table-cell>
          <table:table-cell office:value-type="float" office:value="1592988444254" calcext:value-type="float">
            <text:p>1592988444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4390" calcext:value-type="float">
            <text:p>1592988444390</text:p>
          </table:table-cell>
          <table:table-cell office:value-type="float" office:value="1592988444308" calcext:value-type="float">
            <text:p>1592988444308</text:p>
          </table:table-cell>
          <table:table-cell office:value-type="float" office:value="1592988444412" calcext:value-type="float">
            <text:p>1592988444412</text:p>
          </table:table-cell>
          <table:table-cell office:value-type="float" office:value="1592988445432.99" calcext:value-type="float">
            <text:p>1592988445432.99</text:p>
          </table:table-cell>
          <table:table-cell table:number-columns-repeated="6"/>
        </table:table-row>
        <table:table-row table:style-name="ro1">
          <table:table-cell office:value-type="float" office:value="1592988445424" calcext:value-type="float">
            <text:p>1592988445424</text:p>
          </table:table-cell>
          <table:table-cell office:value-type="float" office:value="1592988445351" calcext:value-type="float">
            <text:p>1592988445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5442" calcext:value-type="float">
            <text:p>1592988445442</text:p>
          </table:table-cell>
          <table:table-cell office:value-type="float" office:value="1592988445351" calcext:value-type="float">
            <text:p>1592988445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5491" calcext:value-type="float">
            <text:p>1592988445491</text:p>
          </table:table-cell>
          <table:table-cell office:value-type="float" office:value="1592988445411" calcext:value-type="float">
            <text:p>1592988445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5509" calcext:value-type="float">
            <text:p>1592988445509</text:p>
          </table:table-cell>
          <table:table-cell office:value-type="float" office:value="1592988445411" calcext:value-type="float">
            <text:p>1592988445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5528" calcext:value-type="float">
            <text:p>1592988445528</text:p>
          </table:table-cell>
          <table:table-cell office:value-type="float" office:value="1592988445454" calcext:value-type="float">
            <text:p>1592988445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5546" calcext:value-type="float">
            <text:p>1592988445546</text:p>
          </table:table-cell>
          <table:table-cell office:value-type="float" office:value="1592988445454" calcext:value-type="float">
            <text:p>1592988445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5566" calcext:value-type="float">
            <text:p>1592988445566</text:p>
          </table:table-cell>
          <table:table-cell office:value-type="float" office:value="1592988445454" calcext:value-type="float">
            <text:p>1592988445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5589" calcext:value-type="float">
            <text:p>1592988445589</text:p>
          </table:table-cell>
          <table:table-cell office:value-type="float" office:value="1592988445503" calcext:value-type="float">
            <text:p>1592988445503</text:p>
          </table:table-cell>
          <table:table-cell office:value-type="float" office:value="1592988445604" calcext:value-type="float">
            <text:p>1592988445604</text:p>
          </table:table-cell>
          <table:table-cell office:value-type="float" office:value="1592988446632.01" calcext:value-type="float">
            <text:p>1592988446632.01</text:p>
          </table:table-cell>
          <table:table-cell table:number-columns-repeated="6"/>
        </table:table-row>
        <table:table-row table:style-name="ro1">
          <table:table-cell office:value-type="float" office:value="1592988446618" calcext:value-type="float">
            <text:p>1592988446618</text:p>
          </table:table-cell>
          <table:table-cell office:value-type="float" office:value="1592988446551" calcext:value-type="float">
            <text:p>1592988446551</text:p>
          </table:table-cell>
          <table:table-cell office:value-type="float" office:value="1592988446646" calcext:value-type="float">
            <text:p>1592988446646</text:p>
          </table:table-cell>
          <table:table-cell office:value-type="float" office:value="1592988447697.13" calcext:value-type="float">
            <text:p>1592988447697.13</text:p>
          </table:table-cell>
          <table:table-cell table:number-columns-repeated="6"/>
        </table:table-row>
        <table:table-row table:style-name="ro1">
          <table:table-cell office:value-type="float" office:value="1592988447681" calcext:value-type="float">
            <text:p>1592988447681</text:p>
          </table:table-cell>
          <table:table-cell office:value-type="float" office:value="1592988447621" calcext:value-type="float">
            <text:p>1592988447621</text:p>
          </table:table-cell>
          <table:table-cell office:value-type="float" office:value="1592988447712" calcext:value-type="float">
            <text:p>1592988447712</text:p>
          </table:table-cell>
          <table:table-cell office:value-type="float" office:value="1592988448804.52" calcext:value-type="float">
            <text:p>1592988448804.52</text:p>
          </table:table-cell>
          <table:table-cell table:number-columns-repeated="6"/>
        </table:table-row>
        <table:table-row table:style-name="ro1">
          <table:table-cell office:value-type="float" office:value="1592988448801" calcext:value-type="float">
            <text:p>1592988448801</text:p>
          </table:table-cell>
          <table:table-cell office:value-type="float" office:value="1592988448733" calcext:value-type="float">
            <text:p>1592988448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8822" calcext:value-type="float">
            <text:p>1592988448822</text:p>
          </table:table-cell>
          <table:table-cell office:value-type="float" office:value="1592988448733" calcext:value-type="float">
            <text:p>1592988448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8842" calcext:value-type="float">
            <text:p>1592988448842</text:p>
          </table:table-cell>
          <table:table-cell office:value-type="float" office:value="1592988448751" calcext:value-type="float">
            <text:p>1592988448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8860" calcext:value-type="float">
            <text:p>1592988448860</text:p>
          </table:table-cell>
          <table:table-cell office:value-type="float" office:value="1592988448751" calcext:value-type="float">
            <text:p>1592988448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8890" calcext:value-type="float">
            <text:p>1592988448890</text:p>
          </table:table-cell>
          <table:table-cell office:value-type="float" office:value="1592988448824" calcext:value-type="float">
            <text:p>1592988448824</text:p>
          </table:table-cell>
          <table:table-cell office:value-type="float" office:value="1592988448902" calcext:value-type="float">
            <text:p>1592988448902</text:p>
          </table:table-cell>
          <table:table-cell office:value-type="float" office:value="1592988449955.52" calcext:value-type="float">
            <text:p>1592988449955.52</text:p>
          </table:table-cell>
          <table:table-cell table:number-columns-repeated="6"/>
        </table:table-row>
        <table:table-row table:style-name="ro1">
          <table:table-cell office:value-type="float" office:value="1592988449944" calcext:value-type="float">
            <text:p>1592988449944</text:p>
          </table:table-cell>
          <table:table-cell office:value-type="float" office:value="1592988449851" calcext:value-type="float">
            <text:p>1592988449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9965" calcext:value-type="float">
            <text:p>1592988449965</text:p>
          </table:table-cell>
          <table:table-cell office:value-type="float" office:value="1592988449851" calcext:value-type="float">
            <text:p>1592988449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49989" calcext:value-type="float">
            <text:p>1592988449989</text:p>
          </table:table-cell>
          <table:table-cell office:value-type="float" office:value="1592988449924" calcext:value-type="float">
            <text:p>1592988449924</text:p>
          </table:table-cell>
          <table:table-cell office:value-type="float" office:value="1592988450005" calcext:value-type="float">
            <text:p>1592988450005</text:p>
          </table:table-cell>
          <table:table-cell office:value-type="float" office:value="1592988451055.99" calcext:value-type="float">
            <text:p>1592988451055.99</text:p>
          </table:table-cell>
          <table:table-cell table:number-columns-repeated="6"/>
        </table:table-row>
        <table:table-row table:style-name="ro1">
          <table:table-cell office:value-type="float" office:value="1592988451054" calcext:value-type="float">
            <text:p>1592988451054</text:p>
          </table:table-cell>
          <table:table-cell office:value-type="float" office:value="1592988450951" calcext:value-type="float">
            <text:p>1592988450951</text:p>
          </table:table-cell>
          <table:table-cell office:value-type="float" office:value="1592988451075" calcext:value-type="float">
            <text:p>1592988451075</text:p>
          </table:table-cell>
          <table:table-cell office:value-type="float" office:value="1592988452149.13" calcext:value-type="float">
            <text:p>1592988452149.13</text:p>
          </table:table-cell>
          <table:table-cell table:number-columns-repeated="6"/>
        </table:table-row>
        <table:table-row table:style-name="ro1">
          <table:table-cell office:value-type="float" office:value="1592988452129" calcext:value-type="float">
            <text:p>1592988452129</text:p>
          </table:table-cell>
          <table:table-cell office:value-type="float" office:value="1592988452051" calcext:value-type="float">
            <text:p>1592988452051</text:p>
          </table:table-cell>
          <table:table-cell office:value-type="float" office:value="1592988452164" calcext:value-type="float">
            <text:p>1592988452164</text:p>
          </table:table-cell>
          <table:table-cell office:value-type="float" office:value="1592988453217.18" calcext:value-type="float">
            <text:p>1592988453217.18</text:p>
          </table:table-cell>
          <table:table-cell table:number-columns-repeated="6"/>
        </table:table-row>
        <table:table-row table:style-name="ro1">
          <table:table-cell office:value-type="float" office:value="1592988453202" calcext:value-type="float">
            <text:p>1592988453202</text:p>
          </table:table-cell>
          <table:table-cell office:value-type="float" office:value="1592988453134" calcext:value-type="float">
            <text:p>1592988453134</text:p>
          </table:table-cell>
          <table:table-cell office:value-type="float" office:value="1592988453232" calcext:value-type="float">
            <text:p>1592988453232</text:p>
          </table:table-cell>
          <table:table-cell office:value-type="float" office:value="1592988454308.31" calcext:value-type="float">
            <text:p>1592988454308.31</text:p>
          </table:table-cell>
          <table:table-cell table:number-columns-repeated="6"/>
        </table:table-row>
        <table:table-row table:style-name="ro1">
          <table:table-cell office:value-type="float" office:value="1592988454297" calcext:value-type="float">
            <text:p>1592988454297</text:p>
          </table:table-cell>
          <table:table-cell office:value-type="float" office:value="1592988454230" calcext:value-type="float">
            <text:p>1592988454230</text:p>
          </table:table-cell>
          <table:table-cell office:value-type="float" office:value="1592988454325" calcext:value-type="float">
            <text:p>1592988454325</text:p>
          </table:table-cell>
          <table:table-cell office:value-type="float" office:value="1592988455349.03" calcext:value-type="float">
            <text:p>1592988455349.03</text:p>
          </table:table-cell>
          <table:table-cell table:number-columns-repeated="6"/>
        </table:table-row>
        <table:table-row table:style-name="ro1">
          <table:table-cell office:value-type="float" office:value="1592988455330" calcext:value-type="float">
            <text:p>1592988455330</text:p>
          </table:table-cell>
          <table:table-cell office:value-type="float" office:value="1592988455231" calcext:value-type="float">
            <text:p>1592988455231</text:p>
          </table:table-cell>
          <table:table-cell office:value-type="float" office:value="1592988455364" calcext:value-type="float">
            <text:p>1592988455364</text:p>
          </table:table-cell>
          <table:table-cell office:value-type="float" office:value="1592988456410.08" calcext:value-type="float">
            <text:p>1592988456410.08</text:p>
          </table:table-cell>
          <table:table-cell table:number-columns-repeated="6"/>
        </table:table-row>
        <table:table-row table:style-name="ro1">
          <table:table-cell office:value-type="float" office:value="1592988456394" calcext:value-type="float">
            <text:p>1592988456394</text:p>
          </table:table-cell>
          <table:table-cell office:value-type="float" office:value="1592988456331" calcext:value-type="float">
            <text:p>1592988456331</text:p>
          </table:table-cell>
          <table:table-cell office:value-type="float" office:value="1592988456425" calcext:value-type="float">
            <text:p>1592988456425</text:p>
          </table:table-cell>
          <table:table-cell office:value-type="float" office:value="1592988457456.49" calcext:value-type="float">
            <text:p>1592988457456.49</text:p>
          </table:table-cell>
          <table:table-cell table:number-columns-repeated="6"/>
        </table:table-row>
        <table:table-row table:style-name="ro1">
          <table:table-cell office:value-type="float" office:value="1592988457456" calcext:value-type="float">
            <text:p>1592988457456</text:p>
          </table:table-cell>
          <table:table-cell office:value-type="float" office:value="1592988457351" calcext:value-type="float">
            <text:p>1592988457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57477" calcext:value-type="float">
            <text:p>1592988457477</text:p>
          </table:table-cell>
          <table:table-cell office:value-type="float" office:value="1592988457351" calcext:value-type="float">
            <text:p>1592988457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57497" calcext:value-type="float">
            <text:p>1592988457497</text:p>
          </table:table-cell>
          <table:table-cell office:value-type="float" office:value="1592988457433" calcext:value-type="float">
            <text:p>1592988457433</text:p>
          </table:table-cell>
          <table:table-cell office:value-type="float" office:value="1592988457513" calcext:value-type="float">
            <text:p>1592988457513</text:p>
          </table:table-cell>
          <table:table-cell office:value-type="float" office:value="1592988458569.18" calcext:value-type="float">
            <text:p>1592988458569.18</text:p>
          </table:table-cell>
          <table:table-cell table:number-columns-repeated="6"/>
        </table:table-row>
        <table:table-row table:style-name="ro1">
          <table:table-cell office:value-type="float" office:value="1592988458568" calcext:value-type="float">
            <text:p>1592988458568</text:p>
          </table:table-cell>
          <table:table-cell office:value-type="float" office:value="1592988458492" calcext:value-type="float">
            <text:p>1592988458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58587" calcext:value-type="float">
            <text:p>1592988458587</text:p>
          </table:table-cell>
          <table:table-cell office:value-type="float" office:value="1592988458492" calcext:value-type="float">
            <text:p>1592988458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58617" calcext:value-type="float">
            <text:p>1592988458617</text:p>
          </table:table-cell>
          <table:table-cell office:value-type="float" office:value="1592988458539" calcext:value-type="float">
            <text:p>15929884585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58638" calcext:value-type="float">
            <text:p>1592988458638</text:p>
          </table:table-cell>
          <table:table-cell office:value-type="float" office:value="1592988458539" calcext:value-type="float">
            <text:p>15929884585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58660" calcext:value-type="float">
            <text:p>1592988458660</text:p>
          </table:table-cell>
          <table:table-cell office:value-type="float" office:value="1592988458551" calcext:value-type="float">
            <text:p>1592988458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58682" calcext:value-type="float">
            <text:p>1592988458682</text:p>
          </table:table-cell>
          <table:table-cell office:value-type="float" office:value="1592988458586" calcext:value-type="float">
            <text:p>1592988458586</text:p>
          </table:table-cell>
          <table:table-cell office:value-type="float" office:value="1592988458697" calcext:value-type="float">
            <text:p>1592988458697</text:p>
          </table:table-cell>
          <table:table-cell office:value-type="float" office:value="1592988459717.92" calcext:value-type="float">
            <text:p>1592988459717.92</text:p>
          </table:table-cell>
          <table:table-cell table:number-columns-repeated="6"/>
        </table:table-row>
        <table:table-row table:style-name="ro1">
          <table:table-cell office:value-type="float" office:value="1592988459703" calcext:value-type="float">
            <text:p>1592988459703</text:p>
          </table:table-cell>
          <table:table-cell office:value-type="float" office:value="1592988459633" calcext:value-type="float">
            <text:p>1592988459633</text:p>
          </table:table-cell>
          <table:table-cell office:value-type="float" office:value="1592988459731" calcext:value-type="float">
            <text:p>1592988459731</text:p>
          </table:table-cell>
          <table:table-cell office:value-type="float" office:value="1592988460804.16" calcext:value-type="float">
            <text:p>1592988460804.16</text:p>
          </table:table-cell>
          <table:table-cell table:number-columns-repeated="6"/>
        </table:table-row>
        <table:table-row table:style-name="ro1">
          <table:table-cell office:value-type="float" office:value="1592988460796" calcext:value-type="float">
            <text:p>1592988460796</text:p>
          </table:table-cell>
          <table:table-cell office:value-type="float" office:value="1592988460733" calcext:value-type="float">
            <text:p>1592988460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0814" calcext:value-type="float">
            <text:p>1592988460814</text:p>
          </table:table-cell>
          <table:table-cell office:value-type="float" office:value="1592988460733" calcext:value-type="float">
            <text:p>1592988460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0837" calcext:value-type="float">
            <text:p>1592988460837</text:p>
          </table:table-cell>
          <table:table-cell office:value-type="float" office:value="1592988460751" calcext:value-type="float">
            <text:p>1592988460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0856" calcext:value-type="float">
            <text:p>1592988460856</text:p>
          </table:table-cell>
          <table:table-cell office:value-type="float" office:value="1592988460751" calcext:value-type="float">
            <text:p>1592988460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0898" calcext:value-type="float">
            <text:p>1592988460898</text:p>
          </table:table-cell>
          <table:table-cell office:value-type="float" office:value="1592988460830" calcext:value-type="float">
            <text:p>1592988460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0921" calcext:value-type="float">
            <text:p>1592988460921</text:p>
          </table:table-cell>
          <table:table-cell office:value-type="float" office:value="1592988460830" calcext:value-type="float">
            <text:p>1592988460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0947" calcext:value-type="float">
            <text:p>1592988460947</text:p>
          </table:table-cell>
          <table:table-cell office:value-type="float" office:value="1592988460851" calcext:value-type="float">
            <text:p>1592988460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0970" calcext:value-type="float">
            <text:p>1592988460970</text:p>
          </table:table-cell>
          <table:table-cell office:value-type="float" office:value="1592988460919" calcext:value-type="float">
            <text:p>1592988460919</text:p>
          </table:table-cell>
          <table:table-cell office:value-type="float" office:value="1592988460994" calcext:value-type="float">
            <text:p>1592988460994</text:p>
          </table:table-cell>
          <table:table-cell office:value-type="float" office:value="1592988462044.62" calcext:value-type="float">
            <text:p>1592988462044.62</text:p>
          </table:table-cell>
          <table:table-cell table:number-columns-repeated="6"/>
        </table:table-row>
        <table:table-row table:style-name="ro1">
          <table:table-cell office:value-type="float" office:value="1592988462033" calcext:value-type="float">
            <text:p>1592988462033</text:p>
          </table:table-cell>
          <table:table-cell office:value-type="float" office:value="1592988461951" calcext:value-type="float">
            <text:p>1592988461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2051" calcext:value-type="float">
            <text:p>1592988462051</text:p>
          </table:table-cell>
          <table:table-cell office:value-type="float" office:value="1592988461951" calcext:value-type="float">
            <text:p>1592988461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2073" calcext:value-type="float">
            <text:p>1592988462073</text:p>
          </table:table-cell>
          <table:table-cell office:value-type="float" office:value="1592988461951" calcext:value-type="float">
            <text:p>1592988461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2097" calcext:value-type="float">
            <text:p>1592988462097</text:p>
          </table:table-cell>
          <table:table-cell office:value-type="float" office:value="1592988461951" calcext:value-type="float">
            <text:p>1592988461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2115" calcext:value-type="float">
            <text:p>1592988462115</text:p>
          </table:table-cell>
          <table:table-cell office:value-type="float" office:value="1592988462028" calcext:value-type="float">
            <text:p>1592988462028</text:p>
          </table:table-cell>
          <table:table-cell office:value-type="float" office:value="1592988462128" calcext:value-type="float">
            <text:p>1592988462128</text:p>
          </table:table-cell>
          <table:table-cell office:value-type="float" office:value="1592988463155.38" calcext:value-type="float">
            <text:p>1592988463155.38</text:p>
          </table:table-cell>
          <table:table-cell table:number-columns-repeated="6"/>
        </table:table-row>
        <table:table-row table:style-name="ro1">
          <table:table-cell office:value-type="float" office:value="1592988463145" calcext:value-type="float">
            <text:p>1592988463145</text:p>
          </table:table-cell>
          <table:table-cell office:value-type="float" office:value="1592988463051" calcext:value-type="float">
            <text:p>1592988463051</text:p>
          </table:table-cell>
          <table:table-cell office:value-type="float" office:value="1592988463170" calcext:value-type="float">
            <text:p>1592988463170</text:p>
          </table:table-cell>
          <table:table-cell office:value-type="float" office:value="1592988464247.7" calcext:value-type="float">
            <text:p>1592988464247.7</text:p>
          </table:table-cell>
          <table:table-cell table:number-columns-repeated="6"/>
        </table:table-row>
        <table:table-row table:style-name="ro1">
          <table:table-cell office:value-type="float" office:value="1592988464241" calcext:value-type="float">
            <text:p>1592988464241</text:p>
          </table:table-cell>
          <table:table-cell office:value-type="float" office:value="1592988464151" calcext:value-type="float">
            <text:p>1592988464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4260" calcext:value-type="float">
            <text:p>1592988464260</text:p>
          </table:table-cell>
          <table:table-cell office:value-type="float" office:value="1592988464151" calcext:value-type="float">
            <text:p>1592988464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4278" calcext:value-type="float">
            <text:p>1592988464278</text:p>
          </table:table-cell>
          <table:table-cell office:value-type="float" office:value="1592988464198" calcext:value-type="float">
            <text:p>1592988464198</text:p>
          </table:table-cell>
          <table:table-cell office:value-type="float" office:value="1592988464292" calcext:value-type="float">
            <text:p>1592988464292</text:p>
          </table:table-cell>
          <table:table-cell office:value-type="float" office:value="1592988465416.06" calcext:value-type="float">
            <text:p>1592988465416.06</text:p>
          </table:table-cell>
          <table:table-cell table:number-columns-repeated="6"/>
        </table:table-row>
        <table:table-row table:style-name="ro1">
          <table:table-cell office:value-type="float" office:value="1592988465411" calcext:value-type="float">
            <text:p>1592988465411</text:p>
          </table:table-cell>
          <table:table-cell office:value-type="float" office:value="1592988465349" calcext:value-type="float">
            <text:p>1592988465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5434" calcext:value-type="float">
            <text:p>1592988465434</text:p>
          </table:table-cell>
          <table:table-cell office:value-type="float" office:value="1592988465349" calcext:value-type="float">
            <text:p>1592988465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5459" calcext:value-type="float">
            <text:p>1592988465459</text:p>
          </table:table-cell>
          <table:table-cell office:value-type="float" office:value="1592988465351" calcext:value-type="float">
            <text:p>1592988465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5482" calcext:value-type="float">
            <text:p>1592988465482</text:p>
          </table:table-cell>
          <table:table-cell office:value-type="float" office:value="1592988465351" calcext:value-type="float">
            <text:p>1592988465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5511" calcext:value-type="float">
            <text:p>1592988465511</text:p>
          </table:table-cell>
          <table:table-cell office:value-type="float" office:value="1592988465440" calcext:value-type="float">
            <text:p>159298846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5534" calcext:value-type="float">
            <text:p>1592988465534</text:p>
          </table:table-cell>
          <table:table-cell office:value-type="float" office:value="1592988465440" calcext:value-type="float">
            <text:p>159298846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5556" calcext:value-type="float">
            <text:p>1592988465556</text:p>
          </table:table-cell>
          <table:table-cell office:value-type="float" office:value="1592988465451" calcext:value-type="float">
            <text:p>1592988465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5579" calcext:value-type="float">
            <text:p>1592988465579</text:p>
          </table:table-cell>
          <table:table-cell office:value-type="float" office:value="1592988465451" calcext:value-type="float">
            <text:p>1592988465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5602" calcext:value-type="float">
            <text:p>1592988465602</text:p>
          </table:table-cell>
          <table:table-cell office:value-type="float" office:value="1592988465532" calcext:value-type="float">
            <text:p>1592988465532</text:p>
          </table:table-cell>
          <table:table-cell office:value-type="float" office:value="1592988465618" calcext:value-type="float">
            <text:p>1592988465618</text:p>
          </table:table-cell>
          <table:table-cell office:value-type="float" office:value="1592988466650.96" calcext:value-type="float">
            <text:p>1592988466650.96</text:p>
          </table:table-cell>
          <table:table-cell table:number-columns-repeated="6"/>
        </table:table-row>
        <table:table-row table:style-name="ro1">
          <table:table-cell office:value-type="float" office:value="1592988466647" calcext:value-type="float">
            <text:p>1592988466647</text:p>
          </table:table-cell>
          <table:table-cell office:value-type="float" office:value="1592988466551" calcext:value-type="float">
            <text:p>1592988466551</text:p>
          </table:table-cell>
          <table:table-cell office:value-type="float" office:value="1592988466665" calcext:value-type="float">
            <text:p>1592988466665</text:p>
          </table:table-cell>
          <table:table-cell office:value-type="float" office:value="1592988467731.99" calcext:value-type="float">
            <text:p>1592988467731.99</text:p>
          </table:table-cell>
          <table:table-cell table:number-columns-repeated="6"/>
        </table:table-row>
        <table:table-row table:style-name="ro1">
          <table:table-cell office:value-type="float" office:value="1592988467726" calcext:value-type="float">
            <text:p>1592988467726</text:p>
          </table:table-cell>
          <table:table-cell office:value-type="float" office:value="1592988467651" calcext:value-type="float">
            <text:p>1592988467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7743" calcext:value-type="float">
            <text:p>1592988467743</text:p>
          </table:table-cell>
          <table:table-cell office:value-type="float" office:value="1592988467651" calcext:value-type="float">
            <text:p>1592988467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7763" calcext:value-type="float">
            <text:p>1592988467763</text:p>
          </table:table-cell>
          <table:table-cell office:value-type="float" office:value="1592988467651" calcext:value-type="float">
            <text:p>1592988467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7783" calcext:value-type="float">
            <text:p>1592988467783</text:p>
          </table:table-cell>
          <table:table-cell office:value-type="float" office:value="1592988467673" calcext:value-type="float">
            <text:p>15929884676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7804" calcext:value-type="float">
            <text:p>1592988467804</text:p>
          </table:table-cell>
          <table:table-cell office:value-type="float" office:value="1592988467718" calcext:value-type="float">
            <text:p>1592988467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7822" calcext:value-type="float">
            <text:p>1592988467822</text:p>
          </table:table-cell>
          <table:table-cell office:value-type="float" office:value="1592988467718" calcext:value-type="float">
            <text:p>1592988467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7843" calcext:value-type="float">
            <text:p>1592988467843</text:p>
          </table:table-cell>
          <table:table-cell office:value-type="float" office:value="1592988467718" calcext:value-type="float">
            <text:p>1592988467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7861" calcext:value-type="float">
            <text:p>1592988467861</text:p>
          </table:table-cell>
          <table:table-cell office:value-type="float" office:value="1592988467751" calcext:value-type="float">
            <text:p>1592988467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67879" calcext:value-type="float">
            <text:p>1592988467879</text:p>
          </table:table-cell>
          <table:table-cell office:value-type="float" office:value="1592988467763" calcext:value-type="float">
            <text:p>1592988467763</text:p>
          </table:table-cell>
          <table:table-cell office:value-type="float" office:value="1592988467889" calcext:value-type="float">
            <text:p>1592988467889</text:p>
          </table:table-cell>
          <table:table-cell office:value-type="float" office:value="1592988468930.8" calcext:value-type="float">
            <text:p>1592988468930.8</text:p>
          </table:table-cell>
          <table:table-cell table:number-columns-repeated="6"/>
        </table:table-row>
        <table:table-row table:style-name="ro1">
          <table:table-cell office:value-type="float" office:value="1592988468911" calcext:value-type="float">
            <text:p>1592988468911</text:p>
          </table:table-cell>
          <table:table-cell office:value-type="float" office:value="1592988468851" calcext:value-type="float">
            <text:p>1592988468851</text:p>
          </table:table-cell>
          <table:table-cell office:value-type="float" office:value="1592988468944" calcext:value-type="float">
            <text:p>1592988468944</text:p>
          </table:table-cell>
          <table:table-cell office:value-type="float" office:value="1592988470027.85" calcext:value-type="float">
            <text:p>1592988470027.85</text:p>
          </table:table-cell>
          <table:table-cell table:number-columns-repeated="6"/>
        </table:table-row>
        <table:table-row table:style-name="ro1">
          <table:table-cell office:value-type="float" office:value="1592988470016" calcext:value-type="float">
            <text:p>1592988470016</text:p>
          </table:table-cell>
          <table:table-cell office:value-type="float" office:value="1592988469902" calcext:value-type="float">
            <text:p>1592988469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0039" calcext:value-type="float">
            <text:p>1592988470039</text:p>
          </table:table-cell>
          <table:table-cell office:value-type="float" office:value="1592988469948" calcext:value-type="float">
            <text:p>1592988469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0064" calcext:value-type="float">
            <text:p>1592988470064</text:p>
          </table:table-cell>
          <table:table-cell office:value-type="float" office:value="1592988469951" calcext:value-type="float">
            <text:p>1592988469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0083" calcext:value-type="float">
            <text:p>1592988470083</text:p>
          </table:table-cell>
          <table:table-cell office:value-type="float" office:value="1592988469993" calcext:value-type="float">
            <text:p>1592988469993</text:p>
          </table:table-cell>
          <table:table-cell office:value-type="float" office:value="1592988470093" calcext:value-type="float">
            <text:p>1592988470093</text:p>
          </table:table-cell>
          <table:table-cell office:value-type="float" office:value="1592988471191.94" calcext:value-type="float">
            <text:p>1592988471191.94</text:p>
          </table:table-cell>
          <table:table-cell table:number-columns-repeated="6"/>
        </table:table-row>
        <table:table-row table:style-name="ro1">
          <table:table-cell office:value-type="float" office:value="1592988471177" calcext:value-type="float">
            <text:p>1592988471177</text:p>
          </table:table-cell>
          <table:table-cell office:value-type="float" office:value="1592988471075" calcext:value-type="float">
            <text:p>1592988471075</text:p>
          </table:table-cell>
          <table:table-cell office:value-type="float" office:value="1592988471206" calcext:value-type="float">
            <text:p>1592988471206</text:p>
          </table:table-cell>
          <table:table-cell office:value-type="float" office:value="1592988472279.41" calcext:value-type="float">
            <text:p>1592988472279.41</text:p>
          </table:table-cell>
          <table:table-cell table:number-columns-repeated="6"/>
        </table:table-row>
        <table:table-row table:style-name="ro1">
          <table:table-cell office:value-type="float" office:value="1592988472269" calcext:value-type="float">
            <text:p>1592988472269</text:p>
          </table:table-cell>
          <table:table-cell office:value-type="float" office:value="1592988472151" calcext:value-type="float">
            <text:p>1592988472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2284" calcext:value-type="float">
            <text:p>1592988472284</text:p>
          </table:table-cell>
          <table:table-cell office:value-type="float" office:value="1592988472203" calcext:value-type="float">
            <text:p>1592988472203</text:p>
          </table:table-cell>
          <table:table-cell office:value-type="float" office:value="1592988472308" calcext:value-type="float">
            <text:p>1592988472308</text:p>
          </table:table-cell>
          <table:table-cell office:value-type="float" office:value="1592988473362.58" calcext:value-type="float">
            <text:p>1592988473362.58</text:p>
          </table:table-cell>
          <table:table-cell table:number-columns-repeated="6"/>
        </table:table-row>
        <table:table-row table:style-name="ro1">
          <table:table-cell office:value-type="float" office:value="1592988473345" calcext:value-type="float">
            <text:p>1592988473345</text:p>
          </table:table-cell>
          <table:table-cell office:value-type="float" office:value="1592988473251" calcext:value-type="float">
            <text:p>1592988473251</text:p>
          </table:table-cell>
          <table:table-cell office:value-type="float" office:value="1592988473377" calcext:value-type="float">
            <text:p>1592988473377</text:p>
          </table:table-cell>
          <table:table-cell office:value-type="float" office:value="1592988474424.91" calcext:value-type="float">
            <text:p>1592988474424.91</text:p>
          </table:table-cell>
          <table:table-cell table:number-columns-repeated="6"/>
        </table:table-row>
        <table:table-row table:style-name="ro1">
          <table:table-cell office:value-type="float" office:value="1592988474423" calcext:value-type="float">
            <text:p>1592988474423</text:p>
          </table:table-cell>
          <table:table-cell office:value-type="float" office:value="1592988474288" calcext:value-type="float">
            <text:p>1592988474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4441" calcext:value-type="float">
            <text:p>1592988474441</text:p>
          </table:table-cell>
          <table:table-cell office:value-type="float" office:value="1592988474334" calcext:value-type="float">
            <text:p>1592988474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4460" calcext:value-type="float">
            <text:p>1592988474460</text:p>
          </table:table-cell>
          <table:table-cell office:value-type="float" office:value="1592988474334" calcext:value-type="float">
            <text:p>1592988474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4479" calcext:value-type="float">
            <text:p>1592988474479</text:p>
          </table:table-cell>
          <table:table-cell office:value-type="float" office:value="1592988474351" calcext:value-type="float">
            <text:p>1592988474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4504" calcext:value-type="float">
            <text:p>1592988474504</text:p>
          </table:table-cell>
          <table:table-cell office:value-type="float" office:value="1592988474379" calcext:value-type="float">
            <text:p>1592988474379</text:p>
          </table:table-cell>
          <table:table-cell office:value-type="float" office:value="1592988474519" calcext:value-type="float">
            <text:p>1592988474519</text:p>
          </table:table-cell>
          <table:table-cell office:value-type="float" office:value="1592988475580.99" calcext:value-type="float">
            <text:p>1592988475580.99</text:p>
          </table:table-cell>
          <table:table-cell table:number-columns-repeated="6"/>
        </table:table-row>
        <table:table-row table:style-name="ro1">
          <table:table-cell office:value-type="float" office:value="1592988475582" calcext:value-type="float">
            <text:p>1592988475582</text:p>
          </table:table-cell>
          <table:table-cell office:value-type="float" office:value="1592988475467" calcext:value-type="float">
            <text:p>1592988475467</text:p>
          </table:table-cell>
          <table:table-cell office:value-type="float" office:value="1592988475596" calcext:value-type="float">
            <text:p>1592988475596</text:p>
          </table:table-cell>
          <table:table-cell office:value-type="float" office:value="1592988476686.58" calcext:value-type="float">
            <text:p>1592988476686.58</text:p>
          </table:table-cell>
          <table:table-cell table:number-columns-repeated="6"/>
        </table:table-row>
        <table:table-row table:style-name="ro1">
          <table:table-cell office:value-type="float" office:value="1592988476680" calcext:value-type="float">
            <text:p>1592988476680</text:p>
          </table:table-cell>
          <table:table-cell office:value-type="float" office:value="1592988476610" calcext:value-type="float">
            <text:p>1592988476610</text:p>
          </table:table-cell>
          <table:table-cell office:value-type="float" office:value="1592988476699" calcext:value-type="float">
            <text:p>1592988476699</text:p>
          </table:table-cell>
          <table:table-cell office:value-type="float" office:value="1592988477760.11" calcext:value-type="float">
            <text:p>1592988477760.11</text:p>
          </table:table-cell>
          <table:table-cell table:number-columns-repeated="6"/>
        </table:table-row>
        <table:table-row table:style-name="ro1">
          <table:table-cell office:value-type="float" office:value="1592988477756" calcext:value-type="float">
            <text:p>1592988477756</text:p>
          </table:table-cell>
          <table:table-cell office:value-type="float" office:value="1592988477651" calcext:value-type="float">
            <text:p>1592988477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7776" calcext:value-type="float">
            <text:p>1592988477776</text:p>
          </table:table-cell>
          <table:table-cell office:value-type="float" office:value="1592988477707" calcext:value-type="float">
            <text:p>1592988477707</text:p>
          </table:table-cell>
          <table:table-cell office:value-type="float" office:value="1592988477799" calcext:value-type="float">
            <text:p>1592988477799</text:p>
          </table:table-cell>
          <table:table-cell office:value-type="float" office:value="1592988478853.64" calcext:value-type="float">
            <text:p>1592988478853.64</text:p>
          </table:table-cell>
          <table:table-cell table:number-columns-repeated="6"/>
        </table:table-row>
        <table:table-row table:style-name="ro1">
          <table:table-cell office:value-type="float" office:value="1592988478852" calcext:value-type="float">
            <text:p>1592988478852</text:p>
          </table:table-cell>
          <table:table-cell office:value-type="float" office:value="1592988478750" calcext:value-type="float">
            <text:p>1592988478750</text:p>
          </table:table-cell>
          <table:table-cell office:value-type="float" office:value="1592988478867" calcext:value-type="float">
            <text:p>1592988478867</text:p>
          </table:table-cell>
          <table:table-cell office:value-type="float" office:value="1592988479955.83" calcext:value-type="float">
            <text:p>1592988479955.83</text:p>
          </table:table-cell>
          <table:table-cell table:number-columns-repeated="6"/>
        </table:table-row>
        <table:table-row table:style-name="ro1">
          <table:table-cell office:value-type="float" office:value="1592988479948" calcext:value-type="float">
            <text:p>1592988479948</text:p>
          </table:table-cell>
          <table:table-cell office:value-type="float" office:value="1592988479850" calcext:value-type="float">
            <text:p>1592988479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9970" calcext:value-type="float">
            <text:p>1592988479970</text:p>
          </table:table-cell>
          <table:table-cell office:value-type="float" office:value="1592988479850" calcext:value-type="float">
            <text:p>1592988479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79993" calcext:value-type="float">
            <text:p>1592988479993</text:p>
          </table:table-cell>
          <table:table-cell office:value-type="float" office:value="1592988479927" calcext:value-type="float">
            <text:p>15929884799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0016" calcext:value-type="float">
            <text:p>1592988480016</text:p>
          </table:table-cell>
          <table:table-cell office:value-type="float" office:value="1592988479927" calcext:value-type="float">
            <text:p>15929884799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0046" calcext:value-type="float">
            <text:p>1592988480046</text:p>
          </table:table-cell>
          <table:table-cell office:value-type="float" office:value="1592988479950" calcext:value-type="float">
            <text:p>1592988479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0074" calcext:value-type="float">
            <text:p>1592988480074</text:p>
          </table:table-cell>
          <table:table-cell office:value-type="float" office:value="1592988479950" calcext:value-type="float">
            <text:p>1592988479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0097" calcext:value-type="float">
            <text:p>1592988480097</text:p>
          </table:table-cell>
          <table:table-cell office:value-type="float" office:value="1592988480019" calcext:value-type="float">
            <text:p>1592988480019</text:p>
          </table:table-cell>
          <table:table-cell office:value-type="float" office:value="1592988480117" calcext:value-type="float">
            <text:p>1592988480117</text:p>
          </table:table-cell>
          <table:table-cell office:value-type="float" office:value="1592988481146.1" calcext:value-type="float">
            <text:p>1592988481146.1</text:p>
          </table:table-cell>
          <table:table-cell table:number-columns-repeated="6"/>
        </table:table-row>
        <table:table-row table:style-name="ro1">
          <table:table-cell office:value-type="float" office:value="1592988481126" calcext:value-type="float">
            <text:p>1592988481126</text:p>
          </table:table-cell>
          <table:table-cell office:value-type="float" office:value="1592988481050" calcext:value-type="float">
            <text:p>1592988481050</text:p>
          </table:table-cell>
          <table:table-cell office:value-type="float" office:value="1592988481166" calcext:value-type="float">
            <text:p>1592988481166</text:p>
          </table:table-cell>
          <table:table-cell office:value-type="float" office:value="1592988482233.96" calcext:value-type="float">
            <text:p>1592988482233.96</text:p>
          </table:table-cell>
          <table:table-cell table:number-columns-repeated="6"/>
        </table:table-row>
        <table:table-row table:style-name="ro1">
          <table:table-cell office:value-type="float" office:value="1592988482217" calcext:value-type="float">
            <text:p>1592988482217</text:p>
          </table:table-cell>
          <table:table-cell office:value-type="float" office:value="1592988482119" calcext:value-type="float">
            <text:p>1592988482119</text:p>
          </table:table-cell>
          <table:table-cell office:value-type="float" office:value="1592988482248" calcext:value-type="float">
            <text:p>1592988482248</text:p>
          </table:table-cell>
          <table:table-cell office:value-type="float" office:value="1592988483297.61" calcext:value-type="float">
            <text:p>1592988483297.61</text:p>
          </table:table-cell>
          <table:table-cell table:number-columns-repeated="6"/>
        </table:table-row>
        <table:table-row table:style-name="ro1">
          <table:table-cell office:value-type="float" office:value="1592988483290" calcext:value-type="float">
            <text:p>1592988483290</text:p>
          </table:table-cell>
          <table:table-cell office:value-type="float" office:value="1592988483223" calcext:value-type="float">
            <text:p>1592988483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309" calcext:value-type="float">
            <text:p>1592988483309</text:p>
          </table:table-cell>
          <table:table-cell office:value-type="float" office:value="1592988483223" calcext:value-type="float">
            <text:p>1592988483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332" calcext:value-type="float">
            <text:p>1592988483332</text:p>
          </table:table-cell>
          <table:table-cell office:value-type="float" office:value="1592988483250" calcext:value-type="float">
            <text:p>1592988483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354" calcext:value-type="float">
            <text:p>1592988483354</text:p>
          </table:table-cell>
          <table:table-cell office:value-type="float" office:value="1592988483250" calcext:value-type="float">
            <text:p>1592988483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379" calcext:value-type="float">
            <text:p>1592988483379</text:p>
          </table:table-cell>
          <table:table-cell office:value-type="float" office:value="1592988483250" calcext:value-type="float">
            <text:p>1592988483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397" calcext:value-type="float">
            <text:p>1592988483397</text:p>
          </table:table-cell>
          <table:table-cell office:value-type="float" office:value="1592988483314" calcext:value-type="float">
            <text:p>1592988483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420" calcext:value-type="float">
            <text:p>1592988483420</text:p>
          </table:table-cell>
          <table:table-cell office:value-type="float" office:value="1592988483351" calcext:value-type="float">
            <text:p>1592988483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441" calcext:value-type="float">
            <text:p>1592988483441</text:p>
          </table:table-cell>
          <table:table-cell office:value-type="float" office:value="1592988483351" calcext:value-type="float">
            <text:p>1592988483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464" calcext:value-type="float">
            <text:p>1592988483464</text:p>
          </table:table-cell>
          <table:table-cell office:value-type="float" office:value="1592988483351" calcext:value-type="float">
            <text:p>1592988483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3485" calcext:value-type="float">
            <text:p>1592988483485</text:p>
          </table:table-cell>
          <table:table-cell office:value-type="float" office:value="1592988483405" calcext:value-type="float">
            <text:p>1592988483405</text:p>
          </table:table-cell>
          <table:table-cell office:value-type="float" office:value="1592988483501" calcext:value-type="float">
            <text:p>1592988483501</text:p>
          </table:table-cell>
          <table:table-cell office:value-type="float" office:value="1592988484532.2" calcext:value-type="float">
            <text:p>1592988484532.2</text:p>
          </table:table-cell>
          <table:table-cell table:number-columns-repeated="6"/>
        </table:table-row>
        <table:table-row table:style-name="ro1">
          <table:table-cell office:value-type="float" office:value="1592988484533" calcext:value-type="float">
            <text:p>1592988484533</text:p>
          </table:table-cell>
          <table:table-cell office:value-type="float" office:value="1592988484450" calcext:value-type="float">
            <text:p>1592988484450</text:p>
          </table:table-cell>
          <table:table-cell office:value-type="float" office:value="1592988484546" calcext:value-type="float">
            <text:p>1592988484546</text:p>
          </table:table-cell>
          <table:table-cell office:value-type="float" office:value="1592988485580.44" calcext:value-type="float">
            <text:p>1592988485580.44</text:p>
          </table:table-cell>
          <table:table-cell table:number-columns-repeated="6"/>
        </table:table-row>
        <table:table-row table:style-name="ro1">
          <table:table-cell office:value-type="float" office:value="1592988485571" calcext:value-type="float">
            <text:p>1592988485571</text:p>
          </table:table-cell>
          <table:table-cell office:value-type="float" office:value="1592988485479" calcext:value-type="float">
            <text:p>1592988485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592" calcext:value-type="float">
            <text:p>1592988485592</text:p>
          </table:table-cell>
          <table:table-cell office:value-type="float" office:value="1592988485525" calcext:value-type="float">
            <text:p>1592988485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611" calcext:value-type="float">
            <text:p>1592988485611</text:p>
          </table:table-cell>
          <table:table-cell office:value-type="float" office:value="1592988485525" calcext:value-type="float">
            <text:p>1592988485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629" calcext:value-type="float">
            <text:p>1592988485629</text:p>
          </table:table-cell>
          <table:table-cell office:value-type="float" office:value="1592988485525" calcext:value-type="float">
            <text:p>1592988485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649" calcext:value-type="float">
            <text:p>1592988485649</text:p>
          </table:table-cell>
          <table:table-cell office:value-type="float" office:value="1592988485551" calcext:value-type="float">
            <text:p>1592988485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669" calcext:value-type="float">
            <text:p>1592988485669</text:p>
          </table:table-cell>
          <table:table-cell office:value-type="float" office:value="1592988485551" calcext:value-type="float">
            <text:p>1592988485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688" calcext:value-type="float">
            <text:p>1592988485688</text:p>
          </table:table-cell>
          <table:table-cell office:value-type="float" office:value="1592988485615" calcext:value-type="float">
            <text:p>1592988485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710" calcext:value-type="float">
            <text:p>1592988485710</text:p>
          </table:table-cell>
          <table:table-cell office:value-type="float" office:value="1592988485615" calcext:value-type="float">
            <text:p>1592988485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732" calcext:value-type="float">
            <text:p>1592988485732</text:p>
          </table:table-cell>
          <table:table-cell office:value-type="float" office:value="1592988485615" calcext:value-type="float">
            <text:p>1592988485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752" calcext:value-type="float">
            <text:p>1592988485752</text:p>
          </table:table-cell>
          <table:table-cell office:value-type="float" office:value="1592988485615" calcext:value-type="float">
            <text:p>1592988485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5776" calcext:value-type="float">
            <text:p>1592988485776</text:p>
          </table:table-cell>
          <table:table-cell office:value-type="float" office:value="1592988485661" calcext:value-type="float">
            <text:p>1592988485661</text:p>
          </table:table-cell>
          <table:table-cell office:value-type="float" office:value="1592988485791" calcext:value-type="float">
            <text:p>1592988485791</text:p>
          </table:table-cell>
          <table:table-cell office:value-type="float" office:value="1592988486840.43" calcext:value-type="float">
            <text:p>1592988486840.43</text:p>
          </table:table-cell>
          <table:table-cell table:number-columns-repeated="6"/>
        </table:table-row>
        <table:table-row table:style-name="ro1">
          <table:table-cell office:value-type="float" office:value="1592988486834" calcext:value-type="float">
            <text:p>1592988486834</text:p>
          </table:table-cell>
          <table:table-cell office:value-type="float" office:value="1592988486751" calcext:value-type="float">
            <text:p>1592988486751</text:p>
          </table:table-cell>
          <table:table-cell office:value-type="float" office:value="1592988486856" calcext:value-type="float">
            <text:p>1592988486856</text:p>
          </table:table-cell>
          <table:table-cell office:value-type="float" office:value="1592988487933.06" calcext:value-type="float">
            <text:p>1592988487933.06</text:p>
          </table:table-cell>
          <table:table-cell table:number-columns-repeated="6"/>
        </table:table-row>
        <table:table-row table:style-name="ro1">
          <table:table-cell office:value-type="float" office:value="1592988487929" calcext:value-type="float">
            <text:p>1592988487929</text:p>
          </table:table-cell>
          <table:table-cell office:value-type="float" office:value="1592988487852" calcext:value-type="float">
            <text:p>1592988487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7948" calcext:value-type="float">
            <text:p>1592988487948</text:p>
          </table:table-cell>
          <table:table-cell office:value-type="float" office:value="1592988487852" calcext:value-type="float">
            <text:p>1592988487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7971" calcext:value-type="float">
            <text:p>1592988487971</text:p>
          </table:table-cell>
          <table:table-cell office:value-type="float" office:value="1592988487852" calcext:value-type="float">
            <text:p>1592988487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7990" calcext:value-type="float">
            <text:p>1592988487990</text:p>
          </table:table-cell>
          <table:table-cell office:value-type="float" office:value="1592988487907" calcext:value-type="float">
            <text:p>1592988487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8013" calcext:value-type="float">
            <text:p>1592988488013</text:p>
          </table:table-cell>
          <table:table-cell office:value-type="float" office:value="1592988487952" calcext:value-type="float">
            <text:p>1592988487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8031" calcext:value-type="float">
            <text:p>1592988488031</text:p>
          </table:table-cell>
          <table:table-cell office:value-type="float" office:value="1592988487952" calcext:value-type="float">
            <text:p>1592988487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8053" calcext:value-type="float">
            <text:p>1592988488053</text:p>
          </table:table-cell>
          <table:table-cell office:value-type="float" office:value="1592988487952" calcext:value-type="float">
            <text:p>1592988487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8076" calcext:value-type="float">
            <text:p>1592988488076</text:p>
          </table:table-cell>
          <table:table-cell office:value-type="float" office:value="1592988487952" calcext:value-type="float">
            <text:p>1592988487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8106" calcext:value-type="float">
            <text:p>1592988488106</text:p>
          </table:table-cell>
          <table:table-cell office:value-type="float" office:value="1592988488043" calcext:value-type="float">
            <text:p>1592988488043</text:p>
          </table:table-cell>
          <table:table-cell office:value-type="float" office:value="1592988488132" calcext:value-type="float">
            <text:p>1592988488132</text:p>
          </table:table-cell>
          <table:table-cell office:value-type="float" office:value="1592988489218.84" calcext:value-type="float">
            <text:p>1592988489218.84</text:p>
          </table:table-cell>
          <table:table-cell table:number-columns-repeated="6"/>
        </table:table-row>
        <table:table-row table:style-name="ro1">
          <table:table-cell office:value-type="float" office:value="1592988489207" calcext:value-type="float">
            <text:p>1592988489207</text:p>
          </table:table-cell>
          <table:table-cell office:value-type="float" office:value="1592988489132" calcext:value-type="float">
            <text:p>1592988489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9224" calcext:value-type="float">
            <text:p>1592988489224</text:p>
          </table:table-cell>
          <table:table-cell office:value-type="float" office:value="1592988489132" calcext:value-type="float">
            <text:p>1592988489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9251" calcext:value-type="float">
            <text:p>1592988489251</text:p>
          </table:table-cell>
          <table:table-cell office:value-type="float" office:value="1592988489152" calcext:value-type="float">
            <text:p>1592988489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9273" calcext:value-type="float">
            <text:p>1592988489273</text:p>
          </table:table-cell>
          <table:table-cell office:value-type="float" office:value="1592988489152" calcext:value-type="float">
            <text:p>1592988489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9293" calcext:value-type="float">
            <text:p>1592988489293</text:p>
          </table:table-cell>
          <table:table-cell office:value-type="float" office:value="1592988489223" calcext:value-type="float">
            <text:p>1592988489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9315" calcext:value-type="float">
            <text:p>1592988489315</text:p>
          </table:table-cell>
          <table:table-cell office:value-type="float" office:value="1592988489223" calcext:value-type="float">
            <text:p>1592988489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9339" calcext:value-type="float">
            <text:p>1592988489339</text:p>
          </table:table-cell>
          <table:table-cell office:value-type="float" office:value="1592988489252" calcext:value-type="float">
            <text:p>1592988489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9361" calcext:value-type="float">
            <text:p>1592988489361</text:p>
          </table:table-cell>
          <table:table-cell office:value-type="float" office:value="1592988489252" calcext:value-type="float">
            <text:p>1592988489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89384" calcext:value-type="float">
            <text:p>1592988489384</text:p>
          </table:table-cell>
          <table:table-cell office:value-type="float" office:value="1592988489314" calcext:value-type="float">
            <text:p>1592988489314</text:p>
          </table:table-cell>
          <table:table-cell office:value-type="float" office:value="1592988489398" calcext:value-type="float">
            <text:p>1592988489398</text:p>
          </table:table-cell>
          <table:table-cell office:value-type="float" office:value="1592988490440.68" calcext:value-type="float">
            <text:p>1592988490440.68</text:p>
          </table:table-cell>
          <table:table-cell table:number-columns-repeated="6"/>
        </table:table-row>
        <table:table-row table:style-name="ro1">
          <table:table-cell office:value-type="float" office:value="1592988490422" calcext:value-type="float">
            <text:p>1592988490422</text:p>
          </table:table-cell>
          <table:table-cell office:value-type="float" office:value="1592988490352" calcext:value-type="float">
            <text:p>1592988490352</text:p>
          </table:table-cell>
          <table:table-cell office:value-type="float" office:value="1592988490457" calcext:value-type="float">
            <text:p>1592988490457</text:p>
          </table:table-cell>
          <table:table-cell office:value-type="float" office:value="1592988491530.44" calcext:value-type="float">
            <text:p>1592988491530.44</text:p>
          </table:table-cell>
          <table:table-cell table:number-columns-repeated="6"/>
        </table:table-row>
        <table:table-row table:style-name="ro1">
          <table:table-cell office:value-type="float" office:value="1592988491523" calcext:value-type="float">
            <text:p>1592988491523</text:p>
          </table:table-cell>
          <table:table-cell office:value-type="float" office:value="1592988491452" calcext:value-type="float">
            <text:p>1592988491452</text:p>
          </table:table-cell>
          <table:table-cell office:value-type="float" office:value="1592988491545" calcext:value-type="float">
            <text:p>1592988491545</text:p>
          </table:table-cell>
          <table:table-cell office:value-type="float" office:value="1592988492595.92" calcext:value-type="float">
            <text:p>1592988492595.92</text:p>
          </table:table-cell>
          <table:table-cell table:number-columns-repeated="6"/>
        </table:table-row>
        <table:table-row table:style-name="ro1">
          <table:table-cell office:value-type="float" office:value="1592988492594" calcext:value-type="float">
            <text:p>1592988492594</text:p>
          </table:table-cell>
          <table:table-cell office:value-type="float" office:value="1592988492531" calcext:value-type="float">
            <text:p>1592988492531</text:p>
          </table:table-cell>
          <table:table-cell office:value-type="float" office:value="1592988492610" calcext:value-type="float">
            <text:p>1592988492610</text:p>
          </table:table-cell>
          <table:table-cell office:value-type="float" office:value="1592988493690.33" calcext:value-type="float">
            <text:p>1592988493690.33</text:p>
          </table:table-cell>
          <table:table-cell table:number-columns-repeated="6"/>
        </table:table-row>
        <table:table-row table:style-name="ro1">
          <table:table-cell office:value-type="float" office:value="1592988493688" calcext:value-type="float">
            <text:p>1592988493688</text:p>
          </table:table-cell>
          <table:table-cell office:value-type="float" office:value="1592988493614" calcext:value-type="float">
            <text:p>1592988493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3710" calcext:value-type="float">
            <text:p>1592988493710</text:p>
          </table:table-cell>
          <table:table-cell office:value-type="float" office:value="1592988493614" calcext:value-type="float">
            <text:p>1592988493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3732" calcext:value-type="float">
            <text:p>1592988493732</text:p>
          </table:table-cell>
          <table:table-cell office:value-type="float" office:value="1592988493614" calcext:value-type="float">
            <text:p>1592988493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3754" calcext:value-type="float">
            <text:p>1592988493754</text:p>
          </table:table-cell>
          <table:table-cell office:value-type="float" office:value="1592988493614" calcext:value-type="float">
            <text:p>1592988493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3778" calcext:value-type="float">
            <text:p>1592988493778</text:p>
          </table:table-cell>
          <table:table-cell office:value-type="float" office:value="1592988493614" calcext:value-type="float">
            <text:p>1592988493614</text:p>
          </table:table-cell>
          <table:table-cell office:value-type="float" office:value="1592988493794" calcext:value-type="float">
            <text:p>1592988493794</text:p>
          </table:table-cell>
          <table:table-cell office:value-type="float" office:value="1592988494820.46" calcext:value-type="float">
            <text:p>1592988494820.46</text:p>
          </table:table-cell>
          <table:table-cell table:number-columns-repeated="6"/>
        </table:table-row>
        <table:table-row table:style-name="ro1">
          <table:table-cell office:value-type="float" office:value="1592988494813" calcext:value-type="float">
            <text:p>1592988494813</text:p>
          </table:table-cell>
          <table:table-cell office:value-type="float" office:value="1592988494747" calcext:value-type="float">
            <text:p>15929884947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4836" calcext:value-type="float">
            <text:p>1592988494836</text:p>
          </table:table-cell>
          <table:table-cell office:value-type="float" office:value="1592988494747" calcext:value-type="float">
            <text:p>15929884947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4858" calcext:value-type="float">
            <text:p>1592988494858</text:p>
          </table:table-cell>
          <table:table-cell office:value-type="float" office:value="1592988494752" calcext:value-type="float">
            <text:p>1592988494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4891" calcext:value-type="float">
            <text:p>1592988494891</text:p>
          </table:table-cell>
          <table:table-cell office:value-type="float" office:value="1592988494791" calcext:value-type="float">
            <text:p>1592988494791</text:p>
          </table:table-cell>
          <table:table-cell office:value-type="float" office:value="1592988494903" calcext:value-type="float">
            <text:p>1592988494903</text:p>
          </table:table-cell>
          <table:table-cell office:value-type="float" office:value="1592988495994.58" calcext:value-type="float">
            <text:p>1592988495994.58</text:p>
          </table:table-cell>
          <table:table-cell table:number-columns-repeated="6"/>
        </table:table-row>
        <table:table-row table:style-name="ro1">
          <table:table-cell office:value-type="float" office:value="1592988495992" calcext:value-type="float">
            <text:p>1592988495992</text:p>
          </table:table-cell>
          <table:table-cell office:value-type="float" office:value="1592988495917" calcext:value-type="float">
            <text:p>1592988495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6013" calcext:value-type="float">
            <text:p>1592988496013</text:p>
          </table:table-cell>
          <table:table-cell office:value-type="float" office:value="1592988495917" calcext:value-type="float">
            <text:p>1592988495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6053" calcext:value-type="float">
            <text:p>1592988496053</text:p>
          </table:table-cell>
          <table:table-cell office:value-type="float" office:value="1592988495952" calcext:value-type="float">
            <text:p>1592988495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6095" calcext:value-type="float">
            <text:p>1592988496095</text:p>
          </table:table-cell>
          <table:table-cell office:value-type="float" office:value="1592988496009" calcext:value-type="float">
            <text:p>1592988496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6133" calcext:value-type="float">
            <text:p>1592988496133</text:p>
          </table:table-cell>
          <table:table-cell office:value-type="float" office:value="1592988496052" calcext:value-type="float">
            <text:p>1592988496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6162" calcext:value-type="float">
            <text:p>1592988496162</text:p>
          </table:table-cell>
          <table:table-cell office:value-type="float" office:value="1592988496052" calcext:value-type="float">
            <text:p>1592988496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6182" calcext:value-type="float">
            <text:p>1592988496182</text:p>
          </table:table-cell>
          <table:table-cell office:value-type="float" office:value="1592988496102" calcext:value-type="float">
            <text:p>1592988496102</text:p>
          </table:table-cell>
          <table:table-cell office:value-type="float" office:value="1592988496197" calcext:value-type="float">
            <text:p>1592988496197</text:p>
          </table:table-cell>
          <table:table-cell office:value-type="float" office:value="1592988497252.56" calcext:value-type="float">
            <text:p>1592988497252.56</text:p>
          </table:table-cell>
          <table:table-cell table:number-columns-repeated="6"/>
        </table:table-row>
        <table:table-row table:style-name="ro1">
          <table:table-cell office:value-type="float" office:value="1592988497236" calcext:value-type="float">
            <text:p>1592988497236</text:p>
          </table:table-cell>
          <table:table-cell office:value-type="float" office:value="1592988497138" calcext:value-type="float">
            <text:p>1592988497138</text:p>
          </table:table-cell>
          <table:table-cell office:value-type="float" office:value="1592988497268" calcext:value-type="float">
            <text:p>1592988497268</text:p>
          </table:table-cell>
          <table:table-cell office:value-type="float" office:value="1592988498319.15" calcext:value-type="float">
            <text:p>1592988498319.15</text:p>
          </table:table-cell>
          <table:table-cell table:number-columns-repeated="6"/>
        </table:table-row>
        <table:table-row table:style-name="ro1">
          <table:table-cell office:value-type="float" office:value="1592988498302" calcext:value-type="float">
            <text:p>1592988498302</text:p>
          </table:table-cell>
          <table:table-cell office:value-type="float" office:value="1592988498230" calcext:value-type="float">
            <text:p>1592988498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8325" calcext:value-type="float">
            <text:p>1592988498325</text:p>
          </table:table-cell>
          <table:table-cell office:value-type="float" office:value="1592988498230" calcext:value-type="float">
            <text:p>1592988498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8347" calcext:value-type="float">
            <text:p>1592988498347</text:p>
          </table:table-cell>
          <table:table-cell office:value-type="float" office:value="1592988498252" calcext:value-type="float">
            <text:p>1592988498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8371" calcext:value-type="float">
            <text:p>1592988498371</text:p>
          </table:table-cell>
          <table:table-cell office:value-type="float" office:value="1592988498252" calcext:value-type="float">
            <text:p>1592988498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498397" calcext:value-type="float">
            <text:p>1592988498397</text:p>
          </table:table-cell>
          <table:table-cell office:value-type="float" office:value="1592988498321" calcext:value-type="float">
            <text:p>1592988498321</text:p>
          </table:table-cell>
          <table:table-cell office:value-type="float" office:value="1592988498414" calcext:value-type="float">
            <text:p>1592988498414</text:p>
          </table:table-cell>
          <table:table-cell office:value-type="float" office:value="1592988499449.67" calcext:value-type="float">
            <text:p>1592988499449.67</text:p>
          </table:table-cell>
          <table:table-cell table:number-columns-repeated="6"/>
        </table:table-row>
        <table:table-row table:style-name="ro1">
          <table:table-cell office:value-type="float" office:value="1592988499441" calcext:value-type="float">
            <text:p>1592988499441</text:p>
          </table:table-cell>
          <table:table-cell office:value-type="float" office:value="1592988499352" calcext:value-type="float">
            <text:p>1592988499352</text:p>
          </table:table-cell>
          <table:table-cell office:value-type="float" office:value="1592988499472" calcext:value-type="float">
            <text:p>1592988499472</text:p>
          </table:table-cell>
          <table:table-cell office:value-type="float" office:value="1592988500506.05" calcext:value-type="float">
            <text:p>1592988500506.05</text:p>
          </table:table-cell>
          <table:table-cell table:number-columns-repeated="6"/>
        </table:table-row>
        <table:table-row table:style-name="ro1">
          <table:table-cell office:value-type="float" office:value="1592988500496" calcext:value-type="float">
            <text:p>1592988500496</text:p>
          </table:table-cell>
          <table:table-cell office:value-type="float" office:value="1592988500432" calcext:value-type="float">
            <text:p>1592988500432</text:p>
          </table:table-cell>
          <table:table-cell office:value-type="float" office:value="1592988500521" calcext:value-type="float">
            <text:p>1592988500521</text:p>
          </table:table-cell>
          <table:table-cell office:value-type="float" office:value="1592988501554.38" calcext:value-type="float">
            <text:p>1592988501554.38</text:p>
          </table:table-cell>
          <table:table-cell table:number-columns-repeated="6"/>
        </table:table-row>
        <table:table-row table:style-name="ro1">
          <table:table-cell office:value-type="float" office:value="1592988501532" calcext:value-type="float">
            <text:p>1592988501532</text:p>
          </table:table-cell>
          <table:table-cell office:value-type="float" office:value="1592988501440" calcext:value-type="float">
            <text:p>1592988501440</text:p>
          </table:table-cell>
          <table:table-cell office:value-type="float" office:value="1592988501568" calcext:value-type="float">
            <text:p>1592988501568</text:p>
          </table:table-cell>
          <table:table-cell office:value-type="float" office:value="1592988502632.07" calcext:value-type="float">
            <text:p>1592988502632.07</text:p>
          </table:table-cell>
          <table:table-cell table:number-columns-repeated="6"/>
        </table:table-row>
        <table:table-row table:style-name="ro1">
          <table:table-cell office:value-type="float" office:value="1592988502620" calcext:value-type="float">
            <text:p>1592988502620</text:p>
          </table:table-cell>
          <table:table-cell office:value-type="float" office:value="1592988502552" calcext:value-type="float">
            <text:p>1592988502552</text:p>
          </table:table-cell>
          <table:table-cell office:value-type="float" office:value="1592988502646" calcext:value-type="float">
            <text:p>1592988502646</text:p>
          </table:table-cell>
          <table:table-cell office:value-type="float" office:value="1592988503719.9" calcext:value-type="float">
            <text:p>1592988503719.9</text:p>
          </table:table-cell>
          <table:table-cell table:number-columns-repeated="6"/>
        </table:table-row>
        <table:table-row table:style-name="ro1">
          <table:table-cell office:value-type="float" office:value="1592988503702" calcext:value-type="float">
            <text:p>1592988503702</text:p>
          </table:table-cell>
          <table:table-cell office:value-type="float" office:value="1592988503605" calcext:value-type="float">
            <text:p>1592988503605</text:p>
          </table:table-cell>
          <table:table-cell office:value-type="float" office:value="1592988503733" calcext:value-type="float">
            <text:p>1592988503733</text:p>
          </table:table-cell>
          <table:table-cell office:value-type="float" office:value="1592988504814.79" calcext:value-type="float">
            <text:p>1592988504814.79</text:p>
          </table:table-cell>
          <table:table-cell table:number-columns-repeated="6"/>
        </table:table-row>
        <table:table-row table:style-name="ro1">
          <table:table-cell office:value-type="float" office:value="1592988504804" calcext:value-type="float">
            <text:p>1592988504804</text:p>
          </table:table-cell>
          <table:table-cell office:value-type="float" office:value="1592988504743" calcext:value-type="float">
            <text:p>1592988504743</text:p>
          </table:table-cell>
          <table:table-cell office:value-type="float" office:value="1592988504828" calcext:value-type="float">
            <text:p>1592988504828</text:p>
          </table:table-cell>
          <table:table-cell office:value-type="float" office:value="1592988505907.82" calcext:value-type="float">
            <text:p>1592988505907.82</text:p>
          </table:table-cell>
          <table:table-cell table:number-columns-repeated="6"/>
        </table:table-row>
        <table:table-row table:style-name="ro1">
          <table:table-cell office:value-type="float" office:value="1592988505890" calcext:value-type="float">
            <text:p>1592988505890</text:p>
          </table:table-cell>
          <table:table-cell office:value-type="float" office:value="1592988505793" calcext:value-type="float">
            <text:p>1592988505793</text:p>
          </table:table-cell>
          <table:table-cell office:value-type="float" office:value="1592988505922" calcext:value-type="float">
            <text:p>1592988505922</text:p>
          </table:table-cell>
          <table:table-cell office:value-type="float" office:value="1592988506995.95" calcext:value-type="float">
            <text:p>1592988506995.95</text:p>
          </table:table-cell>
          <table:table-cell table:number-columns-repeated="6"/>
        </table:table-row>
        <table:table-row table:style-name="ro1">
          <table:table-cell office:value-type="float" office:value="1592988506982" calcext:value-type="float">
            <text:p>1592988506982</text:p>
          </table:table-cell>
          <table:table-cell office:value-type="float" office:value="1592988506922" calcext:value-type="float">
            <text:p>1592988506922</text:p>
          </table:table-cell>
          <table:table-cell office:value-type="float" office:value="1592988507009" calcext:value-type="float">
            <text:p>1592988507009</text:p>
          </table:table-cell>
          <table:table-cell office:value-type="float" office:value="1592988508095.44" calcext:value-type="float">
            <text:p>1592988508095.44</text:p>
          </table:table-cell>
          <table:table-cell table:number-columns-repeated="6"/>
        </table:table-row>
        <table:table-row table:style-name="ro1">
          <table:table-cell office:value-type="float" office:value="1592988508088" calcext:value-type="float">
            <text:p>1592988508088</text:p>
          </table:table-cell>
          <table:table-cell office:value-type="float" office:value="1592988508018" calcext:value-type="float">
            <text:p>1592988508018</text:p>
          </table:table-cell>
          <table:table-cell office:value-type="float" office:value="1592988508108" calcext:value-type="float">
            <text:p>1592988508108</text:p>
          </table:table-cell>
          <table:table-cell office:value-type="float" office:value="1592988509146.77" calcext:value-type="float">
            <text:p>1592988509146.77</text:p>
          </table:table-cell>
          <table:table-cell table:number-columns-repeated="6"/>
        </table:table-row>
        <table:table-row table:style-name="ro1">
          <table:table-cell office:value-type="float" office:value="1592988509144" calcext:value-type="float">
            <text:p>1592988509144</text:p>
          </table:table-cell>
          <table:table-cell office:value-type="float" office:value="1592988509052" calcext:value-type="float">
            <text:p>1592988509052</text:p>
          </table:table-cell>
          <table:table-cell office:value-type="float" office:value="1592988509162" calcext:value-type="float">
            <text:p>1592988509162</text:p>
          </table:table-cell>
          <table:table-cell office:value-type="float" office:value="1592988510206" calcext:value-type="float">
            <text:p>1592988510206</text:p>
          </table:table-cell>
          <table:table-cell table:number-columns-repeated="6"/>
        </table:table-row>
        <table:table-row table:style-name="ro1">
          <table:table-cell office:value-type="float" office:value="1592988510202" calcext:value-type="float">
            <text:p>1592988510202</text:p>
          </table:table-cell>
          <table:table-cell office:value-type="float" office:value="1592988510133" calcext:value-type="float">
            <text:p>1592988510133</text:p>
          </table:table-cell>
          <table:table-cell office:value-type="float" office:value="1592988510220" calcext:value-type="float">
            <text:p>1592988510220</text:p>
          </table:table-cell>
          <table:table-cell office:value-type="float" office:value="1592988511296.44" calcext:value-type="float">
            <text:p>1592988511296.44</text:p>
          </table:table-cell>
          <table:table-cell table:number-columns-repeated="6"/>
        </table:table-row>
        <table:table-row table:style-name="ro1">
          <table:table-cell office:value-type="float" office:value="1592988511277" calcext:value-type="float">
            <text:p>1592988511277</text:p>
          </table:table-cell>
          <table:table-cell office:value-type="float" office:value="1592988511184" calcext:value-type="float">
            <text:p>1592988511184</text:p>
          </table:table-cell>
          <table:table-cell office:value-type="float" office:value="1592988511311" calcext:value-type="float">
            <text:p>1592988511311</text:p>
          </table:table-cell>
          <table:table-cell office:value-type="float" office:value="1592988512348.5" calcext:value-type="float">
            <text:p>1592988512348.5</text:p>
          </table:table-cell>
          <table:table-cell table:number-columns-repeated="6"/>
        </table:table-row>
        <table:table-row table:style-name="ro1">
          <table:table-cell office:value-type="float" office:value="1592988512343" calcext:value-type="float">
            <text:p>1592988512343</text:p>
          </table:table-cell>
          <table:table-cell office:value-type="float" office:value="1592988512252" calcext:value-type="float">
            <text:p>159298851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12364" calcext:value-type="float">
            <text:p>1592988512364</text:p>
          </table:table-cell>
          <table:table-cell office:value-type="float" office:value="1592988512252" calcext:value-type="float">
            <text:p>159298851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12392" calcext:value-type="float">
            <text:p>1592988512392</text:p>
          </table:table-cell>
          <table:table-cell office:value-type="float" office:value="1592988512279" calcext:value-type="float">
            <text:p>1592988512279</text:p>
          </table:table-cell>
          <table:table-cell office:value-type="float" office:value="1592988512405" calcext:value-type="float">
            <text:p>1592988512405</text:p>
          </table:table-cell>
          <table:table-cell office:value-type="float" office:value="1592988513443.54" calcext:value-type="float">
            <text:p>1592988513443.54</text:p>
          </table:table-cell>
          <table:table-cell table:number-columns-repeated="6"/>
        </table:table-row>
        <table:table-row table:style-name="ro1">
          <table:table-cell office:value-type="float" office:value="1592988513439" calcext:value-type="float">
            <text:p>1592988513439</text:p>
          </table:table-cell>
          <table:table-cell office:value-type="float" office:value="1592988513352" calcext:value-type="float">
            <text:p>1592988513352</text:p>
          </table:table-cell>
          <table:table-cell office:value-type="float" office:value="1592988513457" calcext:value-type="float">
            <text:p>1592988513457</text:p>
          </table:table-cell>
          <table:table-cell office:value-type="float" office:value="1592988514527.99" calcext:value-type="float">
            <text:p>1592988514527.99</text:p>
          </table:table-cell>
          <table:table-cell table:number-columns-repeated="6"/>
        </table:table-row>
        <table:table-row table:style-name="ro1">
          <table:table-cell office:value-type="float" office:value="1592988514515" calcext:value-type="float">
            <text:p>1592988514515</text:p>
          </table:table-cell>
          <table:table-cell office:value-type="float" office:value="1592988514414" calcext:value-type="float">
            <text:p>1592988514414</text:p>
          </table:table-cell>
          <table:table-cell office:value-type="float" office:value="1592988514542" calcext:value-type="float">
            <text:p>1592988514542</text:p>
          </table:table-cell>
          <table:table-cell office:value-type="float" office:value="1592988515619.87" calcext:value-type="float">
            <text:p>1592988515619.87</text:p>
          </table:table-cell>
          <table:table-cell table:number-columns-repeated="6"/>
        </table:table-row>
        <table:table-row table:style-name="ro1">
          <table:table-cell office:value-type="float" office:value="1592988515616" calcext:value-type="float">
            <text:p>1592988515616</text:p>
          </table:table-cell>
          <table:table-cell office:value-type="float" office:value="1592988515549" calcext:value-type="float">
            <text:p>1592988515549</text:p>
          </table:table-cell>
          <table:table-cell office:value-type="float" office:value="1592988515635" calcext:value-type="float">
            <text:p>1592988515635</text:p>
          </table:table-cell>
          <table:table-cell office:value-type="float" office:value="1592988516700.04" calcext:value-type="float">
            <text:p>1592988516700.04</text:p>
          </table:table-cell>
          <table:table-cell table:number-columns-repeated="6"/>
        </table:table-row>
        <table:table-row table:style-name="ro1">
          <table:table-cell office:value-type="float" office:value="1592988516687" calcext:value-type="float">
            <text:p>1592988516687</text:p>
          </table:table-cell>
          <table:table-cell office:value-type="float" office:value="1592988516633" calcext:value-type="float">
            <text:p>1592988516633</text:p>
          </table:table-cell>
          <table:table-cell office:value-type="float" office:value="1592988516715" calcext:value-type="float">
            <text:p>1592988516715</text:p>
          </table:table-cell>
          <table:table-cell office:value-type="float" office:value="1592988517755.93" calcext:value-type="float">
            <text:p>1592988517755.93</text:p>
          </table:table-cell>
          <table:table-cell table:number-columns-repeated="6"/>
        </table:table-row>
        <table:table-row table:style-name="ro1">
          <table:table-cell office:value-type="float" office:value="1592988517757" calcext:value-type="float">
            <text:p>1592988517757</text:p>
          </table:table-cell>
          <table:table-cell office:value-type="float" office:value="1592988517652" calcext:value-type="float">
            <text:p>1592988517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17757" calcext:value-type="float">
            <text:p>1592988517757</text:p>
          </table:table-cell>
          <table:table-cell office:value-type="float" office:value="1592988517652" calcext:value-type="float">
            <text:p>1592988517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17781" calcext:value-type="float">
            <text:p>1592988517781</text:p>
          </table:table-cell>
          <table:table-cell office:value-type="float" office:value="1592988517652" calcext:value-type="float">
            <text:p>1592988517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17814" calcext:value-type="float">
            <text:p>1592988517814</text:p>
          </table:table-cell>
          <table:table-cell office:value-type="float" office:value="1592988517731" calcext:value-type="float">
            <text:p>1592988517731</text:p>
          </table:table-cell>
          <table:table-cell office:value-type="float" office:value="1592988517829" calcext:value-type="float">
            <text:p>1592988517829</text:p>
          </table:table-cell>
          <table:table-cell office:value-type="float" office:value="1592988518896.79" calcext:value-type="float">
            <text:p>1592988518896.79</text:p>
          </table:table-cell>
          <table:table-cell table:number-columns-repeated="6"/>
        </table:table-row>
        <table:table-row table:style-name="ro1">
          <table:table-cell office:value-type="float" office:value="1592988518881" calcext:value-type="float">
            <text:p>1592988518881</text:p>
          </table:table-cell>
          <table:table-cell office:value-type="float" office:value="1592988518794" calcext:value-type="float">
            <text:p>1592988518794</text:p>
          </table:table-cell>
          <table:table-cell office:value-type="float" office:value="1592988518912" calcext:value-type="float">
            <text:p>1592988518912</text:p>
          </table:table-cell>
          <table:table-cell office:value-type="float" office:value="1592988519992.05" calcext:value-type="float">
            <text:p>1592988519992.05</text:p>
          </table:table-cell>
          <table:table-cell table:number-columns-repeated="6"/>
        </table:table-row>
        <table:table-row table:style-name="ro1">
          <table:table-cell office:value-type="float" office:value="1592988519985" calcext:value-type="float">
            <text:p>1592988519985</text:p>
          </table:table-cell>
          <table:table-cell office:value-type="float" office:value="1592988519894" calcext:value-type="float">
            <text:p>15929885198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0006" calcext:value-type="float">
            <text:p>1592988520006</text:p>
          </table:table-cell>
          <table:table-cell office:value-type="float" office:value="1592988519939" calcext:value-type="float">
            <text:p>159298851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0025" calcext:value-type="float">
            <text:p>1592988520025</text:p>
          </table:table-cell>
          <table:table-cell office:value-type="float" office:value="1592988519939" calcext:value-type="float">
            <text:p>159298851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0044" calcext:value-type="float">
            <text:p>1592988520044</text:p>
          </table:table-cell>
          <table:table-cell office:value-type="float" office:value="1592988519939" calcext:value-type="float">
            <text:p>159298851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0064" calcext:value-type="float">
            <text:p>1592988520064</text:p>
          </table:table-cell>
          <table:table-cell office:value-type="float" office:value="1592988519939" calcext:value-type="float">
            <text:p>159298851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0098" calcext:value-type="float">
            <text:p>1592988520098</text:p>
          </table:table-cell>
          <table:table-cell office:value-type="float" office:value="1592988519985" calcext:value-type="float">
            <text:p>1592988519985</text:p>
          </table:table-cell>
          <table:table-cell office:value-type="float" office:value="1592988520113" calcext:value-type="float">
            <text:p>1592988520113</text:p>
          </table:table-cell>
          <table:table-cell office:value-type="float" office:value="1592988521197.07" calcext:value-type="float">
            <text:p>1592988521197.07</text:p>
          </table:table-cell>
          <table:table-cell table:number-columns-repeated="6"/>
        </table:table-row>
        <table:table-row table:style-name="ro1">
          <table:table-cell office:value-type="float" office:value="1592988521185" calcext:value-type="float">
            <text:p>1592988521185</text:p>
          </table:table-cell>
          <table:table-cell office:value-type="float" office:value="1592988521122" calcext:value-type="float">
            <text:p>1592988521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1207" calcext:value-type="float">
            <text:p>1592988521207</text:p>
          </table:table-cell>
          <table:table-cell office:value-type="float" office:value="1592988521122" calcext:value-type="float">
            <text:p>1592988521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1227" calcext:value-type="float">
            <text:p>1592988521227</text:p>
          </table:table-cell>
          <table:table-cell office:value-type="float" office:value="1592988521122" calcext:value-type="float">
            <text:p>1592988521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1246" calcext:value-type="float">
            <text:p>1592988521246</text:p>
          </table:table-cell>
          <table:table-cell office:value-type="float" office:value="1592988521122" calcext:value-type="float">
            <text:p>1592988521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1269" calcext:value-type="float">
            <text:p>1592988521269</text:p>
          </table:table-cell>
          <table:table-cell office:value-type="float" office:value="1592988521152" calcext:value-type="float">
            <text:p>1592988521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1298" calcext:value-type="float">
            <text:p>1592988521298</text:p>
          </table:table-cell>
          <table:table-cell office:value-type="float" office:value="1592988521152" calcext:value-type="float">
            <text:p>1592988521152</text:p>
          </table:table-cell>
          <table:table-cell office:value-type="float" office:value="1592988521315" calcext:value-type="float">
            <text:p>1592988521315</text:p>
          </table:table-cell>
          <table:table-cell office:value-type="float" office:value="1592988522340.91" calcext:value-type="float">
            <text:p>1592988522340.91</text:p>
          </table:table-cell>
          <table:table-cell table:number-columns-repeated="6"/>
        </table:table-row>
        <table:table-row table:style-name="ro1">
          <table:table-cell office:value-type="float" office:value="1592988522326" calcext:value-type="float">
            <text:p>1592988522326</text:p>
          </table:table-cell>
          <table:table-cell office:value-type="float" office:value="1592988522252" calcext:value-type="float">
            <text:p>159298852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2343" calcext:value-type="float">
            <text:p>1592988522343</text:p>
          </table:table-cell>
          <table:table-cell office:value-type="float" office:value="1592988522252" calcext:value-type="float">
            <text:p>159298852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2375" calcext:value-type="float">
            <text:p>1592988522375</text:p>
          </table:table-cell>
          <table:table-cell office:value-type="float" office:value="1592988522252" calcext:value-type="float">
            <text:p>159298852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2393" calcext:value-type="float">
            <text:p>1592988522393</text:p>
          </table:table-cell>
          <table:table-cell office:value-type="float" office:value="1592988522308" calcext:value-type="float">
            <text:p>1592988522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2428" calcext:value-type="float">
            <text:p>1592988522428</text:p>
          </table:table-cell>
          <table:table-cell office:value-type="float" office:value="1592988522352" calcext:value-type="float">
            <text:p>1592988522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2459" calcext:value-type="float">
            <text:p>1592988522459</text:p>
          </table:table-cell>
          <table:table-cell office:value-type="float" office:value="1592988522352" calcext:value-type="float">
            <text:p>1592988522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2476" calcext:value-type="float">
            <text:p>1592988522476</text:p>
          </table:table-cell>
          <table:table-cell office:value-type="float" office:value="1592988522399" calcext:value-type="float">
            <text:p>1592988522399</text:p>
          </table:table-cell>
          <table:table-cell office:value-type="float" office:value="1592988522488" calcext:value-type="float">
            <text:p>1592988522488</text:p>
          </table:table-cell>
          <table:table-cell office:value-type="float" office:value="1592988523505.23" calcext:value-type="float">
            <text:p>1592988523505.23</text:p>
          </table:table-cell>
          <table:table-cell table:number-columns-repeated="6"/>
        </table:table-row>
        <table:table-row table:style-name="ro1">
          <table:table-cell office:value-type="float" office:value="1592988523486" calcext:value-type="float">
            <text:p>1592988523486</text:p>
          </table:table-cell>
          <table:table-cell office:value-type="float" office:value="1592988523422" calcext:value-type="float">
            <text:p>1592988523422</text:p>
          </table:table-cell>
          <table:table-cell office:value-type="float" office:value="1592988523520" calcext:value-type="float">
            <text:p>1592988523520</text:p>
          </table:table-cell>
          <table:table-cell office:value-type="float" office:value="1592988524594.83" calcext:value-type="float">
            <text:p>1592988524594.83</text:p>
          </table:table-cell>
          <table:table-cell table:number-columns-repeated="6"/>
        </table:table-row>
        <table:table-row table:style-name="ro1">
          <table:table-cell office:value-type="float" office:value="1592988524594" calcext:value-type="float">
            <text:p>1592988524594</text:p>
          </table:table-cell>
          <table:table-cell office:value-type="float" office:value="1592988524522" calcext:value-type="float">
            <text:p>1592988524522</text:p>
          </table:table-cell>
          <table:table-cell office:value-type="float" office:value="1592988524609" calcext:value-type="float">
            <text:p>1592988524609</text:p>
          </table:table-cell>
          <table:table-cell office:value-type="float" office:value="1592988525653.78" calcext:value-type="float">
            <text:p>1592988525653.78</text:p>
          </table:table-cell>
          <table:table-cell table:number-columns-repeated="6"/>
        </table:table-row>
        <table:table-row table:style-name="ro1">
          <table:table-cell office:value-type="float" office:value="1592988525643" calcext:value-type="float">
            <text:p>1592988525643</text:p>
          </table:table-cell>
          <table:table-cell office:value-type="float" office:value="1592988525551" calcext:value-type="float">
            <text:p>1592988525551</text:p>
          </table:table-cell>
          <table:table-cell office:value-type="float" office:value="1592988525669" calcext:value-type="float">
            <text:p>1592988525669</text:p>
          </table:table-cell>
          <table:table-cell office:value-type="float" office:value="1592988526746.4" calcext:value-type="float">
            <text:p>1592988526746.4</text:p>
          </table:table-cell>
          <table:table-cell table:number-columns-repeated="6"/>
        </table:table-row>
        <table:table-row table:style-name="ro1">
          <table:table-cell office:value-type="float" office:value="1592988526737" calcext:value-type="float">
            <text:p>1592988526737</text:p>
          </table:table-cell>
          <table:table-cell office:value-type="float" office:value="1592988526652" calcext:value-type="float">
            <text:p>1592988526652</text:p>
          </table:table-cell>
          <table:table-cell office:value-type="float" office:value="1592988526761" calcext:value-type="float">
            <text:p>1592988526761</text:p>
          </table:table-cell>
          <table:table-cell office:value-type="float" office:value="1592988527840.68" calcext:value-type="float">
            <text:p>1592988527840.68</text:p>
          </table:table-cell>
          <table:table-cell table:number-columns-repeated="6"/>
        </table:table-row>
        <table:table-row table:style-name="ro1">
          <table:table-cell office:value-type="float" office:value="1592988527825" calcext:value-type="float">
            <text:p>1592988527825</text:p>
          </table:table-cell>
          <table:table-cell office:value-type="float" office:value="1592988527752" calcext:value-type="float">
            <text:p>1592988527752</text:p>
          </table:table-cell>
          <table:table-cell office:value-type="float" office:value="1592988527857" calcext:value-type="float">
            <text:p>1592988527857</text:p>
          </table:table-cell>
          <table:table-cell office:value-type="float" office:value="1592988528895.84" calcext:value-type="float">
            <text:p>1592988528895.84</text:p>
          </table:table-cell>
          <table:table-cell table:number-columns-repeated="6"/>
        </table:table-row>
        <table:table-row table:style-name="ro1">
          <table:table-cell office:value-type="float" office:value="1592988528893" calcext:value-type="float">
            <text:p>1592988528893</text:p>
          </table:table-cell>
          <table:table-cell office:value-type="float" office:value="1592988528825" calcext:value-type="float">
            <text:p>1592988528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8911" calcext:value-type="float">
            <text:p>1592988528911</text:p>
          </table:table-cell>
          <table:table-cell office:value-type="float" office:value="1592988528825" calcext:value-type="float">
            <text:p>1592988528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8930" calcext:value-type="float">
            <text:p>1592988528930</text:p>
          </table:table-cell>
          <table:table-cell office:value-type="float" office:value="1592988528825" calcext:value-type="float">
            <text:p>1592988528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8952" calcext:value-type="float">
            <text:p>1592988528952</text:p>
          </table:table-cell>
          <table:table-cell office:value-type="float" office:value="1592988528851" calcext:value-type="float">
            <text:p>1592988528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28975" calcext:value-type="float">
            <text:p>1592988528975</text:p>
          </table:table-cell>
          <table:table-cell office:value-type="float" office:value="1592988528870" calcext:value-type="float">
            <text:p>1592988528870</text:p>
          </table:table-cell>
          <table:table-cell office:value-type="float" office:value="1592988528987" calcext:value-type="float">
            <text:p>1592988528987</text:p>
          </table:table-cell>
          <table:table-cell office:value-type="float" office:value="1592988530036.3" calcext:value-type="float">
            <text:p>1592988530036.3</text:p>
          </table:table-cell>
          <table:table-cell table:number-columns-repeated="6"/>
        </table:table-row>
        <table:table-row table:style-name="ro1">
          <table:table-cell office:value-type="float" office:value="1592988530026" calcext:value-type="float">
            <text:p>1592988530026</text:p>
          </table:table-cell>
          <table:table-cell office:value-type="float" office:value="1592988529951" calcext:value-type="float">
            <text:p>1592988529951</text:p>
          </table:table-cell>
          <table:table-cell office:value-type="float" office:value="1592988530051" calcext:value-type="float">
            <text:p>1592988530051</text:p>
          </table:table-cell>
          <table:table-cell office:value-type="float" office:value="1592988531123.49" calcext:value-type="float">
            <text:p>1592988531123.49</text:p>
          </table:table-cell>
          <table:table-cell table:number-columns-repeated="6"/>
        </table:table-row>
        <table:table-row table:style-name="ro1">
          <table:table-cell office:value-type="float" office:value="1592988531110" calcext:value-type="float">
            <text:p>1592988531110</text:p>
          </table:table-cell>
          <table:table-cell office:value-type="float" office:value="1592988531048" calcext:value-type="float">
            <text:p>1592988531048</text:p>
          </table:table-cell>
          <table:table-cell office:value-type="float" office:value="1592988531137" calcext:value-type="float">
            <text:p>1592988531137</text:p>
          </table:table-cell>
          <table:table-cell office:value-type="float" office:value="1592988532204.34" calcext:value-type="float">
            <text:p>1592988532204.34</text:p>
          </table:table-cell>
          <table:table-cell table:number-columns-repeated="6"/>
        </table:table-row>
        <table:table-row table:style-name="ro1">
          <table:table-cell office:value-type="float" office:value="1592988532197" calcext:value-type="float">
            <text:p>1592988532197</text:p>
          </table:table-cell>
          <table:table-cell office:value-type="float" office:value="1592988532137" calcext:value-type="float">
            <text:p>1592988532137</text:p>
          </table:table-cell>
          <table:table-cell office:value-type="float" office:value="1592988532219" calcext:value-type="float">
            <text:p>1592988532219</text:p>
          </table:table-cell>
          <table:table-cell office:value-type="float" office:value="1592988533291.68" calcext:value-type="float">
            <text:p>1592988533291.68</text:p>
          </table:table-cell>
          <table:table-cell table:number-columns-repeated="6"/>
        </table:table-row>
        <table:table-row table:style-name="ro1">
          <table:table-cell office:value-type="float" office:value="1592988533286" calcext:value-type="float">
            <text:p>1592988533286</text:p>
          </table:table-cell>
          <table:table-cell office:value-type="float" office:value="1592988533222" calcext:value-type="float">
            <text:p>1592988533222</text:p>
          </table:table-cell>
          <table:table-cell office:value-type="float" office:value="1592988533305" calcext:value-type="float">
            <text:p>1592988533305</text:p>
          </table:table-cell>
          <table:table-cell office:value-type="float" office:value="1592988534342.29" calcext:value-type="float">
            <text:p>1592988534342.29</text:p>
          </table:table-cell>
          <table:table-cell table:number-columns-repeated="6"/>
        </table:table-row>
        <table:table-row table:style-name="ro1">
          <table:table-cell office:value-type="float" office:value="1592988534344" calcext:value-type="float">
            <text:p>1592988534344</text:p>
          </table:table-cell>
          <table:table-cell office:value-type="float" office:value="1592988534251" calcext:value-type="float">
            <text:p>1592988534251</text:p>
          </table:table-cell>
          <table:table-cell office:value-type="float" office:value="1592988534357" calcext:value-type="float">
            <text:p>1592988534357</text:p>
          </table:table-cell>
          <table:table-cell office:value-type="float" office:value="1592988535399.3" calcext:value-type="float">
            <text:p>1592988535399.3</text:p>
          </table:table-cell>
          <table:table-cell table:number-columns-repeated="6"/>
        </table:table-row>
        <table:table-row table:style-name="ro1">
          <table:table-cell office:value-type="float" office:value="1592988535387" calcext:value-type="float">
            <text:p>1592988535387</text:p>
          </table:table-cell>
          <table:table-cell office:value-type="float" office:value="1592988535313" calcext:value-type="float">
            <text:p>1592988535313</text:p>
          </table:table-cell>
          <table:table-cell office:value-type="float" office:value="1592988535413" calcext:value-type="float">
            <text:p>1592988535413</text:p>
          </table:table-cell>
          <table:table-cell office:value-type="float" office:value="1592988536471.02" calcext:value-type="float">
            <text:p>1592988536471.02</text:p>
          </table:table-cell>
          <table:table-cell table:number-columns-repeated="6"/>
        </table:table-row>
        <table:table-row table:style-name="ro1">
          <table:table-cell office:value-type="float" office:value="1592988536458" calcext:value-type="float">
            <text:p>1592988536458</text:p>
          </table:table-cell>
          <table:table-cell office:value-type="float" office:value="1592988536351" calcext:value-type="float">
            <text:p>1592988536351</text:p>
          </table:table-cell>
          <table:table-cell office:value-type="float" office:value="1592988536487" calcext:value-type="float">
            <text:p>1592988536487</text:p>
          </table:table-cell>
          <table:table-cell office:value-type="float" office:value="1592988537530.9" calcext:value-type="float">
            <text:p>1592988537530.9</text:p>
          </table:table-cell>
          <table:table-cell table:number-columns-repeated="6"/>
        </table:table-row>
        <table:table-row table:style-name="ro1">
          <table:table-cell office:value-type="float" office:value="1592988537525" calcext:value-type="float">
            <text:p>1592988537525</text:p>
          </table:table-cell>
          <table:table-cell office:value-type="float" office:value="1592988537435" calcext:value-type="float">
            <text:p>1592988537435</text:p>
          </table:table-cell>
          <table:table-cell office:value-type="float" office:value="1592988537545" calcext:value-type="float">
            <text:p>1592988537545</text:p>
          </table:table-cell>
          <table:table-cell office:value-type="float" office:value="1592988538640" calcext:value-type="float">
            <text:p>1592988538640</text:p>
          </table:table-cell>
          <table:table-cell table:number-columns-repeated="6"/>
        </table:table-row>
        <table:table-row table:style-name="ro1">
          <table:table-cell office:value-type="float" office:value="1592988538624" calcext:value-type="float">
            <text:p>1592988538624</text:p>
          </table:table-cell>
          <table:table-cell office:value-type="float" office:value="1592988538522" calcext:value-type="float">
            <text:p>1592988538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38646" calcext:value-type="float">
            <text:p>1592988538646</text:p>
          </table:table-cell>
          <table:table-cell office:value-type="float" office:value="1592988538551" calcext:value-type="float">
            <text:p>1592988538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38669" calcext:value-type="float">
            <text:p>1592988538669</text:p>
          </table:table-cell>
          <table:table-cell office:value-type="float" office:value="1592988538551" calcext:value-type="float">
            <text:p>1592988538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2988538690" calcext:value-type="float">
            <text:p>1592988538690</text:p>
          </table:table-cell>
          <table:table-cell office:value-type="float" office:value="1592988538612" calcext:value-type="float">
            <text:p>1592988538612</text:p>
          </table:table-cell>
          <table:table-cell office:value-type="float" office:value="1592988538711" calcext:value-type="float">
            <text:p>1592988538711</text:p>
          </table:table-cell>
          <table:table-cell office:value-type="float" office:value="1592988539754.51" calcext:value-type="float">
            <text:p>1592988539754.51</text:p>
          </table:table-cell>
          <table:table-cell table:number-columns-repeated="6"/>
        </table:table-row>
        <table:table-row table:style-name="ro1">
          <table:table-cell office:value-type="float" office:value="1592988539746" calcext:value-type="float">
            <text:p>1592988539746</text:p>
          </table:table-cell>
          <table:table-cell office:value-type="float" office:value="1592988539651" calcext:value-type="float">
            <text:p>1592988539651</text:p>
          </table:table-cell>
          <table:table-cell office:value-type="float" office:value="1592988539769" calcext:value-type="float">
            <text:p>1592988539769</text:p>
          </table:table-cell>
          <table:table-cell office:value-type="float" office:value="1592988540825.44" calcext:value-type="float">
            <text:p>1592988540825.44</text:p>
          </table:table-cell>
          <table:table-cell table:number-columns-repeated="6"/>
        </table:table-row>
        <table:table-row table:style-name="ro1">
          <table:table-cell office:value-type="float" office:value="1592988540814" calcext:value-type="float">
            <text:p>1592988540814</text:p>
          </table:table-cell>
          <table:table-cell office:value-type="float" office:value="1592988540751" calcext:value-type="float">
            <text:p>1592988540751</text:p>
          </table:table-cell>
          <table:table-cell office:value-type="float" office:value="1592988540838" calcext:value-type="float">
            <text:p>1592988540838</text:p>
          </table:table-cell>
          <table:table-cell office:value-type="float" office:value="1592988541920.48" calcext:value-type="float">
            <text:p>1592988541920.48</text:p>
          </table:table-cell>
          <table:table-cell table:number-columns-repeated="6"/>
        </table:table-row>
        <table:table-row table:style-name="ro1">
          <table:table-cell office:value-type="float" office:value="1592988541919" calcext:value-type="float">
            <text:p>1592988541919</text:p>
          </table:table-cell>
          <table:table-cell office:value-type="float" office:value="1592988541849" calcext:value-type="float">
            <text:p>1592988541849</text:p>
          </table:table-cell>
          <table:table-cell office:value-type="float" office:value="1592988541935" calcext:value-type="float">
            <text:p>1592988541935</text:p>
          </table:table-cell>
          <table:table-cell office:value-type="float" office:value="1592988542979.24" calcext:value-type="float">
            <text:p>1592988542979.24</text:p>
          </table:table-cell>
          <table:table-cell table:number-columns-repeated="6"/>
        </table:table-row>
        <table:table-row table:style-name="ro1">
          <table:table-cell office:value-type="float" office:value="1592988542972" calcext:value-type="float">
            <text:p>1592988542972</text:p>
          </table:table-cell>
          <table:table-cell office:value-type="float" office:value="1592988542903" calcext:value-type="float">
            <text:p>1592988542903</text:p>
          </table:table-cell>
          <table:table-cell office:value-type="float" office:value="1592988542994" calcext:value-type="float">
            <text:p>1592988542994</text:p>
          </table:table-cell>
          <table:table-cell office:value-type="float" office:value="1592988544048.32" calcext:value-type="float">
            <text:p>1592988544048.32</text:p>
          </table:table-cell>
          <table:table-cell table:number-columns-repeated="6"/>
        </table:table-row>
        <table:table-row table:style-name="ro1">
          <table:table-cell office:value-type="float" office:value="1592988544034" calcext:value-type="float">
            <text:p>1592988544034</text:p>
          </table:table-cell>
          <table:table-cell office:value-type="float" office:value="1592988543940" calcext:value-type="float">
            <text:p>1592988543940</text:p>
          </table:table-cell>
          <table:table-cell office:value-type="float" office:value="1592988544065" calcext:value-type="float">
            <text:p>1592988544065</text:p>
          </table:table-cell>
          <table:table-cell office:value-type="float" office:value="1592988545112.37" calcext:value-type="float">
            <text:p>1592988545112.37</text:p>
          </table:table-cell>
          <table:table-cell table:number-columns-repeated="6"/>
        </table:table-row>
        <table:table-row table:style-name="ro1">
          <table:table-cell office:value-type="float" office:value="1592988545097" calcext:value-type="float">
            <text:p>1592988545097</text:p>
          </table:table-cell>
          <table:table-cell office:value-type="float" office:value="1592988545021" calcext:value-type="float">
            <text:p>1592988545021</text:p>
          </table:table-cell>
          <table:table-cell office:value-type="float" office:value="1592988545127" calcext:value-type="float">
            <text:p>1592988545127</text:p>
          </table:table-cell>
          <table:table-cell office:value-type="float" office:value="1592988546197.03" calcext:value-type="float">
            <text:p>1592988546197.03</text:p>
          </table:table-cell>
          <table:table-cell table:number-columns-repeated="6"/>
        </table:table-row>
        <table:table-row table:style-name="ro1">
          <table:table-cell office:value-type="float" office:value="1592988546187" calcext:value-type="float">
            <text:p>1592988546187</text:p>
          </table:table-cell>
          <table:table-cell office:value-type="float" office:value="1592988546103" calcext:value-type="float">
            <text:p>1592988546103</text:p>
          </table:table-cell>
          <table:table-cell office:value-type="float" office:value="1592988546211" calcext:value-type="float">
            <text:p>1592988546211</text:p>
          </table:table-cell>
          <table:table-cell office:value-type="float" office:value="1592988547267.78" calcext:value-type="float">
            <text:p>1592988547267.7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09:03:23.339567256</dc:date>
    <meta:editing-duration>PT2M41S</meta:editing-duration>
    <meta:editing-cycles>2</meta:editing-cycles>
    <meta:generator>LibreOffice/5.1.6.2$Linux_X86_64 LibreOffice_project/10m0$Build-2</meta:generator>
    <meta:document-statistic meta:table-count="1" meta:cell-count="5516" meta:object-count="0"/>
  </office:meta>
</office:document-meta>
</file>